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1" svg:font-family="'Times New Roman'"/>
    <style:font-face style:name="Courier 10 Pitch3" svg:font-family="'Courier 10 Pitch'" style:font-pitch="fixed"/>
    <style:font-face style:name="Courier 10 Pitch1" svg:font-family="'Courier 10 Pitch'" style:font-adornments="Corsivo Grassetto" style:font-pitch="fixed"/>
    <style:font-face style:name="Courier 10 Pitch" svg:font-family="'Courier 10 Pitch'" style:font-adornments="Grassetto" style:font-pitch="fixed"/>
    <style:font-face style:name="Courier 10 Pitch2" svg:font-family="'Courier 10 Pitch'" style:font-adornments="Standard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a2" style:family="table">
      <style:table-properties style:width="14.711cm" fo:margin-left="1.849cm" fo:margin-right="0.439cm" table:align="margins" style:shadow="none"/>
    </style:style>
    <style:style style:name="Tabella2.A" style:family="table-column">
      <style:table-column-properties style:column-width="5.131cm" style:rel-column-width="2909*"/>
    </style:style>
    <style:style style:name="Tabella2.B" style:family="table-column">
      <style:table-column-properties style:column-width="3.036cm" style:rel-column-width="1721*"/>
    </style:style>
    <style:style style:name="Tabella2.C" style:family="table-column">
      <style:table-column-properties style:column-width="6.544cm" style:rel-column-width="3710*"/>
    </style:style>
    <style:style style:name="Tabella2.A1" style:family="table-cell">
      <style:table-cell-properties fo:padding="0.097cm" fo:border="none"/>
    </style:style>
    <style:style style:name="P1" style:family="paragraph" style:parent-style-name="Preformatted_20_Text">
      <style:paragraph-properties fo:break-before="page"/>
      <style:text-properties style:font-name="Courier 10 Pitch3"/>
    </style:style>
    <style:style style:name="P2" style:family="paragraph" style:parent-style-name="Preformatted_20_Text">
      <style:paragraph-properties fo:text-align="start" style:justify-single-word="false" fo:break-before="page">
        <style:tab-stops>
          <style:tab-stop style:position="16.212cm" style:type="right"/>
        </style:tab-stops>
      </style:paragraph-properties>
      <style:text-properties style:font-name="Courier 10 Pitch3"/>
    </style:style>
    <style:style style:name="P3" style:family="paragraph" style:parent-style-name="Heading">
      <style:paragraph-properties fo:text-align="center" style:justify-single-word="false" fo:break-before="page"/>
    </style:style>
    <style:style style:name="P4" style:family="paragraph" style:parent-style-name="Heading_20_4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ecnic">
      <style:paragraph-properties fo:text-align="center" style:justify-single-word="false"/>
    </style:style>
    <style:style style:name="P9" style:family="paragraph" style:parent-style-name="Tecnic">
      <style:paragraph-properties fo:text-align="end" style:justify-single-word="false"/>
    </style:style>
    <style:style style:name="P10" style:family="paragraph" style:parent-style-name="Tecnic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Tecnic">
      <style:paragraph-properties>
        <style:tab-stops>
          <style:tab-stop style:position="0.199cm"/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cnic">
      <style:paragraph-properties>
        <style:tab-stops>
          <style:tab-stop style:position="0.4cm"/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cnic">
      <style:paragraph-properties>
        <style:tab-stops>
          <style:tab-stop style:position="0.6cm"/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Preformatted_20_Text">
      <style:text-properties style:font-name="Courier 10 Pitch3"/>
    </style:style>
    <style:style style:name="P15" style:family="paragraph" style:parent-style-name="Heading_20_1">
      <style:text-properties style:font-name="Courier 10 Pitch3"/>
    </style:style>
    <style:style style:name="P16" style:family="paragraph" style:parent-style-name="Heading">
      <style:paragraph-properties fo:text-align="center" style:justify-single-word="false"/>
    </style:style>
    <style:style style:name="P17" style:family="paragraph" style:parent-style-name="Heading_20_4">
      <style:text-properties style:font-name="Courier 10 Pitch3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style:font-name="Courier 10 Pitch3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 fo:font-size="11pt" style:font-size-asian="11pt" style:font-size-complex="11pt"/>
    </style:style>
    <style:style style:name="P23" style:family="paragraph" style:parent-style-name="Heading_20_1" style:master-page-name="Standard">
      <style:paragraph-properties style:page-number="auto"/>
    </style:style>
    <style:style style:name="P24" style:family="paragraph" style:parent-style-name="Preformatted_20_Text">
      <style:text-properties style:font-name="Courier 10 Pitch3"/>
    </style:style>
    <style:style style:name="P25" style:family="paragraph" style:parent-style-name="Preformatted_20_Text">
      <style:paragraph-properties fo:break-before="page"/>
      <style:text-properties style:font-name="Courier 10 Pitch3"/>
    </style:style>
    <style:style style:name="P26" style:family="paragraph" style:parent-style-name="Preformatted_20_Text" style:master-page-name="INTRO">
      <style:paragraph-properties style:page-number="auto"/>
      <style:text-properties style:font-name="Courier 10 Pitch3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4"/>
      <text:p text:style-name="P14"/>
      <text:p text:style-name="P14"/>
      <text:p text:style-name="Title">ZSDOS 1.0</text:p>
      <text:p text:style-name="P14"/>
      <text:p text:style-name="P14"/>
      <text:p text:style-name="Subtitle">A CP/M 2.2 BDOS Replacement</text:p>
      <text:p text:style-name="P14"/>
      <text:p text:style-name="P14"/>
      <text:p text:style-name="Testo_20_Centrato">by</text:p>
      <text:p text:style-name="P14"/>
      <text:p text:style-name="Testo_20_Centrato">Harold F. Bower</text:p>
      <text:p text:style-name="Testo_20_Centrato">Cameron W. Cotrill</text:p>
      <text:p text:style-name="Testo_20_Centrato">Carson Wilson</text:p>
      <text:p text:style-name="Testo_20_Centrato"/>
      <text:p text:style-name="P14"/>
      <text:p text:style-name="Testo_20_Centrato">Copyright (C) 1986,7,8 by:</text:p>
      <text:p text:style-name="Text"/>
      <text:p text:style-name="Preformatted_20_Text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Standard">Harold F. Bower<text:line-break/>7914 Redglobe Ct.<text:line-break/>Severn, MD 21144-1048<text:line-break/>USA. <text:line-break/><text:line-break/>HalBower@worldnet.att.net</text:p>
          </table:table-cell>
          <table:table-cell table:style-name="Tabella2.A1" office:value-type="string">
            <text:p text:style-name="P18">and</text:p>
          </table:table-cell>
          <table:table-cell table:style-name="Tabella2.A1" office:value-type="string">
            <text:p text:style-name="Standard">Cameron W. Cotrill<text:line-break/>2160 N.W. 159th Place<text:line-break/>Beaverton, OR <text:s/>97006<text:line-break/> USA.<text:line-break/><text:line-break/>ccotrill@symantec.com</text:p>
          </table:table-cell>
        </table:table-row>
      </table:table>
      <text:p text:style-name="Standard"/>
      <text:p text:style-name="P19"/>
      <text:p text:style-name="P14"/>
      <text:p text:style-name="P22"/>
      <text:p text:style-name="P20"/>
      <text:p text:style-name="P20"/>
      <text:p text:style-name="P20"/>
      <text:p text:style-name="P20"/>
      <text:p text:style-name="P20"/>
      <text:p text:style-name="P20">This program is free software; you can redistribute it and/or modify it</text:p>
      <text:p text:style-name="P20">under the terms of the GNU General Public License as published by the</text:p>
      <text:p text:style-name="P20">Free Software Foundation; either version 2 of the License, or (at your</text:p>
      <text:p text:style-name="P20">option) any later version.</text:p>
      <text:p text:style-name="P20"/>
      <text:p text:style-name="P20">This program is distributed in the hope that it will be useful, but</text:p>
      <text:p text:style-name="P20">WITHOUT ANY WARRANTY; without even the implied warranty of</text:p>
      <text:p text:style-name="P20">MERCHANTABILITY or FITNESS FOR A PARTICULAR PURPOSE. <text:s/>See the GNU</text:p>
      <text:p text:style-name="P20">General Public License (file LICENSE.TXT) for more details.</text:p>
      <text:p text:style-name="P20"/>
      <text:p text:style-name="P20">You should have received a copy of the GNU General Public License</text:p>
      <text:p text:style-name="P20">along with this program; if not, write to the Free Software</text:p>
      <text:p text:style-name="P20">Foundation, Inc., 675 Mass Ave, Cambridge, MA 02139, USA.</text:p>
      <text:p text:style-name="P20"/>
      <text:p text:style-name="P20"/>
      <text:p text:style-name="P20"/>
      <text:p text:style-name="P20"/>
      <text:p text:style-name="P20">11/11/88</text:p>
      <text:p text:style-name="P20">GNU General Public License Release, 30 Dec 1998</text:p>
      <text:p text:style-name="P21"/>
      <text:p text:style-name="P14"/>
      <text:p text:style-name="P14"/>
      <text:p text:style-name="P1">ZSDOS, its documentation and its utility programs are copyright (C) 1987,88 by Harold F. Bower, Cameron W. Cotrill, and Carson Wilson</text:p>
      <text:p text:style-name="P14"/>
      <text:p text:style-name="P14">The primary authors hereby release this document and product (ZSDOS) under the</text:p>
      <text:p text:style-name="P14">GNU General Public License effective 30 December 1998. <text:s/>Current addresses as</text:p>
      <text:p text:style-name="P14">of this date are:</text:p>
      <text:p text:style-name="P14"/>
      <text:p text:style-name="P14"><text:s text:c="2"/>Harold F. Bower <text:s text:c="13"/>Cameron W. Cotrill <text:s text:c="10"/>Carson Wilson</text:p>
      <text:p text:style-name="P14"><text:s text:c="2"/>7914 Redglobe Ct. <text:s text:c="11"/>2160 N.W. 159th Place <text:s text:c="8"/>(unknown)</text:p>
      <text:p text:style-name="P14"><text:s text:c="2"/>Severn, MD <text:s/>21144 <text:s text:c="11"/>Beaverton, OR <text:s/>97006</text:p>
      <text:p text:style-name="P14"><text:s text:c="2"/>USA. <text:s text:c="24"/>USA.</text:p>
      <text:p text:style-name="P14"><text:s/>&lt;HalBower@worldnet.att.net&gt; <text:s/>&lt;ccotrill@symantec.com&gt;</text:p>
      <text:p text:style-name="P14"/>
      <text:p text:style-name="P14">ZSDOS is now original code, but is based on P2DOS 2.1 (C) 1985 by H.A.J. Ten</text:p>
      <text:p text:style-name="P14">Brugge - All Rights Reserved.</text:p>
      <text:p text:style-name="P14"/>
      <text:p text:style-name="P14">INITDIR.COM is derived from a program of the same name which is copyright (C) 1985 by HAJ Ten Brugge - All rights reserved. <text:s/>Portions of code to implement</text:p>
      <text:p text:style-name="P14">P2DOS file date stamping were derived from DATE.ASM also by HAJ Ten Brugge.</text:p>
      <text:p text:style-name="P14"/>
      <text:p text:style-name="P14">ZCNFG.COM is copyright (C) 1988 by Al Hawley. <text:s/>We thank him for allowing us to</text:p>
      <text:p text:style-name="P14">include ZCNFG in the ZSDOS release.</text:p>
      <text:p text:style-name="P14"/>
      <text:p text:style-name="P14">The ZDS DateStamper, the ZDDOS DateStamper, DateStamper drivers in DS2BOTH and</text:p>
      <text:p text:style-name="P14">P22BOTH, and a vast majority of the clock drivers were developed in co-opera-</text:p>
      <text:p text:style-name="P14">tion with Plu*Perfect Systems and use licensed Plu*Perfect technology.</text:p>
      <text:p text:style-name="P14"/>
      <text:p text:style-name="P14">DateSweep, DsConfig, SetTerm, and PutDS are copyright (C) 1987 by Plu*Perfect</text:p>
      <text:p text:style-name="P14">Systems - All rights reserved. <text:s/>They are included under an agreement with</text:p>
      <text:p text:style-name="P14">Plu*Perfect Systems. <text:s/>Section 4.10 was extracted from the Plu*Perfect Date-</text:p>
      <text:p text:style-name="P14">Stamper Manual which is copyright (C) 1987 by Plu*Perfect Systems - All rights</text:p>
      <text:p text:style-name="P14">reserved.</text:p>
      <text:p text:style-name="P14"/>
      <text:p text:style-name="P14">Clock drivers for the Apple ][ PCPI and CardZ180 were provided by Steven</text:p>
      <text:p text:style-name="P14">Hirsch.</text:p>
      <text:p text:style-name="P14"/>
      <text:p text:style-name="P14">ZSVSTAMP is included with the ZSDOS release package thanks to Howard Gold-</text:p>
      <text:p text:style-name="P14">stein. <text:s/>Source to ZSVSTAMP is available on Z-Nodes.</text:p>
      <text:p text:style-name="P14"/>
      <text:p text:style-name="P14">Trademarks: Little Board, Ampro Computers; Z80, Z180, Z280, Zilog; DDT, CP/M,</text:p>
      <text:p text:style-name="P14">Trademarks:</text:p>
      <text:p text:style-name="P14">Trademarks:</text:p>
      <text:p text:style-name="P14">Digital Research Inc.; ZCPR3, ZCPR33, ZRDOS, ZDH, Alpha Systems; WordStar,</text:p>
      <text:p text:style-name="P14">NewWord, MicroPro Int'l; Dbase II, Ashton-Tate, BackGrounder ii, DateStamper,</text:p>
      <text:p text:style-name="P14">Plu*Perfect Systems; DosDisk, Z3PLUS, Bridger Mitchell; Turborom, Advent;</text:p>
      <text:p text:style-name="P14">NSC800, National Semi- conductor; SB180, MicroMint; HD64180, Hitachi; XBIOS,</text:p>
      <text:p text:style-name="P14">Malcom Kemp; ZSDOS, ZDDOS, ZDS, Harold F. Bower - Cameron W. Cotrill - Carson</text:p>
      <text:p text:style-name="P14">Wilson.</text:p>
      <text:p text:style-name="P14"/>
      <text:p text:style-name="P14">Acknowledgments: <text:s/>Hearty thanks to Rick Charnes, Steve Gold, Frank Gaude',</text:p>
      <text:p text:style-name="P14">Howard Goldstein, Al Hawley, Steven Hirsch, Richard Jacobson, Bridger</text:p>
      <text:p text:style-name="P14">Mitchell, Bruce Morgen, Tony Parker, Jay Sage, and Joe Wright for aiding us</text:p>
      <text:p text:style-name="P14">with their insights and putting ZSDOS through its paces prior to release.</text:p>
      <text:p text:style-name="P14"/>
      <text:p text:style-name="P14"/>
      <text:p text:style-name="P14"/>
      <text:p text:style-name="P1"/>
      <text:table-of-content text:style-name="Sect1" text:protected="true" text:name="Indice generale1">
        <text:table-of-content-source text:outline-level="10">
          <text:index-title-template text:style-name="Tecnic">TABLE OF CONTENTS</text:index-title-template>
          <text:table-of-content-entry-template text:outline-level="1" text:style-name="Tecnic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ecnic">
            <text:index-entry-tab-stop style:type="left" style:position="0.199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ecnic">
            <text:index-entry-tab-stop style:type="left" style:position="0.4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ecnic">
            <text:index-entry-tab-stop style:type="left" style:position="0.6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ecnic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ecnic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Tecnic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ecnic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ecnic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Tecnic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Tecnic">TABLE OF CONTENTS</text:p>
          </text:index-title>
          <text:p text:style-name="P10">1 Introduction.<text:tab/>9</text:p>
          <text:p text:style-name="P11"><text:tab/>1.1 About This Manual.<text:tab/>9</text:p>
          <text:p text:style-name="P11"><text:tab/>1.2 What is ZSDOS?<text:tab/>9</text:p>
          <text:p text:style-name="P11"><text:tab/>1.3 The History of ZSDOS.<text:tab/>10</text:p>
          <text:p text:style-name="P11"><text:tab/>1.4 Differences Between ZSDOS and ZDDOS.<text:tab/>11</text:p>
          <text:p text:style-name="P11"><text:tab/>1.5 Differences Between CP/M 2.2, ZRDOS and ZSDOS.<text:tab/>12</text:p>
          <text:p text:style-name="P11"><text:tab/>1.6 Program Summaries and Usage.<text:tab/>13</text:p>
          <text:p text:style-name="P12"><text:tab/>1.6.1 Program Summary Conventions.<text:tab/>13</text:p>
          <text:p text:style-name="P12"><text:tab/>1.6.2 Built-in Help.<text:tab/>14</text:p>
          <text:p text:style-name="P12"><text:tab/>1.6.3 Command Line Options.<text:tab/>14</text:p>
          <text:p text:style-name="P10">2 Features of ZSDOS.<text:tab/>16</text:p>
          <text:p text:style-name="P11"><text:tab/>2.1 Automatic Disk Relog.<text:tab/>16</text:p>
          <text:p text:style-name="P11"><text:tab/>2.2 Improved Error Handling.<text:tab/>16</text:p>
          <text:p text:style-name="P11"><text:tab/>2.3 Archive Attribute Support.<text:tab/>17</text:p>
          <text:p text:style-name="P11"><text:tab/>2.4 Larger File and Disk Sizes.<text:tab/>17</text:p>
          <text:p text:style-name="P11"><text:tab/>2.5 Fast Fixed Disk Relog.<text:tab/>17</text:p>
          <text:p text:style-name="P11"><text:tab/>2.6 Backgrounder II Support.<text:tab/>18</text:p>
          <text:p text:style-name="P11"><text:tab/>2.7 Wheel Protection.<text:tab/>18</text:p>
          <text:p text:style-name="P11"><text:tab/>2.8 File Access Modes.<text:tab/>19</text:p>
          <text:p text:style-name="P12"><text:tab/>2.8.1 Normal Access.<text:tab/>19</text:p>
          <text:p text:style-name="P12"><text:tab/>2.8.2 Path Access (ZSDOS only).<text:tab/>19</text:p>
          <text:p text:style-name="P13"><text:tab/>2.8.2.1 Path Directory Access (ZSDOS only).<text:tab/>20</text:p>
          <text:p text:style-name="P13"><text:tab/>2.8.2.2 Path File Access (ZSDOS only).<text:tab/>20</text:p>
          <text:p text:style-name="P12"><text:tab/>2.8.3 Public Access.<text:tab/>20</text:p>
          <text:p text:style-name="P12"><text:tab/>2.8.4 Combined Access (ZSDOS only).<text:tab/>21</text:p>
          <text:p text:style-name="P11"><text:tab/>2.9 Enhanced Write Protection.<text:tab/>23</text:p>
          <text:p text:style-name="P11"><text:tab/>2.10 Re-entrancy Potential.<text:tab/>23</text:p>
          <text:p text:style-name="P11"><text:tab/>2.11 FCB User Number Support.<text:tab/>23</text:p>
          <text:p text:style-name="P11"><text:tab/>2.12 File Datestamping Support.<text:tab/>24</text:p>
          <text:p text:style-name="P11"><text:tab/>2.13 Run-time Configuration.<text:tab/>24</text:p>
          <text:p text:style-name="P11"><text:tab/>2.14 Other Significant Enhancements.<text:tab/>25</text:p>
          <text:p text:style-name="P10">3 Installing ZSDOS.<text:tab/>27</text:p>
          <text:p text:style-name="P11"><text:tab/>3.1 Installing the Operating System.<text:tab/>27</text:p>
          <text:p text:style-name="P12"><text:tab/>3.1.1 Installing ZSDOS with INSTALOS.<text:tab/>27</text:p>
          <text:p text:style-name="P13"><text:tab/>3.1.1.1 Using INSTALOS.<text:tab/>28</text:p>
          <text:p text:style-name="P13"><text:tab/>3.1.1.2 Creating a Boot Disk.<text:tab/>30</text:p>
          <text:p text:style-name="P13"><text:tab/>3.1.1.3 INSTALOS Error Messages.<text:tab/>31</text:p>
          <text:p text:style-name="P12"><text:tab/>3.1.2 Installing ZSDOS with NZCOM.<text:tab/>34</text:p>
          <text:p text:style-name="P12"><text:tab/>3.1.3 Installing ZSDOS with JetLDR.<text:tab/>35</text:p>
          <text:p text:style-name="P12"><text:tab/>3.1.4 Installing ZSDOS with XBIOS.<text:tab/>36</text:p>
          <text:p text:style-name="P11"><text:tab/>3.2 Clock and File Stamp Installation.<text:tab/>37</text:p>
          <text:p text:style-name="P12"><text:tab/>3.2.1 Selecting a Clock Driver.<text:tab/>38</text:p>
          <text:p text:style-name="P12"><text:tab/>3.2.2 Installing Clock and/or Stamp Method.<text:tab/>39</text:p>
          <text:p text:style-name="P12"><text:tab/>3.2.3 The LDTIM Program.<text:tab/>42</text:p>
          <text:p text:style-name="P12"><text:tab/>3.2.4 Preparing Disks for DateStamper (PUTDS).<text:tab/>43</text:p>
          <text:p text:style-name="P13"><text:tab/>3.2.4.1 PUTDS Interactive Mode.<text:tab/>43</text:p>
          <text:p text:style-name="P13"><text:tab/>3.2.4.2 PUTDS Expert Mode.<text:tab/>44</text:p>
          <text:p text:style-name="P12"><text:tab/>3.2.5 Preparing Disks for P2DOS Stamps (INITDIR).<text:tab/>44</text:p>
          <text:p text:style-name="P13"><text:tab/>3.2.5.1 INITDIR Interactive Mode.<text:tab/>44</text:p>
          <text:p text:style-name="P13"><text:tab/>3.2.5.2 INITDIR Expert Mode.<text:tab/>44</text:p>
          <text:p text:style-name="P13"><text:tab/>3.2.5.3 INITDIR Error Messages.<text:tab/>44</text:p>
          <text:p text:style-name="P11"><text:tab/>3.3 Installing BackGrounder II for ZSDOS.<text:tab/>46</text:p>
          <text:p text:style-name="P12"><text:tab/>3.3.1 BackGrounder Installation using MLOAD.COM.<text:tab/>46</text:p>
          <text:p text:style-name="P12"><text:tab/>3.3.2 BackGrounder Installation using DDT.COM.<text:tab/>46</text:p>
          <text:p text:style-name="P11"><text:tab/>3.4 Advanced Installation Techniques.<text:tab/>48</text:p>
          <text:p text:style-name="P12"><text:tab/>3.4.1 Replacing CCP and BIOS with INSTALOS.<text:tab/>48</text:p>
          <text:p text:style-name="P13"><text:tab/>3.4.1.1 Replacing the CCP.<text:tab/>48</text:p>
          <text:p text:style-name="P13"><text:tab/>3.4.1.2 Replacing the BIOS.<text:tab/>48</text:p>
          <text:p text:style-name="P12"><text:tab/>3.4.2 User-Developed Clock Drivers.<text:tab/>49</text:p>
          <text:p text:style-name="P12"><text:tab/>3.4.3 Customizing Stamp Installation with SETUPZST.<text:tab/>49</text:p>
          <text:p text:style-name="P13"><text:soft-page-break/><text:tab/>3.4.3.1 The Different Stamp Modules.<text:tab/>49</text:p>
          <text:p text:style-name="P13"><text:tab/>3.4.3.2 Installing a Stamp Module in High Memory.<text:tab/>50</text:p>
          <text:p text:style-name="P13"><text:tab/>3.4.3.3 Installing Stamp Module in NZCOM User Space.<text:tab/>51</text:p>
          <text:p text:style-name="P13"><text:tab/>3.4.3.4 Changing an existing LDTIM.COM program.<text:tab/>52</text:p>
          <text:p text:style-name="P12"><text:tab/>3.4.4 Tips on Using ZSCONFIG with Clocks/Stamps.<text:tab/>52</text:p>
          <text:p text:style-name="P13"><text:tab/>3.4.4.1 Patching in an Existing Clock.<text:tab/>52</text:p>
          <text:p text:style-name="P13"><text:tab/>3.4.4.2 Speed Tip.<text:tab/>52</text:p>
          <text:p text:style-name="P10">4 ZSDOS Utilities.<text:tab/>54</text:p>
          <text:p text:style-name="P11"><text:tab/>4.1 COPY. - Copy Files.<text:tab/>54</text:p>
          <text:p text:style-name="P12"><text:tab/>4.1.1 Using COPY.<text:tab/>55</text:p>
          <text:p text:style-name="P12"><text:tab/>4.1.2 COPY Options.<text:tab/>57</text:p>
          <text:p text:style-name="P13"><text:tab/>4.1.2.1 Archive Option.<text:tab/>57</text:p>
          <text:p text:style-name="P13"><text:tab/>4.1.2.2 File Existence Option.<text:tab/>57</text:p>
          <text:p text:style-name="P13"><text:tab/>4.1.2.3 Inspect Files Option.<text:tab/>58</text:p>
          <text:p text:style-name="P13"><text:tab/>4.1.2.4 Multiple Copy Option.<text:tab/>58</text:p>
          <text:p text:style-name="P13"><text:tab/>4.1.2.5 No Replacement Option.<text:tab/>58</text:p>
          <text:p text:style-name="P13"><text:tab/>4.1.2.6 Quiet Option.<text:tab/>58</text:p>
          <text:p text:style-name="P13"><text:tab/>4.1.2.7 System Files Option.<text:tab/>58</text:p>
          <text:p text:style-name="P13"><text:tab/>4.1.2.8 Verify Option.<text:tab/>58</text:p>
          <text:p text:style-name="P13"><text:tab/>4.1.2.9 Archive if Only if File Exists Option.<text:tab/>59</text:p>
          <text:p text:style-name="P11"><text:tab/>4.2 DATSWEEP - Directory Tool.<text:tab/>59</text:p>
          <text:p text:style-name="P12"><text:tab/>4.2.1 Overview.<text:tab/>59</text:p>
          <text:p text:style-name="P13"><text:tab/>4.2.1.1 The Six Windows.<text:tab/>60</text:p>
          <text:p text:style-name="P13"><text:tab/>4.2.1.2 Logging In and Selecting Filesets.<text:tab/>61</text:p>
          <text:p text:style-name="P13"><text:tab/>4.2.1.3 Filespecs and Datespecs.<text:tab/>62</text:p>
          <text:p text:style-name="P13"><text:tab/>4.2.1.4 Flags (attributes).<text:tab/>63</text:p>
          <text:p text:style-name="P12"><text:tab/>4.2.2 Using DATSWEEP.<text:tab/>64</text:p>
          <text:p text:style-name="P13"><text:tab/>4.2.2.1 Tagging Examples.<text:tab/>64</text:p>
          <text:p text:style-name="P12"><text:tab/>4.2.3 DATSWEEP Command Summary.<text:tab/>66</text:p>
          <text:p text:style-name="P13"><text:tab/>4.2.3.1 File Operation Commands.<text:tab/>66</text:p>
          <text:p text:style-name="P13"><text:tab/>4.2.3.2 Tagging Commands.<text:tab/>67</text:p>
          <text:p text:style-name="P13"><text:tab/>4.2.3.3 Miscellaneous Commands.<text:tab/>67</text:p>
          <text:p text:style-name="P13"><text:tab/>4.2.3.4 Viewing a File.<text:tab/>68</text:p>
          <text:p text:style-name="P13"><text:tab/>4.2.3.5 Viewing Squeezed Files.<text:tab/>70</text:p>
          <text:p text:style-name="P12"><text:tab/>4.2.4 <text:s/>Command Line Options.<text:tab/>70</text:p>
          <text:p text:style-name="P13"><text:tab/>4.2.4.1 <text:s/>Special Characters.<text:tab/>71</text:p>
          <text:p text:style-name="P13"><text:tab/>4.2.4.2 <text:s/>OSPrompt Level.<text:tab/>71</text:p>
          <text:p text:style-name="P13"><text:tab/>4.2.4.3 <text:s/>SUBMIT or ZEX Scripts.<text:tab/>71</text:p>
          <text:p text:style-name="P13"><text:tab/>4.2.4.4 <text:s/>Passing Parameters.<text:tab/>71</text:p>
          <text:p text:style-name="P13"><text:tab/>4.2.4.5 <text:s/>The _C Switch.<text:tab/>72</text:p>
          <text:p text:style-name="P13"><text:tab/>4.2.4.6 <text:s/>Limitations of the Command Line Option.<text:tab/>72</text:p>
          <text:p text:style-name="P12"><text:tab/>4.2.5 <text:s/>Installation and Configuration.<text:tab/>72</text:p>
          <text:p text:style-name="P13"><text:tab/>4.2.5.1 <text:s/>Installation.<text:tab/>72</text:p>
          <text:p text:style-name="P13"><text:tab/>4.2.5.2 <text:s/>Configuration.<text:tab/>75</text:p>
          <text:p text:style-name="P12"><text:tab/>4.2.6 <text:s/>Technical Information.<text:tab/>75</text:p>
          <text:p text:style-name="P13"><text:tab/>4.2.6.1 <text:s/>Filesizes and Disk Space.<text:tab/>75</text:p>
          <text:p text:style-name="P13"><text:tab/>4.2.6.2 <text:s/>Error Procedures.<text:tab/>76</text:p>
          <text:p text:style-name="P13"><text:tab/>4.2.6.3 <text:s/>Very Large Directories.<text:tab/>76</text:p>
          <text:p text:style-name="P11"><text:tab/>4.3 FILEATTR - Set or Display Attributes.<text:tab/>77</text:p>
          <text:p text:style-name="P12"><text:tab/>4.3.1 Using FILEATTR.<text:tab/>77</text:p>
          <text:p text:style-name="P13"><text:tab/>4.3.1.1 FILEATTR Display Commands.<text:tab/>77</text:p>
          <text:p text:style-name="P13"><text:tab/>4.3.1.2 <text:s/>FILEATTR Set Commands.<text:tab/>77</text:p>
          <text:p text:style-name="P13"><text:tab/>4.3.1.3 FILEATTR Options.<text:tab/>78</text:p>
          <text:p text:style-name="P13"><text:tab/>4.3.1.4 FILEATTR Output.<text:tab/>78</text:p>
          <text:p text:style-name="P12"><text:tab/>4.3.2 FILEATTR Error Messages.<text:tab/>79</text:p>
          <text:p text:style-name="P11"><text:tab/>4.4 FILEDATE - Display File Dates.<text:tab/>81</text:p>
          <text:p text:style-name="P12"><text:tab/>4.4.1 FILEDATE Syntax.<text:tab/>81</text:p>
          <text:p text:style-name="P13"><text:tab/>4.4.1.1 FILEDATE Syntax Summary.<text:tab/>82</text:p>
          <text:p text:style-name="P13"><text:tab/>4.4.1.2 The File Specification Field.<text:tab/>82</text:p>
          <text:p text:style-name="P13"><text:tab/>4.4.1.3 The Option Field.<text:tab/>82</text:p>
          <text:p text:style-name="P13"><text:tab/>4.4.1.3a Sorting by Date.<text:tab/>83</text:p>
          <text:p text:style-name="P13"><text:tab/>4.4.1.3b Using Access and Create Stamps.<text:tab/>84</text:p>
          <text:p text:style-name="P13"><text:soft-page-break/><text:tab/>4.4.1.3c Displaying All Stamps.<text:tab/>84</text:p>
          <text:p text:style-name="P13"><text:tab/>4.4.1.3d No Pause.<text:tab/>84</text:p>
          <text:p text:style-name="P13"><text:tab/>4.4.1.3e Showing System Files.<text:tab/>84</text:p>
          <text:p text:style-name="P13"><text:tab/>4.4.1.3f <text:s/>Showing All User Areas.<text:tab/>84</text:p>
          <text:p text:style-name="P13"><text:tab/>4.4.1.4 The Date Specification Field.<text:tab/>85</text:p>
          <text:p text:style-name="P13"><text:tab/>4.4.1.4a Date Signifiers.<text:tab/>85</text:p>
          <text:p text:style-name="P13"><text:tab/>4.4.1.4b Dates.<text:tab/>85</text:p>
          <text:p text:style-name="P13"><text:tab/>4.4.1.4c Date Specifications.<text:tab/>87</text:p>
          <text:p text:style-name="P13"><text:tab/>4.4.1.6 The Complete FILEDATE Syntax.<text:tab/>87</text:p>
          <text:p text:style-name="P13"><text:tab/>4.4.2 FILEDATE Output.<text:tab/>87</text:p>
          <text:p text:style-name="P13"><text:tab/>4.4.2.1 Default Display.<text:tab/>88</text:p>
          <text:p text:style-name="P13"><text:tab/>4.4.2.2 Display Sorted by Access Date.<text:tab/>88</text:p>
          <text:p text:style-name="P13"><text:tab/>4.4.2.3 Display Selected by Modify Date.<text:tab/>89</text:p>
          <text:p text:style-name="P13"><text:tab/>4.4.2.4 Note on Relative Times.<text:tab/>89</text:p>
          <text:p text:style-name="P13"><text:tab/>4.4.2.5 Notes on Missing Stamps.<text:tab/>90</text:p>
          <text:p text:style-name="P13"><text:tab/>4.4.3 FILEDATE Error Messages.<text:tab/>90</text:p>
          <text:p text:style-name="P11"><text:tab/>4.5 RELOG - Reset Disk System.<text:tab/>92</text:p>
          <text:p text:style-name="P11"><text:tab/>4.6 TD - Read and Set Clock<text:tab/>93</text:p>
          <text:p text:style-name="P12"><text:tab/>4.6.1 Using TD.<text:tab/>93</text:p>
          <text:p text:style-name="P12"><text:tab/>4.6.2 TD Error Messages.<text:tab/>94</text:p>
          <text:p text:style-name="P11"><text:tab/>4.7 ZCAL - Display Month.<text:tab/>95</text:p>
          <text:p text:style-name="P12"><text:tab/>4.7.1 Using ZCAL.<text:tab/>95</text:p>
          <text:p text:style-name="P13"><text:tab/>4.7.1.1 ZCAL System Requirements.<text:tab/>95</text:p>
          <text:p text:style-name="P13"><text:tab/>4.7.1.2 ZCAL Syntax.<text:tab/>95</text:p>
          <text:p text:style-name="P12"><text:tab/>4.7.2 ZCAL Error Messages.<text:tab/>96</text:p>
          <text:p text:style-name="P11"><text:tab/>4.8 ZCNFG - Configuration Utility<text:tab/>97</text:p>
          <text:p text:style-name="P12"><text:tab/>4.8.1 Using ZCNFG.<text:tab/>97</text:p>
          <text:p text:style-name="P13"><text:tab/>4.8.1.1 ZCNFG Toggle Displays.<text:tab/>97</text:p>
          <text:p text:style-name="P13"><text:tab/>4.8.1.2 ZCNFG Value Displays.<text:tab/>98</text:p>
          <text:p text:style-name="P13"><text:tab/>4.8.1.3 Note on COPY.<text:tab/>98</text:p>
          <text:p text:style-name="P11"><text:tab/>4.9 ZPATH - Set ZSDOS Path<text:tab/>100</text:p>
          <text:p text:style-name="P12"><text:tab/>4.9.1 Using ZPATH.<text:tab/>100</text:p>
          <text:p text:style-name="P13"><text:tab/>4.9.1.1 ZPATH Option Characters.<text:tab/>100</text:p>
          <text:p text:style-name="P13"><text:tab/>4.9.1.2 ZPATH Examples.<text:tab/>100</text:p>
          <text:p text:style-name="P12"><text:tab/>4.9.2 ZPATH Error and Warning Messages.<text:tab/>102</text:p>
          <text:p text:style-name="P11"><text:tab/>4.10 <text:s/>ZSCONFIG - Configure a Running ZSDOS System.<text:tab/>103</text:p>
          <text:p text:style-name="P12"><text:tab/>4.10.1 ZSCONFIG Interactive Mode.<text:tab/>103</text:p>
          <text:p text:style-name="P12"><text:tab/>4.10.2 ZSCONFIG Expert Mode.<text:tab/>104</text:p>
          <text:p text:style-name="P12"><text:tab/>4.10.3 <text:s/>ZSCONFIG Options.<text:tab/>105</text:p>
          <text:p text:style-name="P13"><text:tab/>4.10.4.1 <text:s/>Public Files. <text:s/>(ZSDOS and ZDDOS)<text:tab/>106</text:p>
          <text:p text:style-name="P13"><text:tab/>4.10.3.2 <text:s/>Public/Path Write Enable. <text:s/>(ZSDOS and ZDDOS)<text:tab/>106</text:p>
          <text:p text:style-name="P13"><text:tab/>4.10.3.3 <text:s/>Read-Only Vector Sustain. <text:s/>(ZSDOS and ZDDOS)<text:tab/>106</text:p>
          <text:p text:style-name="P13"><text:tab/>4.10.3.4 <text:s/>Fast Fixed Disk Relog. <text:s/>(ZSDOS and ZDDOS)<text:tab/>106</text:p>
          <text:p text:style-name="P13"><text:tab/>4.10.3.5 <text:s/>Disk Change Warning. <text:s/>(ZSDOS and ZDDOS)<text:tab/>107</text:p>
          <text:p text:style-name="P13"><text:tab/>4.10.3.6. <text:s/>Path Without System Attribute. <text:s/>(ZSDOS only)<text:tab/>107</text:p>
          <text:p text:style-name="P13"><text:tab/>4.10.3.7 <text:s/>DOS Search Path. <text:s/>(ZSDOS only)<text:tab/>107</text:p>
          <text:p text:style-name="P13"><text:tab/>4.10.3.8 <text:s/>Wheel Byte Write Protect. <text:s/>(ZSDOS and ZDDOS)<text:tab/>109</text:p>
          <text:p text:style-name="P13"><text:tab/>4.10.3.9 <text:s/>Time Routine (Clock Driver). <text:s/>(ZSDOS and ZDDOS)<text:tab/>109</text:p>
          <text:p text:style-name="P13"><text:tab/>4.10.3.10 <text:s/>Stamp Last Accessed Time. <text:s/>(ZSDOS and ZDDOS)<text:tab/>110</text:p>
          <text:p text:style-name="P13"><text:tab/>4.10.3.11 <text:s/>Stamp Create Time. <text:s/>(ZSDOS only)<text:tab/>111</text:p>
          <text:p text:style-name="P13"><text:tab/>4.10.3.12 <text:s/>Stamp Modify Time. <text:s/>(ZSDOS and ZDDOS)<text:tab/>111</text:p>
          <text:p text:style-name="P13"><text:tab/>4.10.3.13 <text:s/>Get Date/Time Stamp. <text:s/>(ZSDOS only)<text:tab/>112</text:p>
          <text:p text:style-name="P13"><text:tab/>4.10.3.14 <text:s/>Set Date/Time Stamp. <text:s/>(ZSDOS only)<text:tab/>113</text:p>
          <text:p text:style-name="P12"><text:tab/>4.10.4 <text:s/>ZSCONFIG Error Messages.<text:tab/>114</text:p>
          <text:p text:style-name="P11"><text:tab/>4.11 ZXD - Extended Directory Utility.<text:tab/>115</text:p>
          <text:p text:style-name="P12"><text:tab/>4.11.1 Using ZXD.<text:tab/>115</text:p>
          <text:p text:style-name="P12"><text:tab/>4.11.2 ZXD Options.<text:tab/>115</text:p>
          <text:p text:style-name="P13"><text:tab/>4.11.2.1 Select Files by Attribute.<text:tab/>115</text:p>
          <text:p text:style-name="P13"><text:tab/>4.11.2.2 Date Display Format.<text:tab/>116</text:p>
          <text:p text:style-name="P13"><text:tab/>4.11.2.3 Disable Date (NoDate) Display.<text:tab/>116</text:p>
          <text:p text:style-name="P13"><text:tab/>4.11.2.4 Output Control Option.<text:tab/>116</text:p>
          <text:p text:style-name="P13"><text:tab/>4.11.2.5 Output to Printer.<text:tab/>117</text:p>
          <text:p text:style-name="P13"><text:soft-page-break/><text:tab/>4.11.2.6 Sort by Name or Type.<text:tab/>117</text:p>
          <text:p text:style-name="P13"><text:tab/>4.11.2.7 Primary DateStamp.<text:tab/>117</text:p>
          <text:p text:style-name="P13"><text:tab/>4.11.2.8 All User Areas.<text:tab/>117</text:p>
          <text:p text:style-name="P13"><text:tab/>4.11.2.9 Wide Display.<text:tab/>117</text:p>
          <text:p text:style-name="P11"><text:tab/>A-5.1 What are file attributes?<text:tab/>126</text:p>
          <text:p text:style-name="P11"><text:tab/>A-5.2 File attribute meanings.<text:tab/>127</text:p>
          <text:p text:style-name="P12"><text:tab/>A-5.2.1 Public file attribute (f2).<text:tab/>127</text:p>
          <text:p text:style-name="P12"><text:tab/>A-5.2.2 No access stamp attribute (f3).<text:tab/>128</text:p>
          <text:p text:style-name="P12"><text:tab/>A-5.2.3 Wheel protect attribute (f8).<text:tab/>128</text:p>
          <text:p text:style-name="P12"><text:tab/>A-5.2.4 Read-only attribute (t1).<text:tab/>128</text:p>
          <text:p text:style-name="P12"><text:tab/>A-5.2.5 System attribute (t2).<text:tab/>128</text:p>
          <text:p text:style-name="P12"><text:tab/>A-5.2.6 Archive attribute (t3).<text:tab/>128</text:p>
          <text:p text:style-name="P10">1. ACTRIX<text:tab/>130</text:p>
          <text:p text:style-name="P10">2. ALSPA<text:tab/>130</text:p>
          <text:p text:style-name="P10">3. AMPRO-LB<text:tab/>130</text:p>
          <text:p text:style-name="P10">4. ANLYTCL-PRD<text:tab/>130</text:p>
          <text:p text:style-name="P10">5. <text:s/>AP2-CDZ180<text:tab/>130</text:p>
          <text:p text:style-name="P10">6. AP2-THND/MT<text:tab/>130</text:p>
          <text:p text:style-name="P10">7. AP2-TIMASTR<text:tab/>130</text:p>
          <text:p text:style-name="P10">8. AP2E+PCP-TM<text:tab/>131</text:p>
          <text:p text:style-name="P10">9. AP2E+PCPI<text:tab/>131</text:p>
          <text:p text:style-name="P10">10. AP2E-THUNDR<text:tab/>131</text:p>
          <text:p text:style-name="P10">11. AP2E-TMASTR<text:tab/>131</text:p>
          <text:p text:style-name="P10">12. BIG-BD-II<text:tab/>131</text:p>
          <text:p text:style-name="P10">13. CCS-WALLCLK<text:tab/>131</text:p>
          <text:p text:style-name="P10">14. CPUPRO-SSB1<text:tab/>131</text:p>
          <text:p text:style-name="P10">15. ELECTR-MFIO<text:tab/>131</text:p>
          <text:p text:style-name="P10">16. EPSON-QX10<text:tab/>131</text:p>
          <text:p text:style-name="P10">17. ETS-180IO+<text:tab/>132</text:p>
          <text:p text:style-name="P10">18. H19-SUPER19<text:tab/>132</text:p>
          <text:p text:style-name="P10">19. H19-ULTRA<text:tab/>132</text:p>
          <text:p text:style-name="P10">20. H19-WATZMAN<text:tab/>132</text:p>
          <text:p text:style-name="P10">21. H89-BITZERO<text:tab/>132</text:p>
          <text:p text:style-name="P10">22. H89-PC12<text:tab/>132</text:p>
          <text:p text:style-name="P10">23. H89-WIDGET<text:tab/>132</text:p>
          <text:p text:style-name="P10">24. H89-WISE<text:tab/>133</text:p>
          <text:p text:style-name="P10">25. H89UTI<text:tab/>133</text:p>
          <text:p text:style-name="P10">26. HEATH-BIOS<text:tab/>133</text:p>
          <text:p text:style-name="P10">27. HOUSEMASTER<text:tab/>133</text:p>
          <text:p text:style-name="P10">28. K83-HOLMES<text:tab/>133</text:p>
          <text:p text:style-name="P10">29. KAYPRO-84<text:tab/>133</text:p>
          <text:p text:style-name="P10">30. KENMOR-ZTIM<text:tab/>133</text:p>
          <text:p text:style-name="P10">31. KPRO-ADVENT<text:tab/>133</text:p>
          <text:p text:style-name="P10">32. KPRO-LEGACY<text:tab/>133</text:p>
          <text:p text:style-name="P10">33. MD3-MACK<text:tab/>134</text:p>
          <text:p text:style-name="P10">34. MTN100K-DAY<text:tab/>134</text:p>
          <text:p text:style-name="P10">35. ONEAC-ON!<text:tab/>134</text:p>
          <text:p text:style-name="P10">36. OTRANA-ATCH<text:tab/>134</text:p>
          <text:p text:style-name="P10">37. P&amp;T-HEARTBT<text:tab/>134</text:p>
          <text:p text:style-name="P10">38. QTSYS-S100<text:tab/>134</text:p>
          <text:p text:style-name="P10">39. RELATIVE<text:tab/>134</text:p>
          <text:p text:style-name="P10">40. S100-5832<text:tab/>134</text:p>
          <text:p text:style-name="P10">41. SB180-HRTBT<text:tab/>134</text:p>
          <text:p text:style-name="P10">42. SB180-XBIOS<text:tab/>135</text:p>
          <text:p text:style-name="P10">43. XEROX-820<text:tab/>135</text:p>
          <text:p text:style-name="P10">44. ZSDOS-BIOS<text:tab/>135</text:p>
          <text:p text:style-name="P10">1. <text:s/>Information on CP/M<text:tab/>139</text:p>
          <text:p text:style-name="P10">2. <text:s/>Z80 Assembly Language<text:tab/>139</text:p>
          <text:p text:style-name="P10">3. <text:s/>Information on ZCPR, the Z-System and Accessories<text:tab/>140</text:p>
        </text:index-body>
      </text:table-of-content>
      <text:p text:style-name="P14"/>
      <text:p text:style-name="P14"/>
      <text:h text:style-name="P15" text:outline-level="1"><text:soft-page-break/></text:h>
      <text:h text:style-name="P23" text:outline-level="1">1 Introduction.</text:h>
      <text:p text:style-name="P14"/>
      <text:p text:style-name="P14">Z-System <text:s/>Disk Operating System, or ZSDOS, is an enhanced replacement for <text:s/>the</text:p>
      <text:p text:style-name="P14">Basic Disk Operating System segment of CP/M 2.2 or ZRDOS 1.x systems. <text:s/>It fits</text:p>
      <text:p text:style-name="P14">in <text:s/>the <text:s/>normal 3.5k system segment allocated to the BDOS segment of <text:s/>CP/M <text:s/>by</text:p>
      <text:p text:style-name="P14">Digital <text:s/>Research. Optional ZSDOS segments may be placed outside of <text:s/>the <text:s/>BDOS</text:p>
      <text:p text:style-name="P14">segment for clock and file time and date stamping support.</text:p>
      <text:p text:style-name="P14"/>
      <text:p text:style-name="P14"/>
      <text:h text:style-name="Heading_20_2" text:outline-level="2">1.1 About This Manual.</text:h>
      <text:p text:style-name="P14"/>
      <text:p text:style-name="P14">This ZSDOS User's Guide consists of this introduction plus the following:</text:p>
      <text:p text:style-name="P14"/>
      <text:p text:style-name="P14"><text:s text:c="5"/>o <text:s text:c="2"/>Getting Started, a brief outline to help you get the flavor of ZSDOS</text:p>
      <text:p text:style-name="P14"><text:s text:c="8"/>initially. <text:s text:c="3"/>Getting <text:s/>Started <text:s/>is <text:s/>contained <text:s/>in <text:s/>the <text:s/>file <text:s text:c="2"/>named</text:p>
      <text:p text:style-name="P14"><text:s text:c="8"/>README.2ND on your distribution disk</text:p>
      <text:p text:style-name="P14"/>
      <text:p text:style-name="P14"><text:s text:c="5"/>o <text:s text:c="2"/>The <text:s/>Features of ZSDOS, which details the differences between <text:s/>ZSDOS</text:p>
      <text:p text:style-name="P14"><text:s text:c="8"/>and previous systems</text:p>
      <text:p text:style-name="P14"/>
      <text:p text:style-name="P14"><text:s text:c="5"/>o <text:s text:c="2"/>Installing ZSDOS, a complete, detailed description of how to config-</text:p>
      <text:p text:style-name="P14"><text:s text:c="8"/>ure and install ZSDOS for any CP/M system</text:p>
      <text:p text:style-name="P14"/>
      <text:p text:style-name="P14"><text:s text:c="5"/>o <text:s text:c="2"/>The ZSDOS Utilities, describing the purpose, operation, and customi-</text:p>
      <text:p text:style-name="P14"><text:s text:c="8"/>zation of all of the ZSDOS utilities</text:p>
      <text:p text:style-name="P14"/>
      <text:p text:style-name="P14"><text:s text:c="5"/>o <text:s text:c="2"/>Several appendices containing summaries of various technical <text:s/>infor-</text:p>
      <text:p text:style-name="P14"><text:s text:c="8"/>mation</text:p>
      <text:p text:style-name="P14"/>
      <text:p text:style-name="P14"><text:s text:c="5"/>o <text:s text:c="2"/>A glossary giving the meanings of technical terms used in this Guide</text:p>
      <text:p text:style-name="P14"/>
      <text:p text:style-name="P14"><text:s text:c="5"/>o <text:s text:c="2"/>An index of key words and phrases used in this Guide.</text:p>
      <text:p text:style-name="P14"/>
      <text:p text:style-name="P14">A <text:s/>ZSDOS <text:s/>Programmer's Manual containing descriptions of <text:s/>all <text:s/>ZSDOS <text:s/>function</text:p>
      <text:p text:style-name="P14">calls with Z80 assembly language code examples is also available for a <text:s/>modest</text:p>
      <text:p text:style-name="P14">additional fee.</text:p>
      <text:p text:style-name="P14"/>
      <text:p text:style-name="P14"/>
      <text:h text:style-name="Heading_20_2" text:outline-level="2">1.2 What is ZSDOS?</text:h>
      <text:p text:style-name="P14"/>
      <text:p text:style-name="P14">ZSDOS <text:s/>is completely replaces the Basic Disk Operating System portion of <text:s/>CP/M</text:p>
      <text:p text:style-name="P14">2.2 <text:s/>or ZRDOS 1.x systems. <text:s/>The following explanation is included in case <text:s/>you</text:p>
      <text:p text:style-name="P14">are unfamiliar with the functions of an Operating System.</text:p>
      <text:p text:style-name="P14"/>
      <text:p text:style-name="P14">Any <text:s/>computer requires an operating system to do useful work. <text:s text:c="2"/>The <text:s/>operating</text:p>
      <text:p text:style-name="P14">system <text:s/>is responsible for reading input devices (such as the keyboard), <text:s/>out-</text:p>
      <text:p text:style-name="P14">putting information (to the CRT and printer), and loading and saving <text:s/>programs</text:p>
      <text:p text:style-name="P14">and <text:s/>information <text:s/>on storage devices such as floppy disks. <text:s text:c="2"/>These <text:s/>tasks <text:s/>are</text:p>
      <text:p text:style-name="P14">separate <text:s/>and distinct from application programs (such as word processors <text:s/>and</text:p>
      <text:p text:style-name="P14">spreadsheets) which run under control of the operating system.</text:p>
      <text:p text:style-name="P14"/>
      <text:p text:style-name="P14">The <text:s/>CP/M operating system, designed by Gary Kildall (who formed <text:s/>Digital <text:s/>Re-</text:p>
      <text:p text:style-name="P14"><text:soft-page-break/>search), <text:s/>is divided into three separate system segments. One such segment <text:s/>is</text:p>
      <text:p text:style-name="P14">the Basic Disk Operating System, or BDOS, which controls the system <text:s/>resources</text:p>
      <text:p text:style-name="P14">(such as the console, disk drives, and printer) at a general level. <text:s/>The <text:s/>BDOS</text:p>
      <text:p text:style-name="P14">does not know (or need to know) what type of terminal, disk controller, print-</text:p>
      <text:p text:style-name="P14">er, etc. is connected to the computer. <text:s/>These hardware details are the respon-</text:p>
      <text:p text:style-name="P14">sibility of a second system segment, the Basic Input Output System, or BIOS.</text:p>
      <text:p text:style-name="P14"/>
      <text:p text:style-name="P14">The <text:s/>BIOS is written by computer manufacturers specifically for their type <text:s/>of</text:p>
      <text:p text:style-name="P14">computer. <text:s text:c="2"/>The <text:s/>BIOS performs all hardware-specific tasks for <text:s/>BDOS. <text:s text:c="2"/>Conse-</text:p>
      <text:p text:style-name="P14">quently, <text:s/>a BIOS written for one type of computer can't be used on a <text:s/>computer</text:p>
      <text:p text:style-name="P14">of another type. <text:s/>For example, a BIOS written for an Ampro Little Board <text:s/>can't</text:p>
      <text:p text:style-name="P14">be <text:s/>used <text:s/>on <text:s/>a Kaypro. <text:s/>For a few computers, third party <text:s/>add-on <text:s/>BIOS's <text:s/>are</text:p>
      <text:p text:style-name="P14">available <text:s/>that provide more capabilities than those originally supplied <text:s/>with</text:p>
      <text:p text:style-name="P14">the computer. <text:s/>Examples of these include XBIOS for the MicroMint SB180, <text:s/>writ-</text:p>
      <text:p text:style-name="P14">ten by Malcom Kemp, and the Advent TurboROM BIOS for Kaypro computers, written</text:p>
      <text:p text:style-name="P14">by Bridger Mitchell.</text:p>
      <text:p text:style-name="P14"/>
      <text:p text:style-name="P14">Just as BDOS knows nothing about the disk controller or other hardware-specif-</text:p>
      <text:p text:style-name="P14">ic <text:s/>items, BIOS knows nothing of the disk directory or files. <text:s text:c="2"/>The <text:s/>interface</text:p>
      <text:p text:style-name="P14">between the BDOS and BIOS is well defined, and does not vary between computers</text:p>
      <text:p text:style-name="P14">which <text:s/>use CP/M 2.2- compatible operating systems. <text:s/>Though these two <text:s/>segments</text:p>
      <text:p text:style-name="P14">act together to form the heart of the operating system, they are discrete, and</text:p>
      <text:p text:style-name="P14">each <text:s/>of <text:s/>them <text:s/>may be upgraded or replaced independently as <text:s/>long <text:s/>as <text:s/>CP/M's</text:p>
      <text:p text:style-name="P14">interface standards are followed. <text:s/>This principle of discrete system <text:s/>segments</text:p>
      <text:p text:style-name="P14">allows <text:s/>ZSDOS <text:s/>to replace CP/M's original BDOS system segment <text:s/>with <text:s/>no <text:s/>other</text:p>
      <text:p text:style-name="P14">changes in the computer's system software.</text:p>
      <text:p text:style-name="P14"/>
      <text:p text:style-name="P14">The <text:s/>final CP/M system segment is the Console Command Processor, or CCP. <text:s text:c="2"/>The</text:p>
      <text:p text:style-name="P14">CCP <text:s/>is <text:s/>responsible for interpreting a user's commands <text:s/>when <text:s/>no <text:s/>application</text:p>
      <text:p text:style-name="P14">programs are running. <text:s/>The CCP loads and runs programs requested by the <text:s/>user.</text:p>
      <text:p text:style-name="P14">Several <text:s/>utility commands (such as DIR to list the files on a disk) are <text:s/>resi-</text:p>
      <text:p text:style-name="P14">dent within the CCP. <text:s/>Like the BDOS, the same CCP operates on all CP/M comput-</text:p>
      <text:p text:style-name="P14">ers, regardless of hardware differences.</text:p>
      <text:p text:style-name="P14"/>
      <text:p text:style-name="P14">As <text:s/>with <text:s/>the <text:s/>BDOS, the CCP may be replaced independently of <text:s/>the <text:s/>other <text:s/>two</text:p>
      <text:p text:style-name="P14">system <text:s/>segments. <text:s/>The most popular CCP replacement to date for Z80 <text:s/>microcom-</text:p>
      <text:p text:style-name="P14">puters <text:s/>is the ZCPR series originated by Richard Conn, and later <text:s/>upgraded <text:s/>by</text:p>
      <text:p text:style-name="P14">Jay <text:s/>Sage. <text:s text:c="2"/>As <text:s/>the primary interface with the user, CCP <text:s/>upgrades <text:s/>are <text:s/>most</text:p>
      <text:p text:style-name="P14">noticeable. <text:s/>Though ZSDOS does not require the ZCPR command processor in order</text:p>
      <text:p text:style-name="P14">to <text:s/>operate, ZSDOS does takes advantage of some ZCPR features, and <text:s/>we <text:s/>highly</text:p>
      <text:p text:style-name="P14">recommend <text:s/>ZCPR. <text:s text:c="2"/>More information on the ZCPR command processor may <text:s/>be <text:s/>ob-</text:p>
      <text:p text:style-name="P14">tained from Sage Microsystems East (see appendix 7).</text:p>
      <text:p text:style-name="P14"/>
      <text:h text:style-name="Heading_20_2" text:outline-level="2">1.3 The History of ZSDOS.</text:h>
      <text:p text:style-name="P14"/>
      <text:p text:style-name="P14">Many <text:s/>BDOS replacements for Z80 microcomputers have been created and <text:s/>released</text:p>
      <text:p text:style-name="P14">since <text:s/>Digital Research dropped the development of CP/M 2.2. <text:s/>Most <text:s/>have <text:s/>been</text:p>
      <text:p text:style-name="P14">freeware and were based on various versions of P2DOS by HAJ Ten Brugge of <text:s/>the</text:p>
      <text:p text:style-name="P14">Netherlands. <text:s text:c="2"/>These <text:s/>derivatives include Z80DOS by Carson Wilson, <text:s/>DOS+25 <text:s/>by</text:p>
      <text:p text:style-name="P14">C.B. <text:s/>Falconer, SuperBDOS by Benjamin Ho, P2DOS+ by Harold F. Bower, and P2DOS</text:p>
      <text:p text:style-name="P14">2.11 by Cameron W. Cotrill.</text:p>
      <text:p text:style-name="P14"/>
      <text:p text:style-name="P14">The <text:s/>most notable commercial BDOS replacement to date is the ZRDOS <text:s/>series <text:s/>of</text:p>
      <text:p text:style-name="P14">replacement <text:s/>BDOS's written by Dennis Wright and distributed by Alpha <text:s/>Systems</text:p>
      <text:p text:style-name="P14">Corporation (with the exception of Warm Boot Trap, all ZRDOS 1.7 features <text:s/>are</text:p>
      <text:p text:style-name="P14"><text:soft-page-break/>fully supported by ZSDOS).</text:p>
      <text:p text:style-name="P14"/>
      <text:p text:style-name="P14">ZSDOS was born of a desire to make P2DOS compatible with Plu*Perfect <text:s/>Systems'</text:p>
      <text:p text:style-name="P14">BackGrounder <text:s/>ii <text:s/>and DateStamper. <text:s/>Bridger Mitchell <text:s/>of <text:s/>Plu*Perfect <text:s/>Systems</text:p>
      <text:p text:style-name="P14">suggested that the authors combine forces to write ZSDOS, since each of us had</text:p>
      <text:p text:style-name="P14">previously modified P2DOS separately. <text:s/>The result is that ZSDOS is a <text:s/>tighter,</text:p>
      <text:p text:style-name="P14">faster, and safer BDOS than any of us could have created on his own.</text:p>
      <text:p text:style-name="P14"/>
      <text:p text:style-name="P14">As ZSDOS evolved, the overall philosophy of the BDOS system segment was <text:s/>ques-</text:p>
      <text:p text:style-name="P14">tioned and refined. <text:s/>Every function was analyzed and every line of code <text:s/>care-</text:p>
      <text:p text:style-name="P14">fully optimized, checked and rechecked for compatibility with existing <text:s/>appli-</text:p>
      <text:p text:style-name="P14">cations. <text:s/>ZSDOS support programs such as INSTALOS, ZSCONFIG, and SETUPZST were</text:p>
      <text:p text:style-name="P14">developed and refined throughout the development cycle.</text:p>
      <text:p text:style-name="P14"/>
      <text:p text:style-name="P14">ZSDOS <text:s/>is not an attempt to further fragment the CP/M compatible <text:s/>marketplace.</text:p>
      <text:p text:style-name="P14">Rather, <text:s/>we aim to push the current limits of CP/M compatible <text:s/>BDOS's <text:s/>forward</text:p>
      <text:p text:style-name="P14">and <text:s/>to <text:s/>provide many features most of us have wanted for years. <text:s/>We <text:s/>feel <text:s/>we</text:p>
      <text:p text:style-name="P14">have <text:s/>achieved all this while retaining compatibility with existing CP/M <text:s/>pro-</text:p>
      <text:p text:style-name="P14">grams <text:s/>and <text:s/>accepted conventions. <text:s/>Where differences <text:s/>exist <text:s/>(particularly <text:s/>in</text:p>
      <text:p text:style-name="P14">terms of file datestamping), the ZSDOS package provides the framework <text:s/>whereby</text:p>
      <text:p text:style-name="P14">existing <text:s/>non-standard BDOS modifications can be incorporated smoothly with <text:s/>a</text:p>
      <text:p text:style-name="P14">standard user/application level interface.</text:p>
      <text:p text:style-name="P14"/>
      <text:p text:style-name="P14"/>
      <text:h text:style-name="Heading_20_2" text:outline-level="2">1.4 Differences Between ZSDOS and ZDDOS.</text:h>
      <text:p text:style-name="P14"/>
      <text:p text:style-name="P14">The size constraints imposed by the original design of CP/M made memory <text:s/>usage</text:p>
      <text:p text:style-name="P14">a <text:s/>primary consideration in developing ZSDOS. <text:s/>This constraint engendered <text:s/>two</text:p>
      <text:p text:style-name="P14">basic approaches to the redesign of the BDOS segment. <text:s/>The first approach held</text:p>
      <text:p text:style-name="P14">that it was impossible to include all of the features demanded of a modern Z80</text:p>
      <text:p text:style-name="P14">DOS <text:s/>in <text:s/>the 3.5 kilobytes allowed by Digital Research, and <text:s/>sought <text:s/>efficient</text:p>
      <text:p text:style-name="P14">ways to increase the size of this system segment. <text:s/>The second approach <text:s/>valued</text:p>
      <text:p text:style-name="P14">simplicity <text:s/>over <text:s/>versatility <text:s/>and attempted to include as <text:s/>many <text:s/>features <text:s/>as</text:p>
      <text:p text:style-name="P14">possible while respecting CP/M's size restrictions.</text:p>
      <text:p text:style-name="P14"/>
      <text:p text:style-name="P14">The two competing approaches resulted in two DOS's, one named Z-System DOS, or</text:p>
      <text:p text:style-name="P14">ZSDOS, and the other named Z-DateStamper DOS, or ZDDOS. <text:s/>ZSDOS largely rejects</text:p>
      <text:p text:style-name="P14">the <text:s/>memory constraints imposed by CP/M, and requires external modules <text:s/>to <text:s/>do</text:p>
      <text:p text:style-name="P14">file date stamping. <text:s/>ZDDOS accomplishes date stamping largely within the <text:s/>con-</text:p>
      <text:p text:style-name="P14">fines <text:s/>of 3.5 kilobytes, but lacks several features of ZSDOS. <text:s/>Thus, ZSDOS <text:s/>is</text:p>
      <text:p text:style-name="P14">typically more complicated to install and requires more memory than ZDDOS, but</text:p>
      <text:p text:style-name="P14">is <text:s/>more <text:s/>versatile once installed. <text:s/>Rather than force you to <text:s/>choose <text:s/>between</text:p>
      <text:p text:style-name="P14">these <text:s/>two alternatives when purchasing ZSDOS or ZDDOS, we have included <text:s/>both</text:p>
      <text:p text:style-name="P14">ZSDOS <text:s/>and ZDDOS in the same "ZSDOS" package; it is up to you to decide <text:s/>which</text:p>
      <text:p text:style-name="P14">system best suits your needs.</text:p>
      <text:p text:style-name="P14"/>
      <text:p text:style-name="P14">We <text:s/>are happy to report that other than their contrasting approaches to <text:s/>date-</text:p>
      <text:p text:style-name="P14">stamping, <text:s/>ZSDOS and ZDDOS are quite similar. <text:s/>The chart below summarizes <text:s/>the</text:p>
      <text:p text:style-name="P14">differences between the two DOS's.</text:p>
      <text:p text:style-name="P14"/>
      <text:p text:style-name="P14"><text:s text:c="5"/>Feature <text:s text:c="30"/>ZDDOS <text:s text:c="6"/>ZSDOS</text:p>
      <text:p text:style-name="P14"><text:s text:c="5"/>-------------------------------------------------------</text:p>
      <text:p text:style-name="P14"><text:s text:c="5"/>DOS Path <text:s text:c="29"/>No <text:s text:c="9"/>Yes</text:p>
      <text:p text:style-name="P14"><text:s text:c="5"/>Retype Line (^R) in Function 10 <text:s text:c="6"/>No <text:s text:c="9"/>Yes</text:p>
      <text:p text:style-name="P14"><text:s text:c="5"/>DateStamper(tm) File Stamp Support <text:s text:c="3"/>Internal <text:s text:c="3"/>External *</text:p>
      <text:p text:style-name="P14"><text:soft-page-break/><text:s text:c="5"/>P2DOS File Stamp Support <text:s text:c="13"/>No <text:s text:c="9"/>External *</text:p>
      <text:p text:style-name="P14"><text:s text:c="7"/>(compatible with CP/M Plus)</text:p>
      <text:p text:style-name="P14"/>
      <text:p text:style-name="P14"><text:s text:c="5"/>* External modules may be placed in high protected memory or</text:p>
      <text:p text:style-name="P14"><text:s text:c="7"/>below the CCP in the Transient Program Area (RSX mode).</text:p>
      <text:p text:style-name="P14"/>
      <text:p text:style-name="P14">Unless otherwise stated, all references in this manual to ZSDOS apply to <text:s/>both</text:p>
      <text:p text:style-name="P14">ZSDOS and ZDDOS.</text:p>
      <text:p text:style-name="P14"/>
      <text:h text:style-name="Heading_20_2" text:outline-level="2">1.5 Differences Between CP/M 2.2, ZRDOS and ZSDOS.</text:h>
      <text:p text:style-name="P14"/>
      <text:p text:style-name="P14">Compatibility <text:s/>with <text:s/>existing <text:s/>applications was one of the <text:s/>primary <text:s/>goals <text:s/>of</text:p>
      <text:p text:style-name="P14">ZSDOS. <text:s text:c="2"/>Most <text:s/>programs that run under CP/M 2.2 or ZRDOS 1.x should <text:s/>also <text:s/>run</text:p>
      <text:p text:style-name="P14">under ZSDOS without any problems. <text:s/>The few programs that won't run under ZSDOS</text:p>
      <text:p text:style-name="P14">depend on specific (unpublished) addresses in BDOS.</text:p>
      <text:p text:style-name="P14"/>
      <text:p text:style-name="P14">A <text:s/>quick <text:s/>summary of the features of ZSDOS compared to ZRDOS and CP/M <text:s/>2.2 <text:s/>is</text:p>
      <text:p text:style-name="P14">given below:</text:p>
      <text:p text:style-name="P14"/>
      <text:p text:style-name="P14"><text:s text:c="2"/>FEATURE <text:s text:c="22"/>CP/M 2.2 <text:s text:c="6"/>ZRDOS 1.7 <text:s text:c="8"/>ZSDOS</text:p>
      <text:p text:style-name="P14"><text:s text:c="2"/>--------------------------------------------------------------------</text:p>
      <text:p text:style-name="P14"><text:s text:c="2"/>Direct get next</text:p>
      <text:p text:style-name="P14"><text:s text:c="5"/>console character <text:s text:c="11"/>No <text:s text:c="13"/>No <text:s text:c="13"/>Yes</text:p>
      <text:p text:style-name="P14"><text:s text:c="2"/>Error-free interleave of</text:p>
      <text:p text:style-name="P14"><text:s text:c="5"/>direct and buffered</text:p>
      <text:p text:style-name="P14"><text:s text:c="5"/>console input calls <text:s text:c="9"/>No <text:s text:c="13"/>No <text:s text:c="13"/>Yes</text:p>
      <text:p text:style-name="P14"><text:s text:c="2"/>Control-R supported <text:s text:c="12"/>Yes <text:s text:c="12"/>No <text:s text:c="13"/>Yes+</text:p>
      <text:p text:style-name="P14"><text:s text:c="2"/>Auto disk relog <text:s text:c="16"/>No <text:s text:c="13"/>Yes <text:s text:c="12"/>Yes</text:p>
      <text:p text:style-name="P14"><text:s text:c="2"/>Warning message on auto</text:p>
      <text:p text:style-name="P14"><text:s text:c="5"/>disk relog <text:s text:c="18"/>No <text:s text:c="13"/>Yes <text:s text:c="12"/>Selectable</text:p>
      <text:p text:style-name="P14"><text:s text:c="2"/>Fast fixed disk relog <text:s text:c="10"/>No <text:s text:c="13"/>Yes <text:s text:c="12"/>Selectable</text:p>
      <text:p text:style-name="P14"><text:s text:c="2"/>Return fixed disk login <text:s text:c="8"/>No <text:s text:c="13"/>Yes <text:s text:c="12"/>Yes</text:p>
      <text:p text:style-name="P14"><text:s text:c="2"/>Return DMA address <text:s text:c="13"/>No <text:s text:c="13"/>Yes <text:s text:c="12"/>Yes</text:p>
      <text:p text:style-name="P14"><text:s text:c="2"/>Re-entrancy <text:s text:c="20"/>No <text:s text:c="13"/>Yes <text:s text:c="12"/>Yes</text:p>
      <text:p text:style-name="P14"><text:s text:c="2"/>Set BDOS error mode <text:s text:c="12"/>No <text:s text:c="13"/>No <text:s text:c="13"/>Yes</text:p>
      <text:p text:style-name="P14"><text:s text:c="2"/>Error messages <text:s text:c="17"/>Cryptic <text:s text:c="8"/>Numeric <text:s text:c="8"/>English</text:p>
      <text:p text:style-name="P14"><text:s text:c="2"/>Filename displayed in</text:p>
      <text:p text:style-name="P14"><text:s text:c="5"/>error message <text:s text:c="15"/>No <text:s text:c="13"/>No <text:s text:c="13"/>Yes</text:p>
      <text:p text:style-name="P14"><text:s text:c="2"/>1 gigabyte disk size <text:s text:c="11"/>No <text:s text:c="13"/>No <text:s text:c="13"/>Yes</text:p>
      <text:p text:style-name="P14"><text:s text:c="2"/>32 megabyte file size <text:s text:c="10"/>No <text:s text:c="13"/>No <text:s text:c="13"/>Yes</text:p>
      <text:p text:style-name="P14"><text:s text:c="2"/>Public directories <text:s text:c="13"/>No <text:s text:c="13"/>Yes <text:s text:c="12"/>Selectable+</text:p>
      <text:p text:style-name="P14"><text:s text:c="2"/>Public files <text:s text:c="19"/>No <text:s text:c="13"/>No <text:s text:c="13"/>Selectable</text:p>
      <text:p text:style-name="P14"><text:s text:c="2"/>Path from DOS <text:s text:c="18"/>No <text:s text:c="13"/>No <text:s text:c="13"/>Selectable+</text:p>
      <text:p text:style-name="P14"><text:s text:c="2"/>Read Only Path/Public <text:s text:c="10"/>No <text:s text:c="13"/>No <text:s text:c="13"/>Selectable</text:p>
      <text:p text:style-name="P14"><text:s text:c="2"/>Read Only Drive Vector <text:s text:c="9"/>No <text:s text:c="13"/>Yes <text:s text:c="12"/>Selectable</text:p>
      <text:p text:style-name="P14"><text:s text:c="2"/>Wheel protected files <text:s text:c="10"/>No <text:s text:c="13"/>Yes <text:s text:c="12"/>Yes</text:p>
      <text:p text:style-name="P14"><text:s text:c="2"/>Function 37 relogs</text:p>
      <text:p text:style-name="P14"><text:s text:c="5"/>default if needed <text:s text:c="11"/>No <text:s text:c="13"/>No <text:s text:c="13"/>Yes</text:p>
      <text:p text:style-name="P14"><text:s text:c="2"/>User number in FCB <text:s text:c="13"/>No <text:s text:c="13"/>No <text:s text:c="13"/>Yes</text:p>
      <text:p text:style-name="P14"><text:s text:c="2"/>DOS ID function call # <text:s text:c="9"/>12 <text:s text:c="13"/>48 <text:s text:c="13"/>48</text:p>
      <text:p text:style-name="P14"><text:s text:c="2"/>Get file stamp <text:s text:c="17"/>No <text:s text:c="13"/>No <text:s text:c="13"/>Yes*</text:p>
      <text:p text:style-name="P14"><text:s text:c="2"/>Set file stamp <text:s text:c="17"/>No <text:s text:c="13"/>No <text:s text:c="13"/>Yes*</text:p>
      <text:p text:style-name="P14"><text:s text:c="2"/>Get time <text:s text:c="23"/>No <text:s text:c="13"/>No <text:s text:c="13"/>Yes*</text:p>
      <text:p text:style-name="P14"><text:s text:c="2"/>Set time <text:s text:c="23"/>No <text:s text:c="13"/>No <text:s text:c="13"/>Yes*</text:p>
      <text:p text:style-name="P14"><text:s text:c="2"/>Stamp create time/date <text:s text:c="9"/>No# <text:s text:c="12"/>No# <text:s text:c="12"/>Yes*</text:p>
      <text:p text:style-name="P14"><text:soft-page-break/><text:s text:c="2"/>Stamp update time/date <text:s text:c="9"/>No# <text:s text:c="12"/>No# <text:s text:c="12"/>Yes*</text:p>
      <text:p text:style-name="P14"><text:s text:c="2"/>Stamp access time/date <text:s text:c="9"/>No# <text:s text:c="12"/>No# <text:s text:c="12"/>Yes*</text:p>
      <text:p text:style-name="P14"/>
      <text:p text:style-name="P14"><text:s text:c="4"/>* Internal DateStamper (ZDDOS) or ZSDOS with External Stamp Routine.</text:p>
      <text:p text:style-name="P14"><text:s text:c="4"/>+ ZSDOS version only.</text:p>
      <text:p text:style-name="P14"><text:s text:c="4"/># No internal support for these functions, though DateStamper can be</text:p>
      <text:p text:style-name="P14"><text:s text:c="6"/>installed on these systems.</text:p>
      <text:p text:style-name="P14"/>
      <text:p text:style-name="P14"/>
      <text:h text:style-name="Heading_20_2" text:outline-level="2">1.6 Program Summaries and Usage.</text:h>
      <text:h text:style-name="Heading_20_3" text:outline-level="3">1.6.1 Program Summary Conventions.</text:h>
      <text:p text:style-name="P14">We use several established symbolic conventions in this manual to describe the</text:p>
      <text:p text:style-name="P14">way <text:s/>ZSDOS <text:s/>programs <text:s/>interact with users. <text:s/>For example, here <text:s/>is <text:s/>a <text:s/>symbolic</text:p>
      <text:p text:style-name="P14">representation of the syntax for CP/M's built- in DIR command:</text:p>
      <text:p text:style-name="P14"/>
      <text:p text:style-name="P14"><text:s text:c="25"/>DIR [d:][afn]</text:p>
      <text:p text:style-name="P14"><text:s text:c="25"/>DIR [d:][afn]</text:p>
      <text:p text:style-name="P14"/>
      <text:p text:style-name="P14">Though the symbols seem cryptic at first, they are a consistent way of briefly</text:p>
      <text:p text:style-name="P14">summarizing <text:s/>program <text:s/>syntax. <text:s/>Once you learn to read them you can tell <text:s/>at <text:s/>a</text:p>
      <text:p text:style-name="P14">glance how to enter even the most complicated commands.</text:p>
      <text:p text:style-name="P14"/>
      <text:p text:style-name="P14">Often <text:s/>you will see mixed upper and lower case within a <text:s/>command <text:s/>description.</text:p>
      <text:p text:style-name="P14">By <text:s/>convention, if items appear in lower case, you may substitute any <text:s/>of <text:s/>a</text:p>
      <text:p text:style-name="P14">range of values for that item. <text:s/>Items appearing in UPPER CASE normally <text:s/>must</text:p>
      <text:p text:style-name="P14">be entered exactly as shown, though upper or lower case will do.</text:p>
      <text:p text:style-name="P14"/>
      <text:p text:style-name="P14">Several <text:s/>common <text:s/>abbreviations are used for items such as <text:s/>disk <text:s/>drives, <text:s/>file</text:p>
      <text:p text:style-name="P14">names, or date items. <text:s/>Some abbreviations are:</text:p>
      <text:p text:style-name="P14"/>
      <text:p text:style-name="P14"><text:s/>Abbreviation <text:s text:c="7"/>Meaning</text:p>
      <text:p text:style-name="P14"><text:s/>---------------------------</text:p>
      <text:p text:style-name="P14"><text:s text:c="5"/>d <text:s text:c="8"/>The CP/M disk drive letters A through P.</text:p>
      <text:p text:style-name="P14"/>
      <text:p text:style-name="P14"><text:s text:c="5"/>u or uu <text:s text:c="2"/>CP/M user numbers 0 through 31.</text:p>
      <text:p text:style-name="P14"/>
      <text:p text:style-name="P14"><text:s text:c="6"/>dir <text:s text:c="5"/>A <text:s/>ZCPR <text:s/>directory <text:s/>name, from one to <text:s/>eight <text:s/>characters <text:s/>in</text:p>
      <text:p text:style-name="P14"><text:s text:c="15"/>length.</text:p>
      <text:p text:style-name="P14"/>
      <text:p text:style-name="P14"><text:s text:c="5"/>ufn <text:s text:c="6"/>An <text:s/>Unambiguous File Name (no "wildcard characters" such <text:s/>as</text:p>
      <text:p text:style-name="P14"><text:s text:c="15"/>"?" and "*" are allowed).</text:p>
      <text:p text:style-name="P14"/>
      <text:p text:style-name="P14"><text:s text:c="5"/>afn <text:s text:c="6"/>An Ambiguous File Name (may contain wildcards).</text:p>
      <text:p text:style-name="P14"/>
      <text:p text:style-name="P14"><text:s text:c="5"/>yy <text:s text:c="7"/>The last two digits of a year.</text:p>
      <text:p text:style-name="P14"/>
      <text:p text:style-name="P14"><text:s text:c="5"/>mm <text:s text:c="7"/>A <text:s/>month expressed as a number from 1 to 12, or minutes <text:s/>ex</text:p>
      <text:p text:style-name="P14"><text:s text:c="15"/>pressed as a number from 0 to 59.</text:p>
      <text:p text:style-name="P14"/>
      <text:p text:style-name="P14"><text:s text:c="5"/>dd <text:s text:c="7"/>A day of the month expressed as a number from 1 to 31.</text:p>
      <text:p text:style-name="P14"/>
      <text:p text:style-name="P14"><text:s text:c="5"/>hh <text:s text:c="7"/>Hours expressed as a number from 0 to 23.</text:p>
      <text:p text:style-name="P14"/>
      <text:p text:style-name="P14"><text:soft-page-break/><text:s text:c="5"/>ss <text:s text:c="7"/>Seconds expressed as a number from 0 to 59.</text:p>
      <text:p text:style-name="P14"/>
      <text:p text:style-name="P14">Several <text:s/>special <text:s/>symbols are also used in program <text:s/>syntax <text:s/>descriptions. <text:s text:c="2"/>By</text:p>
      <text:p text:style-name="P14">convention, <text:s/>square brackets ([ and ]) indicate optional command line <text:s/>items.</text:p>
      <text:p text:style-name="P14">You <text:s/>may or may not include items shown between brackets in your command, <text:s/>but</text:p>
      <text:p text:style-name="P14">if <text:s/>you do not, programs usually substitute a default value of their own. <text:s text:c="2"/>If</text:p>
      <text:p text:style-name="P14">items <text:s/>between <text:s/>brackets are used in a command, all other <text:s/>items <text:s/>between <text:s/>the</text:p>
      <text:p text:style-name="P14">brackets must also be used, unless these items are themselves bracketed.</text:p>
      <text:p text:style-name="P14"/>
      <text:p text:style-name="P14">Using the three conventions of mixed upper and lower case, abbreviations, <text:s/>and</text:p>
      <text:p text:style-name="P14">special <text:s/>symbols, <text:s/>we can fully explain the above description <text:s/>of <text:s/>CP/M's <text:s/>DIR</text:p>
      <text:p text:style-name="P14">command:</text:p>
      <text:p text:style-name="P14"/>
      <text:p text:style-name="P14"><text:s text:c="2"/>Component <text:s text:c="5"/>Meaning</text:p>
      <text:p text:style-name="P14"><text:s text:c="2"/>----------------------</text:p>
      <text:p text:style-name="P14"><text:s text:c="5"/>DIR <text:s text:c="4"/>This portion appears in capitals, so it must be entered exactly</text:p>
      <text:p text:style-name="P14"><text:s text:c="12"/>as shown. <text:s/>Also, there are no brac kets, so the DIR command is</text:p>
      <text:p text:style-name="P14"><text:s text:c="12"/>required.</text:p>
      <text:p text:style-name="P14"/>
      <text:p text:style-name="P14"><text:s text:c="5"/>[d:] <text:s text:c="3"/>The <text:s/>d: stands for a legal drive letter, followed by a <text:s/>colon.</text:p>
      <text:p text:style-name="P14"><text:s text:c="12"/>Brackets indicate that a drive need not be specified.</text:p>
      <text:p text:style-name="P14"/>
      <text:p text:style-name="P14"><text:s text:c="5"/>[afn] <text:s text:c="2"/>An <text:s/>Ambiguous File Name may also be entered, but must follow</text:p>
      <text:p text:style-name="P14"><text:s text:c="12"/>the drive letter if a drive letter was also given.</text:p>
      <text:p text:style-name="P14"/>
      <text:p text:style-name="P14"/>
      <text:h text:style-name="Heading_20_3" text:outline-level="3">1.6.2 Built-in Help.</text:h>
      <text:p text:style-name="P14"/>
      <text:p text:style-name="P14">All <text:s/>of the ZSDOS programs contain built-in help screens which use <text:s/>the <text:s/>above</text:p>
      <text:p text:style-name="P14">conventions <text:s/>to display helpful syntax summaries. <text:s/>Help is always <text:s/>invoked <text:s/>by</text:p>
      <text:p text:style-name="P14">following the command with two slashes (//). <text:s/>So for example,</text:p>
      <text:p text:style-name="P14"/>
      <text:p text:style-name="P14"><text:s text:c="25"/>ZXD //</text:p>
      <text:p text:style-name="P14"/>
      <text:p text:style-name="P14">invokes help for ZXD, the ZSDOS extended directory program. <text:s/>Interactive ZSDOS</text:p>
      <text:p text:style-name="P14">programs <text:s/>such <text:s/>as <text:s/>INSTALOS also contain more detailed <text:s/>help <text:s/>messages <text:s/>which</text:p>
      <text:p text:style-name="P14">appear as a session progresses.</text:p>
      <text:p text:style-name="P14"/>
      <text:p text:style-name="P14"/>
      <text:h text:style-name="Heading_20_3" text:outline-level="3">1.6.3 Command Line Options.</text:h>
      <text:p text:style-name="P14"/>
      <text:p text:style-name="P14">Many <text:s/>ZSDOS programs may be invoked from the command line with <text:s/>options <text:s/>which</text:p>
      <text:p text:style-name="P14">command <text:s/>the <text:s/>programs to behave in slightly different ways. <text:s text:c="2"/>By <text:s/>convention,</text:p>
      <text:p text:style-name="P14">options are given after other command parameters. <text:s/>For example, the P <text:s/>option</text:p>
      <text:p text:style-name="P14">in the command</text:p>
      <text:p text:style-name="P14"/>
      <text:p text:style-name="P14"><text:s text:c="25"/>ZXD *.* P</text:p>
      <text:p text:style-name="P14"/>
      <text:p text:style-name="P14">causes the ZXD directory utility to list all files (*.*) and send its <text:s/>output</text:p>
      <text:p text:style-name="P14">to the printer (P). <text:s/>For convenience, a single slash character (/) can <text:s/>often</text:p>
      <text:p text:style-name="P14">be used in place of leading parameters to signify that the rest of the command</text:p>
      <text:p text:style-name="P14">line consists of option characters. <text:s/>Therefore, the command</text:p>
      <text:p text:style-name="P14"/>
      <text:p text:style-name="P14"><text:soft-page-break/><text:s text:c="25"/>ZXD /P</text:p>
      <text:p text:style-name="P14"/>
      <text:p text:style-name="P14">is <text:s/>identical <text:s/>in meaning to the previous example (see Section 4 for <text:s/>more <text:s/>on</text:p>
      <text:p text:style-name="P14">ZXD).</text:p>
      <text:p text:style-name="P14"/>
      <text:p text:style-name="P14"/>
      <text:h text:style-name="P6" text:outline-level="1">2 Features of ZSDOS.</text:h>
      <text:p text:style-name="P14"/>
      <text:p text:style-name="P14">ZSDOS is a complete replacement for BDOS in CP/M 2.2 Z80, HD64180, Z180, Z280,</text:p>
      <text:p text:style-name="P14">or <text:s/>NSC800 based systems as well as ZRDOS 1.x systems. <text:s/>ZSDOS has several <text:s/>new</text:p>
      <text:p text:style-name="P14">and numerous enhanced features not provided in other BDOS replacements. <text:s/>ZSDOS</text:p>
      <text:p text:style-name="P14">is not compatible with BDOS patches, but in most cases the functions <text:s/>provided</text:p>
      <text:p text:style-name="P14">by <text:s/>these patches already exist in ZSDOS. <text:s/>An overlay for Plu*Perfect's <text:s/>Back-</text:p>
      <text:p text:style-name="P14">Grounder ii (which does patch ZSDOS) is included.</text:p>
      <text:p text:style-name="P14"/>
      <text:p text:style-name="P14">This <text:s/>section <text:s/>gives a brief overview of the enhanced features <text:s/>of <text:s/>ZSDOS <text:s/>and</text:p>
      <text:p text:style-name="P14">tells how these features affect both you, the user of ZSDOS, and the <text:s/>applica-</text:p>
      <text:p text:style-name="P14">tions <text:s/>programmer <text:s/>writing for ZSDOS. <text:s/>Some knowledge of <text:s/>the <text:s/>CP/M <text:s/>operating</text:p>
      <text:p text:style-name="P14">system <text:s/>is <text:s/>assumed by this section. If you are unfamiliar with <text:s/>some <text:s/>of <text:s/>the</text:p>
      <text:p text:style-name="P14">concepts <text:s/>used, you may wish to consult one or more of the resources given <text:s/>in</text:p>
      <text:p text:style-name="P14">the bibliography. Our glossary may also be of use in explaining unknown terms.</text:p>
      <text:h text:style-name="Heading_20_2" text:outline-level="2">2.1 Automatic Disk Relog.</text:h>
      <text:p text:style-name="P14"/>
      <text:p text:style-name="P14">ZSDOS <text:s/>automatically <text:s/>logs in changed diskettes, rather than aborting <text:s/>with <text:s/>a</text:p>
      <text:p text:style-name="P14">"drive R/O" error as does CP/M 2.2. <text:s/>This means that there is no need ever <text:s/>to</text:p>
      <text:p text:style-name="P14">relog <text:s/>disks with a Control-C at the command prompt--ZSDOS takes care of <text:s/>this</text:p>
      <text:p text:style-name="P14">for you. <text:s/>In addition, programs no longer need to reset disks before <text:s/>creating</text:p>
      <text:p text:style-name="P14">or <text:s/>writing to files. <text:s/>This enhances operation, as disk resets are <text:s/>only <text:s/>per-</text:p>
      <text:p text:style-name="P14">formed <text:s/>when <text:s/>floppy diskettes are actually changed, instead of every <text:s/>time <text:s/>a</text:p>
      <text:p text:style-name="P14">program writes to disk.</text:p>
      <text:p text:style-name="P14"/>
      <text:p text:style-name="P14">This <text:s/>relogging process occurs automatically by default, and is normally <text:s/>com-</text:p>
      <text:p text:style-name="P14">pletely safe. <text:s/>However, as with CP/M, in the rare event that floppy <text:s/>diskettes</text:p>
      <text:p text:style-name="P14">are <text:s/>changed while a file is being written to, data loss may occur. <text:s text:c="2"/>This <text:s/>is</text:p>
      <text:p text:style-name="P14">BIOS deblocking-dependent, and no totally safe way to prevent it has yet <text:s/>been</text:p>
      <text:p text:style-name="P14">found. <text:s text:c="2"/>For this reason, be sure you never change a disk that has <text:s/>any <text:s/>write</text:p>
      <text:p text:style-name="P14">files <text:s/>open. <text:s text:c="2"/>To <text:s/>be safe, this means only changing disks <text:s/>at <text:s/>the <text:s/>operating</text:p>
      <text:p text:style-name="P14">system prompt (for example A&gt;).</text:p>
      <text:p text:style-name="P14"/>
      <text:p text:style-name="P14">For <text:s/>even greater security, you may configure ZSDOS to print an error <text:s/>message</text:p>
      <text:p text:style-name="P14">whenever <text:s/>diskettes are changed. <text:s/>If you respond to this message with <text:s/>a <text:s/>Con-</text:p>
      <text:p text:style-name="P14">trol-C, <text:s/>no write operations will be performed, and ZSDOS returns you <text:s/>to <text:s/>the</text:p>
      <text:p text:style-name="P14">operating system prompt where diskettes may always be exchanged safely.</text:p>
      <text:p text:style-name="P14"/>
      <text:h text:style-name="Heading_20_2" text:outline-level="2">2.2 Improved Error Handling.</text:h>
      <text:p text:style-name="P14"/>
      <text:p text:style-name="P14">ZSDOS <text:s/>contains <text:s/>enhanced error handling features that are more <text:s/>flexible <text:s/>and</text:p>
      <text:p text:style-name="P14">less <text:s/>cryptic than those of prior BDOS replacements. <text:s/>First, ZSDOS <text:s/>has <text:s/>plain</text:p>
      <text:p text:style-name="P14">English error messages. <text:s/>If ZSDOS has a problem completing a disk function, <text:s/>a</text:p>
      <text:p text:style-name="P14">message of the following form is shown on the system console:</text:p>
      <text:p text:style-name="P14"/>
      <text:p text:style-name="P14"><text:s text:c="10"/>ZSDOS error on D: Bad Sector</text:p>
      <text:p text:style-name="P14"><text:s text:c="28"/>No drive</text:p>
      <text:p text:style-name="P14"><text:s text:c="28"/>File W/P <text:s text:c="6"/>(File Write Protected)</text:p>
      <text:p text:style-name="P14"><text:s text:c="28"/>W/P <text:s text:c="11"/>(Write Protected)</text:p>
      <text:p text:style-name="P14"><text:s text:c="28"/>Changed</text:p>
      <text:p text:style-name="P14"><text:s text:c="10"/>Call: XXX (File: FILENAME.TYP)</text:p>
      <text:p text:style-name="P14"/>
      <text:p text:style-name="P14"><text:soft-page-break/>The type of error is displayed with the ZSDOS function call number that caused</text:p>
      <text:p text:style-name="P14">the <text:s/>error. <text:s text:c="2"/>The message (File: FILENAME.TYP) appears only if <text:s/>the <text:s/>ZSDOS</text:p>
      <text:p text:style-name="P14">function refers to a file.</text:p>
      <text:p text:style-name="P14"/>
      <text:p text:style-name="P14">Read or Write <text:s/>errors (Bad Sector errors) are recoverable if the program <text:s/>sup-</text:p>
      <text:p text:style-name="P14">ports <text:s/>retries. <text:s text:c="2"/>ZSDOS <text:s/>will <text:s/>not warm boot after <text:s/>a <text:s/>Bad Sector <text:s/>or <text:s/>Changed</text:p>
      <text:p text:style-name="P14">error unless you respond to the error by pressing Control-C. <text:s/>After all <text:s/>other</text:p>
      <text:p text:style-name="P14">errors <text:s/>a <text:s/>warm <text:s/>boot occurs <text:s/>if ZSDOS <text:s/>is in its <text:s/>default <text:s/>error <text:s/>mode. <text:s text:c="2"/>The</text:p>
      <text:p text:style-name="P14">Changed <text:s/>error message may be enabled or disabled at any time with the <text:s/>ZSCON-</text:p>
      <text:p text:style-name="P14">FIG utility.</text:p>
      <text:p text:style-name="P14"/>
      <text:p text:style-name="P14">ZSDOS will also allow an application to take over error handling from ZSDOS by</text:p>
      <text:p text:style-name="P14">calling <text:s/>function <text:s/>45. <text:s/>This function sets the ZSDOS error mode, <text:s/>causing <text:s/>all</text:p>
      <text:p text:style-name="P14">errors <text:s/>including <text:s/>Write Protect, No Drive, and Bad Sector <text:s/>errors <text:s/>to <text:s/>return</text:p>
      <text:p text:style-name="P14">control to application programs. <text:s/>Applications can then take action as <text:s/>neces-</text:p>
      <text:p text:style-name="P14">sary to prevent data loss.</text:p>
      <text:p text:style-name="P14"/>
      <text:p text:style-name="P14">For compatibility with existing programs, function 45 in ZSDOS is <text:s/>implemented</text:p>
      <text:p text:style-name="P14">as a proper subset of function 45 in CP/M+. <text:s/>It is important that <text:s/>application</text:p>
      <text:p text:style-name="P14">programs using this function 45 reset the error mode to the default conditions</text:p>
      <text:p text:style-name="P14">before <text:s/>exiting. <text:s/>A complete description of this function is contained in <text:s/>the</text:p>
      <text:p text:style-name="P14">ZSDOS Programmer's Manual, available separately.</text:p>
      <text:p text:style-name="P14"/>
      <text:p text:style-name="P14">The <text:s/>normal error return codes from ZSDOS disk operations are <text:s/>more <text:s/>extensive</text:p>
      <text:p text:style-name="P14">than <text:s/>those <text:s/>of most BDOS replacements and are also a subset of <text:s/>CP/M+ <text:s/>return</text:p>
      <text:p text:style-name="P14">codes. <text:s/>Details of these return codes are given in Appendix 1.</text:p>
      <text:h text:style-name="Heading_20_2" text:outline-level="2">2.3 Archive Attribute Support.</text:h>
      <text:p text:style-name="P14"/>
      <text:p text:style-name="P14">The File Archive bit (see Appendix 5) has been formally implemented in <text:s/>ZSDOS.</text:p>
      <text:p text:style-name="P14">This bit is normally reset, but unlike CP/M ZSDOS forces the File Archive <text:s/>bit</text:p>
      <text:p text:style-name="P14">to that state when the file is modified. <text:s/>Several programs are available <text:s/>that</text:p>
      <text:p text:style-name="P14">use <text:s/>the Archive bit to perform "backup" operations where programs <text:s/>and <text:s/>files</text:p>
      <text:p text:style-name="P14">are copied to other disks for safety, or redundancy. <text:s/>Such programs can be set</text:p>
      <text:p text:style-name="P14">to <text:s/>copy <text:s/>only files that have the Archive bit cleared, indicating <text:s/>they <text:s/>have</text:p>
      <text:p text:style-name="P14">changed since the last backup. <text:s/>Programs in this category include ZFILER, <text:s/>BU,</text:p>
      <text:p text:style-name="P14">PPIP, <text:s/>and <text:s/>the ZSDOS utility COPY.COM included in this package <text:s/>(see <text:s/>Section</text:p>
      <text:p text:style-name="P14">4.1).</text:p>
      <text:h text:style-name="Heading_20_2" text:outline-level="2">2.4 Larger File and Disk Sizes.</text:h>
      <text:p text:style-name="P14"/>
      <text:p text:style-name="P14">ZSDOS <text:s/>supports larger disk and file sizes than ZRDOS (prior to version <text:s/>1.9).</text:p>
      <text:p text:style-name="P14">Disk <text:s/>size can be as large as 1,048,576 kbyte (1 gigabyte). <text:s/>File size can <text:s/>be</text:p>
      <text:p text:style-name="P14">as large as 32,768 kbyte (32 megabytes). <text:s/>Random access files can be as <text:s/>large</text:p>
      <text:p text:style-name="P14">as 262,144 logical records in length.</text:p>
      <text:h text:style-name="Heading_20_2" text:outline-level="2">2.5 Fast Fixed Disk Relog.</text:h>
      <text:p text:style-name="P14"/>
      <text:p text:style-name="P14">A fixed disk is a disk drive from which the media can't be removed, <text:s/>typically</text:p>
      <text:p text:style-name="P14">a <text:s/>hard disk or RAM disk. <text:s/>By contrast, floppy disks are known as <text:s/>"removable"</text:p>
      <text:p text:style-name="P14">disks because they may be changed by the user. <text:s/>CP/M rereads the disk directo-</text:p>
      <text:p text:style-name="P14">ries of all disks on a system, fixed and removable, every time a reset command</text:p>
      <text:p text:style-name="P14">is <text:s/>issued. This is CP/M's way of protecting against data loss when <text:s/>the <text:s/>user</text:p>
      <text:p text:style-name="P14">changes <text:s/>a floppy disk. <text:s/>However, this aspect of CP/M also entails a <text:s/>perform-</text:p>
      <text:p text:style-name="P14">ance loss since it takes time for BDOS to read a disk directory, especially if</text:p>
      <text:p text:style-name="P14"><text:soft-page-break/>the disk is very large.</text:p>
      <text:p text:style-name="P14"/>
      <text:p text:style-name="P14">Since fixed disks by definition cannot be changed, ZSDOS can enhance <text:s/>perform-</text:p>
      <text:p text:style-name="P14">ance on systems with fixed disks by distinguishing between fixed and removable</text:p>
      <text:p text:style-name="P14">disks <text:s/>and <text:s/>rereading the directories of removable disks only during <text:s/>a <text:s/>reset</text:p>
      <text:p text:style-name="P14">command. <text:s text:c="2"/>This "Fast Fixed Disk Relog" feature may be enabled or disabled <text:s/>at</text:p>
      <text:p text:style-name="P14">any time using the ZSCONFIG utility, or may be permanently enabled with INSTA-</text:p>
      <text:p text:style-name="P14">LOS.</text:p>
      <text:p text:style-name="P14"/>
      <text:p text:style-name="P14">A <text:s/>possible drawback to Fast Fixed Disk Relog occurs if the BIOS supports <text:s/>the</text:p>
      <text:p text:style-name="P14">swapping <text:s/>of logical drives (e.g., TurboROM BIOS for Kaypro and <text:s/>Ampro <text:s/>BIOS).</text:p>
      <text:p text:style-name="P14">If <text:s/>logical <text:s/>drives <text:s/>are swapped and a write file is opened, <text:s/>it <text:s/>is <text:s/>probable</text:p>
      <text:p text:style-name="P14">(given Murphy's Law) that the disk will be corrupted if what ZSDOS thinks is a</text:p>
      <text:p text:style-name="P14">fixed <text:s/>disk <text:s/>is actually a floppy. <text:s/>ZSDOS copes with this by <text:s/>always <text:s/>checking</text:p>
      <text:p text:style-name="P14">fixed <text:s/>disks <text:s/>to see if they change. <text:s/>If what ZSDOS thought was a <text:s/>fixed <text:s/>disk</text:p>
      <text:p text:style-name="P14">suddenly <text:s/>becomes <text:s/>a floppy, ZSDOS clears the fixed disk vector, <text:s/>forcing <text:s/>all</text:p>
      <text:p text:style-name="P14">drives to be re-logged. <text:s/>This should make clear the following warning: <text:s/>If you</text:p>
      <text:p text:style-name="P14">have <text:s/>a BIOS that allows you to swap disk drive logical names, never swap <text:s/>one</text:p>
      <text:p text:style-name="P14">fixed drive with another!!!!</text:p>
      <text:p text:style-name="P14"/>
      <text:p text:style-name="P14">Some BIOS's reload the DOS on warm boot. <text:s/>If your system does this, the <text:s/>"Fast</text:p>
      <text:p text:style-name="P14">Fixed <text:s/>Disk Relog" feature of ZSDOS will have no effect. <text:s text:c="2"/>Furthermore, <text:s/>other</text:p>
      <text:p text:style-name="P14">parameters <text:s/>changed by applications programs or utilities will revert <text:s/>to <text:s/>de-</text:p>
      <text:p text:style-name="P14">fault conditions on each Warm Boot.</text:p>
      <text:p text:style-name="P14"/>
      <text:p text:style-name="P14">Occasionally programs must reset a drive regardless of whether it is fixed <text:s/>or</text:p>
      <text:p text:style-name="P14">removable. <text:s text:c="2"/>ZSDOS function 37 therefore provides a means of <text:s/>overriding <text:s/>Fast</text:p>
      <text:p text:style-name="P14">Fixed Disk Relog. <text:s/>Calling function 37 with a vector of disks to reset <text:s/>causes</text:p>
      <text:p text:style-name="P14">ZSDOS <text:s/>to reset all drives contained in the vector, both fixed and <text:s/>removable.</text:p>
      <text:p text:style-name="P14">For <text:s/>safety, function 37 must be used by those few programs that swap <text:s/>logical</text:p>
      <text:p text:style-name="P14">drives <text:s/>or access the disk via BIOS (this is also required by <text:s/>ZRDOS <text:s/>versions</text:p>
      <text:p text:style-name="P14">1.5 <text:s/>and later). <text:s/>If an application fails to do this, the ZSDOS RELOG <text:s/>utility</text:p>
      <text:p text:style-name="P14">may <text:s/>be used following the program to manually reset all system <text:s/>drives. <text:s text:c="2"/>The</text:p>
      <text:p text:style-name="P14">ZRDOS DISKRST utility will also work.</text:p>
      <text:h text:style-name="Heading_20_2" text:outline-level="2">2.6 Backgrounder II Support.</text:h>
      <text:p text:style-name="P14"/>
      <text:p text:style-name="P14">Unlike most other BDOS replacements, ZSDOS has software "hooks" which allow it</text:p>
      <text:p text:style-name="P14">to <text:s/>run <text:s/>with <text:s text:c="2"/>Plu*Perfect's BackGrounder ii (BGii). <text:s/>BGii <text:s/>is <text:s/>an <text:s/>operating</text:p>
      <text:p text:style-name="P14">system <text:s/>extension which allows users of hard or RAM disks to switch <text:s/>back <text:s/>and</text:p>
      <text:p text:style-name="P14">fourth <text:s/>between <text:s/>two applications and the command line. <text:s/>Data can be <text:s/>cut <text:s/>and</text:p>
      <text:p text:style-name="P14">pasted <text:s/>between applications (for example, a section of a spreadsheet <text:s/>can <text:s/>be</text:p>
      <text:p text:style-name="P14">copied into a document), printer output can be sent to a file, and much <text:s/>more.</text:p>
      <text:p text:style-name="P14">For those who haven't tried it, BGii is a "must have" piece of software. <text:s text:c="2"/>Try</text:p>
      <text:p text:style-name="P14">it <text:s/>- <text:s/>you'll like it! <text:s/>See Section 3.3 for details on <text:s/>installing <text:s/>ZSDOS <text:s/>for</text:p>
      <text:p text:style-name="P14">BackGrounder ii.</text:p>
      <text:h text:style-name="Heading_20_2" text:outline-level="2">2.7 Wheel Protection.</text:h>
      <text:p text:style-name="P14"/>
      <text:p text:style-name="P14">Wheel <text:s/>protection is an enhancement to CP/M first offered by ZRDOS, and it <text:s/>is</text:p>
      <text:p text:style-name="P14">also <text:s/>provided in ZSDOS. <text:s/>If the Wheel Protect bit (f8) of a file is set, <text:s/>the</text:p>
      <text:p text:style-name="P14">file <text:s/>can't <text:s/>be written to, erased, or renamed, and its attributes <text:s/>cannot <text:s/>be</text:p>
      <text:p text:style-name="P14">altered unless the Wheel byte (see Glossary) is on. <text:s/>The Wheel byte is normal-</text:p>
      <text:p text:style-name="P14">ly <text:s/>a part of ZCPR3 systems. <text:s/>If you don't have a Wheel byte in <text:s/>your <text:s/>system,</text:p>
      <text:p text:style-name="P14">ZSDOS will assume Wheel is always TRUE, giving you full privileges.</text:p>
      <text:h text:style-name="Heading_20_2" text:outline-level="2"><text:soft-page-break/>2.8 File Access Modes.</text:h>
      <text:p text:style-name="P14"/>
      <text:p text:style-name="P14">ZSDOS <text:s/>allows <text:s/>files to be located in five different ways when the <text:s/>Open <text:s/>File</text:p>
      <text:p text:style-name="P14">function is called. <text:s/>The ZSDOS access modes are completely under your control,</text:p>
      <text:p text:style-name="P14">and <text:s/>may <text:s/>be changed at any time with the ZSDOS utility <text:s/>programs. <text:s text:c="2"/>The <text:s/>five</text:p>
      <text:p text:style-name="P14">access modes are:</text:p>
      <text:p text:style-name="P14"><text:s text:c="10"/>1. Normal access</text:p>
      <text:p text:style-name="P14"><text:s text:c="10"/>2. Path Directory access *</text:p>
      <text:p text:style-name="P14"><text:s text:c="10"/>3. Path File access *</text:p>
      <text:p text:style-name="P14"><text:s text:c="10"/>4. Public access</text:p>
      <text:p text:style-name="P14"><text:s text:c="10"/>5. Combined access *</text:p>
      <text:p text:style-name="P14"/>
      <text:p text:style-name="P14"><text:s text:c="8"/>* Not available under ZDDOS</text:p>
      <text:p text:style-name="P14"/>
      <text:p text:style-name="P14">These access capabilities differ from those of all previous BDOS replacements,</text:p>
      <text:p text:style-name="P14">including <text:s/>ZRDOS. <text:s text:c="2"/>First, <text:s/>ZSDOS <text:s/>file access may be <text:s/>set <text:s/>to <text:s/>Read <text:s/>Only <text:s/>or</text:p>
      <text:p text:style-name="P14">Read/Write <text:s/>in <text:s/>all five modes. <text:s/>Second, access modes 3, 4, and 5 may <text:s/>be <text:s/>set</text:p>
      <text:p text:style-name="P14">individually be for each file, allowing the benefits of faster access to <text:s/>some</text:p>
      <text:p text:style-name="P14">files without exposing all files in a directory to extended access. <text:s text:c="2"/>Finally,</text:p>
      <text:p text:style-name="P14">both <text:s/>Public <text:s/>and Path files are treated as normal files when you <text:s/>are <text:s/>logged</text:p>
      <text:p text:style-name="P14">into the Drive/User Area in which they reside, so directory and file manipula-</text:p>
      <text:p text:style-name="P14">tion utilities function as you would expect.</text:p>
      <text:p text:style-name="P14"/>
      <text:p text:style-name="P14">Please <text:s/>note <text:s/>that both Public and Path are designed primarily to <text:s/>locate <text:s/>and</text:p>
      <text:p text:style-name="P14">load <text:s/>application programs and their overlays. <text:s/>Attempting to use Path <text:s/>and/or</text:p>
      <text:p text:style-name="P14">Public <text:s/>to find data files will work with some applications but not with <text:s/>oth-</text:p>
      <text:p text:style-name="P14">ers. <text:s text:c="2"/>For best results, we suggest that you log into the directory your <text:s/>data</text:p>
      <text:p text:style-name="P14">files are in and use the Path and/or Public features only to find applications</text:p>
      <text:p text:style-name="P14">and their overlays. <text:s/>See Section 2.8.4 for more on this.</text:p>
      <text:h text:style-name="Heading_20_3" text:outline-level="3">2.8.1 Normal Access.</text:h>
      <text:p text:style-name="P14"/>
      <text:p text:style-name="P14">Normal access to files means that if the file is not present in the Drive/User</text:p>
      <text:p text:style-name="P14">area specified by you or application program, the system will report the <text:s/>file</text:p>
      <text:p text:style-name="P14">as <text:s/>not found. This mode is identical to CP/M 2.2, and is the <text:s/>default <text:s/>access</text:p>
      <text:p text:style-name="P14">mode for all files.</text:p>
      <text:h text:style-name="Heading_20_3" text:outline-level="3">2.8.2 Path Access (ZSDOS only).</text:h>
      <text:p text:style-name="P14"/>
      <text:p text:style-name="P14">A <text:s/>ZCPR3-style search path is available which will find files on other <text:s/>drives</text:p>
      <text:p text:style-name="P14">and <text:s/>in other user areas from within ZSDOS. <text:s/>This differs from ZCPR's <text:s/>command</text:p>
      <text:p text:style-name="P14">search <text:s/>path, as programs such as WordStar will now find their overlays <text:s/>along</text:p>
      <text:p text:style-name="P14">the ZSDOS Path! <text:s/>Path files must be referenced by exact name. <text:s/>Either a <text:s/>small</text:p>
      <text:p text:style-name="P14">internal <text:s/>DOS <text:s/>path or an existing ZCPR3 path may be used by <text:s/>to <text:s/>find <text:s/>files.</text:p>
      <text:p text:style-name="P14">Path <text:s/>Access <text:s/>can be globally disabled at any time with <text:s/>ZSCONFIG. <text:s text:c="2"/>The <text:s/>Path</text:p>
      <text:p text:style-name="P14">itself <text:s/>can be changed at any time with the ZPATH utility (see <text:s/>Section <text:s/>4.9).</text:p>
      <text:p text:style-name="P14">See Section 4 for additional details on the ZSDOS Path.</text:p>
      <text:p text:style-name="P14"/>
      <text:p text:style-name="P14">Two <text:s/>types <text:s/>of <text:s/>ZSDOS Path access are available. <text:s/>The <text:s/>first, <text:s/>Path <text:s/>Directory</text:p>
      <text:p text:style-name="P14">Access, <text:s/>will <text:s/>find <text:s/>any file in any directory on the Path. <text:s/>No <text:s/>special <text:s/>file</text:p>
      <text:p text:style-name="P14">attributes <text:s/>are used to control access in this mode. <text:s/>The second option, <text:s/>Path</text:p>
      <text:p text:style-name="P14">File <text:s/>Access, <text:s/>requires the files accessed using the path to be <text:s/>System <text:s/>files</text:p>
      <text:p text:style-name="P14">(see Appendix 5 for more on file attributes).</text:p>
      <text:h text:style-name="Heading_20_4" text:outline-level="4"><text:soft-page-break/>2.8.2.1 Path Directory Access (ZSDOS only).</text:h>
      <text:p text:style-name="P14"/>
      <text:p text:style-name="P14">Path Directory Access mode most closely corresponds to the ZRDOS Public direc-</text:p>
      <text:p text:style-name="P14">tory <text:s/>mode. <text:s/>To prevent any problems with accidental file erasure, <text:s/>we <text:s/>highly</text:p>
      <text:p text:style-name="P14">recommend that you set ZSDOS Path/Public access to Read-Only when operating in</text:p>
      <text:p text:style-name="P14">this mode.</text:p>
      <text:p text:style-name="P14"/>
      <text:p text:style-name="P14"><text:s text:c="5"/>************************ <text:s/>W A R N I N G <text:s/>************************</text:p>
      <text:p text:style-name="P14"><text:s text:c="5"/>* If ZSDOS is set to allow writes down the Path (especially if <text:s/>*</text:p>
      <text:p text:style-name="P14"><text:s text:c="5"/>* Path Directory Access is used) it is possible to erase or <text:s text:c="4"/>*</text:p>
      <text:p text:style-name="P14"><text:s text:c="5"/>* overwrite files unintentionally in Drive/User areas along the *</text:p>
      <text:p text:style-name="P14"><text:s text:c="5"/>* Path. <text:s/>This can be prevented by setting any files you don't <text:s text:c="2"/>*</text:p>
      <text:p text:style-name="P14"><text:s text:c="5"/>* want changed to Read Only. <text:s/>(see Section 4.3, FILEATTR) <text:s text:c="6"/>*</text:p>
      <text:p text:style-name="P14"><text:s text:c="5"/>*****************************************************************</text:p>
      <text:p text:style-name="P14"/>
      <text:h text:style-name="Heading_20_4" text:outline-level="4">2.8.2.2 Path File Access (ZSDOS only).</text:h>
      <text:p text:style-name="P14"/>
      <text:p text:style-name="P14">This <text:s/>mode differs from the Path Directory Access mode in requiring <text:s/>that <text:s/>any</text:p>
      <text:p text:style-name="P14">files <text:s/>found must be System files (System attribute set). <text:s/>This allows you <text:s/>to</text:p>
      <text:p text:style-name="P14">select which files in a directory will be accessed using the Path.</text:p>
      <text:p text:style-name="P14"/>
      <text:p text:style-name="P14">While <text:s/>this may at first seem less efficient than Path Directory Access <text:s/>mode,</text:p>
      <text:p text:style-name="P14">Path <text:s/>File <text:s/>Access becomes important when Path Access is <text:s/>set <text:s/>to <text:s/>Read/Write.</text:p>
      <text:p text:style-name="P14">Path <text:s/>File <text:s/>Access gives you exacting control over which files <text:s/>are <text:s/>affected,</text:p>
      <text:p text:style-name="P14">reducing <text:s/>the risk of accidentally erasing or overwriting files <text:s/>(see <text:s/>Section</text:p>
      <text:p text:style-name="P14">2.8.4).</text:p>
      <text:h text:style-name="Heading_20_3" text:outline-level="3">2.8.3 Public Access.</text:h>
      <text:p text:style-name="P14"/>
      <text:p text:style-name="P14">Public <text:s/>Access was originated by Bridger Mitchell and Derek McKay of <text:s/>Plu*Per-</text:p>
      <text:p text:style-name="P14">fect Systems, and gives programs access to Public files from any user area <text:s/>on</text:p>
      <text:p text:style-name="P14">the same disk. <text:s/>This allows you to make often used files (e.g., word processor</text:p>
      <text:p text:style-name="P14">overlays, <text:s/>boilerplate <text:s/>files, etc.) Public and then access those <text:s/>files <text:s/>from</text:p>
      <text:p text:style-name="P14">other user areas on the same disk. <text:s/>A Public file is a file with bit f2 (bit 7</text:p>
      <text:p text:style-name="P14">of filename letter 2) set to one. <text:s/>See Appendix 5 for more on file attributes.</text:p>
      <text:p text:style-name="P14"/>
      <text:p text:style-name="P14">Since <text:s/>Public Access can only find files in different user areas of <text:s/>a <text:s/>single</text:p>
      <text:p text:style-name="P14">disk <text:s/>while <text:s/>Path can find files on other disks, Public is more <text:s/>limited <text:s/>than</text:p>
      <text:p text:style-name="P14">Path <text:s/>Access. <text:s text:c="2"/>However, Public has advantages over Path <text:s/>for <text:s/>some <text:s/>purposes.</text:p>
      <text:p text:style-name="P14">First, only Public Access is available under ZDDOS as well as ZSDOS. <text:s text:c="2"/>Second,</text:p>
      <text:p text:style-name="P14">since Public Access is controlled by a file attribute on disk rather than <text:s/>the</text:p>
      <text:p text:style-name="P14">Path in memory, only Public access is permanently associated with a given disk</text:p>
      <text:p text:style-name="P14">file.</text:p>
      <text:p text:style-name="P14"/>
      <text:p text:style-name="P14">Finally, when used with caution Public can greatly improve file search speeds.</text:p>
      <text:p text:style-name="P14">This <text:s/>is due to the fact that the Public attribute is stored directly <text:s/>in <text:s/>the</text:p>
      <text:p text:style-name="P14">disk directory. <text:s/>Whereas Path must search each directory element serially even</text:p>
      <text:p text:style-name="P14">if <text:s/>the <text:s/>elements are on the same disk drive, all Public files on a <text:s/>disk <text:s/>are</text:p>
      <text:p text:style-name="P14">found immediately. <text:s/>Therefore, Public is more efficient than Path when <text:s/>moving</text:p>
      <text:p text:style-name="P14">between user areas of the same drive. <text:s/>See Section 2.8.4 for more on this.</text:p>
      <text:p text:style-name="P14"/>
      <text:p text:style-name="P14">An <text:s/>important <text:s/>drawback to Public Access which is not true of Path <text:s/>Access <text:s/>is</text:p>
      <text:p text:style-name="P14">that if a file is set to Public, no other files with the same name are allowed</text:p>
      <text:p text:style-name="P14">on <text:s/>the <text:s/>same disk. <text:s/>Otherwise, ZSDOS will be unable <text:s/>to <text:s/>distinguish <text:s/>between</text:p>
      <text:p text:style-name="P14"><text:soft-page-break/>separate files, resulting in data loss. <text:s/>To ensure against this we supply <text:s/>the</text:p>
      <text:p text:style-name="P14">FILEATTR <text:s/>utility along with ZSDOS. <text:s/>FILEATTR checks for <text:s/>duplicate <text:s/>filenames</text:p>
      <text:p text:style-name="P14">when <text:s/>setting files to Public, and should always be used when creating <text:s/>Public</text:p>
      <text:p text:style-name="P14">files.</text:p>
      <text:p text:style-name="P14"/>
      <text:p text:style-name="P14">As <text:s/>with Path, ZSDOS requires that Public files be referred to by <text:s/>unambiguous</text:p>
      <text:p text:style-name="P14">file names unless the files are in the current directory. <text:s/>Unlike Path, Public</text:p>
      <text:p text:style-name="P14">is active on all file operations, including Search First/Search Next and Erase</text:p>
      <text:p text:style-name="P14">File. <text:s text:c="2"/>Public Access can be globally disabled at any time with <text:s/>the <text:s/>ZSCONFIG</text:p>
      <text:p text:style-name="P14">utility.</text:p>
      <text:p text:style-name="P14"/>
      <text:p text:style-name="P14"><text:s text:c="5"/>*********************** <text:s/>W A R N I N G <text:s/>************************</text:p>
      <text:p text:style-name="P14"><text:s text:c="5"/>* If ZSDOS is set to allow writes to Public files, it is <text:s text:c="6"/>*</text:p>
      <text:p text:style-name="P14"><text:s text:c="5"/>* possible to erase or overwrite Public files unintentionally. *</text:p>
      <text:p text:style-name="P14"><text:s text:c="5"/>* This is best prevented by setting any Public files you don't *</text:p>
      <text:p text:style-name="P14"><text:s text:c="5"/>* want changed to Read Only files. <text:s text:c="28"/>*</text:p>
      <text:p text:style-name="P14"><text:s text:c="5"/>****************************************************************</text:p>
      <text:h text:style-name="Heading_20_3" text:outline-level="3">2.8.4 Combined Access (ZSDOS only).</text:h>
      <text:p text:style-name="P14"/>
      <text:p text:style-name="P14">ZSDOS allows you to combine Path and Public Access for maximum flexibility and</text:p>
      <text:p text:style-name="P14">performance. <text:s/>By using the ZSDOS Path feature to find different drives and the</text:p>
      <text:p text:style-name="P14">Public <text:s/>feature <text:s/>to <text:s/>find files in user areas of individual <text:s/>drives, <text:s/>you <text:s/>can</text:p>
      <text:p text:style-name="P14">access <text:s/>files from any directory of a hard disk from any other directory. <text:s text:c="2"/>In</text:p>
      <text:p text:style-name="P14">addition, <text:s/>the <text:s/>combination of Path and Public often results <text:s/>in <text:s/>faster <text:s/>file</text:p>
      <text:p text:style-name="P14">access <text:s/>times than Path alone can provide. <text:s/>However, the <text:s/>greater <text:s/>versatility</text:p>
      <text:p text:style-name="P14">achieved <text:s/>by combining Path and Public comes at the expense of increased <text:s/>com-</text:p>
      <text:p text:style-name="P14">plexity. <text:s text:c="2"/>For <text:s/>this reason, we recommend that only <text:s/>experienced <text:s/>ZSDOS <text:s/>users</text:p>
      <text:p text:style-name="P14">attempt combined Path and Public access.</text:p>
      <text:p text:style-name="P14"/>
      <text:p text:style-name="P14">The <text:s/>key to combining Path and Public Access is to remember that since <text:s/>Public</text:p>
      <text:p text:style-name="P14">files <text:s/>can <text:s/>be found from any user area on their drive, Path can <text:s/>find <text:s/>Public</text:p>
      <text:p text:style-name="P14">files <text:s/>from other user areas on drives along the path. <text:s/>For <text:s/>example, <text:s/>suppose</text:p>
      <text:p text:style-name="P14">you keep your WordStar overlays as Public files in directory A1:. <text:s/>This allows</text:p>
      <text:p text:style-name="P14">you to use WordStar from any directory on drive A, but when you log into other</text:p>
      <text:p text:style-name="P14">drives, you find that WordStar complains that it can no longer find its <text:s/>over-</text:p>
      <text:p text:style-name="P14">lays. <text:s/>This is because you are no longer logged into the drive containing <text:s/>the</text:p>
      <text:p text:style-name="P14">Public files.</text:p>
      <text:p text:style-name="P14"/>
      <text:p text:style-name="P14">Realizing <text:s/>that the Path must be used to search other disks, suppose that <text:s/>you</text:p>
      <text:p text:style-name="P14">now <text:s/>decide to employ the Path as follows. <text:s/>First you turn on <text:s/>Path <text:s/>Directory</text:p>
      <text:p text:style-name="P14">Access and Public/Path write enable with the following command:</text:p>
      <text:p text:style-name="P14"/>
      <text:p text:style-name="P14"><text:s text:c="20"/>ZSCONFIG S,W</text:p>
      <text:p text:style-name="P14"/>
      <text:p text:style-name="P14">This <text:s/>tells <text:s/>ZSDOS to find all files in directories along the Path <text:s/>and <text:s/>allow</text:p>
      <text:p text:style-name="P14">programs <text:s/>to both read and write to files found by Path or Public. <text:s text:c="2"/>Then <text:s/>you</text:p>
      <text:p text:style-name="P14">forget that WordStar's files are in directory A1: and mistakenly enter</text:p>
      <text:p text:style-name="P14"/>
      <text:p text:style-name="P14"><text:s text:c="20"/>ZPATH /D=A0</text:p>
      <text:p text:style-name="P14"/>
      <text:p text:style-name="P14">which sets the ZSDOS Path to "A0:". <text:s/>Strangely, you now discover that WordStar</text:p>
      <text:p text:style-name="P14">finds <text:s/>its <text:s/>overlays and operates perfectly from all drives, even <text:s/>though <text:s/>the</text:p>
      <text:p text:style-name="P14">Path <text:s/>does not go to directory A1:. <text:s/>Do you understand why? <text:s/>If not, <text:s/>you <text:s/>may</text:p>
      <text:p text:style-name="P14">want to try answering this question for yourself before reading further.</text:p>
      <text:p text:style-name="P14"/>
      <text:p text:style-name="P14"><text:soft-page-break/>In <text:s/>this example, WordStar can find its overlays at directory A1: even <text:s/>though</text:p>
      <text:p text:style-name="P14">the <text:s/>Path is set to A0: because the overlays are set to Public. <text:s/>Since <text:s/>Public</text:p>
      <text:p text:style-name="P14">files <text:s/>can <text:s/>be found from any user area on their drive, the ZSDOS <text:s/>Path <text:s/>finds</text:p>
      <text:p text:style-name="P14">Public files in directory A1: when it searches directory A0:.</text:p>
      <text:p text:style-name="P14"/>
      <text:p text:style-name="P14">Once <text:s/>you have mastered the subtle relationship between the ZSDOS <text:s/>Public <text:s/>and</text:p>
      <text:p text:style-name="P14">Path capabilities, you will be able to make your computer find almost any file</text:p>
      <text:p text:style-name="P14">from <text:s/>anywhere <text:s/>on <text:s/>the system by using Path to search <text:s/>different <text:s/>drives <text:s/>and</text:p>
      <text:p text:style-name="P14">Public to bridge user areas. <text:s/>These are very powerful capabilities which, when</text:p>
      <text:p text:style-name="P14">used <text:s/>properly, <text:s/>can greatly enhance system performance. <text:s text:c="2"/>There <text:s/>are <text:s/>hazards</text:p>
      <text:p text:style-name="P14">involved, though.</text:p>
      <text:p text:style-name="P14"/>
      <text:p text:style-name="P14">For <text:s/>example, <text:s/>let's say that in the above example you now log <text:s/>into <text:s/>B0: <text:s/>and</text:p>
      <text:p text:style-name="P14">issue the command</text:p>
      <text:p text:style-name="P14"/>
      <text:p text:style-name="P14"><text:s text:c="20"/>WS MYFILE.TXT</text:p>
      <text:p text:style-name="P14"/>
      <text:p text:style-name="P14">instructing <text:s/>WordStar <text:s/>to begin editing MYFILE.TXT. <text:s/>WordStar <text:s/>loads <text:s/>properly</text:p>
      <text:p text:style-name="P14">from directory B0:, using the Path and Public to find its overlays at A1:. <text:s/>It</text:p>
      <text:p text:style-name="P14">then <text:s/>loads <text:s/>MYFILE.TXT and you begin editing. <text:s/>But when you are <text:s/>through <text:s/>and</text:p>
      <text:p text:style-name="P14">exit WordStar you cannot find your file at directory B0:. <text:s/>After much <text:s/>search-</text:p>
      <text:p text:style-name="P14">ing and some panic, you finally discover an identical file named MYFILE.TXT at</text:p>
      <text:p text:style-name="P14">directory A0:!</text:p>
      <text:p text:style-name="P14"/>
      <text:p text:style-name="P14">What <text:s/>happened? <text:s text:c="2"/>The file MYFILE.TXT did not exist at <text:s/>the <text:s/>logged <text:s/>directory</text:p>
      <text:p text:style-name="P14">(B0:), <text:s/>so ZSDOS automatically searched the Path (consisting of A0:) <text:s/>for <text:s/>MY-</text:p>
      <text:p text:style-name="P14">FILE.TXT. <text:s/>It so happened that you had left a file named MYFILE.TXT at <text:s/>direc-</text:p>
      <text:p text:style-name="P14">tory <text:s/>A0: <text:s/>when you backed up drive B earlier, so ZSDOS found <text:s/>that <text:s/>file <text:s/>and</text:p>
      <text:p text:style-name="P14">loaded it for WordStar. <text:s/>Later when you saved the file, ZSDOS recognized it as</text:p>
      <text:p text:style-name="P14">a file found with Path and saved it to its original directory, A0:.</text:p>
      <text:p text:style-name="P14"/>
      <text:p text:style-name="P14">A better solution to the above problem would have been to use Path File Access</text:p>
      <text:p text:style-name="P14">rather <text:s/>than Path Directory Access, and set the System as well as <text:s/>the <text:s/>Public</text:p>
      <text:p text:style-name="P14">attribute of the WordStar overlays in directory A1:. <text:s/>This would have prevent-</text:p>
      <text:p text:style-name="P14">ed WordStar from finding MYFILE.TXT at directory A0: (unless MYFILE.TXT was <text:s/>a</text:p>
      <text:p text:style-name="P14">System file), causing WordStar to create a new MYFILE.TXT at directory B0:. <text:s/>A</text:p>
      <text:p text:style-name="P14">further <text:s/>precaution <text:s/>would have been to leave Public/Path access set <text:s/>to <text:s/>Read</text:p>
      <text:p text:style-name="P14">Only. <text:s text:c="2"/>This would have prevented WordStar from writing to MYFILE.TXT <text:s/>in <text:s/>A0:</text:p>
      <text:p text:style-name="P14">even if MYFILE.TXT was a System file.</text:p>
      <text:p text:style-name="P14"/>
      <text:p text:style-name="P14">Admittedly, <text:s/>this <text:s/>example is somewhat contrived, but it <text:s/>illustrates <text:s/>several</text:p>
      <text:p text:style-name="P14">rules to follow when combining Path and Public:</text:p>
      <text:p text:style-name="P14"/>
      <text:p text:style-name="P14"><text:s text:c="5"/>1. <text:s/>Make <text:s/>sure that Public files along the Path are protected from <text:s/>being</text:p>
      <text:p text:style-name="P14"><text:s text:c="7"/>overwritten.</text:p>
      <text:p text:style-name="P14"/>
      <text:p text:style-name="P14"><text:s text:c="5"/>2. <text:s/>Unless <text:s/>it <text:s/>is necessary to write to Path <text:s/>files, <text:s/>leave <text:s/>Public/Path</text:p>
      <text:p text:style-name="P14"><text:s text:c="7"/>Access set to Read Only.</text:p>
      <text:p text:style-name="P14"/>
      <text:p text:style-name="P14"><text:s text:c="5"/>3. <text:s/>Whenever <text:s/>possible, <text:s/>set the System attribute of Path files <text:s/>and <text:s/>use</text:p>
      <text:p text:style-name="P14"><text:s text:c="7"/>Path File Access to find them.</text:p>
      <text:p text:style-name="P14"/>
      <text:p text:style-name="P14">We mentioned that the combination of Path and Public often results in <text:s/>greater</text:p>
      <text:p text:style-name="P14">performance <text:s/>than can be achieved with Path alone. <text:s/>Due to the way <text:s/>Public <text:s/>is</text:p>
      <text:p text:style-name="P14">implemented, it is faster than Path when searching different user areas of the</text:p>
      <text:p text:style-name="P14">same <text:s/>drive (see Section 2.8.3). <text:s/>Therefore where multiple user areas <text:s/>on <text:s/>the</text:p>
      <text:p text:style-name="P14"><text:soft-page-break/>same <text:s/>drive must be checked, use Path to get to the drive and Public <text:s/>to <text:s/>move</text:p>
      <text:p text:style-name="P14">across user areas on the drive for optimal speed.</text:p>
      <text:h text:style-name="Heading_20_2" text:outline-level="2">2.9 Enhanced Write Protection.</text:h>
      <text:p text:style-name="P14"/>
      <text:p text:style-name="P14">As <text:s/>mentioned above, you may limit access to files located by Public and <text:s/>Path</text:p>
      <text:p text:style-name="P14">to <text:s/>Read <text:s/>Only. <text:s/>ZSDOS uses one of the reserved attributes (F7) <text:s/>in <text:s/>the <text:s/>file</text:p>
      <text:p text:style-name="P14">control <text:s/>block to "remember" if the file was accessed via Path or Public. <text:s text:c="2"/>If</text:p>
      <text:p text:style-name="P14">Public/Path <text:s/>write <text:s/>has been disabled with ZSCONFIG or INSTALOS, <text:s/>attempts <text:s/>to</text:p>
      <text:p text:style-name="P14">write to or erase Path or Public files result in W/P errors. <text:s/>As an additional</text:p>
      <text:p text:style-name="P14">safeguard, Public and Path accept only unambiguous file names.</text:p>
      <text:p text:style-name="P14"/>
      <text:p text:style-name="P14">Enhanced <text:s/>disk write protection adds another level of security to <text:s/>ZSDOS <text:s/>sys-</text:p>
      <text:p text:style-name="P14">tems. <text:s/>If Read Only Vector Sustain is enabled with INSTALOS or ZSCONFIG, disks</text:p>
      <text:p text:style-name="P14">declared Read Only with function 28 retain this status until ZSDOS is reloaded</text:p>
      <text:p text:style-name="P14">from <text:s/>disk (usually by depressing a reset switch or turning the <text:s/>system <text:s/>off).</text:p>
      <text:p text:style-name="P14">While <text:s/>Sustain is on, functions 13 and 37 will not reset drives to Read <text:s/>Write</text:p>
      <text:p text:style-name="P14">as with CP/M.</text:p>
      <text:p text:style-name="P14"/>
      <text:p text:style-name="P14">If <text:s/>your <text:s/>system reloads BDOS every time it warm boots, the Read <text:s/>Only <text:s/>Vector</text:p>
      <text:p text:style-name="P14">Sustain will be of no use.</text:p>
      <text:p text:style-name="P14"/>
      <text:p text:style-name="P14">In <text:s/>summary, <text:s/>a <text:s/>File W/P error message will occur if you <text:s/>attempt <text:s/>to <text:s/>write,</text:p>
      <text:p text:style-name="P14">rename or erase files under any of the following conditions:</text:p>
      <text:p text:style-name="P14"/>
      <text:p text:style-name="P14"><text:s text:c="5"/>File (t1) or disk set to Read Only, always.</text:p>
      <text:p text:style-name="P14"><text:s text:c="5"/>File Wheel Protected (f8) and the Wheel is off.</text:p>
      <text:p text:style-name="P14"><text:s text:c="5"/>Path or Public files and Public/Path Access set to R/O.</text:p>
      <text:h text:style-name="Heading_20_2" text:outline-level="2">2.10 Re-entrancy Potential.</text:h>
      <text:p text:style-name="P14"/>
      <text:p text:style-name="P14">Re-entrancy allows special programs such as screen-trapping and print <text:s/>scroll-</text:p>
      <text:p text:style-name="P14">ing <text:s/>packages <text:s/>to interrupt BDOS calls by other programs with <text:s/>BDOS <text:s/>calls <text:s/>of</text:p>
      <text:p text:style-name="P14">their own. <text:s/>ZRDOS Plus was the first CP/M replacement to offer a <text:s/>standardized</text:p>
      <text:p text:style-name="P14">means of BDOS re-entrancy. <text:s/>For compatibility with existing ZRDOS IOP's, ZSDOS</text:p>
      <text:p text:style-name="P14">supports the same re-entrancy interface as ZRDOS Plus. <text:s/>More detailed informa-</text:p>
      <text:p text:style-name="P14">tion <text:s/>on recursive ZSDOS calls is contained in the ZSDOS Programmer's <text:s/>Manual,</text:p>
      <text:p text:style-name="P14">available separately.</text:p>
      <text:h text:style-name="Heading_20_2" text:outline-level="2">2.11 FCB User Number Support.</text:h>
      <text:p text:style-name="P14"/>
      <text:p text:style-name="P14">What <text:s/>ZCPR started, ZSDOS now extends! <text:s/>ZCPR has long used File Control <text:s/>Block</text:p>
      <text:p text:style-name="P14">byte <text:s/>13 (also known as the S1 byte) to store the User number for a file. <text:s text:c="2"/>To</text:p>
      <text:p text:style-name="P14">date, <text:s/>no DOS has used this byte at all. <text:s/>ZSDOS uses the S1 byte to store <text:s/>the</text:p>
      <text:p text:style-name="P14">User <text:s/>number <text:s/>when a file is opened. <text:s/>Subsequently, reads and writes <text:s/>to <text:s/>this</text:p>
      <text:p text:style-name="P14">file can be made without calling Set User (function 32) first. <text:s/>After <text:s/>opening</text:p>
      <text:p text:style-name="P14">a file, the S1 byte it its FCB will be set to the file's User number or'd with</text:p>
      <text:p text:style-name="P14">80H.</text:p>
      <text:p text:style-name="P14"/>
      <text:p text:style-name="P14">ZSDOS applications may take advantage of this new capability to eliminate most</text:p>
      <text:p text:style-name="P14">Get User and Set User calls. <text:s/>Load FCB+13 with the User number OR'd with <text:s/>80H,</text:p>
      <text:p text:style-name="P14">then <text:s/>call ZSDOS for the file operation. The load of FCB+13 need be done <text:s/>only</text:p>
      <text:p text:style-name="P14">once <text:s/>per file, because ZSDOS FCB User numbers are retained during <text:s/>subsequent</text:p>
      <text:p text:style-name="P14">calls.</text:p>
      <text:p text:style-name="P14"/>
      <text:p text:style-name="P14"><text:soft-page-break/>Unfortunately, <text:s/>a <text:s/>large <text:s/>number of CP/M applications <text:s/>"reuse" <text:s/>FCB's <text:s/>without</text:p>
      <text:p text:style-name="P14">bothering to clear the S1 and S2 bytes (Digital Research didn't require this).</text:p>
      <text:p text:style-name="P14">For <text:s/>backward <text:s/>compatibility with these programs, some <text:s/>ZSDOS <text:s/>functions <text:s/>only</text:p>
      <text:p text:style-name="P14">respect <text:s/>the <text:s/>FCB User byte when the ZSDOS error mode has been <text:s/>set. <text:s text:c="2"/>If <text:s/>the</text:p>
      <text:p text:style-name="P14">error <text:s/>mode is not set, ZSDOS ignores FCB User numbers during Open File, <text:s/>Make</text:p>
      <text:p text:style-name="P14">File, <text:s/>Rename File, Erase File, Change Attributes, and Search <text:s/>First <text:s/>function</text:p>
      <text:p text:style-name="P14">calls. <text:s/>ZSDOS always respects the FCB User number during other function calls.</text:p>
      <text:p text:style-name="P14">See Function 45 in the Programmer's Manual for full details.</text:p>
      <text:h text:style-name="Heading_20_2" text:outline-level="2">2.12 File Datestamping Support.</text:h>
      <text:p text:style-name="P14"/>
      <text:p text:style-name="P14">Both ZSDOS an ZDDOS add full file time and datestamping support to CP/M. <text:s/>This</text:p>
      <text:p text:style-name="P14">is <text:s/>immensely helpful in keeping track of large numbers of files. <text:s text:c="2"/>The <text:s/>ZSDOS</text:p>
      <text:p text:style-name="P14">datestamping <text:s/>feature <text:s/>allows the user to take advantage of a <text:s/>full <text:s/>range <text:s/>of</text:p>
      <text:p text:style-name="P14">datestamp-oriented <text:s/>programs, including directory utilities, <text:s/>disk <text:s/>cataloging</text:p>
      <text:p text:style-name="P14">systems, <text:s/>and <text:s/>file compare utilities, which use datestamps to <text:s/>help <text:s/>organize</text:p>
      <text:p text:style-name="P14">information.</text:p>
      <text:p text:style-name="P14"/>
      <text:p text:style-name="P14">For <text:s/>maximum flexibility, ZSDOS and ZDDOS offer two basic approaches <text:s/>to <text:s/>file</text:p>
      <text:p text:style-name="P14">datestamping. <text:s/>ZSDOS provides DOS-level ties to implement time and date stamp-</text:p>
      <text:p text:style-name="P14">ing <text:s/>routines, <text:s/>while ZDDOS provides all datestamping routines <text:s/>(except <text:s/>clock</text:p>
      <text:p text:style-name="P14">driver) <text:s/>within the DOS. <text:s/>Unlike ZDDOS, ZSDOS does no actual date <text:s/>stamping <text:s/>-</text:p>
      <text:p text:style-name="P14">this is left to a set of routines located outside of the BDOS memory <text:s/>segment.</text:p>
      <text:p text:style-name="P14">Because datestamping routines are located externally, ZSDOS is able to support</text:p>
      <text:p text:style-name="P14">both <text:s/>CP/M Plus and DateStamper-style file datestamping. <text:s/>ZDDOS, on the <text:s/>other</text:p>
      <text:p text:style-name="P14">hand, provides only one datestamping format (the Plu*Perfect DateStamper), but</text:p>
      <text:p text:style-name="P14">is <text:s/>easier to install and takes less memory because datestamping is <text:s/>contained</text:p>
      <text:p text:style-name="P14">entirely <text:s/>within the 3.5 kilobyte BDOS segment size specified by <text:s/>Digital <text:s/>Re-</text:p>
      <text:p text:style-name="P14">search. <text:s/>See Section 3.3 for more on ZSDOS datestamping and clock modules.</text:p>
      <text:p text:style-name="P14"/>
      <text:p text:style-name="P14">The <text:s/>different <text:s/>datestamping methods used by ZSDOS and ZDDOS <text:s/>are <text:s/>effectively</text:p>
      <text:p text:style-name="P14">hidden <text:s/>from the application program, since both DOS's provide <text:s/>programs <text:s/>with</text:p>
      <text:p text:style-name="P14">the <text:s/>same datestamping function calls. <text:s/>Get File Stamp (Function 102) <text:s/>returns</text:p>
      <text:p text:style-name="P14">the datestamp of a specified file, while Set File Stamp (Function 103) sets <text:s/>a</text:p>
      <text:p text:style-name="P14">specified <text:s/>file's stamp. <text:s/>For applications running under ZSDOS and ZDDOS, <text:s/>the</text:p>
      <text:p text:style-name="P14">stamps returned or written by these functions are in the same "universal" <text:s/>15-</text:p>
      <text:p text:style-name="P14">byte packed BCD format used by Plu*Perfect's DateStamper, no matter what <text:s/>type</text:p>
      <text:p text:style-name="P14">of <text:s/>stamping is actually present on disk. <text:s/>Appendix 3 details the <text:s/>DateStamper</text:p>
      <text:p text:style-name="P14">format.</text:p>
      <text:p text:style-name="P14"/>
      <text:p text:style-name="P14">The Stamp copy method (Get Stamp, Set Stamp), function numbers, and the <text:s/>date-</text:p>
      <text:p text:style-name="P14">stamp <text:s/>formats <text:s/>of ZSDOS are compatible with Bridger <text:s/>Mitchell's <text:s/>DosDisk(tm),</text:p>
      <text:p text:style-name="P14">which allows CP/M machines to use files on MS-DOS disks directly. <text:s/>We <text:s/>encour-</text:p>
      <text:p text:style-name="P14">age <text:s/>others <text:s/>to take advantage of this standard to easily <text:s/>implement <text:s/>features</text:p>
      <text:p text:style-name="P14">such as preserving date stamps across file copies, crunched files, <text:s/>telecommu-</text:p>
      <text:p text:style-name="P14">nicated files, and library files.</text:p>
      <text:p text:style-name="P14"/>
      <text:p text:style-name="P14"/>
      <text:h text:style-name="Heading_20_2" text:outline-level="2">2.13 Run-time Configuration.</text:h>
      <text:p text:style-name="P14"/>
      <text:p text:style-name="P14">Unlike earlier BDOS replacements, ZSDOS allows you to enable and disable <text:s/>many</text:p>
      <text:p text:style-name="P14">features <text:s/>"on <text:s/>the fly" with the ZSCONFIG program. <text:s/>ZSCONFIG can <text:s/>be <text:s/>used <text:s/>in</text:p>
      <text:p text:style-name="P14">either <text:s/>an interactive fashion or in a command driven mode that allows <text:s/>recon-</text:p>
      <text:p text:style-name="P14">figuration of the system from command scripts.</text:p>
      <text:p text:style-name="P14"><text:soft-page-break/></text:p>
      <text:p text:style-name="P14">Features under control of ZSCONFIG are:</text:p>
      <text:p text:style-name="P14"/>
      <text:p text:style-name="P14"><text:s text:c="5"/>o <text:s/>Public file mode</text:p>
      <text:p text:style-name="P14"><text:s text:c="5"/>o <text:s/>Use of an external path</text:p>
      <text:p text:style-name="P14"><text:s text:c="5"/>o <text:s/>Path access mode (directory or file).</text:p>
      <text:p text:style-name="P14"><text:s text:c="5"/>o <text:s/>Set Path or Public Access to Read/Write or Read Only</text:p>
      <text:p text:style-name="P14"><text:s text:c="5"/>o <text:s/>Fast fixed disk relogging</text:p>
      <text:p text:style-name="P14"><text:s text:c="5"/>o <text:s/>Read Only Vector sustain</text:p>
      <text:p text:style-name="P14"><text:s text:c="5"/>o <text:s/>File datestamping</text:p>
      <text:p text:style-name="P14"/>
      <text:p text:style-name="P14">ZSDOS <text:s/>also <text:s/>instantly <text:s/>responds to changes in the Path or <text:s/>changes <text:s/>in <text:s/>Wheel</text:p>
      <text:p text:style-name="P14">status. <text:s/>More detailed information on ZSCONFIG usage is provided in Section <text:s/>4</text:p>
      <text:p text:style-name="P14">of this manual. <text:s/>Application programs may also alter these features operations</text:p>
      <text:p text:style-name="P14">of <text:s/>ZSDOS <text:s/>using the techniques described in the <text:s/>ZSDOS <text:s/>Programmer's <text:s/>Manual,</text:p>
      <text:p text:style-name="P14">available separately.</text:p>
      <text:h text:style-name="Heading_20_2" text:outline-level="2">2.14 Other Significant Enhancements.</text:h>
      <text:p text:style-name="P14"/>
      <text:p text:style-name="P14">Reset Drive (Function 37) corrects the bugs contained in CP/M and ZRDOS. <text:s/>Most</text:p>
      <text:p text:style-name="P14">programmers assumed (incorrectly) that under CP/M and ZRDOS, Function 37 would</text:p>
      <text:p text:style-name="P14">relog the default disk if it was logged out. <text:s/>CP/M and ZRDOS didn't, but ZSDOS</text:p>
      <text:p text:style-name="P14"/>
      <text:p text:style-name="P14">Read <text:s/>Console <text:s/>Buffer (Function 10) contains several changes <text:s/>from <text:s/>CP/M <text:s/>2.2.</text:p>
      <text:p text:style-name="P14">Control-E is no longer supported. <text:s/>This was a teletype-oriented function <text:s/>that</text:p>
      <text:p text:style-name="P14">is <text:s/>unnecessary in our world of CRT's that wrap lines. <text:s/>Control-U is the <text:s/>same</text:p>
      <text:p text:style-name="P14">as <text:s/>Control-X. <text:s/>The delete key has been fixed so that Rubout acts <text:s/>like <text:s/>Back-</text:p>
      <text:p text:style-name="P14">space instead of echoing the deleted character. <text:s/>This was done in a <text:s/>transpar-</text:p>
      <text:p text:style-name="P14">ent <text:s/>manner <text:s/>that <text:s/>does not require patching of <text:s/>programs <text:s/>such <text:s/>as <text:s/>WordStar.</text:p>
      <text:p text:style-name="P14">Programs that communicate with the console through BIOS or through Functions 1</text:p>
      <text:p text:style-name="P14">or 6 (e.g. MBasic) will not benefit from this change. <text:s/>Control-R (retype line)</text:p>
      <text:p text:style-name="P14">is implemented in ZSDOS only. <text:s/>It could not be included in ZDDOS due to <text:s/>space</text:p>
      <text:p text:style-name="P14">restrictions.</text:p>
      <text:p text:style-name="P14"/>
      <text:p text:style-name="P14">Direct Console I/O (Function 6), now includes the CP/M Plus enhancement of Get</text:p>
      <text:p text:style-name="P14">Console Character if 0FDH is passed in the E register. <text:s/>Get Console <text:s/>Character</text:p>
      <text:p text:style-name="P14">causes ZSDOS to wait until a console character is entered before returning the</text:p>
      <text:p text:style-name="P14">character. <text:s/>Get Console Character differs from normal Console Input <text:s/>(Function</text:p>
      <text:p text:style-name="P14">1) in that no character checking (such as Control-C Warm Boot) is performed by</text:p>
      <text:p text:style-name="P14">ZSDOS. <text:s text:c="2"/>Unlike <text:s/>CP/M <text:s/>and ZRDOS, ZSDOS' Direct Console <text:s/>I/O <text:s/>function <text:s/>allows</text:p>
      <text:p text:style-name="P14">mixing function 6 calls and Get Console Character calls in a totally <text:s/>reliable</text:p>
      <text:p text:style-name="P14">manner. <text:s/>Thanks to Bridger Mitchell for suggesting this enhancement.</text:p>
      <text:p text:style-name="P14"/>
      <text:p text:style-name="P14">Ten new function calls have been added to ZSDOS. <text:s/>The first six are immediate-</text:p>
      <text:p text:style-name="P14">ly available to all ZSDOS/ZDDOS users. <text:s/>They are:</text:p>
      <text:p text:style-name="P14"/>
      <text:p text:style-name="P14"><text:s text:c="5"/>Function 39 <text:s text:c="3"/>- Return the Fixed Disk Login Vector</text:p>
      <text:p text:style-name="P14"><text:s text:c="5"/>Function 45 <text:s text:c="3"/>- Set the ZSDOS error mode</text:p>
      <text:p text:style-name="P14"><text:s text:c="5"/>Function 47 <text:s text:c="3"/>- Return the current DMA pointer</text:p>
      <text:p text:style-name="P14"><text:s text:c="5"/>Function 48 <text:s text:c="3"/>- Return the ZSDOS Version Number</text:p>
      <text:p text:style-name="P14"><text:s text:c="5"/>Function 100 <text:s text:c="2"/>- Get ZSDOS flags</text:p>
      <text:p text:style-name="P14"><text:s text:c="5"/>Function 101 <text:s text:c="2"/>- Set ZSDOS flags</text:p>
      <text:p text:style-name="P14"/>
      <text:p text:style-name="P14">The <text:s/>last four new routines are only available if a Time Stamp Module <text:s/>is <text:s/>in-</text:p>
      <text:p text:style-name="P14">stalled (see Section 3.2) or ZDDOS with a clock module is present. <text:s/>These four</text:p>
      <text:p text:style-name="P14">additional functions are:</text:p>
      <text:p text:style-name="P14"><text:soft-page-break/></text:p>
      <text:p text:style-name="P14"><text:s text:c="5"/>Function 98 <text:s text:c="3"/>- Get Clock Time and Date</text:p>
      <text:p text:style-name="P14"><text:s text:c="5"/>Function 99 <text:s text:c="3"/>- Set Clock time and Date</text:p>
      <text:p text:style-name="P14"><text:s text:c="5"/>Function 102 <text:s text:c="2"/>- Get a File Date Stamp</text:p>
      <text:p text:style-name="P14"><text:s text:c="5"/>Function 103 <text:s text:c="2"/>- Write a File Date Stamp</text:p>
      <text:p text:style-name="P14"/>
      <text:p text:style-name="P14">Functions 102 and 103 offer programmers an efficient means of preserving <text:s/>file</text:p>
      <text:p text:style-name="P14">time <text:s/>and date stamps. <text:s/>These functions return unique status codes <text:s/>for <text:s/>effi-</text:p>
      <text:p text:style-name="P14">cient use with programs. <text:s/>The new functions have been carefully designed to be</text:p>
      <text:p text:style-name="P14">compatible with other BDOS's (favoring ZRDOS where conflicts arise).</text:p>
      <text:p text:style-name="P14"/>
      <text:p text:style-name="P14">ZSDOS supports all ZRDOS 1.7 functions calls. <text:s/>Therefore all programs designed</text:p>
      <text:p text:style-name="P14">for ZRDOS versions 1.7 and before are also usable under ZSDOS, though many <text:s/>of</text:p>
      <text:p text:style-name="P14">these <text:s/>programs <text:s/>have been superseded by more recent innovations. <text:s text:c="2"/>Warm <text:s/>Boot</text:p>
      <text:p text:style-name="P14">Trap <text:s/>and <text:s/>Reset Warm Boot Trap aren't implemented in ZRDOS 1.7, and <text:s/>this <text:s/>is</text:p>
      <text:p text:style-name="P14">also the case with ZSDOS.</text:p>
      <text:p text:style-name="P14"/>
      <text:h text:style-name="P6" text:outline-level="1">3 Installing ZSDOS.</text:h>
      <text:p text:style-name="P14"/>
      <text:p text:style-name="P14">ZSDOS can be installed on almost any computer that currently runs CP/M 2.2 <text:s/>or</text:p>
      <text:p text:style-name="P14">ZRDOS <text:s/>1.x. <text:s text:c="2"/>In general, installing ZSDOS consists of two steps. <text:s text:c="2"/>First <text:s/>you</text:p>
      <text:p text:style-name="P14">must <text:s/>replace <text:s/>your system's current Basic Disk Operating System <text:s/>(BDOS) <text:s/>with</text:p>
      <text:p text:style-name="P14">ZSDOS or ZDDOS. <text:s/>After successfully replacing the BDOS, you must also <text:s/>install</text:p>
      <text:p text:style-name="P14">a ZDDOS clock driver or ZSDOS datestamper module and initialize your disks <text:s/>if</text:p>
      <text:p text:style-name="P14">you <text:s/>desire <text:s/>file datestamping. <text:s/>Finally, users of BackGrounder ii <text:s/>must <text:s/>also</text:p>
      <text:p text:style-name="P14">install BackGrounder for use with ZSDOS.</text:p>
      <text:p text:style-name="P14"/>
      <text:p text:style-name="P14">Each of these operations is presented separately in the following sections <text:s/>of</text:p>
      <text:p text:style-name="P14">this guide:</text:p>
      <text:p text:style-name="P14"/>
      <text:p text:style-name="P14"><text:s text:c="10"/>3.1 - Installing the Operating System</text:p>
      <text:p text:style-name="P14"><text:s text:c="10"/>3.2 - Clock and File Stamp Installation</text:p>
      <text:p text:style-name="P14"><text:s text:c="10"/>3.3 - Installing BackGrounder ii for ZSDOS</text:p>
      <text:p text:style-name="P14"/>
      <text:p text:style-name="P14">For <text:s/>best <text:s/>results, <text:s/>complete each phase of the <text:s/>installation <text:s/>process <text:s/>before</text:p>
      <text:p text:style-name="P14">proceeding <text:s/>to the following step. <text:s/>Once you have a working ZSDOS system, <text:s/>you</text:p>
      <text:p text:style-name="P14">may also wish to consult Section 3.4, Advanced Installation Techniques, <text:s/>which</text:p>
      <text:p text:style-name="P14">describes optional ways of making ZSDOS more efficient.</text:p>
      <text:p text:style-name="P14"/>
      <text:p text:style-name="P14">Before installing ZSDOS, prepare two freshly-formatted diskettes in accordance</text:p>
      <text:p text:style-name="P14">with the instructions for your computer. <text:s/>Copy all programs and files from the</text:p>
      <text:p text:style-name="P14">ZSDOS <text:s/>distribution <text:s/>disks onto these work diskettes, then <text:s/>remove <text:s/>the <text:s/>ZSDOS</text:p>
      <text:p text:style-name="P14">distribution disks and store them in a safe location. <text:s/>Work only on copies <text:s/>of</text:p>
      <text:p text:style-name="P14">the <text:s/>master diskettes, using the masters only when it is necessary <text:s/>to <text:s/>regain</text:p>
      <text:p text:style-name="P14">unmodified, original copies of programs and data.</text:p>
      <text:h text:style-name="Heading_20_2" text:outline-level="2">3.1 Installing the Operating System.</text:h>
      <text:p text:style-name="P14"/>
      <text:p text:style-name="P14">This section consists of the following subsections:</text:p>
      <text:p text:style-name="P14"/>
      <text:p text:style-name="P14"><text:s text:c="10"/>3.1.1 - Installing ZSDOS with INSTALOS</text:p>
      <text:p text:style-name="P14"><text:s text:c="10"/>3.1.2 - Installing ZSDOS with NZ-COM</text:p>
      <text:p text:style-name="P14"><text:s text:c="10"/>3.1.3 - Installing ZSDOS with JetLDR</text:p>
      <text:p text:style-name="P14"><text:s text:c="10"/>3.1.4 - Installing ZSDOS with XBIOS</text:p>
      <text:p text:style-name="P14"/>
      <text:p text:style-name="P14">Most <text:s/>readers <text:s/>need refer only to Section 3.1.1 to add ZSDOS <text:s/>capabilities <text:s/>to</text:p>
      <text:p text:style-name="P14">their existing System Generation facility. <text:s/>Users of NZ-COM, JetLDR, and XBIOS</text:p>
      <text:p text:style-name="P14">should consult Sections 3.1.2, 3.1.3, and 3.1.4, respectively for instructions</text:p>
      <text:p text:style-name="P14">on installing ZSDOS with these advanced tools.</text:p>
      <text:h text:style-name="Heading_20_3" text:outline-level="3">3.1.1 Installing ZSDOS with INSTALOS.</text:h>
      <text:p text:style-name="P14"/>
      <text:p text:style-name="P14">The ZSDOS INSTALOS program automatically overlays your computer's System Image</text:p>
      <text:p text:style-name="P14">file, <text:s/>such as MOVCPM.COM (CP/M) or MOVZSYS.COM (ZRDOS) program, <text:s/>or <text:s/>Absolute</text:p>
      <text:p text:style-name="P14">System Model file (e.g., CPM64.COM) with ZSDOS or ZDDOS to produce a new <text:s/>file</text:p>
      <text:p text:style-name="P14">containing <text:s/>ZSDOS/ZDDOS instead of your original Basic Disk Operating <text:s/>System.</text:p>
      <text:p text:style-name="P14">INSTALOS <text:s/>also <text:s/>allows <text:s/>you to set the defaults of <text:s/>various <text:s/>ZSDOS <text:s/>parameters</text:p>
      <text:p text:style-name="P14">during <text:s/>the installation process (these parameters may also be <text:s/>changed <text:s/>later</text:p>
      <text:p text:style-name="P14">with the ZSCONFIG program).</text:p>
      <text:p text:style-name="P14"/>
      <text:p text:style-name="P14">INSTALOS <text:s/>is <text:s/>designed to make the installation process as easy <text:s/>as <text:s/>possible.</text:p>
      <text:p text:style-name="P14"><text:soft-page-break/>With <text:s/>INSTALOS you may load files from all drives and user areas from <text:s/>A0: <text:s/>to</text:p>
      <text:p text:style-name="P14">P31:. <text:s/>Error detection is extensive, and Section 3.1.1.3 of this manual <text:s/>fully</text:p>
      <text:p text:style-name="P14">explains all INSTALOS error messages. <text:s/>Finally, you may safely abort <text:s/>INSTALOS</text:p>
      <text:p text:style-name="P14">at nearly all points by pressing Control-C.</text:p>
      <text:p text:style-name="P14"/>
      <text:p text:style-name="P14">Before using INSTALOS, ensure that the following files from your ZSDOS Distri-</text:p>
      <text:p text:style-name="P14">bution Disk are present:</text:p>
      <text:p text:style-name="P14"/>
      <text:p text:style-name="P14"><text:s text:c="10"/>o <text:s/>ZSDOS.ZRL (or ZDDOS.ZRL if embedded DateStamper is desired)</text:p>
      <text:p text:style-name="P14"><text:s text:c="10"/>o <text:s/>INSTALOS.COM</text:p>
      <text:p text:style-name="P14"/>
      <text:p text:style-name="P14">The following files from your CP/M or ZRDOS System Disk must also be <text:s/>accessi-</text:p>
      <text:p text:style-name="P14">ble:</text:p>
      <text:p text:style-name="P14"/>
      <text:p text:style-name="P14"><text:s text:c="10"/>o <text:s/>MOVCPM.COM <text:s/>(CP/M), MOVZSYS.COM (ZRDOS), or System <text:s/>Image <text:s/>file</text:p>
      <text:p text:style-name="P14"><text:s text:c="13"/>for systems such as the Oneac ON!</text:p>
      <text:p text:style-name="P14"><text:s text:c="10"/>o <text:s/>SYSGEN.COM</text:p>
      <text:h text:style-name="Heading_20_4" text:outline-level="4">3.1.1.1 Using INSTALOS.</text:h>
      <text:p text:style-name="P14"/>
      <text:p text:style-name="P14">To run INSTALOS, most users should simply enter</text:p>
      <text:p text:style-name="P14"/>
      <text:p text:style-name="P14"><text:s text:c="15"/>INSTALOS</text:p>
      <text:p text:style-name="P14"/>
      <text:p text:style-name="P14">at the CP/M command prompt. <text:s/>This tells INSTALOS that you are installing ZSDOS</text:p>
      <text:p text:style-name="P14">over <text:s/>a System Image file, such as MOVCPM.COM or MOVZSYS.COM. <text:s/>If you need <text:s/>to</text:p>
      <text:p text:style-name="P14">install <text:s/>ZSDOS <text:s/>over <text:s/>an <text:s/>Absolute System Model <text:s/>file <text:s/>such <text:s/>as <text:s/>a <text:s/>CPM59.COM,</text:p>
      <text:p text:style-name="P14">ZSYSTEM.MDL, or Oneac ON! <text:s/>file, you should enter</text:p>
      <text:p text:style-name="P14"/>
      <text:p text:style-name="P14"><text:s text:c="15"/>INSTALOS /A</text:p>
      <text:p text:style-name="P14"/>
      <text:p text:style-name="P14">to <text:s/>run INSTALOS in Absolute mode. <text:s/>INSTALOS now displays its <text:s/>opening <text:s/>banner</text:p>
      <text:p text:style-name="P14">and requests the name of a file as:</text:p>
      <text:p text:style-name="P14"/>
      <text:p text:style-name="P14"><text:s text:c="15"/>System Image file to patch (Default=MOVCPM.COM) :</text:p>
      <text:p text:style-name="P14"/>
      <text:p text:style-name="P14">in Relocatable mode, or</text:p>
      <text:p text:style-name="P14"/>
      <text:p text:style-name="P14"><text:s text:c="15"/>Absolute System Model (Default=SYSTEM.MDL) :</text:p>
      <text:p text:style-name="P14"/>
      <text:p text:style-name="P14">in Absolute mode.</text:p>
      <text:p text:style-name="P14"/>
      <text:p text:style-name="P14">You <text:s/>need not enter all of the information; INSTALOS will fill in any <text:s/>missing</text:p>
      <text:p text:style-name="P14">items <text:s/>with the default disk, user, or filename. <text:s/>If you simply hit <text:s/>RETURN,</text:p>
      <text:p text:style-name="P14">INSTALOS searches the current directory for the default System Image or <text:s/>Abso-</text:p>
      <text:p text:style-name="P14">lute <text:s/>System <text:s/>Model <text:s/>file (MOVCPM.COM or SYSTEM.MDL). <text:s/>Here <text:s/>are <text:s/>some <text:s/>sample</text:p>
      <text:p text:style-name="P14">responses:</text:p>
      <text:p text:style-name="P14"/>
      <text:p text:style-name="P14"><text:s text:c="3"/>System Image file to patch (Default=MOVCPM.COM) : B3:</text:p>
      <text:p text:style-name="P14"><text:s text:c="10"/>(Selects MOVCPM.COM on drive "B" in user area 3)</text:p>
      <text:p text:style-name="P14"/>
      <text:p text:style-name="P14"><text:s text:c="3"/>System Image file to patch (Default=MOVCPM.COM) : 10:MOVZSYS</text:p>
      <text:p text:style-name="P14"><text:s text:c="10"/>(Selects MOVZSYS.COM on the current drive, user 10)</text:p>
      <text:p text:style-name="P14"/>
      <text:p text:style-name="P14"><text:s text:c="3"/>System Image file to patch (Default=MOVCPM.COM) : C:MOV.OLD</text:p>
      <text:p text:style-name="P14"><text:s text:c="5"/>(Selects MOV.OLD on drive "C", current user area)</text:p>
      <text:p text:style-name="P14"><text:soft-page-break/></text:p>
      <text:p text:style-name="P14">Once <text:s/>INSTALOS <text:s/>finds the requested file, it validates your <text:s/>operating <text:s/>system</text:p>
      <text:p text:style-name="P14">image. <text:s text:c="2"/>If <text:s/>the CCP, BDOS or BIOS portions of the System <text:s/>Image <text:s/>or <text:s/>Absolute</text:p>
      <text:p text:style-name="P14">System <text:s/>Model file are invalid, INSTALOS prints an error message and quits <text:s/>at</text:p>
      <text:p text:style-name="P14">this point. <text:s/>This may occur if an Absolute System Image was loaded but <text:s/>INSTA-</text:p>
      <text:p text:style-name="P14">LOS <text:s/>was invoked without the /A suffix. <text:s/>If both methods of calling <text:s/>INSTALOS</text:p>
      <text:p text:style-name="P14">fail, <text:s/>first ensure that your system image or generation program is <text:s/>operating</text:p>
      <text:p text:style-name="P14">properly. <text:s text:c="2"/>If you are sure that you have a working MOVCPM, MOVZSYS, or <text:s/>Abso-</text:p>
      <text:p text:style-name="P14">lute <text:s/>Model file that INSTALOS cannot validate, you will need to contact <text:s/>your</text:p>
      <text:p text:style-name="P14">distributor who will initiate actions to correct your problem.</text:p>
      <text:p text:style-name="P14"/>
      <text:p text:style-name="P14">If <text:s/>all <text:s/>values <text:s/>in your operating system file match <text:s/>expected <text:s/>parameters, <text:s/>a</text:p>
      <text:p text:style-name="P14">summary <text:s/>of those values is displayed. <text:s/>If you specified a System <text:s/>Image <text:s/>file</text:p>
      <text:p text:style-name="P14">(e.g., MOVCPM.COM), the display should be similar to:</text:p>
      <text:p text:style-name="P14"/>
      <text:p text:style-name="P14"><text:s text:c="10"/>Addresses in system image (as seen under DDT) :</text:p>
      <text:p text:style-name="P14"><text:s text:c="15"/>CCP : 0980H <text:s text:c="7"/>Map @ 3610H</text:p>
      <text:p text:style-name="P14"><text:s text:c="15"/>BDOS: 1180H <text:s text:c="7"/>Map @ 3710H</text:p>
      <text:p text:style-name="P14"><text:s text:c="15"/>BIOS: 1F80H <text:s text:c="7"/>Map @ 38D0H</text:p>
      <text:p text:style-name="P14"/>
      <text:p text:style-name="P14">The <text:s/>addresses <text:s/>shown <text:s/>will probably differ from these, but <text:s/>if <text:s/>both <text:s/>columns</text:p>
      <text:p text:style-name="P14">display <text:s/>values <text:s/>other than 0000H, INSTALOS will correctly <text:s/>overlay <text:s/>the <text:s/>BDOS</text:p>
      <text:p text:style-name="P14">portion of the image with ZSDOS or ZDDOS.</text:p>
      <text:p text:style-name="P14"/>
      <text:p text:style-name="P14">If you specified an Absolute System Model, the display will be similar to:</text:p>
      <text:p text:style-name="P14"/>
      <text:p text:style-name="P14"><text:s text:c="10"/>Addresses in system image (as seen under DDT) :</text:p>
      <text:p text:style-name="P14"><text:s text:c="15"/>CCP : BC00H</text:p>
      <text:p text:style-name="P14"><text:s text:c="15"/>BDOS: C400H</text:p>
      <text:p text:style-name="P14"><text:s text:c="15"/>BIOS: D200H</text:p>
      <text:p text:style-name="P14"/>
      <text:p text:style-name="P14">As above, the addresses will probably differ from those in the example, <text:s/>which</text:p>
      <text:p text:style-name="P14">are for a 54K system.</text:p>
      <text:p text:style-name="P14"/>
      <text:p text:style-name="P14">If no error message appears, INSTALOS has properly validated your file. <text:s/>Next,</text:p>
      <text:p text:style-name="P14">a menu of choices appears:</text:p>
      <text:p text:style-name="P14"/>
      <text:p text:style-name="P14"><text:s text:c="15"/>1 - Replace CCP</text:p>
      <text:p text:style-name="P14"><text:s text:c="15"/>2 - Replace DOS</text:p>
      <text:p text:style-name="P14"><text:s text:c="15"/>3 - Replace BIOS</text:p>
      <text:p text:style-name="P14"><text:s text:c="15"/>4 - Save and Exit</text:p>
      <text:p text:style-name="P14"><text:s text:c="10"/>Enter Selection (^C Quits) : _</text:p>
      <text:p text:style-name="P14"/>
      <text:p text:style-name="P14">Options 1 and 3 are for more advanced installations not directly connected <text:s/>to</text:p>
      <text:p text:style-name="P14">ZSDOS. <text:s text:c="2"/>See Section 3.4 of this manual for more on these options. <text:s/>For <text:s/>ZSDOS</text:p>
      <text:p text:style-name="P14">installation, enter a 2. <text:s/>You will be asked for the name of a Disk <text:s/>Operating</text:p>
      <text:p text:style-name="P14">System file as:</text:p>
      <text:p text:style-name="P14"/>
      <text:p text:style-name="P14"><text:s text:c="10"/>Name of DOS file (Default=ZSDOS.ZRL) : _</text:p>
      <text:p text:style-name="P14"/>
      <text:p text:style-name="P14">The default file type at this point is ZRL, but operating systems in MicroSoft</text:p>
      <text:p text:style-name="P14">REL <text:s/>format <text:s/>such <text:s/>as distribution versions of ZRDOS are <text:s/>also <text:s/>accepted. <text:s text:c="2"/>As</text:p>
      <text:p text:style-name="P14">above, you may respond with a full or partial file specification and <text:s/>INSTALOS</text:p>
      <text:p text:style-name="P14">will fill in any missing items with the default disk, user, or filename.</text:p>
      <text:p text:style-name="P14"/>
      <text:p text:style-name="P14">Once the Disk Operating System file is found the following prompt appears:</text:p>
      <text:p text:style-name="P14"><text:soft-page-break/></text:p>
      <text:p text:style-name="P14"><text:s text:c="10"/>ZSDOS.ZRL Size OK...overlaying BDOS..</text:p>
      <text:p text:style-name="P14"><text:s text:c="10"/>Examine/Change ZSDOS parameters ([Y]/N)? : _</text:p>
      <text:p text:style-name="P14"/>
      <text:p text:style-name="P14">At this point, INSTALOS allows you to change the startup settings of all ZSDOS</text:p>
      <text:p text:style-name="P14">options. <text:s/>If this is your initial installation of ZSDOS, we recommend that you</text:p>
      <text:p text:style-name="P14">press N for "No" to bypass this step, and skip the following paragraph.</text:p>
      <text:p text:style-name="P14"/>
      <text:p text:style-name="P14">If you enter any character other than N or n, <text:s/>the default option in brackets</text:p>
      <text:p text:style-name="P14">([Y] for "Yes") is assumed, and INSTALOS displays the current ZSDOS <text:s/>defaults</text:p>
      <text:p text:style-name="P14">as:</text:p>
      <text:p text:style-name="P14"/>
      <text:p text:style-name="P14"><text:s text:c="10"/>1 - PUBlic Files <text:s text:c="10"/>: YES</text:p>
      <text:p text:style-name="P14"><text:s text:c="10"/>2 - Pub/Path Write Enable <text:s/>: NO</text:p>
      <text:p text:style-name="P14"><text:s text:c="10"/>3 - Read-Only Vector <text:s text:c="6"/>: YES</text:p>
      <text:p text:style-name="P14"><text:s text:c="10"/>4 - Fast Fixed Disk Log <text:s text:c="3"/>: YES</text:p>
      <text:p text:style-name="P14"><text:s text:c="10"/>5 - Disk Change Warning <text:s text:c="3"/>: NO</text:p>
      <text:p text:style-name="P14"><text:s text:c="10"/>6 - Path w/o System Attr <text:s text:c="2"/>: YES</text:p>
      <text:p text:style-name="P14"><text:s text:c="10"/>7 - DOS Search Path <text:s text:c="7"/>: Disabled</text:p>
      <text:p text:style-name="P14"><text:s text:c="10"/>8 - Wheel Byte Protect <text:s text:c="4"/>: Disabled..Assumed ON</text:p>
      <text:p text:style-name="P14"><text:s text:c="10"/>T - Time Routine (Clock) <text:s text:c="2"/>: Disabled</text:p>
      <text:p text:style-name="P14"><text:s text:c="10"/>A - Stamp Last Access Time : Disabled</text:p>
      <text:p text:style-name="P14"><text:s text:c="10"/>C - Stamp Create Time <text:s text:c="5"/>: Disabled</text:p>
      <text:p text:style-name="P14"><text:s text:c="10"/>M - Stamp Modify Time <text:s text:c="5"/>: Disabled</text:p>
      <text:p text:style-name="P14"><text:s text:c="10"/>G - Get Date/Time Stamp <text:s text:c="3"/>: Disabled</text:p>
      <text:p text:style-name="P14"><text:s text:c="10"/>S - Set Date/Time Stamp <text:s text:c="3"/>: Disabled</text:p>
      <text:p text:style-name="P14"><text:s text:c="5"/>Entry to Change ("X" if Finished) : _</text:p>
      <text:p text:style-name="P14"/>
      <text:p text:style-name="P14"/>
      <text:p text:style-name="P14">These <text:s/>options <text:s/>are presented in the same manner by ZSCONFIG, <text:s/>and <text:s/>are <text:s/>fully</text:p>
      <text:p text:style-name="P14">described in Section 4.10 of this manual.</text:p>
      <text:p text:style-name="P14"/>
      <text:p text:style-name="P14">Once <text:s/>you <text:s/>bypass the configuration step or exit by pressing X, <text:s/>one <text:s/>of <text:s/>the</text:p>
      <text:p text:style-name="P14">following prompts appears depending on whether you are installing an Image <text:s/>or</text:p>
      <text:p text:style-name="P14">Absolute Model file:</text:p>
      <text:p text:style-name="P14"/>
      <text:p text:style-name="P14"><text:s text:c="5"/>Name to save new system (Default=MOVZSDOS.COM) : _</text:p>
      <text:p text:style-name="P14">or</text:p>
      <text:p text:style-name="P14"><text:s text:c="5"/>Name to save new system (Default=ZSSYS.MDL) : _</text:p>
      <text:p text:style-name="P14"/>
      <text:p text:style-name="P14">Again, you may respond with a full or partial file specification and <text:s/>INSTALOS</text:p>
      <text:p text:style-name="P14">will fill in any missing items with the default disk, user, or filename. <text:s/>If a</text:p>
      <text:p text:style-name="P14">file <text:s/>with <text:s/>the same name exists, INSTALOS prompts you for a new <text:s/>name. <text:s text:c="2"/>When</text:p>
      <text:p text:style-name="P14">INSTALOS has a valid name, it creates your new system file and exits, display-</text:p>
      <text:p text:style-name="P14">ing one of the following messages:</text:p>
      <text:p text:style-name="P14"/>
      <text:p text:style-name="P14"><text:s text:c="5"/>..Saving MOVZSDOS.COM <text:s text:c="17"/>- relocatable</text:p>
      <text:p text:style-name="P14">or</text:p>
      <text:p text:style-name="P14"><text:s text:c="5"/>..Saving ZSSYS.MDL <text:s text:c="20"/>- absolute</text:p>
      <text:h text:style-name="Heading_20_4" text:outline-level="4">3.1.1.2 Creating a Boot Disk.</text:h>
      <text:p text:style-name="P14"/>
      <text:p text:style-name="P14">Once <text:s/>INSTALOS <text:s/>has <text:s/>saved a relocatable or absolute file, you <text:s/>are <text:s/>ready <text:s/>to</text:p>
      <text:p text:style-name="P14">create <text:s/>a boot disk containing ZSDOS. <text:s/>If you used the command INSTALOS /A <text:s/>to</text:p>
      <text:p text:style-name="P14">install <text:s/>ZSDOS over a System Image file, use SYSGEN.COM or the <text:s/>equivalent <text:s/>to</text:p>
      <text:p text:style-name="P14">write <text:s/>ZSDOS directly to the system tracks of your boot disk. <text:s text:c="2"/>Normally, <text:s/>the</text:p>
      <text:p text:style-name="P14"><text:soft-page-break/>proper command is</text:p>
      <text:p text:style-name="P14"/>
      <text:p text:style-name="P14"><text:s text:c="10"/>SYSGEN filename</text:p>
      <text:p text:style-name="P14"/>
      <text:p text:style-name="P14">where filename is the name of the file you just created with INSTALOS.</text:p>
      <text:p text:style-name="P14"/>
      <text:p text:style-name="P14">If <text:s/>you <text:s/>used the command INSTALOS to install ZSDOS over a MOVCPM <text:s/>or <text:s/>MOVZSYS</text:p>
      <text:p text:style-name="P14">program, you must first create an Absolute System Model file with the MOVZSDOS</text:p>
      <text:p text:style-name="P14">program <text:s/>just <text:s/>created. <text:s/>Since the functional portion of your new <text:s/>program <text:s/>is</text:p>
      <text:p text:style-name="P14">identical to the original, use the method explained in your original MOVCPM or</text:p>
      <text:p text:style-name="P14">MOVZSYS documentation to generate a new system. <text:s/>Typically, the command is:</text:p>
      <text:p text:style-name="P14"/>
      <text:p text:style-name="P14"><text:s text:c="10"/>MOVZSYS nn *</text:p>
      <text:p text:style-name="P14">followed by</text:p>
      <text:p text:style-name="P14"><text:s text:c="10"/>SAVE xx CPMnn.COM</text:p>
      <text:p text:style-name="P14"/>
      <text:p text:style-name="P14">Where nn is the size of the system (typically 64 for 64 kilobyte systems) and</text:p>
      <text:p text:style-name="P14">xx <text:s/>is the size of the System Model file in pages and is typically <text:s/>given <text:s/>by</text:p>
      <text:p text:style-name="P14">the <text:s/>MOVCPM <text:s/>program. <text:s text:c="2"/>Once <text:s/>you <text:s/>have <text:s/>created <text:s/>an <text:s/>Absolute <text:s/>System <text:s text:c="2"/>Model</text:p>
      <text:p text:style-name="P14">(CPMnn.COM in the above example), use SYSGEN as above to write ZSDOS to <text:s/>the</text:p>
      <text:p text:style-name="P14">system tracks of your boot diskette.</text:p>
      <text:p text:style-name="P14"/>
      <text:p text:style-name="P14">After creating a ZSDOS boot disk with SYSGEN, insert it in drive A: and <text:s/>press</text:p>
      <text:p text:style-name="P14">the reset button, or turn your computer off for a few seconds then back on <text:s/>to</text:p>
      <text:p text:style-name="P14">bring up ZSDOS.</text:p>
      <text:h text:style-name="Heading_20_4" text:outline-level="4">3.1.1.3 INSTALOS Error Messages.</text:h>
      <text:p text:style-name="P14"/>
      <text:p text:style-name="P14">Occasionally <text:s/>INSTALOS may issue error messages. <text:s/>Most errors result when <text:s/>the</text:p>
      <text:p text:style-name="P14">files <text:s/>you <text:s/>specified <text:s/>do not conform to INSTALOS' <text:s/>expectations. <text:s text:c="2"/>Often <text:s/>the</text:p>
      <text:p text:style-name="P14">solution <text:s/>is <text:s/>to run INSTALOS again, specifying relocatable <text:s/>mode <text:s/>instead <text:s/>of</text:p>
      <text:p text:style-name="P14">absolute mode or vice-versa (see Section 3.1.1.1). <text:s/>Many INSTALOS errors <text:s/>will</text:p>
      <text:p text:style-name="P14">also result from damaged files. <text:s/>If INSTALOS gives errors in both absolute and</text:p>
      <text:p text:style-name="P14">relocatable modes, try recopying the CP/M or ZSDOS file causing the error from</text:p>
      <text:p text:style-name="P14">your distribution disk and running INSTALOS again.</text:p>
      <text:p text:style-name="P14"/>
      <text:p text:style-name="P14">If all of the above fail, your CP/M operating system files may contain <text:s/>infor-</text:p>
      <text:p text:style-name="P14">mation which INSTALOS cannot recognize. <text:s/>If you have NZCOM, JetLDR, or <text:s/>XBIOS,</text:p>
      <text:p text:style-name="P14">try <text:s/>one <text:s/>of the alternative installation methods described in <text:s/>the <text:s/>following</text:p>
      <text:p text:style-name="P14">sections. <text:s text:c="2"/>If you do not have any of these programs, contact your ZSDOS <text:s/>dis-</text:p>
      <text:p text:style-name="P14">tributor for assistance.</text:p>
      <text:p text:style-name="P14"/>
      <text:p text:style-name="P14">The following is a summary of all INSTALOS error messages, their meanings, and</text:p>
      <text:p text:style-name="P14">some possible remedies.</text:p>
      <text:p text:style-name="P14"/>
      <text:p text:style-name="P14">*** SORRY! ZSDOS will only run on Z80 type computers!</text:p>
      <text:p text:style-name="P14"/>
      <text:p text:style-name="P14"><text:s text:c="5"/>ZSDOS <text:s/>and its utilities will only operate on processors <text:s/>which <text:s/>execute</text:p>
      <text:p text:style-name="P14"><text:s text:c="5"/>the <text:s/>Z80 <text:s/>instruction <text:s/>set such as the Z80, NSC-800, <text:s/>Z180 <text:s/>or <text:s/>HD64180.</text:p>
      <text:p text:style-name="P14"><text:s text:c="5"/>There <text:s/>is <text:s/>no <text:s/>fix for this condition other than to run <text:s/>it <text:s/>on <text:s/>another</text:p>
      <text:p text:style-name="P14"><text:s text:c="5"/>system.</text:p>
      <text:p text:style-name="P14"/>
      <text:p text:style-name="P14">*** Unable to open [filename.typ]</text:p>
      <text:p text:style-name="P14"/>
      <text:p text:style-name="P14"><text:s text:c="5"/>INSTALOS <text:s/>cannot <text:s/>locate or open the system file you <text:s/>specified. <text:s/>First,</text:p>
      <text:p text:style-name="P14"><text:s text:c="5"/>ensure that the file is at the default or specified drive/user location.</text:p>
      <text:p text:style-name="P14"><text:soft-page-break/><text:s text:c="5"/>If you have specified the file correctly but this error persists, obtain</text:p>
      <text:p text:style-name="P14"><text:s text:c="5"/>a fresh copy of your system file and try again.</text:p>
      <text:p text:style-name="P14"/>
      <text:p text:style-name="P14">*** Can't find CCP/BDOS/BIOS at standard locations !!!</text:p>
      <text:p text:style-name="P14"/>
      <text:p text:style-name="P14"><text:s text:c="5"/>The <text:s/>operating <text:s/>system contained in your system file is not <text:s/>a <text:s/>standard</text:p>
      <text:p text:style-name="P14"><text:s text:c="5"/>CP/M system. <text:s/>It contains a CCP which is not exactly 2 kilobytes long, a</text:p>
      <text:p text:style-name="P14"><text:s text:c="5"/>BDOS which is not exactly 3.5 kilobytes long, or both. <text:s/>If this <text:s/>message</text:p>
      <text:p text:style-name="P14"><text:s text:c="5"/>appears, <text:s/>first ensure that your system file has not been <text:s/>damaged. <text:s text:c="2"/>If</text:p>
      <text:p text:style-name="P14"><text:s text:c="5"/>you <text:s/>still receive this message, either use one of the <text:s/>alternative <text:s/>in-</text:p>
      <text:p text:style-name="P14"><text:s text:c="5"/>stallation <text:s/>methods <text:s/>listed in Sections 3.1.2 to 3.1.4 or <text:s/>contact <text:s/>your</text:p>
      <text:p text:style-name="P14"><text:s text:c="5"/>distributor.</text:p>
      <text:p text:style-name="P14"/>
      <text:p text:style-name="P14">++ Image Vector does not match Calculations ++</text:p>
      <text:p text:style-name="P14"/>
      <text:p text:style-name="P14"><text:s text:c="5"/>INSTALOS <text:s/>found an internal error in the image file while <text:s/>installing <text:s/>a</text:p>
      <text:p text:style-name="P14"><text:s text:c="5"/>MOVCPM-type file. <text:s/>If you did not use the /A option when running INSTA-</text:p>
      <text:p text:style-name="P14"><text:s text:c="5"/>LOS, you may be trying to perform a relative installation on an absolute</text:p>
      <text:p text:style-name="P14"><text:s text:c="5"/>file. <text:s/>Try running INSTALOS again with the command INSTALOS /A.</text:p>
      <text:p text:style-name="P14"/>
      <text:p text:style-name="P14">*** Cannot find legal Relocation Bit Map</text:p>
      <text:p text:style-name="P14"/>
      <text:p text:style-name="P14"><text:s text:c="5"/>INSTALOS was unable to locate a valid relocation bit map pattern in <text:s/>the</text:p>
      <text:p text:style-name="P14"><text:s text:c="5"/>MOVCPM-type <text:s/>file <text:s/>when installing in <text:s/>Relocatable <text:s/>mode. <text:s text:c="2"/>Non-standard</text:p>
      <text:p text:style-name="P14"><text:s text:c="5"/>relocatable <text:s/>image files are the general cause for this error. <text:s/>A <text:s/>work-</text:p>
      <text:p text:style-name="P14"><text:s text:c="5"/>around <text:s/>is <text:s/>to generate an Absolute Model with MOVCPM <text:s/>first, <text:s/>then <text:s/>use</text:p>
      <text:p text:style-name="P14"><text:s text:c="5"/>INSTALOS in Absolute (/A) mode on the Absolute Model file.</text:p>
      <text:p text:style-name="P14"/>
      <text:p text:style-name="P14">---Can't find [filename.typ].. reenter (Y/[N]) :</text:p>
      <text:p text:style-name="P14"/>
      <text:p text:style-name="P14"><text:s text:c="5"/>The <text:s/>replacement file (CCP, BDOS or BIOS) specified cannot <text:s/>be <text:s/>located.</text:p>
      <text:p text:style-name="P14"><text:s text:c="5"/>Ensure that the drive, user and file name are correct.</text:p>
      <text:p text:style-name="P14"/>
      <text:p text:style-name="P14">*** Error in .REL sizing [filename.typ]</text:p>
      <text:p text:style-name="P14"><text:s text:c="7"/>Err Code : nn</text:p>
      <text:p text:style-name="P14"/>
      <text:p text:style-name="P14"><text:s text:c="5"/>An error occurred during the sizing operation of INSTALOS on the REL <text:s/>or</text:p>
      <text:p text:style-name="P14"><text:s text:c="5"/>ZRL <text:s/>file. <text:s text:c="2"/>The <text:s/>REL or ZRL must be in <text:s/>MicroSoft <text:s/>relocatable <text:s/>format.</text:p>
      <text:p text:style-name="P14"><text:s text:c="5"/>Named <text:s/>Common <text:s/>segments <text:s/>other than _CCP_, _BDOS_, and <text:s/>_BIOS_ <text:s/>are <text:s/>not</text:p>
      <text:p text:style-name="P14"><text:s text:c="5"/>allowed, and code and data segments (if any) must not overlap.</text:p>
      <text:p text:style-name="P14"/>
      <text:p text:style-name="P14">*** file too large to fit...</text:p>
      <text:p text:style-name="P14"/>
      <text:p text:style-name="P14"><text:s text:c="5"/>The <text:s/>size of the relocatable CCP or BDOS is greater than <text:s/>the <text:s/>available</text:p>
      <text:p text:style-name="P14"><text:s text:c="5"/>space <text:s/>in <text:s/>the image file (2048 bytes for the CCP, 3584 <text:s/>bytes <text:s/>for <text:s/>the</text:p>
      <text:p text:style-name="P14"><text:s text:c="5"/>BDOS). <text:s text:c="2"/>This error may result if the relocatable file is not in <text:s/>proper</text:p>
      <text:p text:style-name="P14"><text:s text:c="5"/>MicroSoft <text:s/>REL <text:s/>format, <text:s/>or if a customized file is <text:s/>used. <text:s text:c="2"/>This <text:s/>error</text:p>
      <text:p text:style-name="P14"><text:s text:c="5"/>should never occur with the distribution ZSDOS.ZRL file, which is exact-</text:p>
      <text:p text:style-name="P14"><text:s text:c="5"/>ly 3584 bytes (3.5k) long.</text:p>
      <text:p text:style-name="P14"/>
      <text:p text:style-name="P14">*** Error opening : [filename.typ]</text:p>
      <text:p text:style-name="P14"/>
      <text:p text:style-name="P14"><text:s text:c="5"/>INSTALOS could not open the specified relocatable file. <text:s/>Ensure that you</text:p>
      <text:p text:style-name="P14"><text:s text:c="5"/>selected a valid REL file.</text:p>
      <text:p text:style-name="P14"/>
      <text:p text:style-name="P14">*** Error reading : [filename.typ]</text:p>
      <text:p text:style-name="P14"><text:soft-page-break/></text:p>
      <text:p text:style-name="P14"><text:s text:c="5"/>INSTALOS detected an error when reading the specified relocatable <text:s/>file.</text:p>
      <text:p text:style-name="P14"><text:s text:c="5"/>Try recopying the file.</text:p>
      <text:p text:style-name="P14"/>
      <text:p text:style-name="P14">*** Error in .REL file : nn</text:p>
      <text:p text:style-name="P14"/>
      <text:p text:style-name="P14"><text:s text:c="5"/>An <text:s/>error <text:s/>was <text:s/>found in a relocatable input file <text:s/>while <text:s/>attempting <text:s/>to</text:p>
      <text:p text:style-name="P14"><text:s text:c="5"/>replace the CCP, BDOS or BIOS portions of your operating system. <text:s/>nn is</text:p>
      <text:p text:style-name="P14"><text:s text:c="5"/>a hexadecimal code which may assist in locating the cause of the <text:s/>error.</text:p>
      <text:p text:style-name="P14"><text:s text:c="5"/>Contact your distributor if you need help in resolving an error of <text:s/>this</text:p>
      <text:p text:style-name="P14"><text:s text:c="5"/>nature with the code in the error message.</text:p>
      <text:p text:style-name="P14"/>
      <text:p text:style-name="P14">--- That file already exists. <text:s/>Overwrite it (Y/[N])?</text:p>
      <text:p text:style-name="P14"/>
      <text:p text:style-name="P14"><text:s text:c="5"/>The file you told INSTALOS to write to already exists. <text:s/>If you enter "Y"</text:p>
      <text:p text:style-name="P14"><text:s text:c="5"/>here, INSTALOS will erase the previous copy and create a fresh file with</text:p>
      <text:p text:style-name="P14"><text:s text:c="5"/>this name. <text:s/>Enter N to select a new name.</text:p>
      <text:p text:style-name="P14"/>
      <text:p text:style-name="P14">*** No Directory Space for [filename.typ]</text:p>
      <text:p text:style-name="P14"/>
      <text:p text:style-name="P14"><text:s text:c="5"/>There was not enough directory space for the output file on the selected</text:p>
      <text:p text:style-name="P14"><text:s text:c="5"/>disk. <text:s/>Send the output file to a different drive by preceding the <text:s/>file-</text:p>
      <text:p text:style-name="P14"><text:s text:c="5"/>name with a drive specifier, or change the disk in the output drive.</text:p>
      <text:p text:style-name="P14"/>
      <text:p text:style-name="P14">*** Error writing file. Try again with another disk (Y/[N])? :</text:p>
      <text:p text:style-name="P14"/>
      <text:p text:style-name="P14"><text:s text:c="5"/>This message usually results from a lack of disk space on the drive <text:s/>you</text:p>
      <text:p text:style-name="P14"><text:s text:c="5"/>specified for output. <text:s/>Change disks and enter Y to try again.</text:p>
      <text:p text:style-name="P14"/>
      <text:p text:style-name="P14"/>
      <text:h text:style-name="P7" text:outline-level="3">3.1.2 Installing ZSDOS with NZCOM.</text:h>
      <text:p text:style-name="P14"/>
      <text:p text:style-name="P14">Thanks <text:s/>to <text:s/>NZCOM's <text:s/>ability to load operating <text:s/>system <text:s/>segments <text:s/>dynamically,</text:p>
      <text:p text:style-name="P14">installing <text:s/>ZSDOS <text:s/>with <text:s/>NZCOM is greatly simplified. <text:s/>You <text:s/>will <text:s/>need <text:s/>either</text:p>
      <text:p text:style-name="P14">ZSDOS.ZRL or ZDDOS.ZRL and NZCOMPAT.HEX from the ZSDOS disk and the <text:s/>following</text:p>
      <text:p text:style-name="P14">files from your NZCOM system disk:</text:p>
      <text:p text:style-name="P14"/>
      <text:p text:style-name="P14"><text:s text:c="20"/>NZCOM.COM</text:p>
      <text:p text:style-name="P14"><text:s text:c="20"/>NZCOM.LBR</text:p>
      <text:p text:style-name="P14"/>
      <text:p text:style-name="P14">Installation consists simply of renaming ZSDOS.ZRL (or ZDDOS.ZRL) to NZDOS.ZRL</text:p>
      <text:p text:style-name="P14">and <text:s/>then <text:s/>replacing NZDOS.ZRL in NZCOM.LBR with this file. <text:s text:c="2"/>Thereafter, <text:s/>the</text:p>
      <text:p text:style-name="P14">default <text:s/>version of ZSDOS will automatically load in place of ZRDOS <text:s/>when <text:s/>you</text:p>
      <text:p text:style-name="P14">boot up NZCOM. <text:s/>You will probably want to set some of the ZSDOS options <text:s/>right</text:p>
      <text:p text:style-name="P14">after <text:s/>loading NZCOM; this is most easily accomplished by calling ZSCONFIG <text:s/>in</text:p>
      <text:p text:style-name="P14">expert <text:s/>mode from the NZCOM startup alias (see Section 4.10 for <text:s/>ZSCONFIG <text:s/>de-</text:p>
      <text:p text:style-name="P14">tails).</text:p>
      <text:p text:style-name="P14"/>
      <text:p text:style-name="P14">To release the full potential of ZSDOS under NZCOM, overlay NZCOM.COM with the</text:p>
      <text:p text:style-name="P14">file <text:s/>NZCOMPAT.HEX. <text:s/>The easiest way to do this is with Ron <text:s/>Fowler's <text:s/>program</text:p>
      <text:p text:style-name="P14">MLOAD (available on most bulletin boards):</text:p>
      <text:p text:style-name="P14"/>
      <text:p text:style-name="P14"><text:s text:c="10"/>MLOAD NZCOM.COM,NZCOMPAT.HEX</text:p>
      <text:p text:style-name="P14"/>
      <text:p text:style-name="P14">This <text:s/>adds <text:s/>some code to NZCOM that supervises Stamp and Clock <text:s/>Drivers <text:s/>which</text:p>
      <text:p text:style-name="P14">have been loaded into NZCOM's User Memory Area. NZCOMPAT.HEX causes any <text:s/>ZSDOS</text:p>
      <text:p text:style-name="P14">or ZDDOS modules in the user memory area to follow ZSDOS or ZDDOS as it <text:s/>moves</text:p>
      <text:p text:style-name="P14">during <text:s/>system <text:s/>changes, provided that the user memory area <text:s/>does <text:s/>not <text:s/>change</text:p>
      <text:p text:style-name="P14">size, and that the DOS type does not change (e.g. from ZSDOS to ZDDOS). <text:s/>Thus,</text:p>
      <text:p text:style-name="P14">NZCOMPAT.HEX <text:s/>eliminates the need to run LDTIM when you load a <text:s/>new <text:s/>operating</text:p>
      <text:p text:style-name="P14">system with NZCOM (see Section 3.2 for more on LDTIM.COM).</text:p>
      <text:p text:style-name="P14"/>
      <text:p text:style-name="P14"/>
      <text:p text:style-name="P14"/>
      <text:h text:style-name="P7" text:outline-level="3">3.1.3 Installing ZSDOS with JetLDR.</text:h>
      <text:p text:style-name="P14"/>
      <text:p text:style-name="P14">Bridger <text:s/>Mitchell's <text:s/>JetLDR utility for ZCPR may be used to <text:s/>temporarily <text:s/>load</text:p>
      <text:p text:style-name="P14">ZSDOS or ZDDOS on any ZCPR system. <text:s/>To run ZSDOS, simply enter</text:p>
      <text:p text:style-name="P14"/>
      <text:p text:style-name="P14"><text:s text:c="10"/>JETLDR ZSDOS.ZRL</text:p>
      <text:p text:style-name="P14"/>
      <text:p text:style-name="P14">ZSCONFIG <text:s/>and LDTIM may then be used to select ZSDOS options and load a <text:s/>ZSDOS</text:p>
      <text:p text:style-name="P14">clock <text:s/>module. <text:s/>This does not create a bootable system disk as does <text:s/>INSTALOS;</text:p>
      <text:p text:style-name="P14">rather, this command must be entered each time you start your computer, either</text:p>
      <text:p text:style-name="P14">as part of your ZCPR STARTUP alias or from the command line. <text:s/>You may, if <text:s/>you</text:p>
      <text:p text:style-name="P14">wish, combine several steps in a multiple command line. <text:s/>For example, the ZCPR</text:p>
      <text:p text:style-name="P14">multiple command</text:p>
      <text:p text:style-name="P14"/>
      <text:p text:style-name="P14"><text:s text:c="10"/>JETLDR ZSDOS.ZRL;LDTIM;ZSCONFIG</text:p>
      <text:p text:style-name="P14"/>
      <text:p text:style-name="P14">first loads ZSDOS and its datestamper module and then runs ZSCONFIG in <text:s/>inter-</text:p>
      <text:p text:style-name="P14">active <text:s/>mode. <text:s/>You may also pass parameters to ZSCONFIG from the command <text:s/>line</text:p>
      <text:p text:style-name="P14">by using ZSCONFIG in expert mode (see Section 4.10).</text:p>
      <text:p text:style-name="P14"/>
      <text:p text:style-name="P14"/>
      <text:p text:style-name="P14"/>
      <text:h text:style-name="P7" text:outline-level="3">3.1.4 Installing ZSDOS with XBIOS.</text:h>
      <text:p text:style-name="P14"/>
      <text:p text:style-name="P14">ZSDOS <text:s/>may <text:s/>be <text:s/>easily installed in the Xsystems Software XBIOS <text:s/>(tm) <text:s/>on <text:s/>the</text:p>
      <text:p text:style-name="P14">MicroMint <text:s/>SB-180 or FX-180 computer without use of any tools other <text:s/>than <text:s/>the</text:p>
      <text:p text:style-name="P14">XBIOS SYSBLD program. <text:s/>Only two steps are required:</text:p>
      <text:p text:style-name="P14"/>
      <text:p text:style-name="P14"><text:s text:c="5"/>1. Copy <text:s/>ZSDOS.ZRL and ZDDOS.ZRL to the drive and user where XBIOS <text:s/>seg-</text:p>
      <text:p text:style-name="P14"><text:s text:c="7"/>ments are located.</text:p>
      <text:p text:style-name="P14"/>
      <text:p text:style-name="P14"><text:s text:c="5"/>2. Execute <text:s/>SYSBLD and change the DOS name to ZSDOS.ZRL or ZDDOS.ZRL <text:s/>as</text:p>
      <text:p text:style-name="P14"><text:s text:c="7"/>desired.</text:p>
      <text:p text:style-name="P14"/>
      <text:p text:style-name="P14">SYSBLD <text:s/>will <text:s/>create a new system image containing ZSDOS or ZDDOS. <text:s text:c="2"/>To <text:s/>load,</text:p>
      <text:p text:style-name="P14">simply <text:s/>"XBOOT" <text:s/>the new image. <text:s/>ZSDOS parameters may be tailored <text:s/>as <text:s/>desired</text:p>
      <text:p text:style-name="P14">with ZSCONFIG as part of the startup script, or from within a SUBmit file.</text:p>
      <text:p text:style-name="P14"/>
      <text:p text:style-name="P14"/>
      <text:p text:style-name="P14"/>
      <text:h text:style-name="P5" text:outline-level="2">3.2 Clock and File Stamp Installation.</text:h>
      <text:p text:style-name="P14"/>
      <text:p text:style-name="P14">Once you have a working ZSDOS system, you will probably wish to install <text:s/>ZSDOS</text:p>
      <text:p text:style-name="P14">for <text:s/>file datestamping. <text:s/>Two types of file datestamping are supported <text:s/>by <text:s/>the</text:p>
      <text:p text:style-name="P14">ZSDOS <text:s/>system; <text:s/>each conforms to a widely recognized standard <text:s/>for <text:s/>CP/M <text:s/>file</text:p>
      <text:p text:style-name="P14">datestamping. <text:s text:c="2"/>DateStamper-type datestamping follows the standard set by <text:s/>The</text:p>
      <text:p text:style-name="P14">DateStamper <text:s/>from Plu*Perfect Systems. <text:s/>This method is the more <text:s/>versatile <text:s/>of</text:p>
      <text:p text:style-name="P14">the two, and stores stamps in a disk file named !!!TIME&amp;.DAT. <text:s/>Only DateStamp-</text:p>
      <text:p text:style-name="P14">er-type <text:s/>stamping <text:s/>stores full time and date stamps for <text:s/>file <text:s/>Creation, <text:s/>Last</text:p>
      <text:p text:style-name="P14">Modification, and Last Access, and may be used with any CP/M diskette <text:s/>format.</text:p>
      <text:p text:style-name="P14">In addition, the DateStamper protocol is supported by a mature set of compati-</text:p>
      <text:p text:style-name="P14">ble utilities.</text:p>
      <text:p text:style-name="P14"/>
      <text:p text:style-name="P14">CP/M <text:s/>Plus-type <text:s/>datestamping <text:s/>is also widely used due to <text:s/>the <text:s/>popularity <text:s/>of</text:p>
      <text:p text:style-name="P14">Digital Research's CP/M Plus operating system. <text:s/>CP/M Plus-type file datestamp-</text:p>
      <text:p text:style-name="P14">ing <text:s/>uses the directory sectors to store file datestamps. <text:s/>As <text:s/>a <text:s/>consequence,</text:p>
      <text:p text:style-name="P14">CP/M Plus-type datestamps may be accessed more quickly by programs, but <text:s/>there</text:p>
      <text:p text:style-name="P14">is <text:s/>no Last File Access stamp. <text:s/>Finally, the range of utilities for this <text:s/>type</text:p>
      <text:p text:style-name="P14">of stamps is more limited than for the DateStamper protocol. <text:s/>Before <text:s/>install-</text:p>
      <text:p text:style-name="P14">ing file datestamping in your system, you should decide which method suits you</text:p>
      <text:p text:style-name="P14">best.</text:p>
      <text:p text:style-name="P14"/>
      <text:p text:style-name="P14">Unless you are using ZDDOS and already have a ZSDOS clock driver in memory</text:p>
      <text:p text:style-name="P14">(e.g., in your BIOS), you will need to generate either a file stamping module</text:p>
      <text:p text:style-name="P14">(for ZSDOS) or a clock driver module (for ZDDOS), and load that module to</text:p>
      <text:p text:style-name="P14">memory to enable file datestamping.</text:p>
      <text:p text:style-name="P14"/>
      <text:p text:style-name="P14">This <text:s/>is <text:s/>where the ZSDOS programs TESTCLOK and SETUPZST <text:s/>come <text:s/>in. <text:s text:c="2"/>TESTCLOK</text:p>
      <text:p text:style-name="P14">allows you to test the various clock drivers included with ZSDOS for <text:s/>compati-</text:p>
      <text:p text:style-name="P14">bility with your computer's hardware. <text:s/>Once you have found a compatible <text:s/>clock</text:p>
      <text:p text:style-name="P14">driver, <text:s/>use <text:s/>SETUPZST to permanently select the driver. <text:s/>SETUPZST is <text:s/>a <text:s/>very</text:p>
      <text:p text:style-name="P14">special <text:s/>program <text:s/>which does nothing but create a program of <text:s/>its <text:s/>own, <text:s/>named</text:p>
      <text:p text:style-name="P14">LDTIM (which stands for LoaD TIMe). <text:s/>You then run the LDTIM utility at startup</text:p>
      <text:p text:style-name="P14">time to load your ZSDOS clock driver and activate file datestamping.</text:p>
      <text:p text:style-name="P14"/>
      <text:p text:style-name="P14">The <text:s/>final <text:s/>step <text:s/>required before file datestamping actually <text:s/>occurs <text:s/>is <text:s/>disk</text:p>
      <text:p text:style-name="P14">initialization. <text:s/>Depending on what style of file stamping you <text:s/>have <text:s/>selected,</text:p>
      <text:p text:style-name="P14">you <text:s/>will need to initialize your disks with either PUTDS.COM <text:s/>or <text:s/>INITDIR.COM</text:p>
      <text:p text:style-name="P14">before ZSDOS will put file datestamps on them.</text:p>
      <text:p text:style-name="P14"/>
      <text:p text:style-name="P14">In <text:s/>addition to PUTDS.COM or INITDIR.COM, this clock and file stamp <text:s/>installa-</text:p>
      <text:p text:style-name="P14">tion section requires four other files. <text:s/>They need not be on the same disk <text:s/>or</text:p>
      <text:p text:style-name="P14">in <text:s/>the <text:s/>same <text:s/>user <text:s/>area, since TESTCLOK and SETUPZST <text:s/>also <text:s/>allow <text:s/>the <text:s/>same</text:p>
      <text:p text:style-name="P14">drive/user <text:s/>(DU:) specifications described in Section 3.1.1. <text:s/>The <text:s/>four <text:s/>addi-</text:p>
      <text:p text:style-name="P14">tional files are:</text:p>
      <text:p text:style-name="P14"/>
      <text:p text:style-name="P14"><text:s text:c="10"/>TESTCLOK.COM <text:s text:c="7"/>- Clock test program</text:p>
      <text:p text:style-name="P14"><text:s text:c="10"/>SETUPZST.COM <text:s text:c="7"/>- The installation program</text:p>
      <text:p text:style-name="P14"><text:s text:c="10"/>STAMPS.DAT <text:s text:c="9"/>- Library of Stamping routines</text:p>
      <text:p text:style-name="P14"><text:s text:c="10"/>CLOCKS.DAT <text:s text:c="9"/>- Library of Clock drivers</text:p>
      <text:p text:style-name="P14"/>
      <text:p text:style-name="P14">If this is your initial installation, run TESTCLOK first to identify and <text:s/>test</text:p>
      <text:p text:style-name="P14">the <text:s/>appropriate <text:s/>clock <text:s/>driver from the CLOCKS.DAT library. <text:s text:c="2"/>Once <text:s/>you <text:s/>have</text:p>
      <text:p text:style-name="P14">identified <text:s/>the <text:s/>clock <text:s/>driver for your computer, proceed <text:s/>with <text:s/>the <text:s/>complete</text:p>
      <text:p text:style-name="P14">installation covered in Section 3.2.2.</text:p>
      <text:h text:style-name="Heading_20_3" text:outline-level="3"><text:soft-page-break/>3.2.1 Selecting a Clock Driver.</text:h>
      <text:p text:style-name="P14"/>
      <text:p text:style-name="P14">To test a clock from the ZSDOS library, type</text:p>
      <text:p text:style-name="P14"/>
      <text:p text:style-name="P14"><text:s text:c="10"/>TESTCLOK</text:p>
      <text:p text:style-name="P14"/>
      <text:p text:style-name="P14">The program will sign on with a banner, and ask a series of questions until it</text:p>
      <text:p text:style-name="P14">knows what to do. <text:s/>The first question is</text:p>
      <text:p text:style-name="P14"/>
      <text:p text:style-name="P14"><text:s text:c="10"/>Extract Clock from Library ([Y]/N) : _</text:p>
      <text:p text:style-name="P14"/>
      <text:p text:style-name="P14">The default selection at this point is "Yes"; the "No" response is for testing</text:p>
      <text:p text:style-name="P14">of <text:s/>user-developed clocks and is described in Section 3.4 under <text:s/>Advanced <text:s/>In-</text:p>
      <text:p text:style-name="P14">stallation Techniques. <text:s/>To test one of the clocks in the library, enter a <text:s/>Y.</text:p>
      <text:p text:style-name="P14">The location of CLOCKS.DAT will be requested:</text:p>
      <text:p text:style-name="P14"/>
      <text:p text:style-name="P14"><text:s text:c="10"/>Location of CLOCKS.DAT [B0:] : _</text:p>
      <text:p text:style-name="P14"/>
      <text:p text:style-name="P14">The <text:s/>default Drive/User may not be B0: but will reflect the logged <text:s/>area. <text:s text:c="2"/>If</text:p>
      <text:p text:style-name="P14">that <text:s/>is <text:s/>also where CLOCKS.DAT is located, simply enter <text:s/>a <text:s/>carriage <text:s/>return,</text:p>
      <text:p text:style-name="P14">otherwise enter the location of CLOCKS.DAT, followed by a colon and a carriage</text:p>
      <text:p text:style-name="P14">return. <text:s/>A list of over 40 available clocks will appear. <text:s/>Appendix 6 <text:s/>provides</text:p>
      <text:p text:style-name="P14">details <text:s/>on the current list of supported clocks. <text:s/>After displaying the <text:s/>list,</text:p>
      <text:p text:style-name="P14">TESTCLOK awaits your choice with:</text:p>
      <text:p text:style-name="P14"/>
      <text:p text:style-name="P14"><text:s text:c="10"/>Enter Clock Driver Selection : _</text:p>
      <text:p text:style-name="P14"/>
      <text:p text:style-name="P14">At this point, you may select a clock driver by entering a number and pressing</text:p>
      <text:p text:style-name="P14">RETURN. <text:s/>If the number corresponds to one of the entries, TESTCLOK loads the</text:p>
      <text:p text:style-name="P14">driver and displays descriptive information.</text:p>
      <text:p text:style-name="P14"/>
      <text:p text:style-name="P14"><text:s text:c="5"/>********************** <text:s/>W A R N I N G <text:s/>*************************</text:p>
      <text:p text:style-name="P14"><text:s text:c="5"/>* Do not experiment with unknown clocks, since very unpredic- <text:s/>*</text:p>
      <text:p text:style-name="P14"><text:s text:c="5"/>* table results can occur; the least damaging of which can be <text:s/>*</text:p>
      <text:p text:style-name="P14"><text:s text:c="5"/>* "locking up" of the system requiring use of the reset button *</text:p>
      <text:p text:style-name="P14"><text:s text:c="5"/>****************************************************************</text:p>
      <text:p text:style-name="P14"/>
      <text:p text:style-name="P14">For example, if 41 is entered for the MicroMint SB180 "Heartbeat" clock, <text:s/>the</text:p>
      <text:p text:style-name="P14">following information is shown:</text:p>
      <text:p text:style-name="P14"/>
      <text:p text:style-name="P14"><text:s text:c="16"/>SB180 Heartbeat <text:s text:c="8"/>0.3</text:p>
      <text:p text:style-name="P14"/>
      <text:p text:style-name="P14"><text:s text:c="10"/>SB180 BIOS heartbeat clock</text:p>
      <text:p text:style-name="P14"><text:s text:c="10"/>(BIOS v 2.1-2.7, Joe Wright/Hal Bower)</text:p>
      <text:p text:style-name="P14"/>
      <text:p text:style-name="P14">For <text:s/>certain clocks, TESTCLOK requests additional information. <text:s/>In this <text:s/>exam-</text:p>
      <text:p text:style-name="P14">ple, a default date for startup is needed:</text:p>
      <text:p text:style-name="P14"/>
      <text:p text:style-name="P14"><text:s text:c="10"/>This year (Default=01H) <text:s/>: 88</text:p>
      <text:p text:style-name="P14"><text:s text:c="10"/>This month (Default=01H) : 09</text:p>
      <text:p text:style-name="P14"><text:s text:c="10"/>This day (Default=01H) <text:s text:c="2"/>: 11</text:p>
      <text:p text:style-name="P14"/>
      <text:p text:style-name="P14">This <text:s/>date will be effective when the Heartbeat clock module is first <text:s/>loaded,</text:p>
      <text:p text:style-name="P14">and <text:s/>may then be set to the current date with TD.COM as described <text:s/>in <text:s/>Section</text:p>
      <text:p text:style-name="P14">4.6 of this manual.</text:p>
      <text:p text:style-name="P14"/>
      <text:p text:style-name="P14"><text:soft-page-break/>When <text:s/>all values have been entered, TESTCLOK tests the clock driver. <text:s text:c="2"/>If <text:s/>the</text:p>
      <text:p text:style-name="P14">clock <text:s/>driver <text:s/>is <text:s/>not compatible with your computer, a pause <text:s/>will <text:s/>occur <text:s/>as</text:p>
      <text:p text:style-name="P14">TESTCLOK <text:s/>attempts to detect a variance in the sampled time. <text:s/>If no change <text:s/>in</text:p>
      <text:p text:style-name="P14">the <text:s/>time <text:s/>is detected, TESTCLOK exits with an error message. <text:s text:c="2"/>The <text:s/>following</text:p>
      <text:p text:style-name="P14">display indicates a successful clock test:</text:p>
      <text:p text:style-name="P14"/>
      <text:p text:style-name="P14"><text:s text:c="10"/>Press any key to quit...</text:p>
      <text:p text:style-name="P14"/>
      <text:p text:style-name="P14"><text:s text:c="11"/>11 Sep 1988 <text:s/>14:50:18</text:p>
      <text:p text:style-name="P14"/>
      <text:p text:style-name="P14">The clock will be updated each second and will continue to display the current</text:p>
      <text:p text:style-name="P14">time <text:s/>until you strike a key, which causes TESTCLOK to exit. <text:s/>Once you find <text:s/>a</text:p>
      <text:p text:style-name="P14">functioning clock driver with TESTCLOK, record its menu number and proceed <text:s/>to</text:p>
      <text:p text:style-name="P14">Section 3.2.2 below.</text:p>
      <text:h text:style-name="Heading_20_3" text:outline-level="3">3.2.2 Installing Clock and/or Stamp Method.</text:h>
      <text:p text:style-name="P14"/>
      <text:p text:style-name="P14">To begin installation of a clock and time stamping method, call up SETUPZST by</text:p>
      <text:p text:style-name="P14">entering:</text:p>
      <text:p text:style-name="P14"/>
      <text:p text:style-name="P14"><text:s text:c="10"/>SETUPZST</text:p>
      <text:p text:style-name="P14"/>
      <text:p text:style-name="P14">SETUPZST responds with its initial menu as:</text:p>
      <text:p text:style-name="P14"/>
      <text:p text:style-name="P14"><text:s text:c="13"/>1 - Generate New Time Stamp Program</text:p>
      <text:p text:style-name="P14"><text:s text:c="13"/>2 - Examine/Modify Existing Time Stamp Program</text:p>
      <text:p text:style-name="P14"><text:s text:c="13"/>X - Exit to DOS</text:p>
      <text:p text:style-name="P14"><text:s text:c="10"/>Enter Selection : _</text:p>
      <text:p text:style-name="P14"/>
      <text:p text:style-name="P14">For <text:s/>an initial installation, to install a different type of datestamping, <text:s/>or</text:p>
      <text:p text:style-name="P14">to install a different clock, select option 1. <text:s/>Option 2 is <text:s/>self-explanatory,</text:p>
      <text:p text:style-name="P14">and only changes parameters in existing programs, and is described in <text:s/>Section</text:p>
      <text:p text:style-name="P14">3.4.3.4.</text:p>
      <text:p text:style-name="P14"/>
      <text:p text:style-name="P14">Entering a 1 causes the following sub-menu to appear:</text:p>
      <text:p text:style-name="P14"/>
      <text:p text:style-name="P14"><text:s text:c="6"/>Select type of Date/Time Stamping :</text:p>
      <text:p text:style-name="P14"><text:s text:c="11"/>1 - DateStamper (tm)</text:p>
      <text:p text:style-name="P14"><text:s text:c="11"/>2 - P2DOS (CP/M Plus compatible)</text:p>
      <text:p text:style-name="P14"><text:s text:c="11"/>3 - Read DateStamper (tm), Write Both DateStamper &amp; P2DOS</text:p>
      <text:p text:style-name="P14"><text:s text:c="11"/>4 - Read P2DOS, Write Both DateStamper &amp; P2DOS</text:p>
      <text:p text:style-name="P14"><text:s text:c="11"/>5 - ZDDOS Clock interface</text:p>
      <text:p text:style-name="P14"><text:s text:c="6"/>Choice (^C Exits) : _</text:p>
      <text:p text:style-name="P14"/>
      <text:p text:style-name="P14">If you are already using DateStamper or P2DOS (CP/M Plus) types of stamps, you</text:p>
      <text:p text:style-name="P14">will probably want to continue using your current method by selecting option 1</text:p>
      <text:p text:style-name="P14">or 2. <text:s/>Options 3 and 4 provide the ability to convert between the two stamping</text:p>
      <text:p text:style-name="P14">methods <text:s/>for <text:s/>compatibility with both systems at once. <text:s/>Because of <text:s/>their <text:s/>in-</text:p>
      <text:p text:style-name="P14">creased <text:s/>capability, however, options 3 and 4 require more memory <text:s/>space <text:s/>than</text:p>
      <text:p text:style-name="P14">the <text:s/>options 1 and 2. <text:s/>Option 5 generates a small module which links <text:s/>a <text:s/>clock</text:p>
      <text:p text:style-name="P14">driver to ZDDOS if a suitable driver is not already present in the system BIOS</text:p>
      <text:p text:style-name="P14">(see Section 3.4.2 for clock specifications).</text:p>
      <text:p text:style-name="P14"/>
      <text:p text:style-name="P14">After you have selected your type of date/time stamping, SETUPZST asks several</text:p>
      <text:p text:style-name="P14">more questions. <text:s/>The first is:</text:p>
      <text:p text:style-name="P14"/>
      <text:p text:style-name="P14"><text:soft-page-break/><text:s text:c="10"/>Load as an RSX below the CCP? (Y/[N]) : _</text:p>
      <text:p text:style-name="P14"/>
      <text:p text:style-name="P14">As <text:s/>with INSTALOS and TESTCLOK, a Y (yes) or N (no) answer is <text:s/>expected, <text:s/>and</text:p>
      <text:p text:style-name="P14">the answer in brackets is the default response. <text:s/>For an initial <text:s/>installation,</text:p>
      <text:p text:style-name="P14">respond <text:s/>with Y for Yes. <text:s/>This generates a LDTIM.COM which loads <text:s/>your <text:s/>date-</text:p>
      <text:p text:style-name="P14">stamping <text:s/>routine below the Console Command Processor, reducing the <text:s/>available</text:p>
      <text:p text:style-name="P14">Transient <text:s/>Program Area (TPA) by about three thousand bytes. <text:s/>While costly <text:s/>in</text:p>
      <text:p text:style-name="P14">terms <text:s/>of <text:s/>memory use, this method requires less knowledge on your <text:s/>part <text:s/>than</text:p>
      <text:p text:style-name="P14">more sophisticated installations, and will operate without changes on <text:s/>differ-</text:p>
      <text:p text:style-name="P14">ent sized systems. <text:s/>After you gain experience with ZSDOS and its capabilities,</text:p>
      <text:p text:style-name="P14">refer <text:s/>to <text:s/>Section <text:s/>3.4 for tips on installing datestamping <text:s/>modules <text:s/>in <text:s/>high</text:p>
      <text:p text:style-name="P14">memory to regain TPA space.</text:p>
      <text:p text:style-name="P14"/>
      <text:p text:style-name="P14">Assuming <text:s/>that you entered a Y above, SETUPZST now prompts you for the <text:s/>loca-</text:p>
      <text:p text:style-name="P14">tion of the STAMPS.DAT file:</text:p>
      <text:p text:style-name="P14"/>
      <text:p text:style-name="P14"><text:s text:c="10"/>Location of STAMPS.DAT file [B0:] <text:s text:c="4"/>: _</text:p>
      <text:p text:style-name="P14"/>
      <text:p text:style-name="P14">A single carriage return tells SETUPZST to look for STAMPS.DAT in the <text:s/>current</text:p>
      <text:p text:style-name="P14">user <text:s/>area and drive. <text:s/>You may also enter a drive letter, user number or <text:s/>both</text:p>
      <text:p text:style-name="P14">in du: form, followed by a colon. <text:s/>Once it finds STAMPS.DAT, SETUPZST says:</text:p>
      <text:p text:style-name="P14"/>
      <text:p text:style-name="P14"><text:s text:c="10"/>..Extracting files from STAMPS.DAT..</text:p>
      <text:p text:style-name="P14"/>
      <text:p text:style-name="P14"><text:s text:c="10"/>Extract Clock from Library ([Y]/N) : _</text:p>
      <text:p text:style-name="P14"/>
      <text:p text:style-name="P14">At <text:s/>this <text:s/>point, SETUPZST has created two temporary files in <text:s/>preparation <text:s/>for</text:p>
      <text:p text:style-name="P14">building <text:s/>LDTIM.COM, and is requesting a clock driver with which <text:s/>to <text:s/>complete</text:p>
      <text:p text:style-name="P14">the program. <text:s/>First-time users should enter any character other than an N <text:s/>to</text:p>
      <text:p text:style-name="P14">extract <text:s/>a clock driver from the library file, CLOCKS.DAT. <text:s/>This results in <text:s/>a</text:p>
      <text:p text:style-name="P14">menu <text:s/>of over 40 drivers from which to choose. <text:s/>This menu is identical to <text:s/>the</text:p>
      <text:p text:style-name="P14">one <text:s/>displayed by TESTCLOK.COM (Appendix 6 gives a brief description <text:s/>of <text:s/>each</text:p>
      <text:p text:style-name="P14">clock driver). <text:s/>Following the list, SETUPZST asks you to:</text:p>
      <text:p text:style-name="P14"/>
      <text:p text:style-name="P14"><text:s text:c="10"/>Enter Clock Driver Selection : _</text:p>
      <text:p text:style-name="P14"/>
      <text:p text:style-name="P14">If <text:s/>you <text:s/>have not yet run TESTCLOK, exit here with a Control-C, <text:s/>turn <text:s/>to <text:s/>the</text:p>
      <text:p text:style-name="P14">beginning <text:s/>of Section 3.2, and follow the procedures for running the <text:s/>TESTCLOK</text:p>
      <text:p text:style-name="P14">program. <text:s/>TESTCLOK will assist you in locating a clock which will work on your</text:p>
      <text:p text:style-name="P14">computer.</text:p>
      <text:p text:style-name="P14"/>
      <text:p text:style-name="P14">If you have successfully run TESTCLOK, enter the same number you gave TESTCLOK</text:p>
      <text:p text:style-name="P14">here. <text:s/>When SETUPZST recognizes a number corresponding to one of the <text:s/>entries,</text:p>
      <text:p text:style-name="P14">the clock is extracted from CLOCKS.DAT and written to a third temporary <text:s/>file.</text:p>
      <text:p text:style-name="P14">You are kept informed with the message:</text:p>
      <text:p text:style-name="P14"/>
      <text:p text:style-name="P14"><text:s text:c="10"/>..Loading : &lt;clock name&gt; ...</text:p>
      <text:p text:style-name="P14"/>
      <text:p text:style-name="P14">Where <text:s/>&lt;clock name&gt; corresponds to the entry selected from the above <text:s/>menu <text:s/>of</text:p>
      <text:p text:style-name="P14">clock <text:s/>drivers. <text:s/>SETUPZST now links your clock module to two other files. <text:s text:c="2"/>As</text:p>
      <text:p text:style-name="P14">each <text:s/>file <text:s/>is <text:s/>linked, a descriptive message is shown. <text:s text:c="2"/>If <text:s/>no <text:s/>difficulties</text:p>
      <text:p text:style-name="P14">occur, the following messages appear:</text:p>
      <text:p text:style-name="P14"/>
      <text:p text:style-name="P14"><text:s text:c="10"/>Linking Loader Module.. OK</text:p>
      <text:p text:style-name="P14"><text:s text:c="10"/>Linking Time Module ... OK</text:p>
      <text:p text:style-name="P14"><text:s text:c="10"/>Linking Clock Module... OK</text:p>
      <text:p text:style-name="P14"><text:soft-page-break/></text:p>
      <text:p text:style-name="P14">Following a successful linkage operation, more detailed data on your clock <text:s/>is</text:p>
      <text:p text:style-name="P14">printed. <text:s text:c="2"/>Using the same example driver we tested with TESTCLOK, the <text:s/>display</text:p>
      <text:p text:style-name="P14">is:</text:p>
      <text:p text:style-name="P14"/>
      <text:p text:style-name="P14"><text:s text:c="12"/>SB180 Heartbeat <text:s text:c="8"/>0.3</text:p>
      <text:p text:style-name="P14"/>
      <text:p text:style-name="P14"><text:s text:c="10"/>SB180 BIOS heartbeat clock</text:p>
      <text:p text:style-name="P14"><text:s text:c="10"/>(BIOS v 2.1-2.7, Joe Wright/Hal Bower)</text:p>
      <text:p text:style-name="P14"/>
      <text:p text:style-name="P14">Following this, other messages may appear depending on the selections you made</text:p>
      <text:p text:style-name="P14">for <text:s/>the <text:s/>LDTIM program. <text:s/>If you chose the recommended initial <text:s/>RSX <text:s/>form <text:s/>for</text:p>
      <text:p text:style-name="P14">LDTIM, the following message appears:</text:p>
      <text:p text:style-name="P14"/>
      <text:p text:style-name="P14"><text:s text:c="10"/>Module will load below CCP</text:p>
      <text:p text:style-name="P14"/>
      <text:p text:style-name="P14">Other <text:s/>messages <text:s/>for installation under NZCOM and in fixed <text:s/>high- <text:s/>memory <text:s/>are</text:p>
      <text:p text:style-name="P14">covered in Section 3.4. <text:s/>Since an RSX module may not overwrite any portion <text:s/>of</text:p>
      <text:p text:style-name="P14">the Console Command Processor, SETUPZST must now determine your CCP's starting</text:p>
      <text:p text:style-name="P14">address <text:s/>in memory. <text:s/>Since normal ZCPR3 and CP/M 2.2 CCPs are both <text:s/>800H <text:s/>(2k)</text:p>
      <text:p text:style-name="P14">bytes <text:s/>long, <text:s/>this is established as the default value for <text:s/>installation, <text:s/>and</text:p>
      <text:p text:style-name="P14">normally need not be changed. <text:s/>Consult the documentation on your system if you</text:p>
      <text:p text:style-name="P14">think <text:s/>that your CCP may be larger than this. <text:s/>For most CCP's, respond to <text:s/>the</text:p>
      <text:p text:style-name="P14">prompt with:</text:p>
      <text:p text:style-name="P14"/>
      <text:p text:style-name="P14"><text:s text:c="10"/>CCP Size is : 0800H. <text:s/>Change it (Y/[N])? :N</text:p>
      <text:p text:style-name="P14"/>
      <text:p text:style-name="P14">You may now enter a message of up to 40 characters to be displayed when <text:s/>LDTIM</text:p>
      <text:p text:style-name="P14">is operated. <text:s/>Suggestions for text include the time when the module was <text:s/>made,</text:p>
      <text:p text:style-name="P14">the type of stamp and or clock, or the name of the system for which the module</text:p>
      <text:p text:style-name="P14">was made, but any message will do. <text:s/>The prompt is:</text:p>
      <text:p text:style-name="P14"/>
      <text:p text:style-name="P14"><text:s text:c="6"/>Opening Message : ________________________________________\</text:p>
      <text:p text:style-name="P14"/>
      <text:p text:style-name="P14">The <text:s/>usual CP/M line editing commands are active, and hitting RETURN <text:s/>termi-</text:p>
      <text:p text:style-name="P14">nates <text:s/>entry. <text:s/>If you fill the line to its end, entry is terminated <text:s/>automati-</text:p>
      <text:p text:style-name="P14">cally.</text:p>
      <text:p text:style-name="P14"/>
      <text:p text:style-name="P14">Finally, SETUPZST asks for a name under which to save the module on disk:</text:p>
      <text:p text:style-name="P14"/>
      <text:p text:style-name="P14"><text:s text:c="10"/>Name of output file [Default = B0:LDTIM <text:s text:c="2"/>.COM] : _</text:p>
      <text:p text:style-name="P14"/>
      <text:p text:style-name="P14">As <text:s/>with other prompts, enter as much information as you wish; SETUPZST <text:s/>fills</text:p>
      <text:p text:style-name="P14">in <text:s/>missing <text:s/>information <text:s/>with its own defaults. <text:s/>If the <text:s/>file <text:s/>you <text:s/>specified</text:p>
      <text:p text:style-name="P14">already <text:s/>exists, <text:s/>SETUPZST allows you to either replace the existing <text:s/>file <text:s/>or</text:p>
      <text:p text:style-name="P14">save your file under a different name. <text:s/>When a suitable name has been entered,</text:p>
      <text:p text:style-name="P14">SETUPZST says:</text:p>
      <text:p text:style-name="P14"/>
      <text:p text:style-name="P14"><text:s text:c="12"/>..Saving : B0: LDTIM <text:s text:c="2"/>.COM</text:p>
      <text:p text:style-name="P14"><text:s text:c="11"/>..Erasing Work Files..</text:p>
      <text:p text:style-name="P14"><text:s text:c="10"/>&lt;&lt; System Saved. <text:s/>Good Bye &gt;&gt;</text:p>
      <text:p text:style-name="P14"/>
      <text:p text:style-name="P14">Congratulations--you have just created a file datestamping program <text:s/>customized</text:p>
      <text:p text:style-name="P14">for your system! <text:s/>Its operation is described in the next section.</text:p>
      <text:h text:style-name="Heading_20_3" text:outline-level="3"><text:soft-page-break/>3.2.3 The LDTIM Program.</text:h>
      <text:p text:style-name="P14"/>
      <text:p text:style-name="P14">LDTIM.COM is the default name of the "LoaD TIMe" program created by <text:s/>SETUPZST.</text:p>
      <text:p text:style-name="P14">Its <text:s/>principal purpose is to install and optionally remove clock <text:s/>drivers <text:s/>and</text:p>
      <text:p text:style-name="P14">file <text:s/>stamp routines in ZSDOS and ZDDOS. <text:s/>You install clock and stamp <text:s/>drivers</text:p>
      <text:p text:style-name="P14">by simply entering the program's name as:</text:p>
      <text:p text:style-name="P14"/>
      <text:p text:style-name="P14"><text:s text:c="10"/>LDTIM</text:p>
      <text:p text:style-name="P14"/>
      <text:p text:style-name="P14">If no clock (ZSDOS and ZDDOS) or stamp driver (ZSDOS only) is already present,</text:p>
      <text:p text:style-name="P14">LDTIM will check various operating system parameters depending on the <text:s/>instal-</text:p>
      <text:p text:style-name="P14">lation method selected when building the module with SETUPZST. <text:s/>If all <text:s/>checks</text:p>
      <text:p text:style-name="P14">pass, <text:s/>LDTIM <text:s/>loads its stamp and clock drivers to memory <text:s/>and <text:s/>your <text:s/>extended</text:p>
      <text:p text:style-name="P14">ZSDOS functions are activated.</text:p>
      <text:p text:style-name="P14"/>
      <text:p text:style-name="P14">If <text:s/>LDTIM finds that another stamp module is already active, a message <text:s/>asking</text:p>
      <text:p text:style-name="P14">if <text:s/>you wish to replace the current module appears. <text:s/>Responding with <text:s/>a <text:s/>"Yes"</text:p>
      <text:p text:style-name="P14">causes <text:s/>the <text:s/>existing stamp module to be removed and the <text:s/>new <text:s/>one <text:s/>installed.</text:p>
      <text:p text:style-name="P14">Answering <text:s/>with a "No" simply aborts LDTIM and leaves the existing <text:s/>clock <text:s/>and</text:p>
      <text:p text:style-name="P14">stamp modules in place and active.</text:p>
      <text:p text:style-name="P14"/>
      <text:p text:style-name="P14">You <text:s/>can also use an existing LDTIM module to list the name of <text:s/>any <text:s/>installed</text:p>
      <text:p text:style-name="P14">stamp module, and optionally remove it. <text:s/>The options recognized by LDTIM are:</text:p>
      <text:p text:style-name="P14"/>
      <text:p text:style-name="P14"><text:s text:c="5"/>// <text:s text:c="7"/>Print a brief Help message and the Stamp Module name</text:p>
      <text:p text:style-name="P14"/>
      <text:p text:style-name="P14"><text:s text:c="5"/>/L <text:s text:c="7"/>List the name of any installed Stamp Module</text:p>
      <text:p text:style-name="P14"/>
      <text:p text:style-name="P14"><text:s text:c="5"/>/R <text:s text:c="7"/>Remove any installed Stamp and Clock Module</text:p>
      <text:p text:style-name="P14"/>
      <text:p text:style-name="P14">The <text:s/>options are specified as described in Section 1.8. <text:s/>The List <text:s/>and <text:s/>Remove</text:p>
      <text:p text:style-name="P14">options <text:s/>are general functions, and may be used on installed Clock <text:s/>and <text:s/>Stamp</text:p>
      <text:p text:style-name="P14">modules <text:s/>from <text:s/>other loader modules. <text:s/>This means, for example, <text:s/>that <text:s/>a <text:s/>LDTIM</text:p>
      <text:p text:style-name="P14">module made to add P2DOS stamps may be used to List or Remove Stamps added <text:s/>by</text:p>
      <text:p text:style-name="P14">a DateStamper module version and vice versa.</text:p>
      <text:h text:style-name="Heading_20_3" text:outline-level="3"/>
      <text:h text:style-name="P7" text:outline-level="3">3.2.4 Preparing Disks for DateStamper (PUTDS).</text:h>
      <text:p text:style-name="P14"/>
      <text:p text:style-name="P14">PUTDS <text:s/>prepares floppy diskettes (or logical drives on hard disk systems) <text:s/>for</text:p>
      <text:p text:style-name="P14">the DateStamper type of file stamps. <text:s/>Without this preparation, no DateStamper</text:p>
      <text:p text:style-name="P14">information <text:s/>can be recorded. <text:s/>The preparation consists of adding the <text:s/>special</text:p>
      <text:p text:style-name="P14">file <text:s/>!!!TIME&amp;.DAT to the disk in user area 0. <text:s/>Time and date information <text:s/>for</text:p>
      <text:p text:style-name="P14">all files on the disk is stored in this file.</text:p>
      <text:p text:style-name="P14"/>
      <text:p text:style-name="P14"><text:s text:c="6"/>********************** <text:s/>W A R N I N G <text:s/>***********************</text:p>
      <text:p text:style-name="P14"><text:s text:c="6"/>* Running PUTDS on a disk containing valid P2DOS file stamps *</text:p>
      <text:p text:style-name="P14"><text:s text:c="6"/>* will cause loss of P2DOS file stamp information for the <text:s text:c="3"/>*</text:p>
      <text:p text:style-name="P14"><text:s text:c="6"/>* first physical file on the disk. <text:s/>To avoid loss of P2DOS <text:s text:c="2"/>*</text:p>
      <text:p text:style-name="P14"><text:s text:c="6"/>* file stamp information, run PUTDS only on disks which have *</text:p>
      <text:p text:style-name="P14"><text:s text:c="6"/>* no P2DOS filestamps on them, or which have no files. <text:s/>We <text:s text:c="2"/>*</text:p>
      <text:p text:style-name="P14"><text:s text:c="6"/>* recommend running PUTDS and INITDIR on freshly formatted <text:s text:c="2"/>*</text:p>
      <text:p text:style-name="P14"><text:s text:c="6"/>* and blank disks only, where they may be safely prepared <text:s text:c="3"/>*</text:p>
      <text:p text:style-name="P14"><text:s text:c="6"/>* for either or both types of file stamps. <text:s text:c="18"/>*</text:p>
      <text:p text:style-name="P14"><text:s text:c="6"/>* <text:s text:c="59"/>*</text:p>
      <text:p text:style-name="P14"><text:s text:c="6"/>* PUTDS Version 1.9 is included with the ZSDOS package. <text:s/>Do <text:s/>*</text:p>
      <text:p text:style-name="P14"><text:s text:c="6"/>* not use older versions of PUTDS with ZSDOS. <text:s/>They may <text:s text:c="5"/>*</text:p>
      <text:p text:style-name="P14"><text:s text:c="6"/>* erase !!!TIME&amp;.DAT files without warning. <text:s text:c="17"/>*</text:p>
      <text:p text:style-name="P14"><text:s text:c="6"/>**************************************************************</text:p>
      <text:h text:style-name="Heading_20_4" text:outline-level="4">3.2.4.1 PUTDS Interactive Mode.</text:h>
      <text:p text:style-name="P14"/>
      <text:p text:style-name="P14">The interactive mode is entered by typing:</text:p>
      <text:p text:style-name="P14"/>
      <text:p text:style-name="P14"><text:s text:c="10"/>PUTDS</text:p>
      <text:p text:style-name="P14"/>
      <text:p text:style-name="P14">PUTDS <text:s/>will <text:s/>ask for a drive letter. <text:s/>Enter a valid drive <text:s/>letter <text:s/>(e.g., <text:s/>B).</text:p>
      <text:p text:style-name="P14">PUTDS <text:s/>will then ask if you want the special !!!TIME&amp;.DAT file to be a <text:s/>System</text:p>
      <text:p text:style-name="P14">file <text:s/>(one <text:s/>that will not be displayed by a normal DIR command). <text:s text:c="2"/>We <text:s/>suggest</text:p>
      <text:p text:style-name="P14">that you respond with an N (for No) at first so that you may easily see <text:s/>which</text:p>
      <text:p text:style-name="P14">disks have been prepared for DateStamping. <text:s/>If you wish to change this <text:s/>later,</text:p>
      <text:p text:style-name="P14">the <text:s/>FILEATTR utility described in Section 4.3 of this manual can easily <text:s/>make</text:p>
      <text:p text:style-name="P14">!!!TIME&amp;.DAT a System file.</text:p>
      <text:p text:style-name="P14"/>
      <text:p text:style-name="P14">PUTDS now creates !!!TIME&amp;.DAT as the first file on the disk, moving <text:s/>existing</text:p>
      <text:p text:style-name="P14">files <text:s/>and <text:s/>names <text:s/>as <text:s/>necessary <text:s/>to <text:s/>free <text:s/>the <text:s/>first <text:s/>disk <text:s/>location. <text:s text:c="3"/>The</text:p>
      <text:p text:style-name="P14">!!!TIME&amp;.DAT <text:s/>file <text:s/>requires half as much disk space as your <text:s/>directory. <text:s text:c="2"/>For</text:p>
      <text:p text:style-name="P14">example, <text:s/>the <text:s/>directory on an AMPRO or SB180 40-track double-sided <text:s/>disk <text:s/>re-</text:p>
      <text:p text:style-name="P14">quires <text:s/>4K <text:s/>of space for 128 directory entries. <text:s/>To such disks, PUTDS <text:s/>adds <text:s/>a</text:p>
      <text:p text:style-name="P14">!!!TIME&amp;.DAT <text:s/>file which uses one directory entry and 2K of data area to <text:s/>hold</text:p>
      <text:p text:style-name="P14">Create, Last Accessed, and Last Modified dates and times for the remaining 127</text:p>
      <text:p text:style-name="P14">possible files.</text:p>
      <text:p text:style-name="P14"/>
      <text:p text:style-name="P14">As <text:s/>it <text:s/>works, <text:s/>PUTDS notifies you of any directory entries or <text:s/>file <text:s/>data <text:s/>it</text:p>
      <text:p text:style-name="P14">relocates. <text:s/>When one disk has been prepared for datestamping, PUTDS will <text:s/>give</text:p>
      <text:p text:style-name="P14">you <text:s/>the chance to do another one, allowing you to do a stack of disks at <text:s/>one</text:p>
      <text:p text:style-name="P14">time.</text:p>
      <text:p text:style-name="P14"/>
      <text:p text:style-name="P14"/>
      <text:h text:style-name="Heading_20_4" text:outline-level="4"><text:soft-page-break/>3.2.4.2 PUTDS Expert Mode.</text:h>
      <text:p text:style-name="P14"/>
      <text:p text:style-name="P14">PUTDS may also be run in command line mode. <text:s/>The usage is shown by typing</text:p>
      <text:p text:style-name="P14"/>
      <text:p text:style-name="P14"><text:s text:c="10"/>PUTDS //</text:p>
      <text:p text:style-name="P14"/>
      <text:p text:style-name="P14">There <text:s/>are three options: -D for Drive, -V for a Verbose onscreen listing <text:s/>of</text:p>
      <text:p text:style-name="P14">statistics, and -S to make !!!TIME&amp;.DAT a System file. <text:s/>Command line mode <text:s/>is</text:p>
      <text:p text:style-name="P14">most <text:s/>useful <text:s/>when you want to run PUTDS from within command scripts <text:s/>such <text:s/>as</text:p>
      <text:p text:style-name="P14">SUBMIT files or when preparing only a single disk for DateStamper use.</text:p>
      <text:p text:style-name="P14"/>
      <text:h text:style-name="Heading_20_3" text:outline-level="3">3.2.5 Preparing Disks for P2DOS Stamps (INITDIR).</text:h>
      <text:p text:style-name="P14"/>
      <text:p text:style-name="P14">INITDIR prepares disks for P2DOS-type file stamping. <text:s/>It does this by <text:s/>replac-</text:p>
      <text:p text:style-name="P14">ing <text:s/>every <text:s/>fourth entry in the disk's directory tracks with a time <text:s/>and <text:s/>date</text:p>
      <text:p text:style-name="P14">entry <text:s/>which is prefixed with a special character (hexadecimal 21). <text:s text:c="2"/>Existing</text:p>
      <text:p text:style-name="P14">directory <text:s/>entries in the fourth position are then shifted to the first <text:s/>entry</text:p>
      <text:p text:style-name="P14">in <text:s/>the next logical sector and the initialized directory sectors are <text:s/>written</text:p>
      <text:p text:style-name="P14">back to the disk.</text:p>
      <text:p text:style-name="P14"/>
      <text:p text:style-name="P14"><text:s text:c="6"/>********************** <text:s/>W A R N I N G <text:s/>***********************</text:p>
      <text:p text:style-name="P14"><text:s text:c="6"/>* INITDIR should not be run on disks containing valid Date- <text:s/>*</text:p>
      <text:p text:style-name="P14"><text:s text:c="6"/>* Stamper file stamps since it rearranges directory data. <text:s text:c="3"/>*</text:p>
      <text:p text:style-name="P14"><text:s text:c="6"/>* To install both DateStamper and P2DOS stamping on one <text:s text:c="5"/>*</text:p>
      <text:p text:style-name="P14"><text:s text:c="6"/>* disk, start with a blank disk, or one with no datestamps <text:s text:c="2"/>*</text:p>
      <text:p text:style-name="P14"><text:s text:c="6"/>* of either type and run both PUTDS and INITDIR on the disk <text:s/>*</text:p>
      <text:p text:style-name="P14"><text:s text:c="6"/>* before using it. <text:s/>Doing otherwise will invalidate any <text:s text:c="5"/>*</text:p>
      <text:p text:style-name="P14"><text:s text:c="6"/>* existing stamp data. <text:s text:c="38"/>*</text:p>
      <text:p text:style-name="P14"><text:s text:c="6"/>**************************************************************</text:p>
      <text:h text:style-name="Heading_20_4" text:outline-level="4">3.2.5.1 INITDIR Interactive Mode.</text:h>
      <text:p text:style-name="P14"/>
      <text:p text:style-name="P14">Interactive mode is entered by typing</text:p>
      <text:p text:style-name="P14"/>
      <text:p text:style-name="P14"><text:s text:c="10"/>INITDIR</text:p>
      <text:p text:style-name="P14"/>
      <text:p text:style-name="P14">Like PUTDS, INITDIR will ask for a drive letter. <text:s/>Type the letter of the drive</text:p>
      <text:p text:style-name="P14">containing the disk to initialize for P2DOS file stamping. <text:s/>If the DateStamper</text:p>
      <text:p text:style-name="P14">!!!TIME&amp;.DAT <text:s/>file is detected on the disk, INITDIR issues a warning and <text:s/>asks</text:p>
      <text:p text:style-name="P14">if you want to proceed or not (see Initdir Error Messages, below).</text:p>
      <text:h text:style-name="Heading_20_4" text:outline-level="4">3.2.5.2 INITDIR Expert Mode.</text:h>
      <text:p text:style-name="P14"/>
      <text:p text:style-name="P14">INITDIR <text:s/>may also be run in command line mode by entering INITDIR followed <text:s/>by</text:p>
      <text:p text:style-name="P14">a <text:s/>space <text:s/>and a letter corresponding to the drive you want to <text:s/>initialize <text:s/>for</text:p>
      <text:p text:style-name="P14">P2DOS stamping. <text:s/>A brief usage description for INITDIR is shown by typing</text:p>
      <text:p text:style-name="P14"/>
      <text:p text:style-name="P14"><text:s text:c="10"/>INITDIR //</text:p>
      <text:h text:style-name="Heading_20_4" text:outline-level="4">3.2.5.3 INITDIR Error Messages.</text:h>
      <text:p text:style-name="P14"/>
      <text:p text:style-name="P14">Directory already initialized</text:p>
      <text:p text:style-name="P14"><text:soft-page-break/></text:p>
      <text:p text:style-name="P14"><text:s text:c="5"/>The selected disk is already prepared for P2DOS stamps.</text:p>
      <text:p text:style-name="P14"/>
      <text:p text:style-name="P14">Illegal drive name</text:p>
      <text:p text:style-name="P14"/>
      <text:p text:style-name="P14"><text:s text:c="5"/>The character entered was not in the range of "A" thru "P".</text:p>
      <text:p text:style-name="P14"/>
      <text:p text:style-name="P14">Not enough directory space on disk</text:p>
      <text:p text:style-name="P14"/>
      <text:p text:style-name="P14"><text:s text:c="5"/>The <text:s/>directory on the selected disk is more than three-fourths full, <text:s/>so</text:p>
      <text:p text:style-name="P14"><text:s text:c="5"/>not enough space is available to support P2DOS file stamping.</text:p>
      <text:p text:style-name="P14"/>
      <text:p text:style-name="P14">Directory read error</text:p>
      <text:p text:style-name="P14"/>
      <text:p text:style-name="P14"><text:s text:c="5"/>An error was encountered in reading the disk directory.</text:p>
      <text:p text:style-name="P14"/>
      <text:p text:style-name="P14">Directory write error</text:p>
      <text:p text:style-name="P14"/>
      <text:p text:style-name="P14"><text:s text:c="5"/>An <text:s/>error <text:s/>occurred while writing the initialized <text:s/>directory. <text:s text:c="2"/>It <text:s/>will</text:p>
      <text:p text:style-name="P14"><text:s text:c="5"/>probably result in loss of file data.</text:p>
      <text:p text:style-name="P14"/>
      <text:p text:style-name="P14">--&gt; DateStamper !!!TIME&amp;.DAT File Found &lt;--</text:p>
      <text:p text:style-name="P14"><text:s text:c="8"/>Proceed anyway (Y/[N]) :</text:p>
      <text:p text:style-name="P14"/>
      <text:p text:style-name="P14"><text:s text:c="5"/>The special DateStamper !!!TIME&amp;.DAT file exists on the disk. <text:s/>If <text:s/>other</text:p>
      <text:p text:style-name="P14"><text:s text:c="5"/>files are also on the disk, most of the DateStamper time and date infor-</text:p>
      <text:p text:style-name="P14"><text:s text:c="5"/>mation will be lost. <text:s/>On freshly-formatted or empty disks, no DateStamp-</text:p>
      <text:p text:style-name="P14"><text:s text:c="5"/>er <text:s/>file <text:s/>stamp data exists, so it is safe to answer with a Y <text:s/>and <text:s/>ini-</text:p>
      <text:p text:style-name="P14"><text:s text:c="5"/>tialize the disk.</text:p>
      <text:p text:style-name="P14"/>
      <text:p text:style-name="P14"/>
      <text:h text:style-name="P5" text:outline-level="2">3.3 Installing BackGrounder II for ZSDOS.</text:h>
      <text:p text:style-name="P14"/>
      <text:p text:style-name="P14"><text:s text:c="5"/>****************************************************************</text:p>
      <text:p text:style-name="P14"><text:s text:c="5"/>* Please <text:s/>note the Version number of BGii you are <text:s/>installing. *</text:p>
      <text:p text:style-name="P14"><text:s text:c="5"/>* Currently, ZSDOS provides an overlay for LOADBG V1.03, which *</text:p>
      <text:p text:style-name="P14"><text:s text:c="5"/>* is <text:s/>distributed with <text:s/>BGii V1.13. <text:s text:c="2"/>If you have a <text:s/>different *</text:p>
      <text:p text:style-name="P14"><text:s text:c="5"/>* version <text:s/>of <text:s/>BGii, <text:s/>please check <text:s/>with <text:s/>Plu*Perfect <text:s/>Systems *</text:p>
      <text:p text:style-name="P14"><text:s text:c="5"/>* before <text:s/>using this overlay. <text:s text:c="2"/>Newer versions of LOADBG <text:s/>will *</text:p>
      <text:p text:style-name="P14"><text:s text:c="5"/>* already <text:s/>have the data for ZSDOS installed, so this <text:s/>section *</text:p>
      <text:p text:style-name="P14"><text:s text:c="5"/>* should be skipped. <text:s text:c="42"/>*</text:p>
      <text:p text:style-name="P14"><text:s text:c="5"/>****************************************************************</text:p>
      <text:p text:style-name="P14"/>
      <text:p text:style-name="P14">ZSDOS <text:s/>and ZDDOS may be used with <text:s/>Plu*Perfect Systems' BackGrounder <text:s/>ii <text:s/>with</text:p>
      <text:p text:style-name="P14">the <text:s/>simple addition of a patch provided in hexadecimal form <text:s/>as <text:s/>BGPATCH.HEX.</text:p>
      <text:p text:style-name="P14">This <text:s/>file <text:s/>will add the necessary data to permit BGii to identify <text:s/>ZSDOS <text:s/>and</text:p>
      <text:p text:style-name="P14">ZDDOS by replacing the values originally used for Versions 1.3 and 1.2(HEX) of</text:p>
      <text:p text:style-name="P14">ZRDOS. <text:s text:c="2"/>After <text:s/>applying BGPATCH to LOADBG, ZRDOS Versions 1.1, <text:s/>1.2(BCD) <text:s/>and</text:p>
      <text:p text:style-name="P14">1.7, as well as CP/M 2.2 will still be recognized, along with ZSDOS and ZDDOS.</text:p>
      <text:p text:style-name="P14"/>
      <text:p text:style-name="P14">The <text:s/>patch may be applied in one of two ways. <text:s/>The first <text:s/>way is by using <text:s/>Ron</text:p>
      <text:p text:style-name="P14">Fowler's MLOAD.COM and is by <text:s/>far <text:s/>the easiest of the two methods. <text:s text:c="2"/>MLOAD.COM</text:p>
      <text:p text:style-name="P14">is <text:s/>available <text:s/>on numerous <text:s/>bulletin boards. <text:s text:c="2"/>The second method uses <text:s/>DDT <text:s/>or</text:p>
      <text:p text:style-name="P14">comparable debugger to patch the file.</text:p>
      <text:p text:style-name="P14"/>
      <text:p text:style-name="P14"><text:s text:c="5"/>****************************************************************</text:p>
      <text:p text:style-name="P14"><text:s text:c="5"/>* Please replace your PUTBG.COM with the version supplied with *</text:p>
      <text:p text:style-name="P14"><text:s text:c="5"/>* ZSDOS. <text:s/>Older versions of PUTBG may not work properly on <text:s text:c="4"/>*</text:p>
      <text:p text:style-name="P14"><text:s text:c="5"/>* hard disks or RAM disks under ZSDOS or ZRDOS. <text:s text:c="15"/>*</text:p>
      <text:p text:style-name="P14"><text:s text:c="5"/>****************************************************************</text:p>
      <text:h text:style-name="Heading_20_3" text:outline-level="3">3.3.1 BackGrounder Installation using MLOAD.COM.</text:h>
      <text:p text:style-name="P14"/>
      <text:p text:style-name="P14">The first step is to copy the file BGPATCH.HEX from your working copies of the</text:p>
      <text:p text:style-name="P14">distribution <text:s/>into <text:s/>the <text:s/>same <text:s/>user <text:s/>area <text:s/>and <text:s/>drive <text:s/>as <text:s/>LOADBG.COM. <text:s text:c="3"/>With</text:p>
      <text:p text:style-name="P14">MLOAD.COM <text:s/>accessible, enter the command:</text:p>
      <text:p text:style-name="P14"/>
      <text:p text:style-name="P14"><text:s text:c="10"/>MLOAD LOADBGZ.COM=LOADBG.COM,BGPATCH.HEX</text:p>
      <text:p text:style-name="P14"/>
      <text:p text:style-name="P14">The program LOADBGZ will contain the information needed to confirm that <text:s/>ZSDOS</text:p>
      <text:p text:style-name="P14">is <text:s/>an authorized DOS for BackGrounder ii. <text:s/>You may now use it instead of <text:s/>the</text:p>
      <text:p text:style-name="P14">original LOADBG to start BackGrounder.</text:p>
      <text:h text:style-name="Heading_20_3" text:outline-level="3">3.3.2 BackGrounder Installation using DDT.COM.</text:h>
      <text:p text:style-name="P14"/>
      <text:p text:style-name="P14">As <text:s/>above, make sure LOADBG.COM and BGPATCH.HEX are in the same disk and <text:s/>user</text:p>
      <text:p text:style-name="P14">area. <text:s/>Then invoke DDT as:</text:p>
      <text:p text:style-name="P14"/>
      <text:p text:style-name="P14"><text:s text:c="10"/>DDT LOADBG.COM</text:p>
      <text:p text:style-name="P14"/>
      <text:p text:style-name="P14">DDT will now display some memory statistics:</text:p>
      <text:p text:style-name="P14"/>
      <text:p text:style-name="P14"><text:s text:c="10"/>DDT VERS 2.2</text:p>
      <text:p text:style-name="P14"><text:s text:c="10"/>NEXT <text:s/>PC</text:p>
      <text:p text:style-name="P14"><text:s text:c="10"/>3C00 0100</text:p>
      <text:p text:style-name="P14"><text:soft-page-break/><text:s text:c="10"/>-</text:p>
      <text:p text:style-name="P14"/>
      <text:p text:style-name="P14">Now, tell DDT to read in BGPATCH.HEX as follows:</text:p>
      <text:p text:style-name="P14"/>
      <text:p text:style-name="P14"><text:s text:c="10"/>-IBGPATCH.HEX</text:p>
      <text:p text:style-name="P14"><text:s text:c="10"/>-R</text:p>
      <text:p text:style-name="P14"/>
      <text:p text:style-name="P14">DDT <text:s/>will read in BGPATCH.HEX, adding the data necessary for LOADBG to <text:s/>recog-</text:p>
      <text:p text:style-name="P14">nize ZSDOS and ZDDOS. <text:s/>Next, exit DDT with:</text:p>
      <text:p text:style-name="P14"/>
      <text:p text:style-name="P14"><text:s text:c="10"/>-G0</text:p>
      <text:p text:style-name="P14"/>
      <text:p text:style-name="P14">Finally, save the resulting image to a file with the command:</text:p>
      <text:p text:style-name="P14"/>
      <text:p text:style-name="P14"><text:s text:c="10"/>SAVE 59 LOADBGZ.COM</text:p>
      <text:p text:style-name="P14"/>
      <text:p text:style-name="P14">From <text:s/>now on, you should use LOADBGZ instead of the original LOADBG <text:s/>to <text:s/>start</text:p>
      <text:p text:style-name="P14">BackGrounder ii.</text:p>
      <text:p text:style-name="P14"/>
      <text:p text:style-name="P14"/>
      <text:h text:style-name="P5" text:outline-level="2">3.4 Advanced Installation Techniques.</text:h>
      <text:h text:style-name="Heading_20_3" text:outline-level="3">3.4.1 Replacing CCP and BIOS with INSTALOS.</text:h>
      <text:p text:style-name="P14"/>
      <text:p text:style-name="P14">In <text:s/>addition <text:s/>to <text:s/>replacing the BDOS portion of a system <text:s/>file, <text:s/>INSTALOS <text:s/>can</text:p>
      <text:p text:style-name="P14">replace <text:s/>the <text:s/>file's Console Command Processor (CCP) and <text:s/>Basic <text:s/>Input <text:s/>Output</text:p>
      <text:p text:style-name="P14">System (BIOS) portions. <text:s/>To replace these segments, first use INSTALOS to load</text:p>
      <text:p text:style-name="P14">your <text:s/>system file as described in Section 3.1.1.1, then choose option <text:s/>1 <text:s/>from</text:p>
      <text:p text:style-name="P14">INSTALOS' main menu to replace your CCP or option 3 to replace your BIOS.</text:p>
      <text:h text:style-name="Heading_20_4" text:outline-level="4">3.4.1.1 Replacing the CCP.</text:h>
      <text:p text:style-name="P14"/>
      <text:p text:style-name="P14">At <text:s/>this writing, INSTALOS is not able to install the new ZCPR 3.4 CCP due <text:s/>to</text:p>
      <text:p text:style-name="P14">the extensive use of Named Common addressing in ZCPR 3.4. <text:s/>Other CCP <text:s/>replace-</text:p>
      <text:p text:style-name="P14">ments <text:s/>such as previous versions of ZCPR are handled nicely provided that <text:s/>the</text:p>
      <text:p text:style-name="P14">replacement CCP is:</text:p>
      <text:p text:style-name="P14"/>
      <text:p text:style-name="P14"><text:s text:c="9"/>o <text:s/>No larger than 2048 (2K) bytes combined CSEG and DSEG.</text:p>
      <text:p text:style-name="P14"/>
      <text:p text:style-name="P14"><text:s text:c="9"/>o <text:s/>In standard MicroSoft REL form ORGed at 0.</text:p>
      <text:p text:style-name="P14"/>
      <text:p text:style-name="P14">Error <text:s/>messages <text:s/>will be displayed and the operation aborted if any <text:s/>of <text:s/>these</text:p>
      <text:p text:style-name="P14">tests fails (see Section 3.1.1.3).</text:p>
      <text:h text:style-name="Heading_20_4" text:outline-level="4">3.4.1.2 Replacing the BIOS.</text:h>
      <text:p text:style-name="P14"/>
      <text:p text:style-name="P14">Option <text:s/>3 of INSTALOS' main menu allows you to replace the BIOS segment <text:s/>of <text:s/>a</text:p>
      <text:p text:style-name="P14">system file. <text:s/>The only known limitations on the use of INSTALOS to replace the</text:p>
      <text:p text:style-name="P14">BIOS segment are:</text:p>
      <text:p text:style-name="P14"/>
      <text:p text:style-name="P14"><text:s text:c="10"/>o <text:s/>The <text:s/>image with the new BIOS (combined CSEG and DSEG) must <text:s/>fit</text:p>
      <text:p text:style-name="P14"><text:s text:c="12"/>in available memory.</text:p>
      <text:p text:style-name="P14"/>
      <text:p text:style-name="P14"><text:s text:c="10"/>o <text:s/>The <text:s/>image cannot contain any Named Commons other than <text:s/>_BIOS_,</text:p>
      <text:p text:style-name="P14"><text:s text:c="12"/>_CCP_ and _DOS_.</text:p>
      <text:p text:style-name="P14"/>
      <text:p text:style-name="P14"><text:s text:c="10"/>o <text:s/>The <text:s/>BIOS file must be in standard MicroSoft REL form ORGed <text:s/>at</text:p>
      <text:p text:style-name="P14"><text:s text:c="12"/>0.</text:p>
      <text:p text:style-name="P14"/>
      <text:p text:style-name="P14">If you are replacing the BIOS of a relocatable image file such as the original</text:p>
      <text:p text:style-name="P14">CP/M <text:s/>2.2 MOVCPM.COM, a message may be issued that the BIOS Bit Map <text:s/>is <text:s/>being</text:p>
      <text:p text:style-name="P14">relocated <text:s/>up or down. <text:s/>If the relocation is in a positive direction, the <text:s/>new</text:p>
      <text:p text:style-name="P14">BIOS requires more space than available in the original image. <text:s/>If <text:s/>relocation</text:p>
      <text:p text:style-name="P14">occurs <text:s/>in <text:s/>a <text:s/>negative direction, the replacement BIOS is <text:s/>smaller <text:s/>than <text:s/>the</text:p>
      <text:p text:style-name="P14">available <text:s/>space in the image, and is being relocated to minimize the <text:s/>storage</text:p>
      <text:p text:style-name="P14">space <text:s/>required <text:s/>on disk for the output file. <text:s/>In both cases, the <text:s/>message <text:s/>is</text:p>
      <text:p text:style-name="P14">strictly informative and does not represent a problem.</text:p>
      <text:p text:style-name="P14"/>
      <text:h text:style-name="Heading_20_3" text:outline-level="3"/>
      <text:h text:style-name="P7" text:outline-level="3">3.4.2 User-Developed Clock Drivers.</text:h>
      <text:p text:style-name="P14"/>
      <text:p text:style-name="P14">If <text:s/>none of the clock drivers supplied with ZSDOS works with your <text:s/>system <text:s/>and</text:p>
      <text:p text:style-name="P14">you have experience with assembly language programming, you may wish to <text:s/>write</text:p>
      <text:p text:style-name="P14">your own custom clock driver. <text:s/>In addition to testing and using clock <text:s/>modules</text:p>
      <text:p text:style-name="P14">from <text:s/>CLOCKS.DAT, both TESTCLOK and SETUPZST can read Microsoft <text:s/>format <text:s/>relo-</text:p>
      <text:p text:style-name="P14">catable files containing user-developed clock drivers. <text:s/>You may command either</text:p>
      <text:p text:style-name="P14">program to load a user-developed clock driver by entering an N at the <text:s/>prompt</text:p>
      <text:p text:style-name="P14">which <text:s/>asks if a library clock is to be used. <text:s/>TESTCLOK or SETUPZST <text:s/>will <text:s/>re-</text:p>
      <text:p text:style-name="P14">quest <text:s/>your <text:s/>clock driver file's full name and type, preceded by <text:s/>an <text:s/>optional</text:p>
      <text:p text:style-name="P14">drive/user <text:s/>specification <text:s/>(e.g., <text:s/>C6:NEWCLK.REL), and will <text:s/>then <text:s/>test <text:s/>or</text:p>
      <text:p text:style-name="P14">install <text:s/>your <text:s/>user-developed clock in the same manner as the <text:s/>library <text:s/>clocks</text:p>
      <text:p text:style-name="P14">described in Sections 3.2.1 and 3.2.2.</text:p>
      <text:p text:style-name="P14"/>
      <text:p text:style-name="P14">ZSDOS <text:s/>clock <text:s/>drivers may use registers BC and D without restoring <text:s/>them, <text:s/>but</text:p>
      <text:p text:style-name="P14">must <text:s/>preserve the Z80's alternate and index registers. <text:s/>Other registers <text:s/>must</text:p>
      <text:p text:style-name="P14">be used exactly as follows:</text:p>
      <text:p text:style-name="P14"/>
      <text:p text:style-name="P14"><text:s text:c="5"/>Enter: <text:s text:c="4"/>C = 00H to Read the Clock, 01H to Set the Clock</text:p>
      <text:p text:style-name="P14"><text:s text:c="15"/>DE = Address of a 6-byte field to Receive or from which to Set</text:p>
      <text:p text:style-name="P14"><text:s text:c="18"/>time <text:s/>in DateStamper format (BCD digits as: YY MM DD <text:s/>HH</text:p>
      <text:p text:style-name="P14"><text:s text:c="18"/>MM SS). <text:s/>24-hour operation is assumed.</text:p>
      <text:p text:style-name="P14"/>
      <text:p text:style-name="P14"><text:s text:c="5"/>Exit : <text:s text:c="4"/>A = 01H for a successful operation,</text:p>
      <text:p text:style-name="P14"><text:s text:c="19"/>0FFH for a failure of any sort (Can't set, etc.)</text:p>
      <text:p text:style-name="P14"><text:s text:c="10"/>When Reading the Clock:</text:p>
      <text:p text:style-name="P14"><text:s text:c="16"/>E = Original contents of Entry value of DE plus 5</text:p>
      <text:p text:style-name="P14"><text:s text:c="15"/>HL = Entry value of DE plus 5 (Seconds field)</text:p>
      <text:p text:style-name="P14"/>
      <text:p text:style-name="P14">Please note that the above clock driver specifications are unique to ZSDOS and</text:p>
      <text:p text:style-name="P14">differ from drivers used by The DateStamper and CP/M Plus systems. <text:s/>A template</text:p>
      <text:p text:style-name="P14">file, <text:s/>USERCLOK.TEM, is included on the ZSDOS distribution disk as an aid <text:s/>for</text:p>
      <text:p text:style-name="P14">users who wish to write their own ZSDOS clock drivers.</text:p>
      <text:p text:style-name="P14"/>
      <text:p text:style-name="P14"/>
      <text:h text:style-name="Heading_20_3" text:outline-level="3">3.4.3 Customizing Stamp Installation with SETUPZST.</text:h>
      <text:h text:style-name="Heading_20_4" text:outline-level="4">3.4.3.1 The Different Stamp Modules.</text:h>
      <text:p text:style-name="P14"/>
      <text:p text:style-name="P14">When <text:s/>you <text:s/>selected <text:s/>Generate New Time Stamp <text:s/>Program <text:s/>from <text:s/>SETUPZST's</text:p>
      <text:p text:style-name="P14">initial <text:s/>menu (see Section 3.2.2), you were presented with the <text:s/>following <text:s/>op-</text:p>
      <text:p text:style-name="P14">tions:</text:p>
      <text:p text:style-name="P14"/>
      <text:p text:style-name="P14"><text:s text:c="10"/>Select type of Date/Time Stamping :</text:p>
      <text:p text:style-name="P14"><text:s text:c="15"/>1 - DateStamper (tm)</text:p>
      <text:p text:style-name="P14"><text:s text:c="15"/>2 - P2DOS (CP/M Plus compatible)</text:p>
      <text:p text:style-name="P14"><text:s text:c="15"/>3 - Read DateStamper (tm), Write Both DateStamper &amp; P2DOS</text:p>
      <text:p text:style-name="P14"><text:s text:c="15"/>4 - Read P2DOS, Write Both DateStamper &amp; P2DOS</text:p>
      <text:p text:style-name="P14"><text:s text:c="15"/>5 - ZDDOS Clock interface</text:p>
      <text:p text:style-name="P14"><text:s text:c="10"/>Choice (^C Exits) : _</text:p>
      <text:p text:style-name="P14"/>
      <text:p text:style-name="P14">We <text:s/>recommended <text:s/>choosing option 1 or 2 for your initial <text:s/>ZSDOS <text:s/>installation.</text:p>
      <text:p text:style-name="P14">The <text:s/>memory <text:s/>space required by options 1 and 2 depends on the <text:s/>specific <text:s/>clock</text:p>
      <text:p text:style-name="P14"><text:soft-page-break/>selected, <text:s/>but <text:s/>is <text:s/>typically about 768 bytes (300H) when <text:s/>installed <text:s/>in <text:s/>high</text:p>
      <text:p text:style-name="P14">memory.</text:p>
      <text:p text:style-name="P14"/>
      <text:p text:style-name="P14">Options <text:s/>3 <text:s/>and 4 will read a single type of stamp data, but <text:s/>will <text:s/>write <text:s/>the</text:p>
      <text:p text:style-name="P14">stamp data to disk in both DateStamper and P2DOS methods if the target disk is</text:p>
      <text:p text:style-name="P14">prepared <text:s/>for <text:s/>both. <text:s/>These options should be used in systems where <text:s/>a <text:s/>single</text:p>
      <text:p text:style-name="P14">primary <text:s/>Date/Time <text:s/>stamping method is used, but where output <text:s/>disks <text:s/>must <text:s/>be</text:p>
      <text:p text:style-name="P14">produced for systems using the other stamping method.</text:p>
      <text:p text:style-name="P14"/>
      <text:p text:style-name="P14">Choosing <text:s/>option 3 or 4 adds capabilities to your system, but at the <text:s/>cost <text:s/>of</text:p>
      <text:p text:style-name="P14">increased memory usage. <text:s/>Typical stamp module sizes, depending on the type <text:s/>of</text:p>
      <text:p text:style-name="P14">clock in your computer, are 1 to 1.25K for the "Read DateStamper, Write <text:s/>Both"</text:p>
      <text:p text:style-name="P14">capability, <text:s/>and 1.25 to 1.5K for "Read P2DOS, Write Both". <text:s/>If you only <text:s/>need</text:p>
      <text:p text:style-name="P14">this <text:s/>capability occasionally, we recommend building your LDTIM program as <text:s/>an</text:p>
      <text:p text:style-name="P14">RSX which loads below the CCP (see Section 3.2.2). <text:s/>For permanent or long-term</text:p>
      <text:p text:style-name="P14">use, you will probably want to install the module in high-memory to regain the</text:p>
      <text:p text:style-name="P14">TPA space lost in an RSX installation.</text:p>
      <text:p text:style-name="P14"/>
      <text:p text:style-name="P14">Option 5, the ZDDOS clock interface, typically requires 348 to 512 <text:s/>(180-200H)</text:p>
      <text:p text:style-name="P14">bytes. <text:s text:c="2"/>Again, <text:s/>the <text:s/>exact size depends on your computer's <text:s/>clock. <text:s text:c="2"/>See <text:s/>the</text:p>
      <text:p text:style-name="P14">following section for a way of determining exact memory requirements for stamp</text:p>
      <text:p text:style-name="P14">and clock modules.</text:p>
      <text:h text:style-name="Heading_20_4" text:outline-level="4">3.4.3.2 Installing a Stamp Module in High Memory.</text:h>
      <text:p text:style-name="P14"/>
      <text:p text:style-name="P14">The <text:s/>basic requirement for high-memory installations of stamping modules is <text:s/>a</text:p>
      <text:p text:style-name="P14">protected <text:s/>space which is not affected by programs or parts of <text:s/>the <text:s/>operating</text:p>
      <text:p text:style-name="P14">system. <text:s text:c="2"/>If you are using NZCOM, please skip to Section 3.4.3.3. <text:s/>If you <text:s/>are</text:p>
      <text:p text:style-name="P14">not <text:s/>using <text:s/>NZCOM, there are three basic ways of freeing <text:s/>space <text:s/>in <text:s/>protected</text:p>
      <text:p text:style-name="P14">memory. <text:s/>Which of these methods are available depends in part on what type <text:s/>of</text:p>
      <text:p text:style-name="P14">system software you presently use. <text:s/>Scan the following options to decide which</text:p>
      <text:p text:style-name="P14">is most appropriate for you:</text:p>
      <text:p text:style-name="P14"/>
      <text:p text:style-name="P14"><text:s text:c="5"/>Option A: "Vanilla" CP/M 2.2. Systems. <text:s/>Use the modified MOVCPM <text:s/>program</text:p>
      <text:p text:style-name="P14"><text:s text:c="5"/>generated by INSTALOS (see Section 3.1.1) to create a system one or <text:s/>two</text:p>
      <text:p text:style-name="P14"><text:s text:c="5"/>K <text:s/>smaller than your current CP/M system. <text:s/>The additional free space <text:s/>at</text:p>
      <text:p text:style-name="P14"><text:s text:c="5"/>the <text:s/>top <text:s/>of memory will then be available for use by <text:s/>the <text:s/>time <text:s/>module</text:p>
      <text:p text:style-name="P14"><text:s text:c="5"/>produced by <text:s/>SETUPZST.</text:p>
      <text:p text:style-name="P14"/>
      <text:p text:style-name="P14"><text:s text:c="5"/>Option B: ZCPR 3.x. Systems. <text:s/>If you have IOP space defined in your ZCPR</text:p>
      <text:p text:style-name="P14"><text:s text:c="5"/>Environment <text:s/>but <text:s/>are not loading anything other than a dummy <text:s/>IOP <text:s/>jump</text:p>
      <text:p text:style-name="P14"><text:s text:c="5"/>table, use the free space to host ZSDOS's stamping module. <text:s/>Examine your</text:p>
      <text:p text:style-name="P14"><text:s text:c="5"/>system <text:s/>documentation to determine available IOP space, and <text:s/>deduct <text:s/>the</text:p>
      <text:p text:style-name="P14"><text:s text:c="5"/>space actually used by the dummy IOP. <text:s/>Many ZCPR installations <text:s/>allocate</text:p>
      <text:p text:style-name="P14"><text:s text:c="5"/>1.5K to the IOP, but use fewer than 128 bytes (1/8K) for the dummy <text:s/>IOP.</text:p>
      <text:p text:style-name="P14"><text:s text:c="5"/>The <text:s/>remaining IOP space is available for file stamping. <text:s/>Just <text:s/>remember</text:p>
      <text:p text:style-name="P14"><text:s text:c="5"/>to <text:s/>execute <text:s/>the LDTIM program produced by SETUPZST after <text:s/>loading <text:s/>your</text:p>
      <text:p text:style-name="P14"><text:s text:c="5"/>dummy IOP.</text:p>
      <text:p text:style-name="P14"/>
      <text:p text:style-name="P14"><text:s text:c="5"/>Option <text:s/>C: ZCPR 3.x. Systems. <text:s/>Determine the lowest memory <text:s/>required <text:s/>by</text:p>
      <text:p text:style-name="P14"><text:s text:c="5"/>the <text:s/>ZCPR3 <text:s/>dedicated modules from your system documentation. <text:s text:c="2"/>Use <text:s/>the</text:p>
      <text:p text:style-name="P14"><text:s text:c="5"/>system generation program produced by INSTALOS to generate a system <text:s/>one</text:p>
      <text:p text:style-name="P14"><text:s text:c="5"/>or <text:s/>two K smaller, and place your stamping module in the <text:s/>vacated <text:s/>space</text:p>
      <text:p text:style-name="P14"><text:s text:c="5"/>just below the base of the lowest dedicated ZCPR3 module.</text:p>
      <text:p text:style-name="P14"/>
      <text:p text:style-name="P14">When <text:s/>you <text:s/>have selected a method of using or reserving high memory, <text:s/>run <text:s/>SE-</text:p>
      <text:p text:style-name="P14"><text:soft-page-break/>TUPZST <text:s/>as <text:s/>described in Section 3.2.2, selecting option 1, <text:s/>Generate <text:s/>New</text:p>
      <text:p text:style-name="P14">Time <text:s/>Stamp Program. <text:s/>Select the type of Stamping method you wish <text:s/>to <text:s/>in-</text:p>
      <text:p text:style-name="P14">stall, <text:s/>and <text:s/>answer "No" to the prompt Load as an RSX <text:s/>below <text:s/>the <text:s/>CCP?.</text:p>
      <text:p text:style-name="P14">Since the installation will now place the module in high memory, SETUPZST asks</text:p>
      <text:p text:style-name="P14">a new question:</text:p>
      <text:p text:style-name="P14"/>
      <text:p text:style-name="P14"><text:s text:c="10"/>Install in NZ-COM User Space? ([Y]/N) : _</text:p>
      <text:p text:style-name="P14"/>
      <text:p text:style-name="P14">You <text:s/>are not installing for NZCOM, so respond with an N. <text:s text:c="2"/>Installation <text:s/>will</text:p>
      <text:p text:style-name="P14">proceed <text:s/>as <text:s/>in Section 3.2.2 with clock selection and linkage <text:s/>of <text:s/>the <text:s/>three</text:p>
      <text:p text:style-name="P14">modules. <text:s/>Instead of printing the message that the module will be loaded below</text:p>
      <text:p text:style-name="P14">the <text:s/>CCP, however, SETUPZST displays the addresses at which the Stamp <text:s/>Routine</text:p>
      <text:p text:style-name="P14">and Clock Driver will load:</text:p>
      <text:p text:style-name="P14"/>
      <text:p text:style-name="P14"><text:s text:c="10"/>Stamp Routine : E200-E44FH</text:p>
      <text:p text:style-name="P14"><text:s text:c="10"/>Clock Driver <text:s/>: E450-E4DFH</text:p>
      <text:p text:style-name="P14"><text:s text:c="10"/>Change Load Address (Y/[N])? : _</text:p>
      <text:p text:style-name="P14"/>
      <text:p text:style-name="P14">If these addresses do not correspond with the range available in your <text:s/>system,</text:p>
      <text:p text:style-name="P14">respond <text:s/>with a Y and enter your own starting address. You may <text:s/>reenter <text:s/>this</text:p>
      <text:p text:style-name="P14">address as many times as necessary to "fine tune" the location. <text:s/>For <text:s/>example,</text:p>
      <text:p text:style-name="P14">if <text:s/>you <text:s/>are placing the module in your IOP space, you will want to <text:s/>move <text:s/>the</text:p>
      <text:p text:style-name="P14">location as close as possible to the high end of available IOP memory just <text:s/>in</text:p>
      <text:p text:style-name="P14">case <text:s/>some other program alters your IOP. <text:s/>So if your IOP space <text:s/>extends <text:s/>from</text:p>
      <text:p text:style-name="P14">EC00H <text:s/>to F1FFH, stamp module addresses should be adjusted so that the <text:s/>ending</text:p>
      <text:p text:style-name="P14">address for the Clock Driver is F1FFH, for example:</text:p>
      <text:p text:style-name="P14"/>
      <text:p text:style-name="P14"><text:s text:c="10"/>Stamp Routine : EF20-F16FH</text:p>
      <text:p text:style-name="P14"><text:s text:c="10"/>Clock Driver <text:s/>: F170-F1FFH</text:p>
      <text:p text:style-name="P14"/>
      <text:p text:style-name="P14">When satisfied with your addresses, answer N to the prompt. <text:s/>Installation now</text:p>
      <text:p text:style-name="P14">continues as described in Section 3.2.2.</text:p>
      <text:h text:style-name="Heading_20_4" text:outline-level="4">3.4.3.3 Installing Stamp Module in NZCOM User Space.</text:h>
      <text:p text:style-name="P14"/>
      <text:p text:style-name="P14">NZCOM features a user-defined memory space in protected memory which is <text:s/>ideal</text:p>
      <text:p text:style-name="P14">for adding a stamp module. <text:s/>To use this feature, you must define the necessary</text:p>
      <text:p text:style-name="P14">space <text:s/>requirements with the NZCOM program MKZCM. <text:s/>If you intend to <text:s/>use <text:s/>only</text:p>
      <text:p text:style-name="P14">the <text:s/>ZDDOS <text:s/>clock driver, four records (512 bytes) should <text:s/>be <text:s/>adequate. <text:s text:c="2"/>Six</text:p>
      <text:p text:style-name="P14">records <text:s/>(768 <text:s/>bytes) <text:s/>should be sufficient for the <text:s/>single <text:s/>stamping <text:s/>methods</text:p>
      <text:p text:style-name="P14">(DateStamper only or P2DOS only), while the larger mixed methods will probably</text:p>
      <text:p text:style-name="P14">need nine to fourteen records (1.12 to 1.5K). <text:s/>If too few records are allocat-</text:p>
      <text:p text:style-name="P14">ed, <text:s/>your <text:s/>ZSDOS LDTIM program will alert you and tell you how much <text:s/>space <text:s/>to</text:p>
      <text:p text:style-name="P14">allocate. <text:s/>Now execute SETUPZST and answer the menu questions as described <text:s/>in</text:p>
      <text:p text:style-name="P14">Section 3.2.2 until you see the following prompt:</text:p>
      <text:p text:style-name="P14"/>
      <text:p text:style-name="P14"><text:s text:c="10"/>Install in NZ-COM User Space? ([Y]/N) : _</text:p>
      <text:p text:style-name="P14"/>
      <text:p text:style-name="P14">Enter a Y since you have chosen to install the stamps for NZCOM. Installation</text:p>
      <text:p text:style-name="P14">will proceed as described in Section 3.2.2 with clock selection and linkage of</text:p>
      <text:p text:style-name="P14">the <text:s/>three modules. <text:s/>Instead of printing the message that the module <text:s/>will <text:s/>be</text:p>
      <text:p text:style-name="P14">loaded below the CCP, however, SETUPZST will say:</text:p>
      <text:p text:style-name="P14"/>
      <text:p text:style-name="P14"><text:s text:c="10"/>Module will load NZ-COM User Space. <text:s/>Change? (Y/[N])</text:p>
      <text:p text:style-name="P14"/>
      <text:p text:style-name="P14">If <text:s/>you answer "Yes" (meaning you no longer desire to install for <text:s/>NZCOM) <text:s/>SE-</text:p>
      <text:p text:style-name="P14"><text:soft-page-break/>TUPZST <text:s/>reverts <text:s/>to a normal high-memory installation. <text:s/>A "No" <text:s/>response <text:s/>here</text:p>
      <text:p text:style-name="P14">causes <text:s/>SETUPZST to show how much NZCOM User space is required by <text:s/>your <text:s/>LDTIM</text:p>
      <text:p text:style-name="P14">program. <text:s text:c="2"/>The <text:s/>following <text:s/>display was produced on an <text:s/>SB180 <text:s/>using <text:s/>the <text:s/>Read</text:p>
      <text:p text:style-name="P14">DateStamper, <text:s/>Write <text:s/>both <text:s/>DateStamper <text:s/>and P2DOS <text:s/>option <text:s/>and <text:s/>the <text:s/>ETS180IO+</text:p>
      <text:p text:style-name="P14">clock driver:</text:p>
      <text:p text:style-name="P14"/>
      <text:p text:style-name="P14"><text:s text:c="10"/>NZCOM user area size (in bytes) must be 042FH</text:p>
      <text:p text:style-name="P14"/>
      <text:p text:style-name="P14">In order to properly load this module with NZCOM a user space of at least nine</text:p>
      <text:p text:style-name="P14">128-byte records (480H) would be required.</text:p>
      <text:h text:style-name="Heading_20_4" text:outline-level="4">3.4.3.4 Changing an existing LDTIM.COM program.</text:h>
      <text:p text:style-name="P14"/>
      <text:p text:style-name="P14">Option <text:s/>2 <text:s/>in <text:s/>the initial SETUPZST menu allows you to examine <text:s/>or <text:s/>modify <text:s/>an</text:p>
      <text:p text:style-name="P14">existing LDTIM program. <text:s/>Selecting this option causes SETUPZST to ask you <text:s/>for</text:p>
      <text:p text:style-name="P14">the name of a program to load. <text:s/>After loading your program, SETUPZST <text:s/>displays</text:p>
      <text:p text:style-name="P14">prompts based on its type. <text:s/>For RSX loaders, only the opening text banner <text:s/>can</text:p>
      <text:p text:style-name="P14">be changed. <text:s/>For NZCOM and high-memory loaders, additional choices are <text:s/>avail-</text:p>
      <text:p text:style-name="P14">able:</text:p>
      <text:p text:style-name="P14"/>
      <text:p text:style-name="P14"><text:s text:c="5"/>NZCOM <text:s text:c="9"/>a) Change to normal high-memory module</text:p>
      <text:p text:style-name="P14"><text:s text:c="23"/>(fall through to high-memory choices)</text:p>
      <text:p text:style-name="P14"><text:s text:c="20"/>b) Change opening text banner</text:p>
      <text:p text:style-name="P14"/>
      <text:p text:style-name="P14"><text:s text:c="5"/>high-memory <text:s text:c="3"/>a) Change load addresses</text:p>
      <text:p text:style-name="P14"><text:s text:c="20"/>b) Change opening text banner</text:p>
      <text:p text:style-name="P14"/>
      <text:p text:style-name="P14">When the changes are complete, you may save the modified program as <text:s/>described</text:p>
      <text:p text:style-name="P14">in Section 3.2.2.</text:p>
      <text:h text:style-name="Heading_20_3" text:outline-level="3">3.4.4 Tips on Using ZSCONFIG with Clocks/Stamps.</text:h>
      <text:h text:style-name="Heading_20_4" text:outline-level="4">3.4.4.1 Patching in an Existing Clock.</text:h>
      <text:p text:style-name="P14"/>
      <text:p text:style-name="P14">ZSCONFIG, described fully in Section 4.10, can be used to <text:s/>link a clock driver</text:p>
      <text:p text:style-name="P14">already <text:s/>in memory (e.g., a BIOS driver routine) to ZSDOS. <text:s/>The only <text:s/>item <text:s/>of</text:p>
      <text:p text:style-name="P14">information <text:s/>necessary is the starting address of the routine. <text:s/>Once you <text:s/>have</text:p>
      <text:p text:style-name="P14">done this, however, normal installation of a Stamp routine with LDTIM.COM will</text:p>
      <text:p text:style-name="P14">not be possible, so this method of installing a clock driver is best used with</text:p>
      <text:p text:style-name="P14">ZDDOS, which needs no Stamp support code, or with ZSDOS if no Date/Time stamps</text:p>
      <text:p text:style-name="P14">are installed.</text:p>
      <text:h text:style-name="Heading_20_4" text:outline-level="4">3.4.4.2 Speed Tip.</text:h>
      <text:p text:style-name="P14"/>
      <text:p text:style-name="P14">Several <text:s/>methods <text:s/>may <text:s/>be employed by users of the DateStamper <text:s/>type <text:s/>of <text:s/>file</text:p>
      <text:p text:style-name="P14">stamping to speed disk performance. <text:s/>DateStamper-type file stamping <text:s/>maintains</text:p>
      <text:p text:style-name="P14">a <text:s/>Last <text:s/>File Access record. <text:s/>This is often very useful in <text:s/>determining <text:s/>which</text:p>
      <text:p text:style-name="P14">files were used during a given period. <text:s/>Last File Access stamping does, howev-</text:p>
      <text:p text:style-name="P14">er, <text:s/>incur <text:s/>a slight performance penalty since ZSDOS must write the <text:s/>time <text:s/>and</text:p>
      <text:p text:style-name="P14">date to its special !!!TIME&amp;.DAT file each time a file is used. <text:s/>Under <text:s/>ZSDOS,</text:p>
      <text:p text:style-name="P14">you have two basic ways of reducing the Last File Access penalty.</text:p>
      <text:p text:style-name="P14"/>
      <text:p text:style-name="P14">First, <text:s/>you <text:s/>may use FILEATTR or DATSWEEP to turn on the No Access <text:s/>Stamp <text:s/>at-</text:p>
      <text:p text:style-name="P14">tributes <text:s/>of <text:s/>frequently used files, such as utility programs. <text:s text:c="2"/>The <text:s/>programs</text:p>
      <text:p text:style-name="P14"><text:soft-page-break/>will <text:s/>load <text:s/>from disk slightly faster, and since they are frequently <text:s/>used, <text:s/>a</text:p>
      <text:p text:style-name="P14">Last Access record for these files is usually of little interest. <text:s/>See Section</text:p>
      <text:p text:style-name="P14">4 for more on FILEATTR and DATSWEEP. <text:s/>This method of disabling the Last Access</text:p>
      <text:p text:style-name="P14">record, <text:s/>however, <text:s/>cannot be used for files created within a <text:s/>running <text:s/>program</text:p>
      <text:p text:style-name="P14">such as temporary files created within a word processor.</text:p>
      <text:p text:style-name="P14"/>
      <text:p text:style-name="P14">It <text:s/>is <text:s/>also possible to disable Last Access stamping altogether to <text:s/>speed <text:s/>up</text:p>
      <text:p text:style-name="P14">disk accesses when performance is at a premium. <text:s/>Disabling may be accomplished</text:p>
      <text:p text:style-name="P14">during installation of ZDDOS with INSTALOS, or at any time on a running <text:s/>ZSDOS</text:p>
      <text:p text:style-name="P14">or <text:s/>ZDDOS system with ZSCONFIG. <text:s/>This procedure allows all files to be <text:s/>loaded</text:p>
      <text:p text:style-name="P14">more <text:s/>rapidly <text:s/>since <text:s/>the DOS <text:s/>no longer needs to maintain <text:s/>Last <text:s/>File <text:s/>Access</text:p>
      <text:p text:style-name="P14">records. <text:s/>See Section 4.10 for details on using ZSCONFIG.</text:p>
      <text:p text:style-name="P14"/>
      <text:h text:style-name="P6" text:outline-level="1">4 ZSDOS Utilities.</text:h>
      <text:p text:style-name="P14"/>
      <text:p text:style-name="P14">This <text:s/>section of your ZSDOS User's Manual describes the various programs <text:s/>dis-</text:p>
      <text:p text:style-name="P14">tributed <text:s/>with ZSDOS which are not directly concerned with installation. <text:s text:c="2"/>The</text:p>
      <text:p text:style-name="P14">programs <text:s/>range from fairly simple command-line driven utilities to <text:s/>sophisti-</text:p>
      <text:p text:style-name="P14">cated <text:s/>file <text:s/>and <text:s/>environment management applications. <text:s/>All <text:s/>of <text:s/>the <text:s/>programs</text:p>
      <text:p text:style-name="P14">interact closely with features of the ZSDOS operating system to provide <text:s/>serv-</text:p>
      <text:p text:style-name="P14">ices not available under straight CP/M. <text:s/>Eleven subsections detail the <text:s/>utili-</text:p>
      <text:p text:style-name="P14">ties in alphabetical order. <text:s/>They are:</text:p>
      <text:p text:style-name="P14"/>
      <text:p text:style-name="P14"><text:s text:c="5"/>o <text:s/>COPY, a file copying utility which copies file dates, displays tempo-</text:p>
      <text:p text:style-name="P14"><text:s text:c="7"/>ral file relationships, and supports file archiving</text:p>
      <text:p text:style-name="P14"/>
      <text:p text:style-name="P14"><text:s text:c="5"/>o DATSWEEP, <text:s/>a full-screen file manager which displays, prints, <text:s/>copies,</text:p>
      <text:p text:style-name="P14"><text:s text:c="7"/>erases, and renames files and groups of files, and displays and <text:s/>acts</text:p>
      <text:p text:style-name="P14"><text:s text:c="7"/>on file datestamps and attributes</text:p>
      <text:p text:style-name="P14"/>
      <text:p text:style-name="P14"><text:s text:c="5"/>o FILEATTR, a utility which allows the user to quickly and safely set or</text:p>
      <text:p text:style-name="P14"><text:s text:c="7"/>reset any or all file attributes on specified groups of files</text:p>
      <text:p text:style-name="P14"/>
      <text:p text:style-name="P14"><text:s text:c="5"/>o FILEDATE, <text:s/>a disk directory program with a rich command <text:s/>syntax <text:s/>which</text:p>
      <text:p text:style-name="P14"><text:s text:c="7"/>allows sorting and selecting files by date as well as name</text:p>
      <text:p text:style-name="P14"/>
      <text:p text:style-name="P14"><text:s text:c="5"/>o RELOG, <text:s/>a <text:s/>custodial utility for use after programs which <text:s/>bypass <text:s/>the</text:p>
      <text:p text:style-name="P14"><text:s text:c="7"/>BDOS during disk function calls</text:p>
      <text:p text:style-name="P14"/>
      <text:p text:style-name="P14"><text:s text:c="5"/>o TD, a small utility to set and read your system's clock</text:p>
      <text:p text:style-name="P14"/>
      <text:p text:style-name="P14"><text:s text:c="5"/>o ZCAL, <text:s/>another small program which displays a calendar of the <text:s/>current</text:p>
      <text:p text:style-name="P14"><text:s text:c="7"/>or selected month</text:p>
      <text:p text:style-name="P14"/>
      <text:p text:style-name="P14"><text:s text:c="5"/>o ZCFG, a menu-driven configuration utility which allows you to set <text:s/>the</text:p>
      <text:p text:style-name="P14"><text:s text:c="7"/>default options and other characteristics of many ZSDOS utilities</text:p>
      <text:p text:style-name="P14"/>
      <text:p text:style-name="P14"><text:s text:c="5"/>o ZPATH, <text:s/>which sets your BDOS Search Path and/or ZCPR Command Path, <text:s/>if</text:p>
      <text:p text:style-name="P14"><text:s text:c="7"/>present</text:p>
      <text:p text:style-name="P14"/>
      <text:p text:style-name="P14"><text:s text:c="5"/>o ZSCONFIG, an interactive or command-line driven program which <text:s/>dynami-</text:p>
      <text:p text:style-name="P14"><text:s text:c="7"/>cally regulates many of the features of a running ZSDOS system</text:p>
      <text:p text:style-name="P14"/>
      <text:p text:style-name="P14"><text:s text:c="5"/>o ZXD, an extended directory utility which lists three popular forms <text:s/>of</text:p>
      <text:p text:style-name="P14"><text:s text:c="7"/>file datestamps to screen or printer.</text:p>
      <text:p text:style-name="P14"/>
      <text:p text:style-name="P14">Many <text:s/>of the above ZSDOS programs may be customized to suit your <text:s/>tastes <text:s/>with</text:p>
      <text:p text:style-name="P14">ZCNFG which is described in Section 4.8. <text:s/>With the exception of DATSWEEP, <text:s/>all</text:p>
      <text:p text:style-name="P14">are ready to use as distributed. <text:s/>DATSWEEP must be installed for your terminal</text:p>
      <text:p text:style-name="P14">using the special SETTERM utility before use.</text:p>
      <text:h text:style-name="Heading_20_2" text:outline-level="2">4.1 COPY. - Copy Files.</text:h>
      <text:p text:style-name="P14"/>
      <text:p text:style-name="P14">COPY.COM <text:s/>is a file copy program derived from the ZCPR3 MCOPY tool written <text:s/>by</text:p>
      <text:p text:style-name="P14">Richard Conn. <text:s/>It blends the many modifications by Bruce Morgen and others <text:s/>in</text:p>
      <text:p text:style-name="P14">MCOPY48 <text:s/>with <text:s/>further enhancements in the spirit of <text:s/>the <text:s/>ZSDOS <text:s/>environment.</text:p>
      <text:p text:style-name="P14">File <text:s/>date stamping is supported for the full range of <text:s/>stamping <text:s/>capabilities</text:p>
      <text:p text:style-name="P14"><text:soft-page-break/>provided <text:s/>by <text:s/>ZSDOS. <text:s/>A user-definable "Exclusion list" is <text:s/>now <text:s/>supported <text:s/>to</text:p>
      <text:p text:style-name="P14">prevent copying of specific files or file groups, and two options to ease file</text:p>
      <text:p text:style-name="P14">backups with the Archive bit have been added. <text:s/>COPY is also more user-friendly</text:p>
      <text:p text:style-name="P14">than MCOPY, and provides increased error checking and user feedback.</text:p>
      <text:p text:style-name="P14"/>
      <text:p text:style-name="P14">COPY <text:s/>only <text:s/>operates in the Command Line Driven or Expert mode. <text:s/>As <text:s/>with <text:s/>the</text:p>
      <text:p text:style-name="P14">other <text:s/>utilities provided with ZSDOS, COPY displays a short Help message <text:s/>when</text:p>
      <text:p text:style-name="P14">invoked <text:s/>with a double-slash argument as explained in Section 1.6. <text:s text:c="2"/>The <text:s/>Help</text:p>
      <text:p text:style-name="P14">message <text:s/>also <text:s/>includes a list of available options along with the <text:s/>effect <text:s/>of</text:p>
      <text:p text:style-name="P14">each when included as command line arguments.</text:p>
      <text:p text:style-name="P14"/>
      <text:p text:style-name="P14">While <text:s/>COPY is ready to run without special installation procedures, <text:s/>you <text:s/>may</text:p>
      <text:p text:style-name="P14">wish to change the default parameters to customize it to your operating style.</text:p>
      <text:p text:style-name="P14">In this manner, you can minimize the number of keystrokes required to <text:s/>perform</text:p>
      <text:p text:style-name="P14">routine <text:s/>operations by avoiding passing many options on the command line. <text:s text:c="2"/>To</text:p>
      <text:p text:style-name="P14">set <text:s/>default <text:s/>conditions, <text:s/>insure that COPY.COM, COPY.CFG <text:s/>and <text:s/>ZCNFG.COM <text:s/>and</text:p>
      <text:p text:style-name="P14">available to the system, and execute ZCNFG as described in Section 4.8.</text:p>
      <text:h text:style-name="Heading_20_3" text:outline-level="3">4.1.1 Using COPY.</text:h>
      <text:p text:style-name="P14"/>
      <text:p text:style-name="P14">The <text:s/>basic <text:s/>syntax for COPY follows the original CP/M format <text:s/>by <text:s/>listing <text:s/>the</text:p>
      <text:p text:style-name="P14">destination <text:s/>drive/user, <text:s/>an equal sign, then the source drive/user <text:s/>and <text:s/>file</text:p>
      <text:p text:style-name="P14">name. <text:s/>An alternate syntax added by Bruce Morgen in MCOPY48 permits specifying</text:p>
      <text:p text:style-name="P14">transfers <text:s/>in <text:s/>the "Source-Destination" form popularized in MS-DOS. <text:s text:c="2"/>In <text:s/>this</text:p>
      <text:p text:style-name="P14">alternate <text:s/>form, you first enter the source drive/user and filename, a <text:s/>space,</text:p>
      <text:p text:style-name="P14">and then the destination drive/user and optional filename. <text:s/>Using the symbolo-</text:p>
      <text:p text:style-name="P14">gy discussed in Section 1.6, the syntax is summarized as:</text:p>
      <text:p text:style-name="P14"/>
      <text:p text:style-name="P14"><text:s text:c="10"/>COPY dir:[fn.ft]=[dir:]fn.ft,... [/]options</text:p>
      <text:p text:style-name="P14"><text:s text:c="5"/>or</text:p>
      <text:p text:style-name="P14"><text:s text:c="10"/>COPY [dir:]fn.ft dir:,... [/]options</text:p>
      <text:p text:style-name="P14"/>
      <text:p text:style-name="P14">If <text:s/>no <text:s/>destination <text:s/>filename is specified, a number of unique <text:s/>files <text:s/>may <text:s/>be</text:p>
      <text:p text:style-name="P14">copied <text:s/>to <text:s/>a specified directory by catenating source <text:s/>files <text:s/>separated <text:s/>with</text:p>
      <text:p text:style-name="P14">commas. <text:s/>Where a destination file name is specified, both source and <text:s/>destina-</text:p>
      <text:p text:style-name="P14">tion <text:s/>file names and types must be free of wildcard characters. <text:s/>This <text:s/>popular</text:p>
      <text:p text:style-name="P14">"Rename" <text:s/>feature <text:s/>in a copy was a much requested addition to the <text:s/>ZSDOS <text:s/>copy</text:p>
      <text:p text:style-name="P14">utility. <text:s text:c="2"/>Options <text:s/>to tailor the actions of COPY may be <text:s/>appended <text:s/>after <text:s/>the</text:p>
      <text:p text:style-name="P14">source file list.</text:p>
      <text:p text:style-name="P14"/>
      <text:p text:style-name="P14">Yet another method of transferring files was retained from the original <text:s/>MCOPY</text:p>
      <text:p text:style-name="P14">roots. <text:s text:c="2"/>If no destination drive/user is recognized in the command line <text:s/>argu-</text:p>
      <text:p text:style-name="P14">ments, <text:s/>all referenced files will be copied to a default <text:s/>drive/user <text:s/>location</text:p>
      <text:p text:style-name="P14">which <text:s/>is <text:s/>contained in the header portion of COPY. <text:s/>The default <text:s/>location <text:s/>is</text:p>
      <text:p text:style-name="P14">Drive B, User 0 in the distribution program, but may be changed by the Config-</text:p>
      <text:p text:style-name="P14">uration program described in Section 4.1.3 below. <text:s/>If options are desired with</text:p>
      <text:p text:style-name="P14">this <text:s/>syntax, <text:s/>the slash option delimiter is Mandatory. <text:s/>The syntax <text:s/>for <text:s/>this</text:p>
      <text:p text:style-name="P14">method is summarized as:</text:p>
      <text:p text:style-name="P14"/>
      <text:p text:style-name="P14"><text:s text:c="10"/>COPY [dir:]fn.ft,... /options</text:p>
      <text:p text:style-name="P14"/>
      <text:p text:style-name="P14">Various <text:s/>configuration options detailed later allow you to customize <text:s/>COPY <text:s/>to</text:p>
      <text:p text:style-name="P14">suit your operating style. <text:s/>For example, status displays of each operation may</text:p>
      <text:p text:style-name="P14">be <text:s/>suppressed <text:s/>for a "Quiet" mode, verification that copied files <text:s/>match <text:s/>the</text:p>
      <text:p text:style-name="P14">original <text:s/>(or <text:s/>at least produce the same error check code) may be <text:s/>enabled <text:s/>or</text:p>
      <text:p text:style-name="P14">disabled, etc. <text:s/>If a method of Date and Time Stamping is active under ZSDOS or</text:p>
      <text:p text:style-name="P14"><text:soft-page-break/>ZDDOS, <text:s/>the original Stamp information will be transferred to the <text:s/>destination</text:p>
      <text:p text:style-name="P14">file. <text:s/>The following examples in the "Verbose" method of operation will <text:s/>serve</text:p>
      <text:p text:style-name="P14">to <text:s/>illustrate by copying a file from the current Drive and User area <text:s/>to <text:s/>the</text:p>
      <text:p text:style-name="P14">same drive, User 10.</text:p>
      <text:p text:style-name="P14"/>
      <text:p text:style-name="P14"><text:s text:c="9"/>COPY ZXD.COM 10:</text:p>
      <text:p text:style-name="P14"/>
      <text:p text:style-name="P14"><text:s text:c="6"/>COPY <text:s/>Version 1.0 (for ZSDOS)</text:p>
      <text:p text:style-name="P14"><text:s text:c="6"/>Copying C2:ZXD <text:s text:c="4"/>.COM to C10:</text:p>
      <text:p text:style-name="P14"><text:s text:c="7"/>-&gt; ZXD <text:s text:c="4"/>.COM..Ok (Dated) <text:s/>Verify..Ok</text:p>
      <text:p text:style-name="P14"><text:s text:c="7"/>0 Errors</text:p>
      <text:p text:style-name="P14"/>
      <text:p text:style-name="P14">In <text:s/>this case, No file of the same name existed in the destination <text:s/>area, <text:s/>but</text:p>
      <text:p text:style-name="P14">some <text:s/>form <text:s/>of File Stamping was active, so the source Stamp <text:s/>information <text:s/>was</text:p>
      <text:p text:style-name="P14">successfully <text:s/>transferred <text:s/>to the destination. <text:s/>Performing the <text:s/>same <text:s/>activity</text:p>
      <text:p text:style-name="P14">with the other syntax now produces:</text:p>
      <text:p text:style-name="P14"/>
      <text:p text:style-name="P14"><text:s text:c="10"/>COPY 10:=ZXD.COM</text:p>
      <text:p text:style-name="P14"/>
      <text:p text:style-name="P14"><text:s text:c="7"/>COPY <text:s/>Version 1.0 (for ZSDOS)</text:p>
      <text:p text:style-name="P14"><text:s text:c="7"/>Copying C2:ZXD <text:s text:c="4"/>.COM to C10:</text:p>
      <text:p text:style-name="P14"><text:s text:c="8"/>-&gt; ZXD <text:s text:c="4"/>.COM <text:s/>Replace Same (Y/N)? Y..Ok (Dated) <text:s/>Verify..Ok</text:p>
      <text:p text:style-name="P14"><text:s text:c="8"/>0 Errors</text:p>
      <text:p text:style-name="P14"/>
      <text:p text:style-name="P14">Since COPY now detected a destination file of the same name, and File Stamping</text:p>
      <text:p text:style-name="P14">as <text:s/>well <text:s/>as <text:s/>duplicate checking (another option flag) were <text:s/>in <text:s/>effect, <text:s/>COPY</text:p>
      <text:p text:style-name="P14">compared <text:s/>the <text:s/>Last <text:s/>Modified dates for both <text:s/>source <text:s/>and <text:s/>destination <text:s/>files.</text:p>
      <text:p text:style-name="P14">Finding <text:s/>a match, the prompt "Replace Same" was issued, and received <text:s/>a <text:s/>(Y)es</text:p>
      <text:p text:style-name="P14">response <text:s/>to copy the file anyway. <text:s/>Other responses, depending on the <text:s/>results</text:p>
      <text:p text:style-name="P14">of <text:s/>the <text:s/>date comparison are "Replace Older", which means that an <text:s/>older <text:s/>file</text:p>
      <text:p text:style-name="P14">exists on the destination, and "Replace Newer" which means that you are trying</text:p>
      <text:p text:style-name="P14">to replace a newer file on the destination with an older version.</text:p>
      <text:p text:style-name="P14"/>
      <text:p text:style-name="P14">A similar error check is made if a duplicate file is found to determine if the</text:p>
      <text:p text:style-name="P14">file was found with the PUBlic Attribute bit. <text:s/>If a Public file is detected on</text:p>
      <text:p text:style-name="P14">the <text:s/>destination drive, a warning to the effect is printed. <text:s/>Answering Yes <text:s/>to</text:p>
      <text:p text:style-name="P14">replacement <text:s/>at this point will result in a Read-Only error unless <text:s/>ZSDOS <text:s/>has</text:p>
      <text:p text:style-name="P14">been set to permit writes to Public Files (See Section 2.8.3).</text:p>
      <text:p text:style-name="P14"/>
      <text:p text:style-name="P14">As <text:s/>stated earlier, COPY has no Interactive mode of operation per se, but <text:s/>the</text:p>
      <text:p text:style-name="P14">"Inspect" <text:s/>option provides a means to select files for transfer in a <text:s/>somewhat</text:p>
      <text:p text:style-name="P14">interactive <text:s/>manner. <text:s/>In this mode, all files selected by the file <text:s/>specifica-</text:p>
      <text:p text:style-name="P14">tion <text:s/>in the command line are displayed, one at a time, and you may enter <text:s/>"Y"</text:p>
      <text:p text:style-name="P14">to <text:s/>copy the file, "N" to Not copy the file, or "S" to forget the rest of <text:s/>the</text:p>
      <text:p text:style-name="P14">selected files. <text:s/>An example copying all files from the current Drive and <text:s/>User</text:p>
      <text:p text:style-name="P14">to User 10 is:</text:p>
      <text:p text:style-name="P14"/>
      <text:p text:style-name="P14"><text:s text:c="13"/>COPY *.* 10: /I</text:p>
      <text:p text:style-name="P14"/>
      <text:p text:style-name="P14"><text:s text:c="10"/>COPY <text:s/>Version 1.0 (for ZSDOS)</text:p>
      <text:p text:style-name="P14"><text:s text:c="10"/>Copying C2:????????.??? to C10:</text:p>
      <text:p text:style-name="P14"><text:s text:c="11"/>Inspect -- Yes, No (def), Skip Rest</text:p>
      <text:p text:style-name="P14"><text:s text:c="10"/>BU16 <text:s text:c="3"/>.COM - (Y/N/S)? Y</text:p>
      <text:p text:style-name="P14"><text:s text:c="10"/>BU16 <text:s text:c="3"/>.MZC - (Y/N/S)? N</text:p>
      <text:p text:style-name="P14"><text:s text:c="10"/>COPY <text:s text:c="3"/>.COM - (Y/N/S)? Y</text:p>
      <text:p text:style-name="P14"><text:s text:c="10"/>COPY <text:s text:c="3"/>.Z80 - (Y/N/S)? S</text:p>
      <text:p text:style-name="P14"><text:soft-page-break/></text:p>
      <text:p text:style-name="P14">If <text:s/>operating in the Verbose mode, status on each file will be printed as <text:s/>the</text:p>
      <text:p text:style-name="P14">copies progress.</text:p>
      <text:p text:style-name="P14"/>
      <text:h text:style-name="Heading_20_3" text:outline-level="3">4.1.2 COPY Options.</text:h>
      <text:p text:style-name="P14"/>
      <text:p text:style-name="P14">Several option characters are available to customize COPY operations. <text:s/>Most of</text:p>
      <text:p text:style-name="P14">these options may be set as default conditions using the Configuration Utility</text:p>
      <text:p text:style-name="P14">described in Section 4.1.3 below. <text:s/>Alternatively, you may enter any of them on</text:p>
      <text:p text:style-name="P14">the <text:s/>command line to alter the functions of a single operation. <text:s text:c="2"/>The <text:s/>command</text:p>
      <text:p text:style-name="P14">line option characters are as follows:</text:p>
      <text:p text:style-name="P14"/>
      <text:p text:style-name="P14"><text:s text:c="15"/>A - Archive</text:p>
      <text:p text:style-name="P14"><text:s text:c="15"/>E - Test for File Existence</text:p>
      <text:p text:style-name="P14"><text:s text:c="15"/>I - Inspect Files</text:p>
      <text:p text:style-name="P14"><text:s text:c="15"/>M - Multiple Copy</text:p>
      <text:p text:style-name="P14"><text:s text:c="15"/>N - No replacement if File exists</text:p>
      <text:p text:style-name="P14"><text:s text:c="15"/>Q - Quiet</text:p>
      <text:p text:style-name="P14"><text:s text:c="15"/>S - exclude System Files</text:p>
      <text:p text:style-name="P14"><text:s text:c="15"/>V - Verify</text:p>
      <text:p text:style-name="P14"><text:s text:c="15"/>X - Archive Only if File exists</text:p>
      <text:p text:style-name="P14"/>
      <text:p text:style-name="P14">From <text:s/>the brief syntax summaries listed above in Section 4.1.1, you will <text:s/>note</text:p>
      <text:p text:style-name="P14">that <text:s/>the standard option delimiter, a slash, is optional if both <text:s/>source <text:s/>and</text:p>
      <text:p text:style-name="P14">destination specifications are listed on the command line. <text:s/>If only one speci-</text:p>
      <text:p text:style-name="P14">fication <text:s/>is <text:s/>listed, is when copying to the default drive, the <text:s/>delimiter <text:s/>is</text:p>
      <text:p text:style-name="P14">Mandatory. <text:s/>Each option is described in the following paragraphs.</text:p>
      <text:p text:style-name="P14"/>
      <text:h text:style-name="Heading_20_4" text:outline-level="4">4.1.2.1 Archive Option.</text:h>
      <text:p text:style-name="P14"/>
      <text:p text:style-name="P14">When <text:s/>this option is active either by specifying in the command line or <text:s/>as <text:s/>a</text:p>
      <text:p text:style-name="P14">default, only files which do Not have their Archive Attribute set (See <text:s/>Appen-</text:p>
      <text:p text:style-name="P14">dix <text:s/>5) <text:s/>will be selected. <text:s/>After the selected files are copied, <text:s/>the <text:s/>Archive</text:p>
      <text:p text:style-name="P14">Attribute <text:s/>on the Source file will be Set to indicate that the file <text:s/>has <text:s/>been</text:p>
      <text:p text:style-name="P14">"Archived". <text:s text:c="2"/>When <text:s/>used in conjunction with the default drive and <text:s/>user <text:s/>set-</text:p>
      <text:p text:style-name="P14">tings, <text:s/>the A option provides a simple method of archiving files in a <text:s/>single</text:p>
      <text:p text:style-name="P14">user area. <text:s/>The default for this option is Off, for No control of selection by</text:p>
      <text:p text:style-name="P14">the Archive Attribute. <text:s/>Adding the A option to the command line reverses <text:s/>the</text:p>
      <text:p text:style-name="P14">configured setting.</text:p>
      <text:p text:style-name="P14"/>
      <text:p text:style-name="P14">It <text:s/>should be noted that this option is incompatible with the <text:s/>"M" <text:s/>(Multiple</text:p>
      <text:p text:style-name="P14">Copy) option. <text:s/>The first copy operation will set the Archive bits on <text:s/>selected</text:p>
      <text:p text:style-name="P14">files, and they will not appear in subsequent copies.</text:p>
      <text:p text:style-name="P14"/>
      <text:h text:style-name="Heading_20_4" text:outline-level="4">4.1.2.2 File Existence Option.</text:h>
      <text:p text:style-name="P14"/>
      <text:p text:style-name="P14">This option controls the test for an already-existing file on the <text:s/>destination</text:p>
      <text:p text:style-name="P14">drive <text:s/>by <text:s/>the same name. <text:s/>Adding the E option to the command <text:s/>line <text:s/>argument</text:p>
      <text:p text:style-name="P14">reverses <text:s/>the configured setting. <text:s/>The default in the ZSDOS distribution <text:s/>ver-</text:p>
      <text:p text:style-name="P14">sion <text:s/>is <text:s/>On, or Check for Existing files. <text:s/>This option does <text:s/>not <text:s/>affect <text:s/>the</text:p>
      <text:p text:style-name="P14">check for PUBlic files on the destination drive, which is always active.</text:p>
      <text:p text:style-name="P14"/>
      <text:h text:style-name="Heading_20_4" text:outline-level="4"><text:soft-page-break/>4.1.2.3 Inspect Files Option.</text:h>
      <text:p text:style-name="P14"/>
      <text:p text:style-name="P14">As <text:s/>illustrated <text:s/>in <text:s/>Section 4.1.1 above, the I option provides <text:s/>a <text:s/>means <text:s/>of</text:p>
      <text:p text:style-name="P14">selectively <text:s/>copying files, without entering the name of each file. <text:s/>The <text:s/>dis-</text:p>
      <text:p text:style-name="P14">tribution default for this option is Off, or do Not inspect the selected <text:s/>file</text:p>
      <text:p text:style-name="P14">list. <text:s text:c="2"/>Specifying this option on the command line argument list reverses <text:s/>the</text:p>
      <text:p text:style-name="P14">configured setting.</text:p>
      <text:p text:style-name="P14"/>
      <text:h text:style-name="Heading_20_4" text:outline-level="4">4.1.2.4 Multiple Copy Option.</text:h>
      <text:p text:style-name="P14"/>
      <text:p text:style-name="P14">This <text:s/>option may be used to copy a file, or group of files to the <text:s/>same <text:s/>drive</text:p>
      <text:p text:style-name="P14">several times, as when making several copies of the same file group on differ-</text:p>
      <text:p text:style-name="P14">ent <text:s/>disks. <text:s/>A prompt is given before each copy operation begins, and you <text:s/>may</text:p>
      <text:p text:style-name="P14">abort at the prompt, or change disks before beginning the copy. <text:s/>The distribu-</text:p>
      <text:p text:style-name="P14">tion <text:s/>default for this option is Off, for No Multiple copying. <text:s/>Adding the <text:s/>M</text:p>
      <text:p text:style-name="P14">option <text:s/>to the command line argument list reverses the configured setting <text:s/>for</text:p>
      <text:p text:style-name="P14">this option.</text:p>
      <text:p text:style-name="P14"/>
      <text:h text:style-name="Heading_20_4" text:outline-level="4">4.1.2.5 No Replacement Option.</text:h>
      <text:p text:style-name="P14"/>
      <text:p text:style-name="P14">When <text:s/>added as a command line argument, the N option will not allow <text:s/>replace-</text:p>
      <text:p text:style-name="P14">ment <text:s/>of <text:s/>a <text:s/>file which already exists on the <text:s/>destination <text:s/>Drive/User. <text:s text:c="2"/>This</text:p>
      <text:p text:style-name="P14">option <text:s/>cannot be configured, and always assumes the same initial <text:s/>state <text:s/>when</text:p>
      <text:p text:style-name="P14">COPY <text:s/>is called. <text:s/>The default initial state for this option is Off <text:s/>to <text:s/>permit</text:p>
      <text:p text:style-name="P14">replacement of existing files.</text:p>
      <text:p text:style-name="P14"/>
      <text:h text:style-name="Heading_20_4" text:outline-level="4">4.1.2.6 Quiet Option.</text:h>
      <text:p text:style-name="P14"/>
      <text:p text:style-name="P14">When <text:s/>used on a system with ZCPR3, this option causes a reversal in <text:s/>operation</text:p>
      <text:p text:style-name="P14">of the ZCPR3 Quiet flag. <text:s/>If the ZCPR3 Quiet flag is active, COPY with the <text:s/>Q</text:p>
      <text:p text:style-name="P14">option <text:s/>operates <text:s/>in a Verbose mode. <text:s/>If you do not use ZCPR3, <text:s/>or <text:s/>the <text:s/>ZCPR3</text:p>
      <text:p text:style-name="P14">Environment <text:s/>defines <text:s/>the <text:s/>Quiet flag as inactive, this <text:s/>option <text:s/>will <text:s/>disable</text:p>
      <text:p text:style-name="P14">unnecessary <text:s/>console <text:s/>messages <text:s/>for a Quiet mode of operation. <text:s text:c="2"/>There <text:s/>is <text:s/>no</text:p>
      <text:p text:style-name="P14">default condition for this option, and it is only effective for a single <text:s/>call</text:p>
      <text:p text:style-name="P14">of COPY.</text:p>
      <text:p text:style-name="P14"/>
      <text:h text:style-name="Heading_20_4" text:outline-level="4">4.1.2.7 System Files Option.</text:h>
      <text:p text:style-name="P14"/>
      <text:p text:style-name="P14">This <text:s/>option controls whether or not files with the SYStem Attribute set <text:s/>will</text:p>
      <text:p text:style-name="P14">be <text:s/>located by COPY. <text:s/>The distribution default is Off to include SYStem <text:s/>files</text:p>
      <text:p text:style-name="P14">in <text:s/>COPY <text:s/>file <text:s/>lists and permit copying of such files. <text:s/>The <text:s/>default <text:s/>may <text:s/>be</text:p>
      <text:p text:style-name="P14">configured as described below, and the default may be reversed by adding an S</text:p>
      <text:p text:style-name="P14">in the command line option list.</text:p>
      <text:p text:style-name="P14"/>
      <text:h text:style-name="Heading_20_4" text:outline-level="4">4.1.2.8 Verify Option.</text:h>
      <text:p text:style-name="P14"/>
      <text:p text:style-name="P14">To <text:s/>add a measure of confidence that no errors occurred in a <text:s/>COPY <text:s/>operation,</text:p>
      <text:p text:style-name="P14">the Verify option may be activated. <text:s/>When active, the destination file is read</text:p>
      <text:p text:style-name="P14"><text:soft-page-break/>in <text:s/>order to compute a Cyclic Redundancy Check (CRC) word. <text:s/>This word is <text:s/>then</text:p>
      <text:p text:style-name="P14">compared <text:s/>to <text:s/>a <text:s/>value calculated when reading the source file. <text:s text:c="2"/>If <text:s/>the <text:s/>two</text:p>
      <text:p text:style-name="P14">values <text:s/>match, you can be reasonably sure that the destination file is a <text:s/>true</text:p>
      <text:p text:style-name="P14">copy of the source file. <text:s/>The distribution default for this option is True <text:s/>to</text:p>
      <text:p text:style-name="P14">verify <text:s/>each <text:s/>file copied. <text:s/>This option may be changed <text:s/>by <text:s/>configuration, <text:s/>or</text:p>
      <text:p text:style-name="P14">reversed by adding a V to the command line option list.</text:p>
      <text:p text:style-name="P14"/>
      <text:h text:style-name="Heading_20_4" text:outline-level="4">4.1.2.9 Archive if Only if File Exists Option.</text:h>
      <text:p text:style-name="P14"/>
      <text:p text:style-name="P14">Occasionally, <text:s/>you <text:s/>may wish to update frequently archived files to <text:s/>the <text:s/>same</text:p>
      <text:p text:style-name="P14">destinations <text:s/>in a simpler manner than naming each file, or by using <text:s/>the <text:s/>In-</text:p>
      <text:p text:style-name="P14">spect <text:s/>option. <text:s text:c="2"/>The X option was created for just this purpose. <text:s text:c="2"/>When <text:s/>this</text:p>
      <text:p text:style-name="P14">option is added, COPY first searches the source directory for files which have</text:p>
      <text:p text:style-name="P14">not been archived, then checks the destination directory for each file. <text:s/>If <text:s/>a</text:p>
      <text:p text:style-name="P14">match <text:s/>is found, the file is copied, and the Archive bit is set on the <text:s/>source</text:p>
      <text:p text:style-name="P14">file. <text:s text:c="2"/>There is No configurable setting for this option which is <text:s/>always <text:s/>as-</text:p>
      <text:p text:style-name="P14">sumed to to be OFF when beginning COPY.</text:p>
      <text:p text:style-name="P14"/>
      <text:p text:style-name="P14"/>
      <text:h text:style-name="Heading_20_2" text:outline-level="2">4.2 DATSWEEP - Directory Tool.</text:h>
      <text:p text:style-name="P14"/>
      <text:h text:style-name="Heading_20_3" text:outline-level="3">4.2.1 Overview.</text:h>
      <text:p text:style-name="P14"/>
      <text:p text:style-name="P14">DATSWEEP is a comprehensive file management utility. <text:s/>This single program <text:s/>can</text:p>
      <text:p text:style-name="P14">copy, erase, rename, unsqueeze, change attributes, and change the user <text:s/>number</text:p>
      <text:p text:style-name="P14">-- either for a single file or, with just one command, for an easily-specified</text:p>
      <text:p text:style-name="P14">set of files.</text:p>
      <text:p text:style-name="P14"/>
      <text:p text:style-name="P14">DATSWEEP <text:s/>also has the unique capability, when used with Plu*Perfect <text:s/>Systems'</text:p>
      <text:p text:style-name="P14">DateStamper or compatible systems, to select files by temporal (date and time)</text:p>
      <text:p text:style-name="P14">relations, <text:s/>enabling you to selectively "back up" files according to the <text:s/>date</text:p>
      <text:p text:style-name="P14">(and <text:s/>time) <text:s/>they <text:s/>were most recently changed. <text:s/>The back-up copy <text:s/>will <text:s/>be <text:s/>an</text:p>
      <text:p text:style-name="P14">identical copy, with the same date, time, and attributes of the original file.</text:p>
      <text:p text:style-name="P14"/>
      <text:p text:style-name="P14">If <text:s/>DosDisk is running, DATSWEEP will use the MS-DOS file stamp as the <text:s/>modify</text:p>
      <text:p text:style-name="P14">stamp. <text:s/>Temporal relationships are therefore also available when working <text:s/>with</text:p>
      <text:p text:style-name="P14">MS-DOS disks, and the modify stamps are copied with files. <text:s/>MS-DOS subdirecto-</text:p>
      <text:p text:style-name="P14">ries may also be changed from within DATSWEEP.</text:p>
      <text:p text:style-name="P14"/>
      <text:p text:style-name="P14">DATSWEEP does not support P2DOS (CP/M Plus) stamps or the ZSDOS P2DOS stamper.</text:p>
      <text:p text:style-name="P14"/>
      <text:p text:style-name="P14">A set of files (fileset) can be specified by:</text:p>
      <text:p text:style-name="P14"/>
      <text:p text:style-name="P14"><text:s text:c="5"/>o <text:s/>Any wild-card usernumber/filename/type or its negation,</text:p>
      <text:p text:style-name="P14"><text:s text:c="5"/>o <text:s/>A date/time relation (before, at, after) with wild-cards</text:p>
      <text:p text:style-name="P14"><text:s text:c="5"/>o <text:s/>Individually "tagged" or "untagged" files within a fileset</text:p>
      <text:p text:style-name="P14"><text:s text:c="5"/>o <text:s/>A file attribute bit</text:p>
      <text:p text:style-name="P14"/>
      <text:p text:style-name="P14">All <text:s/>operations that modify files (copy, date, flags, move, <text:s/>rename) <text:s/>preserve</text:p>
      <text:p text:style-name="P14">original file attributes, such as read-only protection. <text:s/>Operations on <text:s/>Public</text:p>
      <text:p text:style-name="P14">files are also fully supported (see Appendix 5 for more on file attributes).</text:p>
      <text:p text:style-name="P14"/>
      <text:p text:style-name="P14"><text:soft-page-break/>DATSWEEP <text:s/>includes a convenient View mode for reading text files both <text:s/>forward</text:p>
      <text:p text:style-name="P14">and backward. <text:s/>Files with wide lines and files in WordStar document format may</text:p>
      <text:p text:style-name="P14">also <text:s/>be <text:s/>viewed. <text:s/>A handy search command enables you to <text:s/>quickly <text:s/>locate <text:s/>any</text:p>
      <text:p text:style-name="P14">pattern or phrase. <text:s/>You can similarly read squeezed files, but only forwards.</text:p>
      <text:p text:style-name="P14"/>
      <text:p text:style-name="P14">The <text:s/>(O)ptions command allows you to select date formats, suppress listing <text:s/>of</text:p>
      <text:p text:style-name="P14">system and read-only files, set tab size, etc.</text:p>
      <text:p text:style-name="P14"/>
      <text:p text:style-name="P14">DATSWEEP <text:s/>is <text:s/>designed for friendly, interactive use, though it <text:s/>can <text:s/>also <text:s/>be</text:p>
      <text:p text:style-name="P14">accessed from the command line. <text:s/>It incorporates comprehensive error <text:s/>checking</text:p>
      <text:p text:style-name="P14">and will request confirmation before deleting or overwriting files (unless you</text:p>
      <text:p text:style-name="P14">turn off these options). At any time you may change your mind by typing CTRL-C</text:p>
      <text:p text:style-name="P14">to terminate the current command.</text:p>
      <text:p text:style-name="P14"/>
      <text:h text:style-name="Heading_20_4" text:outline-level="4">4.2.1.1 The Six Windows.</text:h>
      <text:p text:style-name="P14"/>
      <text:p text:style-name="P14">DATSWEEP uses six separate windows to keep track of the user's commands, <text:s/>file</text:p>
      <text:p text:style-name="P14">statistics, disk space, and directory displays:</text:p>
      <text:p text:style-name="P14"/>
      <text:p text:style-name="P14">________________________________________________________________________________</text:p>
      <text:p text:style-name="P14">| <text:s text:c="3"/>Again ^Cancel Copy <text:s/>Date <text:s text:c="2"/>Erase <text:s/>Flag <text:s text:c="2"/>Goto Kbytes Log <text:s/>Move \ <text:s text:c="10"/>|</text:p>
      <text:p text:style-name="P14">| <text:s text:c="2"/>uNsqze Options Print ^Reset Rename Select Tag <text:s/>Untag <text:s/>View Wind eXit <text:s text:c="7"/>|</text:p>
      <text:p text:style-name="P14">|-------------------DateSweep v4.2 <text:s/>command ==&gt; ? ----------------------14:12---|</text:p>
      <text:p text:style-name="P14">| <text:s text:c="3"/>free: <text:s/>total:| <text:s text:c="60"/>|</text:p>
      <text:p text:style-name="P14">| A: <text:s/>900 <text:s text:c="2"/>1024 <text:s/>| <text:s text:c="60"/>|</text:p>
      <text:p text:style-name="P14">| <text:s text:c="3"/>1588K <text:s/>2768K |-------------------------------------------------------------|</text:p>
      <text:p text:style-name="P14">| <text:s text:c="16"/>| file <text:s text:c="4"/>noDate ReadOnly <text:s text:c="35"/>|</text:p>
      <text:p text:style-name="P14">| <text:s text:c="16"/>| stats <text:s text:c="54"/>|</text:p>
      <text:p text:style-name="P14">|-------------------------------------------------------------------------------|</text:p>
      <text:p text:style-name="P14">|--&gt; <text:s text:c="3"/>1. <text:s/>A 0:!!!TIME&amp;.dAT <text:s text:c="3"/>16K <text:s text:c="44"/>|</text:p>
      <text:p text:style-name="P14">| <text:s text:c="6"/>2. <text:s/>A 0:!!bG <text:s text:c="3"/>.sWP <text:s text:c="3"/>92K <text:s/>03/16/86 22:27 <text:s text:c="28"/>|</text:p>
      <text:p text:style-name="P14">| <text:s text:c="6"/>3. <text:s/>A 0:ASM <text:s text:c="4"/>.COM <text:s text:c="4"/>8K <text:s/>01/04/86 23:27 <text:s text:c="28"/>|</text:p>
      <text:p text:style-name="P14">| <text:s text:c="6"/>4. <text:s/>A 0:BG <text:s text:c="5"/>.COM <text:s text:c="4"/>8K <text:s/>11/05/85 <text:s/>2:41 <text:s text:c="28"/>|</text:p>
      <text:p text:style-name="P14">| <text:s text:c="6"/>5. <text:s/>A 0:BGCALC <text:s/>.COM <text:s text:c="4"/>8K <text:s/>01/13/86 23:55 <text:s text:c="28"/>|</text:p>
      <text:p text:style-name="P14">| <text:s text:c="6"/>6. <text:s/>A 0:BGCONFIG.COH <text:s text:c="4"/>8K <text:s/>11/01/85 23:41 <text:s text:c="28"/>|</text:p>
      <text:p text:style-name="P14">| <text:s text:c="6"/>7. <text:s/>A 0:BGCONFIG.COM <text:s text:c="4"/>8K <text:s/>11/01/85 23:41 <text:s text:c="28"/>|</text:p>
      <text:p text:style-name="P14">| <text:s text:c="6"/>8. <text:s/>A 0:BGCPM <text:s text:c="2"/>.COH <text:s text:c="3"/>10K <text:s/>11/01/85 23:41 <text:s text:c="28"/>|</text:p>
      <text:p text:style-name="P14">| <text:s text:c="6"/>9. <text:s/>A 0:BGCSIZE .COM <text:s text:c="4"/>2K <text:s/>11/01/85 23:41 <text:s text:c="28"/><text:soft-page-break/>|</text:p>
      <text:p text:style-name="P14">| <text:s text:c="5"/>10. <text:s/>A 0:BGUSIZE .COM <text:s text:c="4"/>2K <text:s/>11/01/85 23:41 <text:s text:c="28"/>|</text:p>
      <text:p text:style-name="P14">| <text:s text:c="5"/>11. <text:s/>A 0:BLANK <text:s text:c="2"/>.COU <text:s text:c="4"/>2K <text:s/>11/01/85 23:41 <text:s text:c="28"/>|</text:p>
      <text:p text:style-name="P14">| <text:s text:c="5"/>12. <text:s/>A 0:CALC <text:s text:c="3"/>.COM <text:s text:c="4"/>2K <text:s/>01/13/86 23:55 <text:s text:c="28"/>|</text:p>
      <text:p text:style-name="P14">| <text:s text:c="5"/>13. <text:s/>A 0:CLK <text:s text:c="4"/>.COM <text:s text:c="4"/>8K <text:s/>06/16/85 15:42 <text:s text:c="28"/>|</text:p>
      <text:p text:style-name="P14">| <text:s text:c="5"/>14. <text:s/>A 0:CPM <text:s text:c="4"/>.COH <text:s text:c="3"/>12K <text:s/>11/01/85 23:41 <text:s text:c="28"/>|</text:p>
      <text:p text:style-name="P14">| <text:s text:c="5"/>15. <text:s/>A 0:CRC <text:s text:c="4"/>.COM <text:s text:c="4"/>4K <text:s text:c="44"/>|</text:p>
      <text:p text:style-name="P14">|_______________________________________________________________________________|</text:p>
      <text:p text:style-name="P14"/>
      <text:p text:style-name="P14">The Command Window, at the top of the screen, shows the primary DATSWEEP <text:s/>com-</text:p>
      <text:p text:style-name="P14">mands. <text:s text:c="2"/>Each is executed by typing the corresponding single capitalized <text:s/>let-</text:p>
      <text:p text:style-name="P14">ter. <text:s text:c="2"/>When the program is waiting for your command, the cursor rests <text:s/>at <text:s/>the</text:p>
      <text:p text:style-name="P14">prompt <text:s/>command <text:s/>==&gt;?. <text:s/>Then, while a command is being executed, <text:s/>the <text:s/>command</text:p>
      <text:p text:style-name="P14">name <text:s/>is <text:s/>capitalized and highlighted (if your computer has an <text:s/>inverse <text:s/>video</text:p>
      <text:p text:style-name="P14">feature).</text:p>
      <text:p text:style-name="P14"/>
      <text:p text:style-name="P14">The <text:s/>wide window immediately below the list of commands is <text:s/>the <text:s/>Message/Query</text:p>
      <text:p text:style-name="P14">Window. <text:s text:c="2"/>When a command requires additional input, the message appears <text:s/>here,</text:p>
      <text:p text:style-name="P14">followed by the prompt ==&gt;?. <text:s/>This window is also used to report warnings <text:s/>and</text:p>
      <text:p text:style-name="P14">any errors.</text:p>
      <text:p text:style-name="P14"/>
      <text:p text:style-name="P14">Between <text:s/>these two windows, in the horizontal divider near the right <text:s/>edge <text:s/>of</text:p>
      <text:p text:style-name="P14">the screen, is the Clock Window. <text:s/>It shows the current time.</text:p>
      <text:p text:style-name="P14"/>
      <text:p text:style-name="P14">Below that is the File Status Window. <text:s/>It shows the attributes of the <text:s/>current</text:p>
      <text:p text:style-name="P14">file (e.g. Read Only) and the date and time it was created and last accessed.</text:p>
      <text:p text:style-name="P14"/>
      <text:p text:style-name="P14">The taller window to the left is the Disk Statistics Window. <text:s/>It contains disk</text:p>
      <text:p text:style-name="P14">statistics <text:s/>for the logged-in drive and, when specified, for <text:s/>the <text:s/>destination</text:p>
      <text:p text:style-name="P14">drive. <text:s text:c="2"/>The number of directory entries, amount of space remaining, and <text:s/>disk</text:p>
      <text:p text:style-name="P14">capacities are shown for wach drive.</text:p>
      <text:p text:style-name="P14"/>
      <text:p text:style-name="P14">The Directory Window occupies the remainder of the screen and displays <text:s/>alpha-</text:p>
      <text:p text:style-name="P14">betically-sorted <text:s/>entries <text:s/>from the currently selected <text:s/>fileset. <text:s text:c="2"/>Each <text:s/>entry</text:p>
      <text:p text:style-name="P14">shows <text:s/>a <text:s/>sequence <text:s/>number, the drive, user number, <text:s/>filename, <text:s/>and <text:s/>filetype,</text:p>
      <text:p text:style-name="P14">followed by the size in Kbytes that the file occupies on the logged drive. <text:s/>If</text:p>
      <text:p text:style-name="P14">the <text:s/>file <text:s/>has been date-stamped, its last-modified date and time <text:s/>follow. <text:s text:c="2"/>A</text:p>
      <text:p text:style-name="P14">file <text:s/>attribute is indicated by a highlighted, lower-case letter in the <text:s/>file-</text:p>
      <text:p text:style-name="P14">name or type (if your terminal supports highlighting).</text:p>
      <text:p text:style-name="P14"/>
      <text:p text:style-name="P14">You <text:s/>can quickly scroll the directory window to files of interest. <text:s text:c="2"/>And, <text:s/>be-</text:p>
      <text:p text:style-name="P14">cause <text:s/>the <text:s/>complete disk directory is loaded (unless <text:s/>there <text:s/>is <text:s/>insufficient</text:p>
      <text:p text:style-name="P14">memory) new filesets can be rapidly re-selected.</text:p>
      <text:p text:style-name="P14"/>
      <text:h text:style-name="Heading_20_4" text:outline-level="4">4.2.1.2 Logging In and Selecting Filesets.</text:h>
      <text:p text:style-name="P14"/>
      <text:p text:style-name="P14">The <text:s/>command DATSWEEP&lt;CR&gt; starts DATSWEEP and logs in the complete fileset <text:s/>in</text:p>
      <text:p text:style-name="P14">the current user number -- i.e. all files on the default drive in the <text:s/>current</text:p>
      <text:p text:style-name="P14"><text:soft-page-break/>user <text:s/>number. <text:s text:c="3"/>This is equivalent to DATSWEEP *.* &lt;CR&gt;. <text:s/>Or, you <text:s/>can <text:s/>start</text:p>
      <text:p text:style-name="P14">with a subset of all files by using a wildcard filespec:</text:p>
      <text:p text:style-name="P14"/>
      <text:p text:style-name="P14"><text:s text:c="15"/>e.g. DATSWEEP *.TXT</text:p>
      <text:p text:style-name="P14"/>
      <text:p text:style-name="P14">Once <text:s/>DATSWEEP is running you can select a different fileset on the same <text:s/>disk</text:p>
      <text:p text:style-name="P14">with the (S)elect command followed by a "filespec", "datespec", and flag <text:s/>(see</text:p>
      <text:p text:style-name="P14">below). <text:s text:c="2"/>The <text:s/>(L)og <text:s/>command will also select a new set of <text:s/>files, <text:s/>but <text:s/>more</text:p>
      <text:p text:style-name="P14">slowly; it is only needed when you change disks or switch to a different drive</text:p>
      <text:p text:style-name="P14">(or when memory is insufficient to hold the entire directory).</text:p>
      <text:p text:style-name="P14"/>
      <text:p text:style-name="P14"/>
      <text:h text:style-name="Heading_20_4" text:outline-level="4">4.2.1.3 Filespecs and Datespecs.</text:h>
      <text:p text:style-name="P14"/>
      <text:p text:style-name="P14">Filespec stands for "File Specification" and Datespec stands for "Date <text:s/>Speci-</text:p>
      <text:p text:style-name="P14">fication." <text:s/>There are some very simple rules to follow when using them.</text:p>
      <text:p text:style-name="P14"/>
      <text:p text:style-name="P14">Filespecs use the standard DRIVE USER:NAME.TYPE fields:</text:p>
      <text:p text:style-name="P14"/>
      <text:p text:style-name="P14"><text:s text:c="5"/>1. <text:s/>DRIVE is only needed when logging in a different drive.</text:p>
      <text:p text:style-name="P14"/>
      <text:p text:style-name="P14"><text:s text:c="5"/>2. <text:s/>USER is needed if changing user number.</text:p>
      <text:p text:style-name="P14"/>
      <text:p text:style-name="P14"><text:s text:c="5"/>3. <text:s/>If drive or user is specified or prompted, a colon ":" <text:s/>must <text:s/>follow,</text:p>
      <text:p text:style-name="P14"><text:s text:c="9"/>for example:</text:p>
      <text:p text:style-name="P14"/>
      <text:p text:style-name="P14"><text:s text:c="15"/>A0:*.TXT</text:p>
      <text:p text:style-name="P14"><text:s text:c="15"/>3:*.*</text:p>
      <text:p text:style-name="P14"/>
      <text:p text:style-name="P14"><text:s text:c="5"/>4. <text:s/>A <text:s/>semi-colon <text:s/>"negates" and selects all <text:s/>non-matching <text:s/>files. <text:s text:c="2"/>For</text:p>
      <text:p text:style-name="P14"><text:s text:c="9"/>example</text:p>
      <text:p text:style-name="P14"/>
      <text:p text:style-name="P14"><text:s text:c="15"/>A0;*.COM</text:p>
      <text:p text:style-name="P14"/>
      <text:p text:style-name="P14"><text:s text:c="9"/>will select all files that do not have .COM extensions.</text:p>
      <text:p text:style-name="P14"/>
      <text:p text:style-name="P14"><text:s text:c="5"/>5. <text:s/>NAME and TYPE are optional. <text:s/>As usual, a period must precede the TYPE</text:p>
      <text:p text:style-name="P14"><text:s text:c="9"/>(e.g., <text:s/>MYFILE.TXT). <text:s text:c="2"/>If <text:s/>you type &lt;CR&gt; instead of <text:s/>specifying <text:s/>a</text:p>
      <text:p text:style-name="P14"><text:s text:c="9"/>particular filespec, all files in the directory will be entered.</text:p>
      <text:p text:style-name="P14"/>
      <text:p text:style-name="P14"><text:s text:c="5"/>6. <text:s/>The standard wild-cards also work:</text:p>
      <text:p text:style-name="P14"/>
      <text:p text:style-name="P14"><text:s text:c="15"/>? matches any character, e.g. mar??ltr.txt</text:p>
      <text:p text:style-name="P14"><text:s text:c="15"/>* matches all characters in the rest of the field, e.g. *.MSS</text:p>
      <text:p text:style-name="P14"/>
      <text:p text:style-name="P14"><text:s text:c="5"/>7. <text:s/>USER may be wild to match all user numbers (0-31). <text:s/>For example,</text:p>
      <text:p text:style-name="P14"/>
      <text:p text:style-name="P14"><text:s text:c="15"/>B*;*.COM</text:p>
      <text:p text:style-name="P14"/>
      <text:p text:style-name="P14"><text:s text:c="9"/>selects all files on B and all users that do not have .COM extensions.</text:p>
      <text:p text:style-name="P14"/>
      <text:p text:style-name="P14"/>
      <text:p text:style-name="P14">After you type a filespec and &lt;CR&gt; (S)elect (but not (L)og) will prompt for <text:s/>a</text:p>
      <text:p text:style-name="P14">"datespec" <text:s/>(date <text:s/>specification), if the logged disk has <text:s/>been <text:s/>prepared <text:s/>for</text:p>
      <text:p text:style-name="P14">datestamping. <text:s text:c="2"/>The <text:s/>datespec <text:s/>selects files according <text:s/>to <text:s/>the <text:s/>last-modified</text:p>
      <text:p text:style-name="P14"><text:soft-page-break/>date/time. <text:s/>You cannot (S)elect files by the "create" or "access" date.</text:p>
      <text:p text:style-name="P14"/>
      <text:p text:style-name="P14">Datespecs have a RELATION, a DATE, and a TIME field:</text:p>
      <text:p text:style-name="P14"/>
      <text:p text:style-name="P14"><text:s text:c="5"/>1. <text:s/>The RELATION can be:</text:p>
      <text:p text:style-name="P14"/>
      <text:p text:style-name="P14"><text:s text:c="9"/>&lt; <text:s text:c="5"/>- Before the specified date/time</text:p>
      <text:p text:style-name="P14"><text:s text:c="9"/>= <text:s text:c="5"/>- At (on) the specified date/time</text:p>
      <text:p text:style-name="P14"><text:s text:c="9"/>&gt; <text:s text:c="5"/>- After the specified date/time</text:p>
      <text:p text:style-name="P14"/>
      <text:p text:style-name="P14"><text:s text:c="8"/>(More accurately, &lt; means "before or at", and &gt; means "at or after". <text:s text:c="4"/></text:p>
      <text:p text:style-name="P14"><text:s text:c="8"/>Only <text:s/>if you <text:s/>specify a particular time in addition to the date <text:s/></text:p>
      <text:p text:style-name="P14"><text:s text:c="8"/>(hour:minute) will <text:s/>the exact datespecs you're looking for be matched.)</text:p>
      <text:p text:style-name="P14"/>
      <text:p text:style-name="P14"><text:s text:c="5"/>2. <text:s/>The <text:s/>DATE <text:s/>is entered <text:s/>numerically: <text:s/>"month/day/year". <text:s text:c="2"/>(An <text:s/>option</text:p>
      <text:p text:style-name="P14"><text:s text:c="9"/>switches to the "day.month.year" format.)</text:p>
      <text:p text:style-name="P14"/>
      <text:p text:style-name="P14"><text:s text:c="5"/>3. <text:s/>The TIME is entered as "hour:minute". <text:s/>Exact dates and times <text:s/>need <text:s/>a</text:p>
      <text:p text:style-name="P14"><text:s text:c="9"/>leading 0 if the numbers involved are less than 10 (e.g. 03/09/85</text:p>
      <text:p text:style-name="P14"><text:s text:c="9"/>02:05).</text:p>
      <text:p text:style-name="P14"/>
      <text:p text:style-name="P14"><text:s text:c="5"/>4. <text:s/>Any of the datespec fields may be wild (* or ?). <text:s/>Again, a <text:s/>press <text:s/>of</text:p>
      <text:p text:style-name="P14"><text:s text:c="9"/>the &lt;CR&gt; key will achieve this.</text:p>
      <text:p text:style-name="P14"/>
      <text:p text:style-name="P14"/>
      <text:h text:style-name="Heading_20_4" text:outline-level="4">4.2.1.4 Flags (attributes).</text:h>
      <text:p text:style-name="P14"/>
      <text:p text:style-name="P14">The <text:s/>(S)elect <text:s/>command has one final field following the <text:s/>datespec: <text:s/>the <text:s/>flag</text:p>
      <text:p text:style-name="P14">field (e.g., Read Only). <text:s/>Enter a single digit or letter to select only <text:s/>files</text:p>
      <text:p text:style-name="P14">with <text:s/>that <text:s/>flag. <text:s/>A &lt;CR&gt; or &lt;SPACE&gt; causes (S)elect to include all <text:s/>files <text:s/>--</text:p>
      <text:p text:style-name="P14">flagged or unflagged -- that match the file and datespecs.</text:p>
      <text:p text:style-name="P14"/>
      <text:p text:style-name="P14">The possible digits and letters to mark flags are as follows:</text:p>
      <text:p text:style-name="P14"/>
      <text:p text:style-name="P14"><text:s text:c="8"/>1 or L <text:s/>= noLoad -- omit loading Backgrounder definitions</text:p>
      <text:p text:style-name="P14"><text:s text:c="8"/>2 or P <text:s/>= Public file</text:p>
      <text:p text:style-name="P14"><text:s text:c="8"/>3 or D <text:s/>= noDate -- don't datestamp file</text:p>
      <text:p text:style-name="P14"><text:s text:c="8"/>4</text:p>
      <text:p text:style-name="P14"><text:s text:c="8"/>9 or R <text:s/>= Read Only file</text:p>
      <text:p text:style-name="P14"><text:s text:c="8"/>S <text:s text:c="6"/>= System file (not usually displayed in the directory)</text:p>
      <text:p text:style-name="P14"><text:s text:c="8"/>A <text:s text:c="6"/>= Archive file</text:p>
      <text:p text:style-name="P14"/>
      <text:p text:style-name="P14">Note that S and A represent the 10th and 11th bits. <text:s/>As you can't type in <text:s/>any</text:p>
      <text:p text:style-name="P14">numbers <text:s/>over 9 to mark the flags, you must use only the letters in these <text:s/>two</text:p>
      <text:p text:style-name="P14">cases.</text:p>
      <text:p text:style-name="P14"/>
      <text:p text:style-name="P14">Note also that you can only choose one flag at a time in your filespecs.</text:p>
      <text:p text:style-name="P14"/>
      <text:p text:style-name="P14">Examples of (L)og and (S)elect Commands</text:p>
      <text:p text:style-name="P14"/>
      <text:p text:style-name="P14"><text:s text:c="8"/>chap?.txt&lt;CR&gt; &gt; 03/15/88 10:00 &lt;CR&gt; <text:s text:c="2"/>all CHAP?.TXT files</text:p>
      <text:p text:style-name="P14"><text:s text:c="50"/>after 10:00 Mar. 15 1988</text:p>
      <text:p text:style-name="P14"/>
      <text:p text:style-name="P14"><text:s text:c="8"/>b:*.com&lt;CR&gt; <text:s text:c="2"/>* **/**/** *:* &lt;CR&gt; <text:s text:c="4"/>all COM files on drive B:</text:p>
      <text:p text:style-name="P14"/>
      <text:p text:style-name="P14"><text:soft-page-break/><text:s text:c="8"/>1:*.*&lt;CR&gt; <text:s text:c="4"/>= **/03/88 **** &lt;CR&gt; R <text:s/>all user 1 Readonly files</text:p>
      <text:p text:style-name="P14"><text:s text:c="50"/>in March 1988</text:p>
      <text:p text:style-name="P14"/>
      <text:p text:style-name="P14"/>
      <text:h text:style-name="Heading_20_3" text:outline-level="3">4.2.2 Using DATSWEEP.</text:h>
      <text:p text:style-name="P14"/>
      <text:p text:style-name="P14">The basic means of operating DATSWEEP is simple: Move the pointer to the <text:s/>file</text:p>
      <text:p text:style-name="P14">of interest and give a command.</text:p>
      <text:p text:style-name="P14"/>
      <text:p text:style-name="P14">The <text:s/>pointer <text:s/>(--&gt;) in the left margin points to the <text:s/>currently <text:s/>active <text:s/>file,</text:p>
      <text:p text:style-name="P14">which <text:s/>is also highlighted (on screens capable of doing so). <text:s text:c="2"/>All <text:s/>operations</text:p>
      <text:p text:style-name="P14">take place at the marked file.</text:p>
      <text:p text:style-name="P14"/>
      <text:p text:style-name="P14">Use the following keys to move the active file pointer:</text:p>
      <text:p text:style-name="P14"/>
      <text:p text:style-name="P14"><text:s text:c="8"/>. or &lt;SPACE&gt; <text:s text:c="4"/>Down 1 line</text:p>
      <text:p text:style-name="P14"><text:s text:c="8"/>, <text:s text:c="15"/>Up <text:s text:c="2"/>1 line</text:p>
      <text:p text:style-name="P14"><text:s text:c="8"/>&gt; or &lt;CR&gt; <text:s text:c="7"/>Down 1 page</text:p>
      <text:p text:style-name="P14"><text:s text:c="8"/>&lt; or &lt;TAB&gt; <text:s text:c="6"/>Up <text:s text:c="2"/>1 page</text:p>
      <text:p text:style-name="P14"/>
      <text:p text:style-name="P14">The <text:s/>down-page <text:s/>and <text:s/>up-page commands operate slightly <text:s/>differently <text:s/>when <text:s/>the</text:p>
      <text:p text:style-name="P14">entire fileset fits within the window, causing the pointer to move to the last</text:p>
      <text:p text:style-name="P14">file and first file, respectively.</text:p>
      <text:p text:style-name="P14"/>
      <text:p text:style-name="P14">To <text:s/>move to a specific file, use the (G)oto command followed by <text:s/>the <text:s/>filename</text:p>
      <text:p text:style-name="P14">(wildcards <text:s/>are <text:s/>ok). <text:s text:c="2"/>G&lt;CR&gt; will pull the current file to <text:s/>the <text:s/>top <text:s/>of <text:s/>the</text:p>
      <text:p text:style-name="P14">window. <text:s text:c="2"/>You <text:s/>can also use a specific filename or the first <text:s/>letter(s) <text:s/>of <text:s/>a</text:p>
      <text:p text:style-name="P14">filename <text:s/>with the (G)oto command, e.g. Gfilename&lt;CR&gt;. <text:s/>This again <text:s/>pulls <text:s/>the</text:p>
      <text:p text:style-name="P14">specified file to the top of the window.</text:p>
      <text:p text:style-name="P14"/>
      <text:p text:style-name="P14">DATSWEEP <text:s/>can operate either on single files, or on groups. <text:s/>To operate <text:s/>on <text:s/>a</text:p>
      <text:p text:style-name="P14">single file, move the pointer to the desired file, then type the single letter</text:p>
      <text:p text:style-name="P14">(either upper or lower case) for the primary command (e.g. C for (C)opy).</text:p>
      <text:p text:style-name="P14"/>
      <text:p text:style-name="P14">Type <text:s/>Y (or &lt;CR&gt;) to execute the command (e.g., copy the file the <text:s/>pointer <text:s/>is</text:p>
      <text:p text:style-name="P14">next <text:s/>to). <text:s/>Type N to abort this command. <text:s/>For most file <text:s/>operations <text:s/>DATSWEEP</text:p>
      <text:p text:style-name="P14">will <text:s/>use the message/query window to request some further input, such as <text:s/>the</text:p>
      <text:p text:style-name="P14">destination <text:s/>drive and filename for the copy. <text:s/>After you have <text:s/>supplied <text:s/>this,</text:p>
      <text:p text:style-name="P14">DATSWEEP gives you four choices:</text:p>
      <text:p text:style-name="P14"/>
      <text:p text:style-name="P14"><text:s text:c="10"/>Yes or &lt;CR&gt; / Tagged / Untagged / No</text:p>
      <text:p text:style-name="P14"/>
      <text:p text:style-name="P14">If <text:s/>you type T, the command is automatically repeated for all files <text:s/>currently</text:p>
      <text:p text:style-name="P14">"tagged" with a *. <text:s/>Typing U does an auto-repeat on all files not tagged <text:s/>with</text:p>
      <text:p text:style-name="P14">* (see below for how to tag files). <text:s/>If you select T, DATSWEEP will carry <text:s/>out</text:p>
      <text:p text:style-name="P14">the <text:s/>command at the tagged file, convert its tag to an "inactive" tag <text:s/>#, <text:s/>and</text:p>
      <text:p text:style-name="P14">then go on to the next tagged file.</text:p>
      <text:p text:style-name="P14"/>
      <text:h text:style-name="Heading_20_4" text:outline-level="4">4.2.2.1 Tagging Examples.</text:h>
      <text:p text:style-name="P14"/>
      <text:p text:style-name="P14">Tagging <text:s/>provides a very convenient and powerful method of <text:s/>reorganizing <text:s/>your</text:p>
      <text:p text:style-name="P14">files. <text:s text:c="2"/>Initially, for example, you may want to set a nominal <text:s/>"create" <text:s/>date</text:p>
      <text:p text:style-name="P14">for <text:s/>all files on an old disk recently prepared for datestamping. <text:s/>Just <text:s/>enter</text:p>
      <text:p text:style-name="P14"><text:soft-page-break/>the <text:s/>(D)ate <text:s/>command, <text:s/>the date, and U for all untagged files. <text:s text:c="2"/>Or, <text:s/>to <text:s/>make</text:p>
      <text:p text:style-name="P14">backup copies of today's changes, (S)elect all files (*.*) at today's date <text:s/>(=</text:p>
      <text:p text:style-name="P14">03/15/88 <text:s/>*:* or whatever), then use the (C)opy (U)ntagged <text:s/>command <text:s/>sequence.</text:p>
      <text:p text:style-name="P14">Here is an example of tagged files:</text:p>
      <text:p text:style-name="P14">_________________________________________________________________________________</text:p>
      <text:p text:style-name="P14">| <text:s text:c="3"/>Again ^Cancel Copy <text:s/>Date <text:s text:c="2"/>Erase <text:s/>Flag <text:s text:c="2"/>Goto Kbytes Log <text:s/>Move \ <text:s text:c="10"/>|</text:p>
      <text:p text:style-name="P14">| <text:s text:c="2"/>uNsqze Options Print ^Reset Rename Select Tag <text:s/>Untag <text:s/>View Wind eXit <text:s text:c="7"/>|</text:p>
      <text:p text:style-name="P14">|-------------------DateSweep v4.2 <text:s/>command ==&gt; ? ----------------------14:14---|</text:p>
      <text:p text:style-name="P14">| <text:s text:c="3"/>free: <text:s/>total:| <text:s text:c="60"/>|</text:p>
      <text:p text:style-name="P14">| A: <text:s/>900 <text:s text:c="2"/>1024 <text:s/>| <text:s text:c="60"/>|</text:p>
      <text:p text:style-name="P14">| <text:s text:c="3"/>1588K <text:s/>2768K |-------------------------------------------------------------|</text:p>
      <text:p text:style-name="P14">| <text:s text:c="16"/>| file <text:s text:c="29"/>10/21/84 +0125 created <text:s text:c="3"/>|</text:p>
      <text:p text:style-name="P14">| *= <text:s text:c="2"/>66K( <text:s text:c="2"/>62K)| stats <text:s text:c="28"/>02/09/86 18:17 accessed <text:s text:c="2"/>|</text:p>
      <text:p text:style-name="P14">|-------------------------------------------------------------------------------|</text:p>
      <text:p text:style-name="P14">| <text:s text:c="5"/>11. <text:s/>A 0:BLANK <text:s text:c="2"/>.COU <text:s text:c="4"/>2K <text:s/>11/01/85 23:41 <text:s text:c="28"/>|</text:p>
      <text:p text:style-name="P14">| <text:s text:c="5"/>12. *A 0:CALC <text:s text:c="3"/>.COM <text:s text:c="4"/>2K <text:s/>01/13/86 23:55 <text:s text:c="28"/>|</text:p>
      <text:p text:style-name="P14">| <text:s text:c="5"/>13. *A 0:CLK <text:s text:c="4"/>.COM <text:s text:c="4"/>8K <text:s/>06/16/85 15:42 <text:s text:c="28"/>|</text:p>
      <text:p text:style-name="P14">| <text:s text:c="5"/>14. *A 0:CPM <text:s text:c="4"/>.COH <text:s text:c="3"/>12K <text:s/>11/01/85 23:41 <text:s text:c="28"/>|</text:p>
      <text:p text:style-name="P14">| <text:s text:c="5"/>15. *A 0:CRC <text:s text:c="4"/>.COM <text:s text:c="4"/>4K <text:s text:c="44"/>|</text:p>
      <text:p text:style-name="P14">| <text:s text:c="5"/>16. <text:s/>A 0:DATE <text:s text:c="3"/>.COM <text:s text:c="4"/>2K <text:s/>07/02/85 <text:s/>0:45 <text:s text:c="28"/>|</text:p>
      <text:p text:style-name="P14">| <text:s text:c="5"/>17. <text:s/>A 0:DATSWEEP.COM <text:s text:c="3"/>32K <text:s/>12/18/85 <text:s/>9:34 <text:s text:c="28"/>|</text:p>
      <text:p text:style-name="P14">| <text:s text:c="5"/>18. *A 0:DDT <text:s text:c="4"/>.COM <text:s text:c="4"/>6K <text:s text:c="44"/>|</text:p>
      <text:p text:style-name="P14">| <text:s text:c="5"/>19. *A 0:DEFAULT .COC <text:s text:c="4"/>2K <text:s/>11/01/85 23:41 <text:s text:c="28"/>|</text:p>
      <text:p text:style-name="P14">| <text:s text:c="5"/>20. <text:s/>A 0:DISK7P <text:s/>.COM <text:s text:c="4"/>6K <text:s/>11/12/84 +0239 <text:s text:c="28"/>|</text:p>
      <text:p text:style-name="P14">| <text:s text:c="5"/>21. *A 0:DISK7P <text:s/>.DOC <text:s text:c="4"/>2K <text:s/>11/12/84 +0163 <text:s text:c="28"/>|</text:p>
      <text:p text:style-name="P14">| <text:s text:c="5"/>22. *A 0:DSCONFIG.COM <text:s text:c="3"/>16K <text:s/>10/30/85 <text:s/>0:53 <text:s text:c="28"/>|</text:p>
      <text:p text:style-name="P14">| <text:s text:c="5"/>23. <text:s/>A 0:DSKSTAT .COM <text:s text:c="3"/>14K <text:s/>07/18/85 <text:s/>0:29 <text:s text:c="28"/>|</text:p>
      <text:p text:style-name="P14">|--&gt; <text:s text:c="2"/>24. *A 0:DU86 <text:s text:c="3"/>.COH <text:s text:c="3"/>14K <text:s/>10/21/84 +0126 <text:s text:c="28"/>|</text:p>
      <text:p text:style-name="P14">| <text:s text:c="5"/>25. <text:s/>A 0:DU86 <text:s text:c="3"/>.COM <text:s text:c="4"/>8K <text:s/>10/21/84 +0124 <text:s text:c="28"/>|</text:p>
      <text:p text:style-name="P14">|_______________________________________________________________________________|</text:p>
      <text:p text:style-name="P14"><text:soft-page-break/></text:p>
      <text:h text:style-name="Heading_20_3" text:outline-level="3">4.2.3 DATSWEEP Command Summary.</text:h>
      <text:h text:style-name="Heading_20_4" text:outline-level="4">4.2.3.1 File Operation Commands.</text:h>
      <text:p text:style-name="P14"/>
      <text:p text:style-name="P14">The <text:s/>file operation commands appearing in the top window are as <text:s/>follows, <text:s/>and</text:p>
      <text:p text:style-name="P14">can be accessed by typing the first letter of the command.</text:p>
      <text:p text:style-name="P14"/>
      <text:p text:style-name="P14">(C)opy - copy files, renaming the destination (for single files), if <text:s/>desired.</text:p>
      <text:p text:style-name="P14">Wild-card characters are permitted. <text:s/>Add V to verify if auto-verify is not <text:s/>in</text:p>
      <text:p text:style-name="P14">effect <text:s/>(see <text:s/>Options, below). <text:s/>Multi-file copies can be <text:s/>interrupted <text:s/>by <text:s/>any</text:p>
      <text:p text:style-name="P14">keypress <text:s/>and aborted (confirmation is requested). <text:s/>For example, to <text:s/>copy <text:s/>the</text:p>
      <text:p text:style-name="P14">current <text:s/>file <text:s/>to Drive B with verification and name the <text:s/>new <text:s/>file <text:s/>XPIP.COM,</text:p>
      <text:p text:style-name="P14">first type C and then enter</text:p>
      <text:p text:style-name="P14"/>
      <text:p text:style-name="P14"><text:s text:c="15"/>B: XPIP.COM V&lt;CR&gt;</text:p>
      <text:p text:style-name="P14"/>
      <text:p text:style-name="P14">at the prompt. <text:s/>As shipped, DATSWEEP will not copy if files with the same name</text:p>
      <text:p text:style-name="P14">which <text:s/>were <text:s/>modified at or after the same time are found on <text:s/>the <text:s/>destination</text:p>
      <text:p text:style-name="P14">drive. <text:s/>You can disable this feature from the (O)ptions menu within <text:s/>DATSWEEP.</text:p>
      <text:p text:style-name="P14">(Note <text:s/>that DATSWEEP will always back up a file that is larger than <text:s/>512K <text:s/>re-</text:p>
      <text:p text:style-name="P14">gardless of whether or not it is up-to-date.)</text:p>
      <text:p text:style-name="P14"/>
      <text:p text:style-name="P14">(D)ate <text:s/>- set dates and times. <text:s/>Specify "Create", "Access", or "Modify" <text:s/>date.</text:p>
      <text:p text:style-name="P14">The <text:s/>&lt;SPACE&gt; <text:s/>key or wildcard characters use the current field <text:s/>value <text:s/>(month,</text:p>
      <text:p text:style-name="P14">day, <text:s/>or <text:s/>year) <text:s/>of the file the arrow was pointing to when <text:s/>the <text:s/>command <text:s/>was</text:p>
      <text:p text:style-name="P14">given, <text:s/>and <text:s/>the &lt;CR&gt; key uses the current field values for all <text:s/>or <text:s/>remaining</text:p>
      <text:p text:style-name="P14">fields. <text:s/>Obviously this option won't work if your disk is not initialized <text:s/>for</text:p>
      <text:p text:style-name="P14">datestamping (i.e., does not have the !!!TIME&amp;.DAT file).</text:p>
      <text:p text:style-name="P14"/>
      <text:p text:style-name="P14">(E)rase <text:s/>- <text:s/>erase files. <text:s/>Asks for confirmation for single files only, <text:s/>or <text:s/>if</text:p>
      <text:p text:style-name="P14">requested <text:s/>for <text:s/>multi-file erasures (unless auto-confirm is in <text:s/>effect). <text:s text:c="2"/>Re-</text:p>
      <text:p text:style-name="P14">quires confirmation to erase a read-only file.</text:p>
      <text:p text:style-name="P14"/>
      <text:p text:style-name="P14">(F)lag <text:s/>- <text:s/>set attributes. <text:s/>Enter a single letter or number, optionally <text:s/>sepa-</text:p>
      <text:p text:style-name="P14">rated by spaces, for each flag to be set. <text:s/>When flags are set, they are <text:s/>added</text:p>
      <text:p text:style-name="P14">to the currently set flags.</text:p>
      <text:p text:style-name="P14"/>
      <text:p text:style-name="P14"><text:s text:c="9"/>1 or L = noLoad -- omit loading Backgrounder definitions</text:p>
      <text:p text:style-name="P14"><text:s text:c="9"/>2 or P = PUBlic file</text:p>
      <text:p text:style-name="P14"><text:s text:c="9"/>3 or D = noDate -- don't datestamp file</text:p>
      <text:p text:style-name="P14"><text:s text:c="9"/>4</text:p>
      <text:p text:style-name="P14"><text:s text:c="9"/>9 or R = ReadOnly file</text:p>
      <text:p text:style-name="P14"><text:s text:c="9"/>S <text:s text:c="5"/>= System file</text:p>
      <text:p text:style-name="P14"><text:s text:c="9"/>A <text:s text:c="5"/>= Archive file</text:p>
      <text:p text:style-name="P14"/>
      <text:p text:style-name="P14">You can also set several flags at once. <text:s/>For example,</text:p>
      <text:p text:style-name="P14"/>
      <text:p text:style-name="P14"><text:s text:c="16"/>RDS&lt;CR&gt;</text:p>
      <text:p text:style-name="P14"/>
      <text:p text:style-name="P14">makes <text:s/>a <text:s/>file read-only, non-datestamped and set to "System". <text:s/>Flags <text:s/>can <text:s/>be</text:p>
      <text:p text:style-name="P14">cleared with a &lt;CR&gt;.</text:p>
      <text:p text:style-name="P14"/>
      <text:p text:style-name="P14">(M)ove <text:s/>- change user number (0-31) of files.</text:p>
      <text:p text:style-name="P14"><text:soft-page-break/></text:p>
      <text:p text:style-name="P14">(R)ename <text:s/>- <text:s/>change file names. <text:s/>Wildcards are fine. <text:s text:c="2"/>Requires <text:s/>confirmation.</text:p>
      <text:p text:style-name="P14">For example,</text:p>
      <text:p text:style-name="P14"/>
      <text:p text:style-name="P14"><text:s text:c="16"/>R <text:s/>*.txt</text:p>
      <text:p text:style-name="P14"/>
      <text:p text:style-name="P14">renames all tagged/untagged files to an extension of .TXT.</text:p>
      <text:p text:style-name="P14"/>
      <text:p text:style-name="P14">U(N)squeeze <text:s/>- <text:s/>Unsqueezes <text:s/>tagged, untagged or single files. <text:s text:c="2"/>You <text:s/>can <text:s/>also</text:p>
      <text:p text:style-name="P14">specify a different destination drive and user for the unsqueezed files.</text:p>
      <text:p text:style-name="P14"/>
      <text:p text:style-name="P14"/>
      <text:h text:style-name="Heading_20_4" text:outline-level="4">4.2.3.2 Tagging Commands.</text:h>
      <text:p text:style-name="P14"/>
      <text:p text:style-name="P14">(A)gain <text:s text:c="2"/>- <text:s/>Retag files after multi-file operation, converting <text:s/>inactive <text:s/>(#)</text:p>
      <text:p text:style-name="P14">tags <text:s/>to active tags(*). <text:s/>The inactive tags will stay in place until the <text:s/>next</text:p>
      <text:p text:style-name="P14">(L)og or (S)elect, or until more tags (followed by inactive tags) are <text:s/>placed.</text:p>
      <text:p text:style-name="P14"/>
      <text:p text:style-name="P14">As an example, this command may be used to retag files after one back-up, <text:s/>for</text:p>
      <text:p text:style-name="P14">backing up onto a second disk.</text:p>
      <text:p text:style-name="P14"/>
      <text:p text:style-name="P14">(T)ag - Tag a file (*) for multi-file operations.</text:p>
      <text:p text:style-name="P14"/>
      <text:p text:style-name="P14">(U)ntag <text:s/>- <text:s/>Untag <text:s/>a tagged (*) file. <text:s/>Files <text:s/>are <text:s/>automatically <text:s/>untagged <text:s/>on</text:p>
      <text:p text:style-name="P14">(S)elect and (L)og of a new fileset.</text:p>
      <text:p text:style-name="P14"/>
      <text:h text:style-name="Heading_20_4" text:outline-level="4">4.2.3.3 Miscellaneous Commands.</text:h>
      <text:p text:style-name="P14"/>
      <text:p text:style-name="P14">(G)oto <text:s/>- Pulls the marked file to the top of the directory window. <text:s text:c="2"/>You <text:s/>may</text:p>
      <text:p text:style-name="P14">also <text:s/>specify <text:s/>the name of a file you want pulled to the top <text:s/>of <text:s/>the <text:s/>window,</text:p>
      <text:p text:style-name="P14">using the full filename or its first few letters.</text:p>
      <text:p text:style-name="P14"/>
      <text:p text:style-name="P14">(K)bytes <text:s/>- Show space remaining on specified drive. <text:s/>The information <text:s/>appears</text:p>
      <text:p text:style-name="P14">in the disk statistics window.</text:p>
      <text:p text:style-name="P14"/>
      <text:p text:style-name="P14">^R <text:s/>(control-R) <text:s/>- Reset all drives. <text:s/>Only needed when changing <text:s/>disk <text:s/>formats</text:p>
      <text:p text:style-name="P14">(e.g. double- to single-sided) if your BIOS doesn't support format <text:s/>determina-</text:p>
      <text:p text:style-name="P14">tion on disk-select. <text:s/>This is not a problem with XBIOS.</text:p>
      <text:p text:style-name="P14"/>
      <text:p text:style-name="P14">(L)og <text:s/>- Read in directory for new disk. <text:s/>Only necessary when changing <text:s/>drives</text:p>
      <text:p text:style-name="P14">or <text:s/>disks <text:s/>or when displaying a set of files from a directory too <text:s/>big <text:s/>to <text:s/>be</text:p>
      <text:p text:style-name="P14">completely <text:s/>stored in memory. <text:s/>(Otherwise use (S)elect to display a new <text:s/>file-</text:p>
      <text:p text:style-name="P14">set <text:s/>on the current drive.) <text:s/>Clears all tags. <text:s/>The format of the <text:s/>Log <text:s/>command</text:p>
      <text:p text:style-name="P14">is:</text:p>
      <text:p text:style-name="P14"/>
      <text:p text:style-name="P14"><text:s text:c="15"/>drive user:filename.type&lt;CR&gt;</text:p>
      <text:p text:style-name="P14"/>
      <text:p text:style-name="P14">(S)elect <text:s/>- <text:s/>Select specified files for directory window. <text:s text:c="2"/>Clears <text:s/>all <text:s/>tags.</text:p>
      <text:p text:style-name="P14">Select <text:s/>only <text:s/>works <text:s/>on files that have first been (L)ogged <text:s/>(or <text:s/>loaded <text:s/>with</text:p>
      <text:p text:style-name="P14">DATSWEEP) into memory. <text:s/>The format of the Select command is:</text:p>
      <text:p text:style-name="P14"/>
      <text:p text:style-name="P14"><text:s text:c="15"/>user:filename.type&lt;CR&gt; relation date time flag</text:p>
      <text:p text:style-name="P14"/>
      <text:p text:style-name="P14"><text:soft-page-break/>(O)ptions - Display/change DATSWEEP's options:</text:p>
      <text:p text:style-name="P14"/>
      <text:p text:style-name="P14"><text:s text:c="4"/>Y/N auto-verify when copying</text:p>
      <text:p text:style-name="P14"><text:s text:c="4"/>Y/N copy only if not up-to-date</text:p>
      <text:p text:style-name="P14"><text:s text:c="4"/>Y/N always confirm erasures</text:p>
      <text:p text:style-name="P14"><text:s text:c="4"/>Y/N sort directory by filetype</text:p>
      <text:p text:style-name="P14"><text:s text:c="4"/>Y/N exclude System files</text:p>
      <text:p text:style-name="P14"><text:s text:c="4"/>Y/N exclude ReadOnly files</text:p>
      <text:p text:style-name="P14"><text:s text:c="4"/>Y/N exclude PUBlic files</text:p>
      <text:p text:style-name="P14"><text:s text:c="4"/>Y/N use real (hr:mi) time format</text:p>
      <text:p text:style-name="P14"><text:s text:c="4"/>Y/N use mo/da/yr format (not da.mo.yr)</text:p>
      <text:p text:style-name="P14"><text:s text:c="4"/>Y/N suppress high bit in view mode (necessary to read</text:p>
      <text:p text:style-name="P14"><text:s text:c="8"/>WordStar text files)</text:p>
      <text:p text:style-name="P14"><text:s text:c="4"/>Y/N clear screen on exit</text:p>
      <text:p text:style-name="P14"><text:s text:c="4"/>nn <text:s/>tab size (useful in view mode to match the tabs in</text:p>
      <text:p text:style-name="P14"><text:s text:c="8"/>the original document)</text:p>
      <text:p text:style-name="P14"><text:s text:c="4"/>nn <text:s/>horizontal scroll size</text:p>
      <text:p text:style-name="P14"><text:s text:c="4"/>nn <text:s/>vertical directory scroll size</text:p>
      <text:p text:style-name="P14"/>
      <text:p text:style-name="P14">These options can be changed while using DATSWEEP and take effect immediately.</text:p>
      <text:p text:style-name="P14">Once you exit DATSWEEP, however, your changes will not be retained for <text:s/>future</text:p>
      <text:p text:style-name="P14">use. <text:s text:c="2"/>You can make permanent changes in the default values for these <text:s/>options</text:p>
      <text:p text:style-name="P14">by using DSCONFIG (see Section 4.2.5).</text:p>
      <text:p text:style-name="P14"/>
      <text:p text:style-name="P14">(P)rint - Prints tagged, untagged or single files on your LST: device.</text:p>
      <text:p text:style-name="P14"/>
      <text:p text:style-name="P14">(W)indows - Look at all tagged files, all untagged files, or both if you <text:s/>want</text:p>
      <text:p text:style-name="P14">to <text:s/>return <text:s/>to the whole directory display. <text:s/>All of <text:s/>DATSWEEP's <text:s/>commands <text:s/>are</text:p>
      <text:p text:style-name="P14">available to you when in any of the windows.</text:p>
      <text:p text:style-name="P14"/>
      <text:p text:style-name="P14">e(X)it - exit DATSWEEP.</text:p>
      <text:p text:style-name="P14"/>
      <text:p text:style-name="P14">(\) <text:s/>- <text:s/>Change DosDisk subdirectory (DosDisk systems only). <text:s text:c="2"/>Prompts <text:s/>you <text:s/>to</text:p>
      <text:p text:style-name="P14">enter the name of a subdirectory in the currently logged-in directory. <text:s/>If the</text:p>
      <text:p text:style-name="P14">logged <text:s/>drive is the MS-DOS drive and the current directory contains <text:s/>the <text:s/>re-</text:p>
      <text:p text:style-name="P14">quested subdirectory, the subdirectory is logged in and displayed.</text:p>
      <text:p text:style-name="P14"/>
      <text:p text:style-name="P14">Subdirectories <text:s/>appear <text:s/>in the directory list as ReadOnly <text:s/>subdir <text:s/>files. <text:s text:c="2"/>To</text:p>
      <text:p text:style-name="P14">change to the parent directory, enter the subdirectory name "..". <text:s/>Due to <text:s/>the</text:p>
      <text:p text:style-name="P14">way DosDisk represents subdirectories, zero-length Read Only files on the <text:s/>MS-</text:p>
      <text:p text:style-name="P14">DOS drive are also shown as ReadOnly subdir files.</text:p>
      <text:p text:style-name="P14"/>
      <text:h text:style-name="Heading_20_4" text:outline-level="4">4.2.3.4 Viewing a File.</text:h>
      <text:p text:style-name="P14"/>
      <text:p text:style-name="P14">In <text:s/>addition to moving and displaying files, DATSWEEP allows you to view <text:s/>text</text:p>
      <text:p text:style-name="P14">files. <text:s/>The command for doing this is:</text:p>
      <text:p text:style-name="P14"/>
      <text:p text:style-name="P14">(V)iew - display a text file in the view window.</text:p>
      <text:p text:style-name="P14"/>
      <text:p text:style-name="P14"/>
      <text:p text:style-name="P1">When viewing files, there are just three windows (including the current time).</text:p>
      <text:p text:style-name="P14">The <text:s/>top <text:s/>(command) window then shows the commands for moving the <text:s/>large <text:s/>view</text:p>
      <text:p text:style-name="P14">window below it over a text file:</text:p>
      <text:p text:style-name="P14"/>
      <text:p text:style-name="P14">_________________________________________________________________________________</text:p>
      <text:p text:style-name="P14">| . or SP =&gt; + line <text:s text:c="3"/>&gt; or CR <text:s/>=&gt; + page <text:s text:c="3"/>1 <text:s text:c="33"/>|</text:p>
      <text:p text:style-name="P14">| , <text:s text:c="6"/>=&gt; - line <text:s text:c="3"/>&lt; or TAB =&gt; - page <text:s text:c="3"/>B = beg. E = end L = left R = right|</text:p>
      <text:p text:style-name="P14">|-----------------------------------------------------------------------14:14---|</text:p>
      <text:p text:style-name="P14">| <text:s text:c="78"/>|</text:p>
      <text:p text:style-name="P14">| <text:s text:c="29"/>DU-V86.DOC <text:s text:c="38"/>|</text:p>
      <text:p text:style-name="P14">| <text:s text:c="29"/>---------- <text:s text:c="38"/>|</text:p>
      <text:p text:style-name="P14">| <text:s text:c="78"/>|</text:p>
      <text:p text:style-name="P14">| <text:s text:c="15"/>By Ward Christensen (revised 10/18/83) <text:s text:c="24"/>|</text:p>
      <text:p text:style-name="P14">| <text:s text:c="4"/>additional notes by Ron Fowler, Irv Hoff, and Jeffrey Nonken <text:s text:c="13"/>|</text:p>
      <text:p text:style-name="P14">| <text:s text:c="78"/>|</text:p>
      <text:p text:style-name="P14">| <text:s text:c="78"/>|</text:p>
      <text:p text:style-name="P14">|; This version of DU is compatible with CP/M 1.4, 2.x and 3.x and does <text:s text:c="8"/>|</text:p>
      <text:p text:style-name="P14">|; not require alteration for various hardware configurations. <text:s/>It ad- <text:s text:c="9"/>|</text:p>
      <text:p text:style-name="P14">|; justs itself automatically to the correct number of sectors, tracks, <text:s text:c="8"/>|</text:p>
      <text:p text:style-name="P14">|; directory size, etc. <text:s text:c="56"/>|</text:p>
      <text:p text:style-name="P14">|; <text:s text:c="77"/>|</text:p>
      <text:p text:style-name="P14">| <text:s text:c="78"/>|</text:p>
      <text:p text:style-name="P14">| <text:s text:c="32"/>INDEX <text:s text:c="40"/>|</text:p>
      <text:p text:style-name="P14">| <text:s text:c="78"/>|</text:p>
      <text:p text:style-name="P14">| <text:s text:c="18"/>1.0 <text:s text:c="4"/>INSTALLATION: <text:s text:c="38"/>|</text:p>
      <text:p text:style-name="P14">| <text:s text:c="18"/>2.0 <text:s text:c="4"/>USE: <text:s text:c="47"/>|</text:p>
      <text:p text:style-name="P14">| <text:s text:c="18"/>2.1 <text:s text:c="4"/>COMMANDS, BY FUNCTION <text:s text:c="30"/>|</text:p>
      <text:p text:style-name="P14">| <text:s text:c="18"/>2.2 <text:s text:c="4"/>ALPHABETIC COMMAND SUMMARY <text:s text:c="25"/>|</text:p>
      <text:p text:style-name="P14">|_______________________________________________________________________________|</text:p>
      <text:p text:style-name="P14"/>
      <text:p text:style-name="P14">Use these secondary view commands to move and search:</text:p>
      <text:p text:style-name="P14"><text:soft-page-break/></text:p>
      <text:p text:style-name="P14"><text:s text:c="4"/>. or &lt;SPACE&gt; <text:s/>- forward 1 line (require terminals with</text:p>
      <text:p text:style-name="P14"><text:s text:c="21"/>insert and delete line capability)</text:p>
      <text:p text:style-name="P14"><text:s text:c="4"/>, <text:s text:c="12"/>- backward 1 line</text:p>
      <text:p text:style-name="P14"><text:s text:c="4"/>&gt; or &lt;CR&gt; <text:s text:c="4"/>- forward 1 page</text:p>
      <text:p text:style-name="P14"><text:s text:c="4"/>&lt; or &lt;TAB&gt; <text:s text:c="3"/>- backward 1 page</text:p>
      <text:p text:style-name="P14"><text:s text:c="4"/>B <text:s text:c="12"/>- beginning</text:p>
      <text:p text:style-name="P14"><text:s text:c="4"/>E <text:s text:c="12"/>- end</text:p>
      <text:p text:style-name="P14"><text:s text:c="4"/>L <text:s text:c="12"/>- scroll left</text:p>
      <text:p text:style-name="P14"><text:s text:c="4"/>R <text:s text:c="12"/>- scroll right</text:p>
      <text:p text:style-name="P14"><text:s text:c="4"/>G <text:s text:c="12"/>- (G)oto command to locate a word or phrase</text:p>
      <text:p text:style-name="P14"/>
      <text:p text:style-name="P14">Gstring searches forward for a "string" (up to 16 characters). <text:s/>If found, <text:s/>the</text:p>
      <text:p text:style-name="P14">line with the string is moved to the top of the window. <text:s/>For example,</text:p>
      <text:p text:style-name="P14"/>
      <text:p text:style-name="P14"><text:s text:c="15"/>GOnce upon&lt;CR&gt;</text:p>
      <text:p text:style-name="P14"/>
      <text:p text:style-name="P14">searches <text:s/>for <text:s/>the <text:s/>string Once upon. <text:s/>To search forward again <text:s/>for <text:s/>the <text:s/>same</text:p>
      <text:p text:style-name="P14">string <text:s/>simply enter (G)oto&lt;CR&gt;.</text:p>
      <text:p text:style-name="P14"/>
      <text:p text:style-name="P14">The rules for a string match are:</text:p>
      <text:p text:style-name="P14"/>
      <text:p text:style-name="P14"><text:s text:c="9"/>o <text:s/>Lower case matches either lower or upper case</text:p>
      <text:p text:style-name="P14"><text:s text:c="9"/>o <text:s/>Upper case matches uppercase</text:p>
      <text:p text:style-name="P14"><text:s text:c="9"/>o <text:s/>"?" matches any character</text:p>
      <text:p text:style-name="P14"/>
      <text:p text:style-name="P14">When entering a string to search for, you may:</text:p>
      <text:p text:style-name="P14"/>
      <text:p text:style-name="P14"><text:s text:c="9"/>o <text:s/>Use &lt;DEL&gt; or &lt;BS&gt; to edit</text:p>
      <text:p text:style-name="P14"><text:s text:c="9"/>o <text:s/>Type ^Q&lt;CR&gt; to include a &lt;CR&gt;&lt;LF&gt; in your string</text:p>
      <text:p text:style-name="P14"><text:s text:c="9"/>o <text:s/>Use CTRL-C to cancel and return to DATSWEEP's directory level</text:p>
      <text:p text:style-name="P14"/>
      <text:p text:style-name="P14">One <text:s/>thing to beware of: if you attempt to view a non-text file, some <text:s/>strange</text:p>
      <text:p text:style-name="P14">characters will be put on the screen. <text:s/>CTRL-C will return you to DATSWEEP <text:s/>but</text:p>
      <text:p text:style-name="P14">it <text:s/>may take a while for the computer to work off the garbage <text:s/>characters <text:s/>you</text:p>
      <text:p text:style-name="P14">tried to display.</text:p>
      <text:p text:style-name="P14"/>
      <text:h text:style-name="Heading_20_4" text:outline-level="4">4.2.3.5 Viewing Squeezed Files.</text:h>
      <text:p text:style-name="P14"/>
      <text:p text:style-name="P14">The <text:s/>(V)iew <text:s/>command automatically unsqueezes Huffman-encoded files <text:s/>when <text:s/>the</text:p>
      <text:p text:style-name="P14">second <text:s/>letter of the filetype is "Q". <text:s/>In this case only forward-motion <text:s/>sec-</text:p>
      <text:p text:style-name="P14">ondary <text:s/>commands can be used. <text:s/>The second line of the view-command menu <text:s/>shows</text:p>
      <text:p text:style-name="P14">the original name of the unsqueezed file.</text:p>
      <text:p text:style-name="P14"/>
      <text:p text:style-name="P14">For squeezed files the (G)oto command searches from the start of the file, <text:s/>or</text:p>
      <text:p text:style-name="P14">from <text:s/>the top of the last "page-forward" command. <text:s/>Thus, scrolling the <text:s/>window</text:p>
      <text:p text:style-name="P14">forward a line at a time leaves this point set; and a (G)oto string will start</text:p>
      <text:p text:style-name="P14">the search from a point before the now-showing top of screen.</text:p>
      <text:p text:style-name="P14"/>
      <text:h text:style-name="Heading_20_3" text:outline-level="3">4.2.4 <text:s/>Command Line Options.</text:h>
      <text:p text:style-name="P14"/>
      <text:p text:style-name="P14">Besides <text:s/>running <text:s/>interactively, DATSWEEP also takes options <text:s/>on <text:s/>the <text:s/>command</text:p>
      <text:p text:style-name="P14">line. <text:s/>This lets you run DATSWEEP from ZEX or SUBMIT.</text:p>
      <text:h text:style-name="Heading_20_4" text:outline-level="4"><text:soft-page-break/>4.2.4.1 <text:s/>Special Characters.</text:h>
      <text:p text:style-name="P14"/>
      <text:p text:style-name="P14">A <text:s/>number <text:s/>of <text:s/>special characters have been added for this <text:s/>option. <text:s text:c="2"/>A <text:s/>brief</text:p>
      <text:p text:style-name="P14">description of each is given below:</text:p>
      <text:p text:style-name="P14"/>
      <text:p text:style-name="P14"><text:s text:c="6"/>$ (dollar sign) <text:s text:c="8"/>- tells DATSWEEP that there is a</text:p>
      <text:p text:style-name="P14"><text:s text:c="35"/>command line</text:p>
      <text:p text:style-name="P14"><text:s text:c="6"/>$$ (double dollar sign) - same as above, except necessary</text:p>
      <text:p text:style-name="P14"><text:s text:c="35"/>when used in a submit script</text:p>
      <text:p text:style-name="P14"><text:s text:c="6"/>` (accent grave) <text:s text:c="7"/>- generates a carriage return</text:p>
      <text:p text:style-name="P14"><text:s text:c="6"/>_C (underscore Cap C) <text:s text:c="2"/>- generates a Control-C</text:p>
      <text:p text:style-name="P14"/>
      <text:h text:style-name="Heading_20_4" text:outline-level="4">4.2.4.2 <text:s/>OSPrompt Level.</text:h>
      <text:p text:style-name="P14"/>
      <text:p text:style-name="P14">The '$' character tells DATSWEEP that it should take the following <text:s/>characters</text:p>
      <text:p text:style-name="P14">as a script and act upon them first. <text:s/>For example:</text:p>
      <text:p text:style-name="P14"/>
      <text:p text:style-name="P14"><text:s text:c="15"/>DATSWEEP $S`=100188``</text:p>
      <text:p text:style-name="P14"/>
      <text:p text:style-name="P14">will <text:s/>Select <text:s/>all <text:s/>files on the logged-in drive that <text:s/>have <text:s/>been <text:s/>modified <text:s/>on</text:p>
      <text:p text:style-name="P14">10/01/88. <text:s/>Note that you do not have to include the '/' delimiter for the date</text:p>
      <text:p text:style-name="P14">and that upper and lower case makes no difference.</text:p>
      <text:p text:style-name="P14"/>
      <text:h text:style-name="Heading_20_4" text:outline-level="4">4.2.4.3 <text:s/>SUBMIT or ZEX Scripts.</text:h>
      <text:p text:style-name="P14"/>
      <text:p text:style-name="P14">The <text:s/>command <text:s/>below is the same as the one above except that it is used <text:s/>by <text:s/>a</text:p>
      <text:p text:style-name="P14">batch <text:s/>processor <text:s/>such as SUBMIT or ZEX (remember that in a script <text:s/>the <text:s/>first</text:p>
      <text:p text:style-name="P14">dollar sign must be given twice):</text:p>
      <text:p text:style-name="P14"/>
      <text:p text:style-name="P14"><text:s text:c="15"/>DATSWEEP $$s`=100188``</text:p>
      <text:p text:style-name="P14"/>
      <text:h text:style-name="Heading_20_4" text:outline-level="4">4.2.4.4 <text:s/>Passing Parameters.</text:h>
      <text:p text:style-name="P14"/>
      <text:p text:style-name="P14">You <text:s/>can also pass parameters to DATSWEEP with the command line <text:s/>option. <text:s text:c="2"/>Say</text:p>
      <text:p text:style-name="P14">you <text:s/>have created a submit file called BACKUP with the DATSWEEP <text:s/>command <text:s/>line</text:p>
      <text:p text:style-name="P14">given below:</text:p>
      <text:p text:style-name="P14"/>
      <text:p text:style-name="P14"><text:s text:c="15"/>DATSWEEP $$S`$1``CC0:`UNX</text:p>
      <text:p text:style-name="P14"/>
      <text:p text:style-name="P14">If you then type</text:p>
      <text:p text:style-name="P14"/>
      <text:p text:style-name="P14"><text:s text:c="15"/>SUBMIT BACKUP =100188&lt;CR&gt;</text:p>
      <text:p text:style-name="P14"/>
      <text:p text:style-name="P14">DATSWEEP will Select all files that have been modified on 10/01/88, copy <text:s/>them</text:p>
      <text:p text:style-name="P14">to <text:s/>drive C, user 0, and exit when it is finished. <text:s/>Note in the example <text:s/>above</text:p>
      <text:p text:style-name="P14">that, <text:s/>while it was necessary to use two dollar signs at the beginning of <text:s/>the</text:p>
      <text:p text:style-name="P14">script, passing the parameter to DATSWEEP required only one dollar sign.</text:p>
      <text:p text:style-name="P14"/>
      <text:p text:style-name="P14"/>
      <text:h text:style-name="Heading_20_4" text:outline-level="4"><text:soft-page-break/>4.2.4.5 <text:s/>The _C Switch.</text:h>
      <text:p text:style-name="P14"/>
      <text:p text:style-name="P14">If <text:s/>you want to change any of the options from their default, you can <text:s/>do <text:s/>so.</text:p>
      <text:p text:style-name="P14">For <text:s/>instance, <text:s/>if you normally have verification on when copying <text:s/>files, <text:s/>but</text:p>
      <text:p text:style-name="P14">wish <text:s/>to turn it off, you should precede your other commands with the <text:s/>follow-</text:p>
      <text:p text:style-name="P14">ing:</text:p>
      <text:p text:style-name="P14"/>
      <text:p text:style-name="P14"><text:s text:c="15"/>DATSWEEP $ON_C</text:p>
      <text:p text:style-name="P14"/>
      <text:p text:style-name="P14">The <text:s/>O <text:s/>is the options command, one N turns off <text:s/>automatic <text:s/>verification <text:s/>when</text:p>
      <text:p text:style-name="P14">copying, and the _C will act as a Control-C and return you to the directory.</text:p>
      <text:p text:style-name="P14"/>
      <text:h text:style-name="Heading_20_4" text:outline-level="4">4.2.4.6 <text:s/>Limitations of the Command Line Option.</text:h>
      <text:p text:style-name="P14"/>
      <text:p text:style-name="P14">1. <text:s text:c="2"/>You cannot interrupt DATSWEEP when it is using a script. <text:s/>You <text:s/>must <text:s/>wait</text:p>
      <text:p text:style-name="P14">until it is finished before it will accept any input from the keyboard. <text:s text:c="2"/>This</text:p>
      <text:p text:style-name="P14">is true even if DATSWEEP asks you for some input, e.g. if you run out of space</text:p>
      <text:p text:style-name="P14">on a disk when you are backing up.</text:p>
      <text:p text:style-name="P14"/>
      <text:p text:style-name="P14">2. <text:s text:c="2"/>Since <text:s/>you <text:s/>cannot usually know ahead of time where files <text:s/>will <text:s/>be, <text:s/>you</text:p>
      <text:p text:style-name="P14">cannot <text:s/>predictably use the (T)ag command -- you may end up tagging the <text:s/>wrong</text:p>
      <text:p text:style-name="P14">files! <text:s/>The <text:s/>only exception to this is that when DATSWEEP first <text:s/>logs <text:s/>onto <text:s/>a</text:p>
      <text:p text:style-name="P14">DateStamper <text:s/>disk, it always points to the !!!TIME&amp;.DAT <text:s/>file. <text:s text:c="2"/>Consequently,</text:p>
      <text:p text:style-name="P14">you can (T)ag the !!!TIME&amp;.DAT file and then copy all untagged files.</text:p>
      <text:p text:style-name="P14"/>
      <text:p text:style-name="P14"/>
      <text:h text:style-name="Heading_20_3" text:outline-level="3">4.2.5 <text:s/>Installation and Configuration.</text:h>
      <text:p text:style-name="P14"/>
      <text:h text:style-name="Heading_20_4" text:outline-level="4">4.2.5.1 <text:s/>Installation.</text:h>
      <text:p text:style-name="P14"/>
      <text:p text:style-name="P14">Terminals <text:s/>come in about as many different flavors as printers, each with <text:s/>its</text:p>
      <text:p text:style-name="P14">own <text:s/>idea of "standard" control sequences for positioning and moving the <text:s/>cur-</text:p>
      <text:p text:style-name="P14">sor, <text:s/>clearing <text:s/>the screen, and deleting regions. <text:s/>The <text:s/>DateStamper <text:s/>utilities</text:p>
      <text:p text:style-name="P14">(DATSWEEP <text:s/>and DSCONFIG) require direct cursor addressing and also <text:s/>make <text:s/>good</text:p>
      <text:p text:style-name="P14">use <text:s/>of character highlighting if it is available. <text:s/>The SETTERM <text:s/>program <text:s/>lets</text:p>
      <text:p text:style-name="P14">you <text:s/>install your terminal's particular control codes into each of <text:s/>the <text:s/>Date-</text:p>
      <text:p text:style-name="P14">Stamper utilities. <text:s/>This installation must be done for all systems - <text:s/>DATSWEEP</text:p>
      <text:p text:style-name="P14">knows nothing about ZSystem TCAPS.</text:p>
      <text:p text:style-name="P14"/>
      <text:p text:style-name="P14">SETTERM <text:s/>obtains its information for most popular terminals from the <text:s/>terminal</text:p>
      <text:p text:style-name="P14">database <text:s/>file, TERMBASE.DAT. <text:s/>Most likely, yours is already on the <text:s/>list <text:s/>(or</text:p>
      <text:p text:style-name="P14">emulates one that's there). <text:s/>If so, just select that terminal number and <text:s/>tell</text:p>
      <text:p text:style-name="P14">SETTERM to configure DATSWEEP and DSCONFIG.</text:p>
      <text:p text:style-name="P14"/>
      <text:p text:style-name="P14">There <text:s/>are <text:s/>utilities listed in the SETTERM menu that are not <text:s/>used <text:s/>with <text:s/>the</text:p>
      <text:p text:style-name="P14">ZSDOS and ZDDOS versions of DateStamper. <text:s/>Just ignore them.</text:p>
      <text:p text:style-name="P14"/>
      <text:p text:style-name="P14"/>
      <text:p text:style-name="P14">Configuring Terminals in DateStamper's Library.</text:p>
      <text:p text:style-name="P14"/>
      <text:p text:style-name="P14">To <text:s text:c="2"/>load <text:s/>SETTERM, <text:s/>simply <text:s/>type <text:s/>SETTERM&lt;CR&gt;. <text:s text:c="2"/>SETTERM <text:s/>will <text:s text:c="2"/>first <text:s text:c="2"/>load</text:p>
      <text:p text:style-name="P14"><text:soft-page-break/>TERMBASE.DAT <text:s/>and display a menu of the configurable terminals. The <text:s/>following</text:p>
      <text:p text:style-name="P14">example <text:s/>(taken from screen displays) explains what to do if your terminal <text:s/>is</text:p>
      <text:p text:style-name="P14">in our database library:</text:p>
      <text:p text:style-name="P14"/>
      <text:p text:style-name="P14">Enter the number of the terminal you wish to use.</text:p>
      <text:p text:style-name="P14"/>
      <text:p text:style-name="P14">To define a new terminal, enter just a &lt;CR&gt; <text:s text:c="3"/>==&gt; __</text:p>
      <text:p text:style-name="P14"><text:s text:c="27"/>(enter number &amp; &lt;CR&gt;. <text:s/>^C will exit to ZSDOS)</text:p>
      <text:p text:style-name="P14"/>
      <text:p text:style-name="P14">Review or edit the terminal definition (y/n) <text:s text:c="14"/>(enter N)</text:p>
      <text:p text:style-name="P14"/>
      <text:p text:style-name="P14">Install the definition for: [terminal name] into utilities (y/n) (enter Y)</text:p>
      <text:p text:style-name="P14"/>
      <text:p text:style-name="P14">Select one:</text:p>
      <text:p text:style-name="P14"><text:s text:c="3"/>A - all DateStamper utilities (SDD,DATSWEEP,DSCONFIG,SETUPCLK)</text:p>
      <text:p text:style-name="P14"><text:s text:c="3"/>S - SDD</text:p>
      <text:p text:style-name="P14"><text:s text:c="3"/>D - DATSWEEP</text:p>
      <text:p text:style-name="P14"><text:s text:c="3"/>C - DSCONFIG</text:p>
      <text:p text:style-name="P14"><text:s text:c="3"/>U - SETUPCLK</text:p>
      <text:p text:style-name="P14"><text:s text:c="3"/>O - other</text:p>
      <text:p text:style-name="P14"><text:s text:c="3"/>Q - quit</text:p>
      <text:p text:style-name="P14"/>
      <text:p text:style-name="P14">==&gt;? <text:s text:c="54"/>(enter D)</text:p>
      <text:p text:style-name="P14">If necessary, change disks before replying.</text:p>
      <text:p text:style-name="P14">Get DATSWEEP.COM from drive ?: <text:s text:c="28"/>(enter drive)</text:p>
      <text:p text:style-name="P14"><text:s text:c="3"/>... <text:s text:c="2"/>Ok to update (y/n) ? <text:s text:c="29"/>(enter Y)</text:p>
      <text:p text:style-name="P14"/>
      <text:p text:style-name="P14">Select one:</text:p>
      <text:p text:style-name="P14"><text:s text:c="3"/>A - all DateStamper utilities (SDD,DATSWEEP,DSCONFIG,SETUPCLK)</text:p>
      <text:p text:style-name="P14"><text:s text:c="3"/>S - SDD</text:p>
      <text:p text:style-name="P14"><text:s text:c="3"/>D - DATSWEEP</text:p>
      <text:p text:style-name="P14"><text:s text:c="3"/>C - DSCONFIG</text:p>
      <text:p text:style-name="P14"><text:s text:c="3"/>U - SETUPCLK</text:p>
      <text:p text:style-name="P14"><text:s text:c="3"/>O - other</text:p>
      <text:p text:style-name="P14"><text:s text:c="3"/>Q - quit</text:p>
      <text:p text:style-name="P14"/>
      <text:p text:style-name="P14">==&gt;? <text:s text:c="54"/>(enter C)</text:p>
      <text:p text:style-name="P14">If necessary, change disks before replying.</text:p>
      <text:p text:style-name="P14">Get DSCONFIG.COM from drive ?: <text:s text:c="28"/>(enter drive)</text:p>
      <text:p text:style-name="P14"><text:s text:c="3"/>... <text:s text:c="2"/>Ok to update (y/n) ? <text:s text:c="29"/>(enter Y)</text:p>
      <text:p text:style-name="P14"/>
      <text:p text:style-name="P14">When the menu appears for the third time, choose the "Quit" option. <text:s text:c="2"/>DATSWEEP</text:p>
      <text:p text:style-name="P14">and DSCONFIG are now permanently configured to run with your terminal. <text:s/>Unless</text:p>
      <text:p text:style-name="P14">you've <text:s/>made <text:s/>a mistake, and wish to go back to repeat <text:s/>the <text:s/>above <text:s/>procedure,</text:p>
      <text:p text:style-name="P14">respond with N to the following question Do another terminal (y/n)? to finally</text:p>
      <text:p text:style-name="P14">exit.</text:p>
      <text:p text:style-name="P14"/>
      <text:p text:style-name="P14">Editing <text:s/>an Existing Terminal Entry. <text:s/>If your terminal emulates closely - <text:s/>but</text:p>
      <text:p text:style-name="P14">not completely - a terminal in the library, you may wish to edit the <text:s/>terminal</text:p>
      <text:p text:style-name="P14">in <text:s/>the library to your exact requirements rather than define a new <text:s/>terminal.</text:p>
      <text:p text:style-name="P14">In this case you would answer Y to the Review or edit the terminal definition?</text:p>
      <text:p text:style-name="P14">question asked just after you load SETTERM. <text:s/>The contents of the database <text:s/>for</text:p>
      <text:p text:style-name="P14">that terminal will then be displayed, and you will be given the opportunity to</text:p>
      <text:p text:style-name="P14">change any entries.</text:p>
      <text:p text:style-name="P14"/>
      <text:p text:style-name="P14">After editing them to your requirements, you will be asked whether you wish to</text:p>
      <text:p text:style-name="P14"><text:soft-page-break/>install the new terminal characteristics into the utilities. <text:s/>If you answer Y,</text:p>
      <text:p text:style-name="P14">SETTERM will proceed as in the above example.</text:p>
      <text:p text:style-name="P14"/>
      <text:p text:style-name="P14">Defining <text:s/>a New Terminal Entry. <text:s/>If your terminal isn't like one of <text:s/>those <text:s/>on</text:p>
      <text:p text:style-name="P14">the <text:s/>list, you've probably had experience in configuring it. <text:s/>If <text:s/>so, <text:s/>SETTERM</text:p>
      <text:p text:style-name="P14">lets <text:s/>you define a new terminal entry to enter your terminal <text:s/>characteristics.</text:p>
      <text:p text:style-name="P14">Just type SETTERM&lt;CR&gt; and answer Y to the Review or edit the terminal <text:s/>defini-</text:p>
      <text:p text:style-name="P14">tion? <text:s/>question. <text:s text:c="2"/>You should then give appropriate answers to <text:s/>the <text:s/>on-screen</text:p>
      <text:p text:style-name="P14">prompts. <text:s text:c="2"/>Two editing screens will be displayed - one for <text:s/>cursor <text:s/>addressing</text:p>
      <text:p text:style-name="P14">data, <text:s/>and the other for terminal control strings. <text:s/>After filling in <text:s/>all <text:s/>the</text:p>
      <text:p text:style-name="P14">relevant <text:s/>information (this should be in the user's guide for your <text:s/>terminal),</text:p>
      <text:p text:style-name="P14">you <text:s/>can go on to install your characteristics into DATSWEEP and <text:s/>DSCONFIG <text:s/>as</text:p>
      <text:p text:style-name="P14">described above.</text:p>
      <text:p text:style-name="P14"/>
      <text:p text:style-name="P14">If <text:s/>you're not familiar with terminal configuration, we suggest you <text:s/>copy <text:s/>the</text:p>
      <text:p text:style-name="P14">CONTROL <text:s/>and ESCAPE codes for your terminal from your user's manual, and <text:s/>send</text:p>
      <text:p text:style-name="P14">them <text:s/>to us with your ZSDOS disk. <text:s/>We'll then put your terminal into <text:s/>our <text:s/>li-</text:p>
      <text:p text:style-name="P14">brary, <text:s/>so <text:s/>that you - and other owners of such terminals - will <text:s/>be <text:s/>able <text:s/>to</text:p>
      <text:p text:style-name="P14">carry <text:s/>out <text:s/>the <text:s/>semi- automatic installation outlined in <text:s/>the <text:s/>first <text:s/>section</text:p>
      <text:p text:style-name="P14">above.</text:p>
      <text:p text:style-name="P14"/>
      <text:p text:style-name="P14">If <text:s/>you've <text:s/>done your own configuration for your terminal, you <text:s/>may <text:s/>find, <text:s/>on</text:p>
      <text:p text:style-name="P14">testing <text:s/>DATSWEEP, <text:s/>that a sequence or two was mis-entered. <text:s text:c="2"/>SETTERM <text:s/>can <text:s/>be</text:p>
      <text:p text:style-name="P14">easily <text:s/>reused to edit and update the definitions. <text:s/>Rerun SETTERM, select <text:s/>the</text:p>
      <text:p text:style-name="P14">number of the terminal you defined, and edit as necessary.</text:p>
      <text:p text:style-name="P14"/>
      <text:p text:style-name="P14">We <text:s/>and <text:s/>future ZSDOS users will appreciate it if you would also send <text:s/>us <text:s/>any</text:p>
      <text:p text:style-name="P14">terminal <text:s/>definitions you work out. <text:s/>We can then include them in the <text:s/>database</text:p>
      <text:p text:style-name="P14">for future releases.</text:p>
      <text:p text:style-name="P14"/>
      <text:h text:style-name="Heading_20_4" text:outline-level="4"/>
      <text:h text:style-name="P4" text:outline-level="4">4.2.5.2 <text:s/>Configuration.</text:h>
      <text:p text:style-name="P14"/>
      <text:p text:style-name="P14">The <text:s/>DSCONFIG <text:s/>utility allows you to choose default settings for <text:s/>the <text:s/>options</text:p>
      <text:p text:style-name="P14">that <text:s/>are shown when you choose the (O)ption command while in <text:s/>DATSWEEP. <text:s text:c="2"/>The</text:p>
      <text:p text:style-name="P14">present default settings are:</text:p>
      <text:p text:style-name="P14">____________________________________________________________________________</text:p>
      <text:p text:style-name="P14">|DSCONFIG - v. 4.2 for [Terminal name] <text:s text:c="36"/>|</text:p>
      <text:p text:style-name="P14">| <text:s text:c="73"/>|</text:p>
      <text:p text:style-name="P14">| <text:s text:c="2"/>Enter: <text:s/>Y = yes, <text:s/>N = No, <text:s/>nn = value, . or &lt;CR&gt; = no change, ^C = quit|</text:p>
      <text:p text:style-name="P14">| <text:s text:c="73"/>|</text:p>
      <text:p text:style-name="P14">| <text:s text:c="73"/>|</text:p>
      <text:p text:style-name="P14">|Y/N <text:s text:c="3"/>-- DATSWEEP option -- <text:s text:c="45"/>|</text:p>
      <text:p text:style-name="P14">|Y <text:s/>- <text:s/>auto-verify when copying <text:s text:c="43"/>|</text:p>
      <text:p text:style-name="P14">|N <text:s/>- <text:s/>always confirm erasures <text:s text:c="44"/>|</text:p>
      <text:p text:style-name="P14">|N <text:s/>- <text:s/>sort by file-type <text:s text:c="50"/>|</text:p>
      <text:p text:style-name="P14">|N <text:s/>- <text:s/>exclude System files <text:s text:c="47"/>|</text:p>
      <text:p text:style-name="P14">|N <text:s/>- <text:s/>exclude ReadOnly files <text:s text:c="45"/>|</text:p>
      <text:p text:style-name="P14">|N <text:s/>- <text:s/>exclude PUBlic files <text:s text:c="47"/>|</text:p>
      <text:p text:style-name="P14">|N <text:s/>- <text:s/>use real (hr:mi) time <text:s text:c="46"/>|</text:p>
      <text:p text:style-name="P14">|Y <text:s/>- <text:s/>use mo/da/yr (not da.mo.yr) <text:s text:c="40"/>|</text:p>
      <text:p text:style-name="P14">|Y <text:s/>- <text:s/>suppress hi bit in view <text:s text:c="44"/>|</text:p>
      <text:p text:style-name="P14">|N <text:s/>- <text:s/>clear screen on eXit <text:s text:c="47"/>|</text:p>
      <text:p text:style-name="P14">|08 - <text:s/>tab size <text:s text:c="59"/>|</text:p>
      <text:p text:style-name="P14">|10 - <text:s/>horiz. scroll size <text:s text:c="49"/>|</text:p>
      <text:p text:style-name="P14">|05 - <text:s/>vert. scroll size <text:s text:c="50"/>|</text:p>
      <text:p text:style-name="P14">|__________________________________________________________________________|</text:p>
      <text:p text:style-name="P14"/>
      <text:p text:style-name="P14"/>
      <text:p text:style-name="P14">To use DSCONFIG, just type DSCONFIG&lt;CR&gt; and follow the on-screen prompts.</text:p>
      <text:p text:style-name="P14"/>
      <text:p text:style-name="P14">In <text:s/>a DATSWEEP filespec - &lt;drive&gt;&lt;user&gt;:&lt;filename&gt;.&lt;type&gt; - the colon <text:s/>can <text:s/>be</text:p>
      <text:p text:style-name="P14">replaced <text:s/>by <text:s/>the negation character to exclude files matching the <text:s/>spec. <text:s text:c="2"/>As</text:p>
      <text:p text:style-name="P14">shipped, <text:s/>that <text:s/>character is the <text:s/>semicolon. <text:s/>However, <text:s/>the <text:s/>default <text:s/>negation</text:p>
      <text:p text:style-name="P14">character <text:s/>(semicolon) cannot be used from the command line in a <text:s/>BackGrounder</text:p>
      <text:p text:style-name="P14">ii <text:s/>or ZCPR3 system, as it is used to separate multiple commands on <text:s/>the <text:s/>same</text:p>
      <text:p text:style-name="P14">line.</text:p>
      <text:p text:style-name="P14"/>
      <text:p text:style-name="P14">Users may patch DATSWEEP at the following location to use a different negation</text:p>
      <text:p text:style-name="P14">character. <text:s/>The patch location is defined as:</text:p>
      <text:p text:style-name="P14"/>
      <text:p text:style-name="P14"><text:s/>095AH <text:s text:c="5"/>db <text:s text:c="6"/>';' <text:s text:c="14"/>;negation character</text:p>
      <text:p text:style-name="P14"/>
      <text:p text:style-name="P14"/>
      <text:h text:style-name="Heading_20_3" text:outline-level="3">4.2.6 <text:s/>Technical Information.</text:h>
      <text:h text:style-name="Heading_20_4" text:outline-level="4">4.2.6.1 <text:s/>Filesizes and Disk Space.</text:h>
      <text:p text:style-name="P14"/>
      <text:p text:style-name="P14">ZSDOS <text:s/>allocates disk space in units, called blocks, of 1K to 16K <text:s/>bytes, <text:s/>de-</text:p>
      <text:p text:style-name="P14">pending on the size of the disk and choices made by the system programmer <text:s/>for</text:p>
      <text:p text:style-name="P14">your computer. <text:s/>Thus a file of just a single byte must occupy at least 1K; <text:s/>on</text:p>
      <text:p text:style-name="P14">a large disk that could be 4K or even 16K.</text:p>
      <text:p text:style-name="P14"/>
      <text:p text:style-name="P14">In <text:s/>the directory window, DATSWEEP shows a file's size in terms of <text:s/>the <text:s/>space</text:p>
      <text:p text:style-name="P14"><text:soft-page-break/>allocated to it on the logged-in disk. <text:s/>Similarly, the disk statistics <text:s/>window</text:p>
      <text:p text:style-name="P14">reports <text:s/>the <text:s/>free <text:s/>space on that disk in <text:s/>terms <text:s/>of <text:s/>available <text:s/>(unallocated)</text:p>
      <text:p text:style-name="P14">blocks.</text:p>
      <text:p text:style-name="P14"/>
      <text:p text:style-name="P14">When <text:s/>you <text:s/>copy this file to another disk with a different block <text:s/>size <text:s/>(e.g.,</text:p>
      <text:p text:style-name="P14">from <text:s/>single-sided to double-sided floppy) the space required on the <text:s/>destina-</text:p>
      <text:p text:style-name="P14">tion <text:s/>disk depends on its minimum block size. <text:s/>The same file can <text:s/>require <text:s/>the</text:p>
      <text:p text:style-name="P14">same, <text:s/>more, or less space on the new disk. <text:s/>If insufficient space <text:s/>is <text:s/>avail-</text:p>
      <text:p text:style-name="P14">able, DATSWEEP will not attempt to copy the file, but instead prints a warning</text:p>
      <text:p text:style-name="P14">message.</text:p>
      <text:p text:style-name="P14"/>
      <text:p text:style-name="P14">As <text:s/>files are tagged (*) DATSWEEP displays running totals of the tagged <text:s/>files</text:p>
      <text:p text:style-name="P14">in the disksize window in the format:</text:p>
      <text:p text:style-name="P14"/>
      <text:p text:style-name="P14"><text:s text:c="15"/>* = mmmK( nnnK)</text:p>
      <text:p text:style-name="P14"/>
      <text:p text:style-name="P14">The <text:s/>first <text:s/>value <text:s/>is the total space allocated to the <text:s/>tagged <text:s/>files <text:s/>on <text:s/>the</text:p>
      <text:p text:style-name="P14">logged-in <text:s/>(source) <text:s/>disk. <text:s/>The value in parentheses is the <text:s/>amount <text:s/>of <text:s/>space</text:p>
      <text:p text:style-name="P14">those <text:s/>files <text:s/>will <text:s/>require on the destination disk. <text:s/>The <text:s/>(K)byte <text:s/>or <text:s/>(C)opy</text:p>
      <text:p text:style-name="P14">command designates the destination disk; until one of those commands is <text:s/>given</text:p>
      <text:p text:style-name="P14">DATSWEEP calculates the second (parenthetical) value in units of 1K.</text:p>
      <text:p text:style-name="P14"/>
      <text:p text:style-name="P14">A <text:s/>fine <text:s/>point: files written in CP/M's random access mode <text:s/>can <text:s/>have <text:s/>"holes"</text:p>
      <text:p text:style-name="P14">(they're <text:s/>quite <text:s/>rare). <text:s/>Directory utilities, such as SDD and STAT <text:s/>count <text:s/>the</text:p>
      <text:p text:style-name="P14">holes <text:s/>and cause such files to appear bigger that they really <text:s/>are. <text:s text:c="2"/>DATSWEEP</text:p>
      <text:p text:style-name="P14">reports <text:s/>the <text:s/>amount <text:s/>of space actually allocated to the <text:s/>file <text:s/>(not <text:s/>counting</text:p>
      <text:p text:style-name="P14">"holes"); <text:s/>if the value is different, the size value is flagged with <text:s/>a <text:s/>lower</text:p>
      <text:p text:style-name="P14">case r, e.g. 48Kr. <text:s/>DATSWEEP cannot correctly copy files with holes.</text:p>
      <text:p text:style-name="P14"/>
      <text:h text:style-name="Heading_20_4" text:outline-level="4">4.2.6.2 <text:s/>Error Procedures.</text:h>
      <text:p text:style-name="P14"/>
      <text:p text:style-name="P14">DATSWEEP attempts to trap all errors, provide a short informative message, and</text:p>
      <text:p text:style-name="P14">await your next command. <text:s/>Rarely, a bad disk or hardware malfunction can cause</text:p>
      <text:p text:style-name="P14">ZSDOS to report a ZSDOS Error on X: Bad Sector drive message. <text:s/>If this occurs,</text:p>
      <text:p text:style-name="P14">you should exit DATSWEEP and reformat the disk or lock out bad sectors <text:s/>(using</text:p>
      <text:p text:style-name="P14">FINDBAD or BD).</text:p>
      <text:p text:style-name="P14"/>
      <text:p text:style-name="P14">DATSWEEP <text:s/>verifies <text:s/>a copied file by reading it back to a <text:s/>different <text:s/>area <text:s/>of</text:p>
      <text:p text:style-name="P14">memory <text:s/>(to <text:s/>test <text:s/>for possible memory as well as disk <text:s/>errors), <text:s/>computing <text:s/>a</text:p>
      <text:p text:style-name="P14">cyclic redundancy check, and compares that value to the source check value.</text:p>
      <text:p text:style-name="P14"/>
      <text:p text:style-name="P14">Public <text:s/>file <text:s/>conflicts are not completely checked when the directory <text:s/>is <text:s/>too</text:p>
      <text:p text:style-name="P14">large to fit in memory (see Appendix 5 for more on Public files).</text:p>
      <text:h text:style-name="Heading_20_4" text:outline-level="4">4.2.6.3 <text:s/>Very Large Directories.</text:h>
      <text:p text:style-name="P14"/>
      <text:p text:style-name="P14">DATSWEEP normally loads the entire disk directory (for all user numbers) <text:s/>into</text:p>
      <text:p text:style-name="P14">memory. <text:s text:c="2"/>However, <text:s/>on hard disk systems with several hundred files <text:s/>(or <text:s/>when</text:p>
      <text:p text:style-name="P14">there is only limited memory left for user programs) the directory can be <text:s/>too</text:p>
      <text:p text:style-name="P14">large <text:s/>to fit. <text:s/>In that case DATSWEEP loads all it can, and then gives a <text:s/>full</text:p>
      <text:p text:style-name="P14">memory <text:s/>message. <text:s/>The (S)elect command will then clearly not find files <text:s/>whose</text:p>
      <text:p text:style-name="P14">names weren't loaded. <text:s/>When this happens (No entries matching spec) just (L)og</text:p>
      <text:p text:style-name="P14">in a smaller set of files.</text:p>
      <text:p text:style-name="P14"/>
      <text:h text:style-name="Heading_20_2" text:outline-level="2"><text:soft-page-break/>4.3 FILEATTR - Set or Display Attributes.</text:h>
      <text:p text:style-name="P14"/>
      <text:p text:style-name="P14">FILEATTR.COM is a program which allows the user to rapidly set or display <text:s/>the</text:p>
      <text:p text:style-name="P14">attributes <text:s/>of selected groups of files under CP/M 2.2 or any of its <text:s/>replace-</text:p>
      <text:p text:style-name="P14">ments. <text:s text:c="2"/>Groups <text:s/>of files are specified by name, drive and (under <text:s/>ZCPR) <text:s/>user</text:p>
      <text:p text:style-name="P14">number <text:s/>or <text:s/>directory. <text:s text:c="2"/>If a ZCPR Terminal CAPabilities <text:s/>(TCAP) <text:s/>facility <text:s/>is</text:p>
      <text:p text:style-name="P14">active, FILEATTR displays use dim or reverse video for enhanced clarity. <text:s text:c="2"/>See</text:p>
      <text:p text:style-name="P14">Appendix 5 for a complete explanation of file attributes.</text:p>
      <text:p text:style-name="P14"/>
      <text:p text:style-name="P14">While <text:s/>no installation is necessary, the default values of FILEATTR's <text:s/>command</text:p>
      <text:p text:style-name="P14">options may be altered for your convenience. <text:s/>To customize FILEATTR, make sure</text:p>
      <text:p text:style-name="P14">the <text:s/>files FILEATTR.COM, FILEATTR.CFG, and ZCNFG.COM are present <text:s/>and <text:s/>execute</text:p>
      <text:p text:style-name="P14">ZCNFG as described in Section 4.8.</text:p>
      <text:p text:style-name="P14"/>
      <text:p text:style-name="P14"/>
      <text:h text:style-name="Heading_20_3" text:outline-level="3">4.3.1 Using FILEATTR.</text:h>
      <text:p text:style-name="P14"/>
      <text:p text:style-name="P14">FILEATTR uses the standard syntax adopted for Z-System utility programs. <text:s/>Help</text:p>
      <text:p text:style-name="P14">is <text:s/>available by entering the program name followed by two <text:s/>slashes. <text:s text:c="2"/>Command</text:p>
      <text:p text:style-name="P14">specifications <text:s/>are <text:s/>consistent with the other Z-System <text:s/>utility <text:s/>programs <text:s/>as</text:p>
      <text:p text:style-name="P14">summarized in Section 1.6.</text:p>
      <text:p text:style-name="P14"/>
      <text:h text:style-name="Heading_20_4" text:outline-level="4">4.3.1.1 FILEATTR Display Commands.</text:h>
      <text:p text:style-name="P14"/>
      <text:p text:style-name="P14">FILEATTR <text:s/>displays all eight attributes of a file or group of files <text:s/>specified</text:p>
      <text:p text:style-name="P14">by <text:s/>an ambiguous or unambiguous filename. <text:s/>A CP/M drive or ZCPR directory <text:s/>may</text:p>
      <text:p text:style-name="P14">also be specified on the command line. <text:s/>Files are displayed in unsorted <text:s/>order</text:p>
      <text:p text:style-name="P14">(i.e., <text:s/>in <text:s/>the <text:s/>order in which they appear on <text:s/>a <text:s/>disk's <text:s/>directory <text:s/>tracks).</text:p>
      <text:p text:style-name="P14">Unlike <text:s/>many directory programs, the FILEATTR display always <text:s/>includes <text:s/>System</text:p>
      <text:p text:style-name="P14">files. <text:s/>If no directory specification is given, files at the current directory</text:p>
      <text:p text:style-name="P14">are displayed. <text:s/>If no file specification is given, all files are matched.</text:p>
      <text:p text:style-name="P14"/>
      <text:p text:style-name="P14">The general form of FILEATTR's display command is:</text:p>
      <text:p text:style-name="P14"/>
      <text:p text:style-name="P14"><text:s text:c="15"/>FILEATTR [d: or dir:][afn]</text:p>
      <text:p text:style-name="P14"/>
      <text:h text:style-name="Heading_20_4" text:outline-level="4">4.3.1.2 <text:s/>FILEATTR Set Commands.</text:h>
      <text:p text:style-name="P14"/>
      <text:p text:style-name="P14">The <text:s/>commands <text:s/>which set file attributes are identical to the <text:s/>commands <text:s/>which</text:p>
      <text:p text:style-name="P14">display attributes, except that at least one attribute option must be given in</text:p>
      <text:p text:style-name="P14">addition <text:s/>to <text:s/>a file specification or leading slash. <text:s/>Only the <text:s/>specified <text:s/>at-</text:p>
      <text:p text:style-name="P14">tributes <text:s/>of matching files are affected by FILEATTR--other attributes <text:s/>remain</text:p>
      <text:p text:style-name="P14">unchanged.</text:p>
      <text:p text:style-name="P14"/>
      <text:p text:style-name="P14">The general form of FILEATTR's set attributes command is:</text:p>
      <text:p text:style-name="P14"/>
      <text:p text:style-name="P14"><text:s text:c="15"/>FILEATTR [d: or dir:][afn] [/][options]</text:p>
      <text:p text:style-name="P14"/>
      <text:p text:style-name="P14">where items in brackets are optional and [/][options] indicates one or more</text:p>
      <text:p text:style-name="P14">option <text:s/>characters <text:s/>in any order or combination, introduced by a slash <text:s/>if <text:s/>no</text:p>
      <text:p text:style-name="P14">files were specified.</text:p>
      <text:h text:style-name="Heading_20_4" text:outline-level="4"><text:soft-page-break/>4.3.1.3 FILEATTR Options.</text:h>
      <text:p text:style-name="P14"/>
      <text:p text:style-name="P14">FILEATTR'S <text:s/>option <text:s/>character set is rather extensive, as it <text:s/>controls <text:s/>screen</text:p>
      <text:p text:style-name="P14">output <text:s/>as well as the setting or resetting of up to eight file attributes <text:s/>at</text:p>
      <text:p text:style-name="P14">once. <text:s text:c="2"/>Here are FILEATTR's options, the functions they provide, and the <text:s/>file</text:p>
      <text:p text:style-name="P14">attribute bits affected, if any:</text:p>
      <text:p text:style-name="P14"/>
      <text:p text:style-name="P14"><text:s text:c="6"/>Opt <text:s/>Function <text:s text:c="4"/>Opt <text:s text:c="2"/>Function <text:s text:c="5"/>Bit</text:p>
      <text:p text:style-name="P14"><text:s text:c="6"/>-----------------------------------------</text:p>
      <text:p text:style-name="P14"><text:s text:c="7"/>1 <text:s text:c="2"/>F1 on <text:s text:c="10"/>N1 <text:s text:c="2"/>F1 off <text:s text:c="10"/>(f1)</text:p>
      <text:p text:style-name="P14"><text:s text:c="7"/>P <text:s text:c="2"/>Public <text:s text:c="9"/>NP <text:s text:c="2"/>Private <text:s text:c="9"/>(f2)</text:p>
      <text:p text:style-name="P14"><text:s text:c="7"/>D <text:s text:c="2"/>Datestamp <text:s text:c="6"/>ND <text:s text:c="2"/>No Datestamp <text:s text:c="4"/>(f3)</text:p>
      <text:p text:style-name="P14"><text:s text:c="7"/>4 <text:s text:c="2"/>F4 on <text:s text:c="10"/>N4 <text:s text:c="2"/>F4 off <text:s text:c="10"/>(f4)</text:p>
      <text:p text:style-name="P14"><text:s text:c="7"/>W <text:s text:c="2"/>Wheel protect <text:s text:c="2"/>NW <text:s text:c="2"/>Wheel unprotect <text:s/>(f8)</text:p>
      <text:p text:style-name="P14"><text:s text:c="7"/>R <text:s text:c="2"/>Read/Only <text:s text:c="6"/>NR <text:s text:c="2"/>Read/Write <text:s text:c="6"/>(t1)</text:p>
      <text:p text:style-name="P14"><text:s text:c="7"/>S <text:s text:c="2"/>System <text:s text:c="9"/>NS <text:s text:c="2"/>Directory <text:s text:c="7"/>(t2)</text:p>
      <text:p text:style-name="P14"><text:s text:c="7"/>A <text:s text:c="2"/>Archive <text:s text:c="8"/>NA <text:s text:c="2"/>Modified <text:s text:c="8"/>(t3)</text:p>
      <text:p text:style-name="P14"><text:s text:c="7"/>Q <text:s text:c="2"/>Quiet</text:p>
      <text:p text:style-name="P14"/>
      <text:p text:style-name="P14">For <text:s/>example, <text:s/>if the R option character is used, all files included <text:s/>in <text:s/>the</text:p>
      <text:p text:style-name="P14">specification are set to Read Only by setting bit seven of file type character</text:p>
      <text:p text:style-name="P14">1 (t1). <text:s/>The command</text:p>
      <text:p text:style-name="P14"/>
      <text:p text:style-name="P14"><text:s text:c="15"/>FILEATTR B:*.COM R</text:p>
      <text:p text:style-name="P14"/>
      <text:p text:style-name="P14">therefore sets all files ending in ".COM" (command files) on drive B to <text:s/>Read-</text:p>
      <text:p text:style-name="P14">Only. <text:s/>Options can be combined in any order. <text:s/>Thus,</text:p>
      <text:p text:style-name="P14"/>
      <text:p text:style-name="P14"><text:s text:c="15"/>FILEATTR MY.TXT NP,A,W</text:p>
      <text:p text:style-name="P14"/>
      <text:p text:style-name="P14">sets <text:s/>the file MY.TXT in the current directory to Private, Archive, and <text:s/>Wheel</text:p>
      <text:p text:style-name="P14">Protect. <text:s text:c="2"/>All other attributes are unaffected, so if MY.TXT was <text:s/>a <text:s/>Read-Only</text:p>
      <text:p text:style-name="P14">file <text:s/>it <text:s/>remains Read-Only. <text:s/>Since spaces or commas between options <text:s/>are <text:s/>not</text:p>
      <text:p text:style-name="P14">required, the above command may be condensed to:</text:p>
      <text:p text:style-name="P14"/>
      <text:p text:style-name="P14"><text:s text:c="15"/>FILEATTR MY.TXT NPAW</text:p>
      <text:p text:style-name="P14"/>
      <text:p text:style-name="P14">If <text:s/>specified, <text:s/>the Q option suppresses all screen output <text:s/>other <text:s/>than <text:s/>error</text:p>
      <text:p text:style-name="P14">messages. <text:s text:c="2"/>This allows FILEATTR to operate transparently from within <text:s/>command</text:p>
      <text:p text:style-name="P14">scripts or on secure systems such as bulletin boards.</text:p>
      <text:h text:style-name="Heading_20_4" text:outline-level="4">4.3.1.4 FILEATTR Output.</text:h>
      <text:p text:style-name="P14"/>
      <text:p text:style-name="P14">The screen output of FILEATTR is nearly identical in both the set and <text:s/>display</text:p>
      <text:p text:style-name="P14">file <text:s/>attribute modes. <text:s/>An unsorted list of matching files is shown, <text:s/>followed</text:p>
      <text:p text:style-name="P14">by <text:s/>a summary line. <text:s/>Each line describes the drive, user area, name, and <text:s/>cur-</text:p>
      <text:p text:style-name="P14">rent attribute settings of one file:</text:p>
      <text:p text:style-name="P14"/>
      <text:p text:style-name="P14"><text:s text:c="5"/>B00:DATSCR13.Z80&gt; <text:s/>f1off <text:s/>privt <text:s/>stamp <text:s/>f4off <text:s/>nowhl <text:s/>r/w <text:s/>dir <text:s/>mod</text:p>
      <text:p text:style-name="P14"><text:s text:c="5"/>B00:RCPTESTR.NOT&gt; <text:s/>f1off <text:s/>PUBLC <text:s/>stamp <text:s/>f4off <text:s/>nowhl <text:s/>r/w <text:s/>dir <text:s/>ARC</text:p>
      <text:p text:style-name="P14"><text:s text:c="5"/>B00:COMMEN20.MAC&gt; <text:s/>F1-ON <text:s/>PUBLC <text:s/>NOSTP <text:s/>F4-ON <text:s/>WHEEL <text:s/>R/O <text:s/>SYS <text:s/>ARC</text:p>
      <text:p text:style-name="P14"><text:s text:c="21"/>3 files matched, 0 attributes altered.</text:p>
      <text:p text:style-name="P14"/>
      <text:p text:style-name="P14">In the example above, DATSCR13.Z80 has all of its attributes turned off <text:s/>(bits</text:p>
      <text:p text:style-name="P14">set to zero). <text:s/>These are the default settings for new files. <text:s/>COMMEN20.MAC has</text:p>
      <text:p text:style-name="P14"><text:soft-page-break/>all <text:s/>of its attributes turned on (bits set to one), while RCPTESTR.NOT <text:s/>has <text:s/>a</text:p>
      <text:p text:style-name="P14">combination of off and on attributes. <text:s/>FILEATTR always shows attributes <text:s/>which</text:p>
      <text:p text:style-name="P14">are <text:s/>set to the on (non-default) state in upper case. <text:s/>Under ZCPR, <text:s/>attributes</text:p>
      <text:p text:style-name="P14">set <text:s/>to the off (default) state are shown in reverse or dim video, <text:s/>if <text:s/>avail-</text:p>
      <text:p text:style-name="P14">able.</text:p>
      <text:p text:style-name="P14"/>
      <text:p text:style-name="P14">FILEATTR's summary line gives total files matched and total changes just made.</text:p>
      <text:p text:style-name="P14">Files <text:s/>matched is the number of files displayed by FILEATTR. <text:s text:c="2"/>Attributes</text:p>
      <text:p text:style-name="P14">altered <text:s/>is <text:s/>the number of file attributes just changed by <text:s/>FILEATTR. <text:s text:c="2"/>This</text:p>
      <text:p text:style-name="P14">does <text:s/>not <text:s/>necessarily equal the number of file attributes <text:s/>specified <text:s/>in <text:s/>the</text:p>
      <text:p text:style-name="P14">command. <text:s text:c="2"/>For <text:s/>example, if a command to set all three of the above <text:s/>files <text:s/>to</text:p>
      <text:p text:style-name="P14">Archive <text:s/>is issued, only the archive status of DATSCR13.Z80 will <text:s/>be <text:s/>changed.</text:p>
      <text:p text:style-name="P14">The other two files are already Archived, so they are not affected.</text:p>
      <text:p text:style-name="P14"/>
      <text:h text:style-name="Heading_20_3" text:outline-level="3">4.3.2 FILEATTR Error Messages.</text:h>
      <text:p text:style-name="P14"/>
      <text:p text:style-name="P14">Occasionally, FILEATTR may encounter conditions which prevent it from perform-</text:p>
      <text:p text:style-name="P14">ing its normal function. <text:s/>In these cases, FILEATTR presents one of the follow-</text:p>
      <text:p text:style-name="P14">ing error messages:</text:p>
      <text:p text:style-name="P14"/>
      <text:p text:style-name="P14">Not wheel</text:p>
      <text:p text:style-name="P14"/>
      <text:p text:style-name="P14"><text:s text:c="5"/>FILEATTR can not be operated under ZCPR unless the Wheel byte is on.</text:p>
      <text:p text:style-name="P14"/>
      <text:p text:style-name="P14">Conflicting entry ... can't set Public attribute!</text:p>
      <text:p text:style-name="P14"/>
      <text:p text:style-name="P14"><text:s text:c="5"/>There are additional copies of the file you are trying to set to <text:s/>Public</text:p>
      <text:p text:style-name="P14"><text:s text:c="5"/>at <text:s/>another <text:s/>user area on the same drive. <text:s/>You must <text:s text:c="2"/>remove <text:s/>or <text:s/>rename</text:p>
      <text:p text:style-name="P14"><text:s text:c="5"/>these files before proceeding.</text:p>
      <text:p text:style-name="P14"/>
      <text:p text:style-name="P14">No files on disk</text:p>
      <text:p text:style-name="P14"/>
      <text:p text:style-name="P14"><text:s text:c="5"/>You are trying to display or set file attributes on an empty disk.</text:p>
      <text:p text:style-name="P14"/>
      <text:p text:style-name="P14">BIOS write error near directory sector ....</text:p>
      <text:p text:style-name="P14"/>
      <text:p text:style-name="P14"><text:s text:c="5"/>A <text:s/>write error occurred at or near the indicated directory sector. <text:s text:c="2"/>The</text:p>
      <text:p text:style-name="P14"><text:s text:c="5"/>number given is the offset in decimal sectors from the beginning of <text:s/>the</text:p>
      <text:p text:style-name="P14"><text:s text:c="5"/>directory tracks.</text:p>
      <text:p text:style-name="P14"/>
      <text:p text:style-name="P14">CP/M version 2.0 or higher required</text:p>
      <text:p text:style-name="P14"/>
      <text:p text:style-name="P14"><text:s text:c="5"/>FILEATTR <text:s/>requires <text:s/>an operating system which is <text:s/>compatible <text:s/>with <text:s/>CP/M</text:p>
      <text:p text:style-name="P14"><text:s text:c="5"/>version <text:s/>2.0. <text:s text:c="2"/>CP/M 2.2, ZRDOS, ZSDOS, and ZDDOS all fulfill <text:s/>this <text:s/>re-</text:p>
      <text:p text:style-name="P14"><text:s text:c="5"/>quirement, but CP/M 1.4 does not.</text:p>
      <text:p text:style-name="P14"/>
      <text:p text:style-name="P14">Bad option: /x</text:p>
      <text:p text:style-name="P14"/>
      <text:p text:style-name="P14"><text:s text:c="5"/>You entered a command line option which FILEATTR does not recognize.</text:p>
      <text:p text:style-name="P14"/>
      <text:p text:style-name="P14">Drive R/O</text:p>
      <text:p text:style-name="P14"/>
      <text:p text:style-name="P14"><text:s text:c="5"/>The <text:s/>disk drive specified in your command has been set to Read <text:s/>Only <text:s/>by</text:p>
      <text:p text:style-name="P14"><text:s text:c="5"/>the operating system. <text:s/>Attributes cannot be set on read-only drives.</text:p>
      <text:p text:style-name="P14"/>
      <text:p text:style-name="P14"><text:soft-page-break/>BIOS set track detected - FA aborting</text:p>
      <text:p text:style-name="P14"/>
      <text:p text:style-name="P14"><text:s text:c="5"/>FILEATTR <text:s/>has detected a background program, such as <text:s/>a <text:s/>screen-trapping</text:p>
      <text:p text:style-name="P14"><text:s text:c="5"/>program, <text:s/>which is attempting to change the current BIOS track <text:s/>setting.</text:p>
      <text:p text:style-name="P14"><text:s text:c="5"/>The <text:s/>background program must be removed before using FILEATTR <text:s/>to <text:s/>alter</text:p>
      <text:p text:style-name="P14"><text:s text:c="5"/>file attributes.</text:p>
      <text:p text:style-name="P14"/>
      <text:p text:style-name="P14"/>
      <text:h text:style-name="P5" text:outline-level="2">4.4 FILEDATE - Display File Dates.</text:h>
      <text:p text:style-name="P14"/>
      <text:p text:style-name="P14">FILEDATE <text:s/>is a disk directory display program for computers <text:s/>with <text:s/>DateStamper</text:p>
      <text:p text:style-name="P14">(tm) <text:s/>or equivalent file time and date stamping capabilities. <text:s text:c="2"/>FILEDATE <text:s/>dis-</text:p>
      <text:p text:style-name="P14">plays <text:s/>the dates and times files were created, last accessed, and <text:s/>last <text:s/>modi-</text:p>
      <text:p text:style-name="P14">fied. <text:s/>Using an extended command line syntax, FILEDATE can select and sort its</text:p>
      <text:p text:style-name="P14">display by file time and date stamp as well as by file name. <text:s/>Taking advantage</text:p>
      <text:p text:style-name="P14">of this additional information, FILEDATE often simplifies the task of locating</text:p>
      <text:p text:style-name="P14">files.</text:p>
      <text:p text:style-name="P14"/>
      <text:p text:style-name="P14">FILEDATE <text:s/>runs on Zilog Z80-compatible computers under CP/M 2.2 or <text:s/>equivalent</text:p>
      <text:p text:style-name="P14">operating <text:s/>systems <text:s/>with The DateStamper (by Plu*Perfect <text:s/>Systems), <text:s/>or <text:s/>under</text:p>
      <text:p text:style-name="P14">ZSDOS or ZDDOS if a clock driver is installed.</text:p>
      <text:p text:style-name="P14"/>
      <text:p text:style-name="P14">FILEDATE is a command-line driven utility, rather than an interactive program.</text:p>
      <text:p text:style-name="P14">It <text:s/>processes <text:s/>a single command from the user and returns immediately <text:s/>to <text:s/>the</text:p>
      <text:p text:style-name="P14">operating <text:s/>system. <text:s/>This is the most efficient program design for <text:s/>experienced</text:p>
      <text:p text:style-name="P14">users, since program size is minimized, output is generated almost as soon <text:s/>as</text:p>
      <text:p text:style-name="P14">the <text:s/>program has loaded, and control of the computer is <text:s/>returned <text:s/>immediately</text:p>
      <text:p text:style-name="P14">after <text:s/>output <text:s/>is generated. <text:s/>Such programs allow command scripts <text:s/>to <text:s/>perform</text:p>
      <text:p text:style-name="P14">custom <text:s/>functions by bringing the services of several programs under the <text:s/>con-</text:p>
      <text:p text:style-name="P14">trol of one command.</text:p>
      <text:p text:style-name="P14"/>
      <text:p text:style-name="P14">By the same token though, command-line driven utilities are often more <text:s/>diffi-</text:p>
      <text:p text:style-name="P14">cult <text:s/>to <text:s/>learn <text:s/>to use. <text:s/>Gone are menus, prompts, and <text:s/>pop-up <text:s/>help <text:s/>screens.</text:p>
      <text:p text:style-name="P14">Generally, the more versatile a command-line driven program, the more <text:s/>compli-</text:p>
      <text:p text:style-name="P14">cated <text:s/>its <text:s/>command-line syntax. <text:s/>Options are usually controlled by <text:s/>a <text:s/>single</text:p>
      <text:p text:style-name="P14">character each which when combined form seemingly cryptic commands.</text:p>
      <text:p text:style-name="P14"/>
      <text:p text:style-name="P14">This <text:s/>is typical of many utilities of the UNIX operating system, and <text:s/>is <text:s/>also</text:p>
      <text:p text:style-name="P14">the <text:s/>true of FILEDATE. <text:s/>In addition to the file <text:s/>specifications <text:s/>traditionally</text:p>
      <text:p text:style-name="P14">associated <text:s/>with CP/M directory programs, FILEDATE accepts eight command <text:s/>line</text:p>
      <text:p text:style-name="P14">option characters, three date signifiers, and optional date and time <text:s/>specifi-</text:p>
      <text:p text:style-name="P14">cations. <text:s text:c="2"/>But <text:s/>by combining options, file specifications, and date <text:s/>and <text:s/>time</text:p>
      <text:p text:style-name="P14">specifications, <text:s/>FILEDATE <text:s/>offers a broad range of commands for a <text:s/>variety <text:s/>of</text:p>
      <text:p text:style-name="P14">purposes.</text:p>
      <text:p text:style-name="P14"/>
      <text:p text:style-name="P14">While <text:s/>no installation is necessary, the default values of FILEDATE's <text:s/>command</text:p>
      <text:p text:style-name="P14">options and the characteristics of FILEDATE's displays may be customized in <text:s/>a</text:p>
      <text:p text:style-name="P14">wide <text:s text:c="2"/>variety <text:s/>of <text:s/>ways. <text:s text:c="2"/>To <text:s/>customize <text:s/>FILEDATE, <text:s/>make <text:s/>sure <text:s text:c="2"/>the <text:s text:c="2"/>files</text:p>
      <text:p text:style-name="P14">FILEDATE.COM, <text:s/>FILEDATE.CFG, <text:s/>and ZCNFG.COM are present and execute <text:s/>ZCNFG <text:s/>by</text:p>
      <text:p text:style-name="P14">entering <text:s/>is name followed by "FILEDATE". <text:s/>More information on the ZCNFG <text:s/>cus-</text:p>
      <text:p text:style-name="P14">tomization utility is contained in Section 4.8.</text:p>
      <text:p text:style-name="P14"/>
      <text:p text:style-name="P14"/>
      <text:h text:style-name="Heading_20_3" text:outline-level="3">4.4.1 FILEDATE Syntax.</text:h>
      <text:p text:style-name="P14"/>
      <text:p text:style-name="P14">The <text:s/>command <text:s/>line syntax of FILEDATE has the virtue of making <text:s/>very <text:s/>powerful</text:p>
      <text:p text:style-name="P14">commands <text:s/>concise, with the drawback of making command entry somewhat <text:s/>cryptic</text:p>
      <text:p text:style-name="P14">for beginners. <text:s/>As an example, the command</text:p>
      <text:p text:style-name="P14"/>
      <text:p text:style-name="P14"><text:s text:c="15"/>FILEDATE B:*.Z80 -AU=</text:p>
      <text:p text:style-name="P14"/>
      <text:p text:style-name="P14"><text:soft-page-break/>instructs FILEDATE to</text:p>
      <text:p text:style-name="P14"/>
      <text:p text:style-name="P14"><text:s text:c="5"/>Display all files on all user areas of drive B with the file type ".Z80"</text:p>
      <text:p text:style-name="P14"><text:s text:c="5"/>which were accessed today, in order from the most recently accessed file</text:p>
      <text:p text:style-name="P14"><text:s text:c="5"/>to the least recently accessed.</text:p>
      <text:p text:style-name="P14"/>
      <text:p text:style-name="P14">As you can see, the natural language command is much clearer, but also consid-</text:p>
      <text:p text:style-name="P14">erably longer than FILEDATE's command!</text:p>
      <text:h text:style-name="Heading_20_4" text:outline-level="4">4.4.1.1 FILEDATE Syntax Summary.</text:h>
      <text:p text:style-name="P14"/>
      <text:p text:style-name="P14">Using the rules given in Section 1.6, a symbolic summary of FILEDATE's command</text:p>
      <text:p text:style-name="P14">line syntax appears as:</text:p>
      <text:p text:style-name="P14"/>
      <text:p text:style-name="P14"><text:s text:c="5"/>FILEDATE [dir:][afn] [/][options][&lt;,=,or &gt;[dd.mm.yy time]]</text:p>
      <text:p text:style-name="P14"/>
      <text:p text:style-name="P14">This <text:s/>rather <text:s/>daunting expression may be mastered by breaking it up <text:s/>into <text:s/>its</text:p>
      <text:p text:style-name="P14">five <text:s/>components. <text:s/>All FILEDATE command lines consist of the FILEDATE <text:s/>program</text:p>
      <text:p text:style-name="P14">name <text:s/>followed by three optional fields and the option signifier, in the <text:s/>fol-</text:p>
      <text:p text:style-name="P14">lowing order:</text:p>
      <text:p text:style-name="P14"/>
      <text:p text:style-name="P14"><text:s text:c="5"/>[dir:][afn] <text:s text:c="21"/>- File specification field.</text:p>
      <text:p text:style-name="P14"><text:s text:c="5"/>[/] <text:s text:c="29"/>- Option signifier.</text:p>
      <text:p text:style-name="P14"><text:s text:c="5"/>[options] <text:s text:c="23"/>- Option field.</text:p>
      <text:p text:style-name="P14"><text:s text:c="5"/>[&lt;, =, or &gt;[dd.mm.yy time]] <text:s text:c="5"/>- Date specification field.</text:p>
      <text:p text:style-name="P14"/>
      <text:p text:style-name="P14">The option signifier serves only to introduce the option and/or date <text:s/>specifi-</text:p>
      <text:p text:style-name="P14">cation <text:s/>fields <text:s/>when no files are specified. <text:s/>The following <text:s/>sections <text:s/>explain</text:p>
      <text:p text:style-name="P14">each of the three fields in detail.</text:p>
      <text:p text:style-name="P14"/>
      <text:h text:style-name="Heading_20_4" text:outline-level="4">4.4.1.2 The File Specification Field.</text:h>
      <text:p text:style-name="P14"/>
      <text:p text:style-name="P14">FILEDATE ("FD" for short) accepts standard CP/M file specifications or <text:s/>files-</text:p>
      <text:p text:style-name="P14">pecs, including wildcard characters and CP/M drive or ZCPR directory <text:s/>specifi-</text:p>
      <text:p text:style-name="P14">cations. <text:s text:c="2"/>If no filename is given, all files are matched, and if no drive <text:s/>or</text:p>
      <text:p text:style-name="P14">directory <text:s/>is <text:s/>given the current directory is assumed. <text:s/>The <text:s/>general <text:s/>form <text:s/>of</text:p>
      <text:p text:style-name="P14">FILEDATE's filespec is:</text:p>
      <text:p text:style-name="P14"/>
      <text:p text:style-name="P14"><text:s text:c="15"/>FILEDATE [d: or dir:][afn]</text:p>
      <text:p text:style-name="P14"/>
      <text:p text:style-name="P14"><text:s text:c="5"/>Examples:</text:p>
      <text:p text:style-name="P14"/>
      <text:p text:style-name="P14"><text:s text:c="5"/>FD NOVEL.* <text:s text:c="3"/>Match all files beginning with the name <text:s/>"NOVEL" at <text:s/>the</text:p>
      <text:p text:style-name="P14"><text:s text:c="18"/>current directory.</text:p>
      <text:p text:style-name="P14"/>
      <text:p text:style-name="P14"><text:s text:c="5"/>FD 4: <text:s text:c="8"/>Match all files on the current drive at user 4 (ZCPR).</text:p>
      <text:p text:style-name="P14"/>
      <text:h text:style-name="Heading_20_4" text:outline-level="4">4.4.1.3 The Option Field.</text:h>
      <text:p text:style-name="P14"/>
      <text:p text:style-name="P14">The <text:s/>second <text:s/>field of a FILEDATE command is the option <text:s/>field. <text:s text:c="2"/>Command <text:s/>line</text:p>
      <text:p text:style-name="P14">options tell FILEDATE to select, sort, and display files in various ways. <text:s/>The</text:p>
      <text:p text:style-name="P14">general form of the option specification is</text:p>
      <text:p text:style-name="P14"/>
      <text:p text:style-name="P14"><text:soft-page-break/><text:s text:c="15"/>FILEDATE [/][options]</text:p>
      <text:p text:style-name="P14"/>
      <text:p text:style-name="P14">where options indicates one or more of the following option characters:</text:p>
      <text:p text:style-name="P14"/>
      <text:p text:style-name="P14"><text:s text:c="5"/>Option <text:s text:c="3"/>Meaning</text:p>
      <text:p text:style-name="P14"/>
      <text:p text:style-name="P14"><text:s text:c="8"/>/ <text:s text:c="5"/>Display built-in help</text:p>
      <text:p text:style-name="P14"><text:s text:c="8"/>+ <text:s text:c="5"/>Sort the output by date in ascending order</text:p>
      <text:p text:style-name="P14"><text:s text:c="8"/>- <text:s text:c="5"/>Sort the output by date in descending order</text:p>
      <text:p text:style-name="P14"><text:s text:c="8"/>A <text:s text:c="5"/>Sort or select files by Last Access time and date</text:p>
      <text:p text:style-name="P14"><text:s text:c="8"/>C <text:s text:c="5"/>Sort or select files by Create time and date</text:p>
      <text:p text:style-name="P14"><text:s text:c="8"/>D <text:s text:c="5"/>Display all dates</text:p>
      <text:p text:style-name="P14"><text:s text:c="8"/>N <text:s text:c="5"/>Do not pause the display at each screen</text:p>
      <text:p text:style-name="P14"><text:s text:c="8"/>S <text:s text:c="5"/>Display System files</text:p>
      <text:p text:style-name="P14"><text:s text:c="8"/>U <text:s text:c="5"/>Display files from all user areas on the selected drive</text:p>
      <text:p text:style-name="P14"/>
      <text:p text:style-name="P14">As mentioned above, all command line options may be introduced either <text:s/>follow-</text:p>
      <text:p text:style-name="P14">ing a file specification or with the option signifier (/). <text:s text:c="2"/>If a file <text:s/>speci-</text:p>
      <text:p text:style-name="P14">fication is given, options must follow the filespec. <text:s/>Multiple options may <text:s/>be</text:p>
      <text:p text:style-name="P14">given at one time with the exception of Help, which must be specified alone.</text:p>
      <text:p text:style-name="P14"/>
      <text:p text:style-name="P14"><text:s text:c="5"/>Examples:</text:p>
      <text:p text:style-name="P14"/>
      <text:p text:style-name="P14"><text:s text:c="5"/>FD // <text:s text:c="10"/>Display built-in help message.</text:p>
      <text:p text:style-name="P14"/>
      <text:p text:style-name="P14"><text:s text:c="5"/>FD /N <text:s text:c="10"/>Display files without pausing.</text:p>
      <text:p text:style-name="P14"/>
      <text:p text:style-name="P14"><text:s text:c="5"/>FD /+AU <text:s text:c="8"/>Display files from all user areas, sorted in ascending</text:p>
      <text:p text:style-name="P14"><text:s text:c="20"/>order by access date.</text:p>
      <text:p text:style-name="P14"/>
      <text:h text:style-name="Heading_20_4" text:outline-level="4">4.4.1.3a Sorting by Date.</text:h>
      <text:p text:style-name="P14"/>
      <text:p text:style-name="P14">Normally, files displayed by FILEDATE are sorted alphabetically by name. <text:s text:c="2"/>The</text:p>
      <text:p text:style-name="P14">"+" <text:s/>and <text:s/>"-" options instruct FILEDATE to sort by date instead. <text:s text:c="2"/>"+" <text:s/>causes</text:p>
      <text:p text:style-name="P14">files to be displayed in ascending order, with the earliest files first, while</text:p>
      <text:p text:style-name="P14">"-" <text:s/>displays <text:s/>the latest files first. <text:s/>This is useful <text:s/>in <text:s/>determining <text:s/>which</text:p>
      <text:p text:style-name="P14">files on a disk are oldest or newest.</text:p>
      <text:p text:style-name="P14"/>
      <text:p text:style-name="P14">Sort <text:s/>by date is a very useful feature, as it reveals <text:s/>temporal <text:s/>relationships</text:p>
      <text:p text:style-name="P14">between <text:s/>files. <text:s/>For example, callers to a bulletin board system can <text:s/>use <text:s/>the</text:p>
      <text:p text:style-name="P14">"-" <text:s/>option <text:s/>to list files most recently uploaded to the board. <text:s text:c="2"/>The <text:s/>command</text:p>
      <text:p text:style-name="P14">FILEDATE <text:s/>*.COM A+ (list command files by access date, starting <text:s/>with <text:s/>the</text:p>
      <text:p text:style-name="P14">oldest) <text:s/>can be used to sort through and eliminate unused command <text:s/>files <text:s/>when</text:p>
      <text:p text:style-name="P14">disk space is at a premium.</text:p>
      <text:p text:style-name="P14"/>
      <text:p text:style-name="P14"><text:s text:c="5"/>Examples:</text:p>
      <text:p text:style-name="P14"/>
      <text:p text:style-name="P14"><text:s text:c="5"/>FD *.DOC + <text:s text:c="4"/>Display <text:s/>files <text:s/>at the current drive and <text:s/>user <text:s/>ending</text:p>
      <text:p text:style-name="P14"><text:s text:c="20"/>with ".DOC," sorted from earliest to latest.</text:p>
      <text:p text:style-name="P14"/>
      <text:p text:style-name="P14"><text:s text:c="5"/>FD B: - <text:s text:c="8"/>(Note <text:s/>space <text:s/>before "-") display files on <text:s/>drive <text:s/>B:,</text:p>
      <text:p text:style-name="P14"><text:s text:c="20"/>sorted from latest to earliest.</text:p>
      <text:p text:style-name="P14"/>
      <text:h text:style-name="Heading_20_4" text:outline-level="4"><text:soft-page-break/>4.4.1.3b Using Access and Create Stamps.</text:h>
      <text:p text:style-name="P14"/>
      <text:p text:style-name="P14">The <text:s/>A <text:s/>and C options are only effective when combined <text:s/>with <text:s/>other <text:s/>options.</text:p>
      <text:p text:style-name="P14">When <text:s/>sorting <text:s/>files by datestamp under the "+" or "-" <text:s/>options <text:s/>or <text:s/>selecting</text:p>
      <text:p text:style-name="P14">files by specified dates (see below), FILEDATE normally uses the Last <text:s/>Modifi-</text:p>
      <text:p text:style-name="P14">cation <text:s/>stamp. <text:s/>If the A or C option is given, FILEDATE uses the Last <text:s/>Access</text:p>
      <text:p text:style-name="P14">or Create stamps (respectively) instead of the Last Modification stamp to sort</text:p>
      <text:p text:style-name="P14">and/or match files.</text:p>
      <text:p text:style-name="P14"/>
      <text:p text:style-name="P14"><text:s text:c="5"/>Examples:</text:p>
      <text:p text:style-name="P14"/>
      <text:p text:style-name="P14"><text:s text:c="5"/>FD /+A <text:s text:c="8"/>Display files at the current directory in the order in</text:p>
      <text:p text:style-name="P14"><text:s text:c="20"/>which they were last accessed.</text:p>
      <text:p text:style-name="P14"/>
      <text:p text:style-name="P14"><text:s text:c="5"/>FD /C= <text:s text:c="8"/>Display all files at the current directory which <text:s/>were</text:p>
      <text:p text:style-name="P14"><text:s text:c="20"/>created today.</text:p>
      <text:p text:style-name="P14"/>
      <text:h text:style-name="Heading_20_4" text:outline-level="4">4.4.1.3c Displaying All Stamps.</text:h>
      <text:p text:style-name="P14"/>
      <text:p text:style-name="P14">Normally, FILEDATE displays file date fields which match the current or speci-</text:p>
      <text:p text:style-name="P14">fied date as null fields ("..." by default--see samples below). <text:s/>This <text:s/>simpli-</text:p>
      <text:p text:style-name="P14">fies <text:s/>the task of identifying file stamps which match a given day, <text:s/>month, <text:s/>or</text:p>
      <text:p text:style-name="P14">year. <text:s text:c="2"/>Sometimes, <text:s/>though, <text:s/>it is useful to have all <text:s/>date <text:s/>fields <text:s/>displayed</text:p>
      <text:p text:style-name="P14">literally, so the D option forces FILEDATE to display all datestamps uncondi-</text:p>
      <text:p text:style-name="P14">tionally.</text:p>
      <text:p text:style-name="P14"/>
      <text:h text:style-name="Heading_20_4" text:outline-level="4">4.4.1.3d No Pause.</text:h>
      <text:p text:style-name="P14"/>
      <text:p text:style-name="P14">Normally, <text:s/>if there is more than one screenful of output to display, <text:s/>FILEDATE</text:p>
      <text:p text:style-name="P14">will pause, print the message [more], and await a keystroke from the user at</text:p>
      <text:p text:style-name="P14">the <text:s/>end of each screen. <text:s/>The N option tells FILEDATE to display <text:s/>files <text:s/>non-</text:p>
      <text:p text:style-name="P14">stop until the list of matching files is exhausted.</text:p>
      <text:p text:style-name="P14"/>
      <text:h text:style-name="Heading_20_4" text:outline-level="4">4.4.1.3e Showing System Files.</text:h>
      <text:p text:style-name="P14"/>
      <text:p text:style-name="P14">Normally, FILEDATE does not display files whose System attribute (t2) is <text:s/>set.</text:p>
      <text:p text:style-name="P14">The <text:s/>S option causes such files to be included in the display. <text:s text:c="2"/>Under <text:s/>ZCPR,</text:p>
      <text:p text:style-name="P14">the S option is invalid when the Wheel byte is off (reset).</text:p>
      <text:p text:style-name="P14"/>
      <text:h text:style-name="Heading_20_4" text:outline-level="4">4.4.1.3f <text:s/>Showing All User Areas.</text:h>
      <text:p text:style-name="P14"/>
      <text:p text:style-name="P14">Normally, <text:s/>FILEDATE <text:s/>lists files from only one user area at a <text:s/>time. <text:s text:c="2"/>The <text:s/>U</text:p>
      <text:p text:style-name="P14">option <text:s/>can <text:s/>be used to display files from all user areas on <text:s/>the <text:s/>current <text:s/>or</text:p>
      <text:p text:style-name="P14">specified <text:s/>drive. <text:s text:c="2"/>If a file and/or date specification is given, <text:s/>only <text:s/>files</text:p>
      <text:p text:style-name="P14">matching the specification(s) are shown. <text:s/>Files are sorted first by user area,</text:p>
      <text:p text:style-name="P14">then <text:s/>by filename unless the "+" or "-" options are used. <text:s/>Under ZCPR, the <text:s/>U</text:p>
      <text:p text:style-name="P14">option is invalid when the Wheel byte is off.</text:p>
      <text:p text:style-name="P14"/>
      <text:p text:style-name="P14"/>
      <text:h text:style-name="Heading_20_4" text:outline-level="4"><text:soft-page-break/>4.4.1.4 The Date Specification Field.</text:h>
      <text:p text:style-name="P14"/>
      <text:p text:style-name="P14">The <text:s/>third <text:s/>and final field of a FILEDATE command is <text:s/>the <text:s/>date <text:s/>specification</text:p>
      <text:p text:style-name="P14">field. <text:s/>Most directory programs match files by drive, user area, and <text:s/>filename</text:p>
      <text:p text:style-name="P14">only. <text:s/>A powerful feature of FILEDATE is its additional ability to match files</text:p>
      <text:p text:style-name="P14">by date and time. <text:s/>A date and time specification can be given instead of or in</text:p>
      <text:p text:style-name="P14">addition <text:s/>to drive, user area, and filename specifications. <text:s/>The general <text:s/>form</text:p>
      <text:p text:style-name="P14">of the date specification is</text:p>
      <text:p text:style-name="P14"/>
      <text:p text:style-name="P14"><text:s text:c="13"/>FILEDATE [/][&lt;, =, or &gt;[dd.mm.yy time]]</text:p>
      <text:p text:style-name="P14"/>
      <text:p text:style-name="P14">The <text:s/>date specification field must be the final field of the command, <text:s/>and <text:s/>is</text:p>
      <text:p text:style-name="P14">entered following all file or option specifications. <text:s/>As with file <text:s/>specifica-</text:p>
      <text:p text:style-name="P14">tions, <text:s/>only one date specification per command may be used. <text:s/>Unless files <text:s/>or</text:p>
      <text:p text:style-name="P14">options were already specified, the date specification must be introduced with</text:p>
      <text:p text:style-name="P14">the option signifier (/). <text:s/>&lt;, = and &gt; are date signifiers, one of which <text:s/>must</text:p>
      <text:p text:style-name="P14">always be used to introduce a date specification...</text:p>
      <text:p text:style-name="P14"/>
      <text:h text:style-name="Heading_20_4" text:outline-level="4">4.4.1.4a Date Signifiers.</text:h>
      <text:p text:style-name="P14"/>
      <text:p text:style-name="P14">FILEDATE processes date specifications in much the same way it processes <text:s/>file</text:p>
      <text:p text:style-name="P14">specifications--date <text:s/>specifications <text:s/>select a subset of files. <text:s text:c="2"/>However, <text:s/>in</text:p>
      <text:p text:style-name="P14">addition <text:s/>to the ability to select files equal to a given date, FILEDATE <text:s/>adds</text:p>
      <text:p text:style-name="P14">the ability to select files from before or after a given date.</text:p>
      <text:p text:style-name="P14"/>
      <text:p text:style-name="P14">Because FILEDATE can use date specifications in these three ways, whenever you</text:p>
      <text:p text:style-name="P14">give a date specification you must tell FILEDATE how to use it. <text:s/>Three <text:s/>unique</text:p>
      <text:p text:style-name="P14">date signifier characters serve this purpose. <text:s/>The signifiers are as follows:</text:p>
      <text:p text:style-name="P14"/>
      <text:p text:style-name="P14"><text:s text:c="9"/>&lt; <text:s/>- Select files from before the specified date.</text:p>
      <text:p text:style-name="P14"><text:s text:c="9"/>= <text:s/>- Select files which match the specified date.</text:p>
      <text:p text:style-name="P14"><text:s text:c="9"/>&gt; <text:s/>- Select files from <text:s/>after the specified date.</text:p>
      <text:p text:style-name="P14"/>
      <text:p text:style-name="P14">Date signifiers must immediately precede the date specification (no <text:s/>interven-</text:p>
      <text:p text:style-name="P14">ing spaces).</text:p>
      <text:p text:style-name="P14"/>
      <text:h text:style-name="Heading_20_4" text:outline-level="4">4.4.1.4b Dates.</text:h>
      <text:p text:style-name="P14"/>
      <text:p text:style-name="P14">A date takes the form,</text:p>
      <text:p text:style-name="P14"/>
      <text:p text:style-name="P14"><text:s text:c="15"/>[day[.month[.year[ hour[:minute]]]]]</text:p>
      <text:p text:style-name="P14"/>
      <text:p text:style-name="P14"><text:s text:c="32"/>or</text:p>
      <text:p text:style-name="P14"/>
      <text:p text:style-name="P14"><text:s text:c="15"/>[day[.month[.year[ +relative time]]]]</text:p>
      <text:p text:style-name="P14"/>
      <text:p text:style-name="P14">where <text:s/>the items in brackets are optional, and the dots, colons, <text:s/>spaces, <text:s/>and</text:p>
      <text:p text:style-name="P14">plus signs are required if they precede other items.</text:p>
      <text:p text:style-name="P14"/>
      <text:p text:style-name="P14">Year, <text:s/>month, day, hour, and minute are entered either as one or <text:s/>two <text:s/>decimal</text:p>
      <text:p text:style-name="P14">digits or as wildcard characters. <text:s/>Hours are assumed to be in 24-hour <text:s/>("mili-</text:p>
      <text:p text:style-name="P14">tary") <text:s/>time. <text:s/>Years 50 through 99 assume the current century, while years <text:s/>00</text:p>
      <text:p text:style-name="P14">through 49 assume the next century. <text:s/>For example,</text:p>
      <text:p text:style-name="P14"><text:soft-page-break/></text:p>
      <text:p text:style-name="P14"><text:s text:c="27"/>3.2.88 9:01</text:p>
      <text:p text:style-name="P14"/>
      <text:p text:style-name="P14"><text:s text:c="28"/>specifies</text:p>
      <text:p text:style-name="P14"/>
      <text:p text:style-name="P14"><text:s text:c="19"/>February Third, 1988, at 9:01 AM</text:p>
      <text:p text:style-name="P14"/>
      <text:p text:style-name="P14">DateStamper systems without real time clocks use a relative time to mark files</text:p>
      <text:p text:style-name="P14">instead <text:s/>of hours and minutes. <text:s/>This is a decimal value which <text:s/>is <text:s/>incremented</text:p>
      <text:p text:style-name="P14">each time a disk access is done, allowing sequential tracking of a day's <text:s/>file</text:p>
      <text:p text:style-name="P14">activities. <text:s text:c="2"/>Relative times are entered and displayed as a "+" sign <text:s/>followed</text:p>
      <text:p text:style-name="P14">by one or more decimal digits. <text:s/>For example,</text:p>
      <text:p text:style-name="P14"/>
      <text:p text:style-name="P14"><text:s text:c="27"/>4.10.87 +43</text:p>
      <text:p text:style-name="P14"/>
      <text:p text:style-name="P14"><text:s text:c="28"/>specifies</text:p>
      <text:p text:style-name="P14"/>
      <text:p text:style-name="P14"><text:s text:c="14"/>October Fourth, 1987, at Relative Time +0043</text:p>
      <text:p text:style-name="P14"/>
      <text:p text:style-name="P14">The wildcard character "*" may be used to match any value for any date or time</text:p>
      <text:p text:style-name="P14">item. <text:s/>For example,</text:p>
      <text:p text:style-name="P14"/>
      <text:p text:style-name="P14"/>
      <text:p text:style-name="P14"><text:s text:c="27"/>*.2.88 9:*</text:p>
      <text:p text:style-name="P14"/>
      <text:p text:style-name="P14"><text:s text:c="28"/>specifies</text:p>
      <text:p text:style-name="P14"/>
      <text:p text:style-name="P14"><text:s text:c="11"/>ANY day during February, 1988, from 9:00 to 9:59 AM</text:p>
      <text:p text:style-name="P14"/>
      <text:p text:style-name="P14">Finally, one or more date items may be omitted, in which case FILEDATE substi-</text:p>
      <text:p text:style-name="P14">tutes <text:s/>the <text:s/>current date for that item. <text:s/>Not specifying a time <text:s/>has <text:s/>the <text:s/>same</text:p>
      <text:p text:style-name="P14">effect as specifying a time of *:*, causing FILEDATE to match all times. <text:s text:c="2"/>As</text:p>
      <text:p text:style-name="P14">with dates, if only a partial time is given, FILEDATE substitutes current time</text:p>
      <text:p text:style-name="P14">items for missing ones. <text:s/>Here are some further examples:</text:p>
      <text:p text:style-name="P14"/>
      <text:p text:style-name="P14">Date <text:s text:c="15"/>Meaning</text:p>
      <text:p text:style-name="P14"/>
      <text:p text:style-name="P14">(blank) <text:s text:c="12"/>Current day, month, and year, any time.</text:p>
      <text:p text:style-name="P14"/>
      <text:p text:style-name="P14">22.12.87 : <text:s text:c="9"/>December 22, 1987, current time.</text:p>
      <text:p text:style-name="P14"/>
      <text:p text:style-name="P14">22.12.87 <text:s text:c="11"/>December 22, 1987, any time.</text:p>
      <text:p text:style-name="P14"/>
      <text:p text:style-name="P14">.12.87 <text:s text:c="13"/>Current day in December, 1987, any time.</text:p>
      <text:p text:style-name="P14"/>
      <text:p text:style-name="P14">*.*.87 <text:s text:c="13"/>Any day in 1987, any time.</text:p>
      <text:p text:style-name="P14"/>
      <text:p text:style-name="P14">*.3 <text:s text:c="16"/>Any day in March of the current year, any time.</text:p>
      <text:p text:style-name="P14"/>
      <text:p text:style-name="P14">1 <text:s text:c="18"/>First day in the current month and year, any time.</text:p>
      <text:p text:style-name="P14"/>
      <text:p text:style-name="P14">.. 14:* <text:s text:c="12"/>Today between 2:00 and 2:59 PM</text:p>
      <text:p text:style-name="P14"/>
      <text:h text:style-name="Heading_20_4" text:outline-level="4"><text:soft-page-break/></text:h>
      <text:h text:style-name="Heading_20_4" text:outline-level="4">4.4.1.4c Date Specifications.</text:h>
      <text:p text:style-name="P14"/>
      <text:p text:style-name="P14">Combining date signifiers with dates, many date specifications (or <text:s/>datespecs)</text:p>
      <text:p text:style-name="P14">are possible. <text:s/>Here are some examples:</text:p>
      <text:p text:style-name="P14"/>
      <text:p text:style-name="P14">Datespec <text:s text:c="10"/>Meaning</text:p>
      <text:p text:style-name="P14"/>
      <text:p text:style-name="P14">= <text:s text:c="17"/>Select files matching today's date.</text:p>
      <text:p text:style-name="P14"/>
      <text:p text:style-name="P14">&lt;11.9.88 <text:s text:c="9"/>Select files created before September 11, 1988.</text:p>
      <text:p text:style-name="P14"/>
      <text:p text:style-name="P14">&gt;.. 11:59 <text:s text:c="8"/>Select files created after 11:59 AM today.</text:p>
      <text:p text:style-name="P14"/>
      <text:h text:style-name="Heading_20_4" text:outline-level="4">4.4.1.6 The Complete FILEDATE Syntax.</text:h>
      <text:p text:style-name="P14"/>
      <text:p text:style-name="P14">Once <text:s/>you have mastered the command syntax of FILEDATE, you can <text:s/>combine <text:s/>file</text:p>
      <text:p text:style-name="P14">specifications, <text:s/>options, and date specifications to form an almost <text:s/>unlimited</text:p>
      <text:p text:style-name="P14">variety of search commands. <text:s/>Here are some examples:</text:p>
      <text:p text:style-name="P14"/>
      <text:p text:style-name="P14">COMMAND</text:p>
      <text:p text:style-name="P14"/>
      <text:p text:style-name="P14">FD <text:s/>WORK:*.Z80 <text:s/>-= <text:s/>List <text:s/>all .Z80 files at WORK: last <text:s/>modified <text:s text:c="3"/>today,</text:p>
      <text:p text:style-name="P14"><text:s text:c="20"/>most recent first.</text:p>
      <text:p text:style-name="P14">Components</text:p>
      <text:p text:style-name="P14"><text:s text:c="5"/>WORK:*.Z80 <text:s text:c="4"/>Find .Z80 files at the WORK: directory.</text:p>
      <text:p text:style-name="P14"><text:s text:c="5"/>- <text:s text:c="15"/>List most recent files first.</text:p>
      <text:p text:style-name="P14"><text:s text:c="5"/>= <text:s text:c="15"/>Match only files modified today.</text:p>
      <text:p text:style-name="P14"/>
      <text:p text:style-name="P14"/>
      <text:p text:style-name="P14">COMMAND</text:p>
      <text:p text:style-name="P14"/>
      <text:p text:style-name="P14">FD B: +U&lt;1.1 <text:s text:c="8"/>List by modification date all files at all user <text:s/>areas</text:p>
      <text:p text:style-name="P14"><text:s text:c="20"/>of drive B: which were created during previous years.</text:p>
      <text:p text:style-name="P14">Components</text:p>
      <text:p text:style-name="P14"><text:s text:c="5"/>B: <text:s text:c="14"/>Match all files on drive B:</text:p>
      <text:p text:style-name="P14"><text:s text:c="5"/>+ <text:s text:c="15"/>List files by modification date.</text:p>
      <text:p text:style-name="P14"><text:s text:c="5"/>U <text:s text:c="15"/>List files at all user areas.</text:p>
      <text:p text:style-name="P14"><text:s text:c="5"/>&lt;1.1 <text:s text:c="11"/>List <text:s/>files <text:s/>from previous years only (less <text:s/>than <text:s/>the</text:p>
      <text:p text:style-name="P14"><text:s text:c="20"/>first of the current year).</text:p>
      <text:p text:style-name="P14"/>
      <text:h text:style-name="Heading_20_4" text:outline-level="4">4.4.2 FILEDATE Output.</text:h>
      <text:p text:style-name="P14"/>
      <text:p text:style-name="P14">In default mode (no options selected), FILEDATE displays the current date <text:s/>and</text:p>
      <text:p text:style-name="P14">time <text:s/>and an alphabetized listing of all files at the current drive <text:s/>and <text:s/>user</text:p>
      <text:p text:style-name="P14">area, <text:s/>along <text:s/>with the dates and times when the files were created, <text:s/>last <text:s/>ac-</text:p>
      <text:p text:style-name="P14">cessed, and last modified, individual and total file sizes, and space <text:s/>remain-</text:p>
      <text:p text:style-name="P14">ing <text:s/>on the selected drive. <text:s/>File attributes are shown in alternate video <text:s/>(if</text:p>
      <text:p text:style-name="P14">available) under ZCPR3. <text:s/>If a file attribute falls on a space (" ") character,</text:p>
      <text:p text:style-name="P14">the <text:s/>character <text:s/>is shown as an underline ("_") character <text:s/>in <text:s/>alternate <text:s/>video</text:p>
      <text:p text:style-name="P14">under ZCPR3.</text:p>
      <text:p text:style-name="P14"><text:soft-page-break/></text:p>
      <text:p text:style-name="P14">Normally, <text:s/>FILEDATE <text:s/>only <text:s/>displays date information if it <text:s/>differs <text:s/>from <text:s/>the</text:p>
      <text:p text:style-name="P14">current <text:s/>values, and fields matching the current date are displayed as <text:s/>"...".</text:p>
      <text:p text:style-name="P14">For example, the year and month of a file created yesterday will not be <text:s/>shown</text:p>
      <text:p text:style-name="P14">(unless today is the first of the month or year). <text:s/>This unclutters the display</text:p>
      <text:p text:style-name="P14">and <text:s/>allows <text:s/>experienced users to quickly distinguish <text:s/>between <text:s/>today/previous</text:p>
      <text:p text:style-name="P14">days, this month/previous months, and this year/previous years (the D <text:s/>option</text:p>
      <text:p text:style-name="P14">overrides this feature).</text:p>
      <text:p text:style-name="P14"/>
      <text:h text:style-name="Heading_20_4" text:outline-level="4">4.4.2.1 Default Display.</text:h>
      <text:p text:style-name="P14"/>
      <text:p text:style-name="P14">Here is a display of all files on drive B, user 1 generated on November <text:s/>12th,</text:p>
      <text:p text:style-name="P14">1988 at 9:50 AM. <text:s/>The command used was simply</text:p>
      <text:p text:style-name="P14"/>
      <text:p text:style-name="P14"><text:s text:c="15"/>FILEDATE B1:</text:p>
      <text:p text:style-name="P14"/>
      <text:p text:style-name="P14"><text:s text:c="2"/>Current date and time</text:p>
      <text:p text:style-name="P14"><text:s text:c="2"/>|</text:p>
      <text:p text:style-name="P14"><text:s text:c="2"/>12.Nov.88..9:50 <text:s text:c="6"/>Create <text:s text:c="11"/>Access <text:s text:c="11"/>Modify <text:s text:c="7"/>Size</text:p>
      <text:p text:style-name="P14"><text:s/>================ <text:s text:c="2"/>--------------- <text:s text:c="2"/>--------------- <text:s text:c="2"/>--------------- <text:s text:c="2"/>----</text:p>
      <text:p text:style-name="P14"><text:s/>B01:-READ <text:s text:c="2"/>.ME <text:s text:c="3"/>.3.Oct.....7:56 <text:s text:c="2"/>28.Oct....10:16 <text:s text:c="2"/>.3.Oct.....7:57 <text:s text:c="4"/>4k</text:p>
      <text:p text:style-name="P14"><text:s/>B01:CHECKWS .ZEX <text:s text:c="2"/>.6.........5:58p <text:s/>...........9:45 <text:s text:c="2"/>.6.........5:58p <text:s text:c="3"/>4k</text:p>
      <text:p text:style-name="P14"><text:s/>B01:SAMPLE <text:s/>.DOC <text:s text:c="2"/>.9.Jan.87..9:42 <text:s text:c="2"/>11.Jan.87..1:07p <text:s/>11.Jan.87..1:07p <text:s text:c="3"/>4k</text:p>
      <text:p text:style-name="P14"><text:s/>B01:ZSDOCS <text:s/>.CRW <text:s text:c="2"/>24.Jul.....7:41p <text:s/>28.Oct....11:09 <text:s text:c="2"/>24.Jul.....7:41p <text:s text:c="3"/>8k</text:p>
      <text:p text:style-name="P14"><text:s/>|| <text:s/>| <text:s text:c="13"/>20k in <text:s text:c="3"/>4 files <text:s text:c="2"/>292k free</text:p>
      <text:p text:style-name="P14"><text:s/>|| <text:s/>Filenames <text:s text:c="5"/>|</text:p>
      <text:p text:style-name="P14"><text:s/>|+- User areas <text:s text:c="4"/>Summary</text:p>
      <text:p text:style-name="P14"><text:s/>+-- Drive</text:p>
      <text:p text:style-name="P14"/>
      <text:p text:style-name="P14">Parts <text:s/>of filestamps matching the current date are displayed as "...". <text:s text:c="2"/>Thus,</text:p>
      <text:p text:style-name="P14">-READ.ME was created on October 3, 1988 at 7:56 AM, and CHECKWS.ZEX was creat-</text:p>
      <text:p text:style-name="P14">ed <text:s/>on <text:s/>November <text:s/>6, 1988 at 5:58 PM. <text:s/>To the trained eye <text:s/>it <text:s/>is <text:s/>immediately</text:p>
      <text:p text:style-name="P14">apparent that SAMPLE.DOC is the only file of the four which was created during</text:p>
      <text:p text:style-name="P14">a previous year.</text:p>
      <text:p text:style-name="P14"/>
      <text:h text:style-name="Heading_20_4" text:outline-level="4">4.4.2.2 Display Sorted by Access Date.</text:h>
      <text:p text:style-name="P14"/>
      <text:p text:style-name="P14">Whenever FILEDATE matches or sorts by file dates, the word "Create," "Access,"</text:p>
      <text:p text:style-name="P14">or <text:s/>"Modify" in the header is capitalized to indicate which stamp was used <text:s/>in</text:p>
      <text:p text:style-name="P14">the <text:s/>match or sort. <text:s/>Here are the same four files sorted by access date. <text:s text:c="2"/>The</text:p>
      <text:p text:style-name="P14">command used was</text:p>
      <text:p text:style-name="P14"/>
      <text:p text:style-name="P14"><text:s text:c="15"/>FILEDATE B1: A-</text:p>
      <text:p text:style-name="P14"/>
      <text:p text:style-name="P14"><text:s text:c="32"/>or</text:p>
      <text:p text:style-name="P14"/>
      <text:p text:style-name="P14"><text:s text:c="5"/>Display all files at directory B1 in order from the most</text:p>
      <text:p text:style-name="P14"><text:s text:c="5"/>recently accessed file to the least recently accessed.</text:p>
      <text:p text:style-name="P14"/>
      <text:p text:style-name="P14"><text:s text:c="2"/>12.Nov.88..9:50 <text:s text:c="6"/>Create <text:s text:c="11"/>ACCESS <text:s text:c="11"/>Modify <text:s text:c="7"/>Size</text:p>
      <text:p text:style-name="P14"><text:s/>---------------- <text:s text:c="2"/>--------------- <text:s text:c="2"/>--------------- <text:s text:c="2"/>--------------- <text:s text:c="2"/>----</text:p>
      <text:p text:style-name="P14"><text:s/>B01:CHECKWS .ZEX <text:s text:c="2"/>.6.........5:58p <text:s/>...........9:45 <text:s text:c="2"/>.6.........5:58p <text:s text:c="3"/>4k</text:p>
      <text:p text:style-name="P14"><text:s/>B01:ZSDOCS <text:s/>.CRW <text:s text:c="2"/>24.Jul.....7:41p <text:s/>28.Oct....11:09 <text:s text:c="2"/>24.Jul.....7:41p <text:s text:c="3"/>8k</text:p>
      <text:p text:style-name="P14"><text:soft-page-break/><text:s/>B01:-READ <text:s text:c="2"/>.ME <text:s text:c="3"/>.3.Oct.....7:56 <text:s text:c="2"/>28.Oct....10:16 <text:s text:c="2"/>.3.Oct.....7:57 <text:s text:c="4"/>4k</text:p>
      <text:p text:style-name="P14"><text:s/>B01:SAMPLE <text:s/>.DOC <text:s text:c="2"/>.9.Jan.87..9:42 <text:s text:c="2"/>11.Jan.87..1:07p <text:s/>11.Jan.87..1:07p <text:s text:c="3"/>4k</text:p>
      <text:p text:style-name="P14"><text:s text:c="20"/>20k in <text:s text:c="3"/>4 files <text:s text:c="2"/>292k free</text:p>
      <text:p text:style-name="P14"/>
      <text:p text:style-name="P14">The <text:s/>same files are displayed, but in reverse access order. <text:s/>In addition, <text:s/>the</text:p>
      <text:p text:style-name="P14">line <text:s/>of <text:s/>=s under the current date has changed to a line of -s <text:s/>to <text:s/>indicate</text:p>
      <text:p text:style-name="P14">that the display is sorted in descending order by date, and ACCESS indicates</text:p>
      <text:p text:style-name="P14">that <text:s/>the Access rather than Create or Modify dates of the files were used <text:s/>in</text:p>
      <text:p text:style-name="P14">the sort.</text:p>
      <text:p text:style-name="P14"/>
      <text:h text:style-name="Heading_20_4" text:outline-level="4">4.4.2.3 Display Selected by Modify Date.</text:h>
      <text:p text:style-name="P14"/>
      <text:p text:style-name="P14">If a date is specified, it is displayed in place of the current time and <text:s/>date</text:p>
      <text:p text:style-name="P14">at the upper left hand corner of the output. <text:s/>The time, if also specified, <text:s/>is</text:p>
      <text:p text:style-name="P14">shown <text:s/>along with the specified date. <text:s/>Otherwise, no time is displayed, <text:s/>indi-</text:p>
      <text:p text:style-name="P14">cating that all times for the given date are matched. <text:s/>Here are the same files</text:p>
      <text:p text:style-name="P14">selected by last modify date. <text:s/>The command used was</text:p>
      <text:p text:style-name="P14"/>
      <text:p text:style-name="P14"><text:s text:c="15"/>FILEDATE b1: &gt;*.1</text:p>
      <text:p text:style-name="P14"/>
      <text:p text:style-name="P14"><text:s text:c="29"/>or</text:p>
      <text:p text:style-name="P14"/>
      <text:p text:style-name="P14"><text:s text:c="5"/>Display <text:s/>all <text:s/>files at directory B1 <text:s/>which <text:s/>were</text:p>
      <text:p text:style-name="P14"><text:s text:c="5"/>last modified after January of the current year.</text:p>
      <text:p text:style-name="P14"/>
      <text:p text:style-name="P14"><text:s/>Date signifier</text:p>
      <text:p text:style-name="P14"><text:s/>|Date specification</text:p>
      <text:p text:style-name="P14"><text:s/>||</text:p>
      <text:p text:style-name="P14"><text:s/>&gt;**.Jan.88. <text:s text:c="11"/>Create <text:s text:c="11"/>Access <text:s text:c="11"/>MODIFY <text:s text:c="7"/>Size</text:p>
      <text:p text:style-name="P14"><text:s/>================ <text:s text:c="2"/>--------------- <text:s text:c="2"/>--------------- <text:s text:c="2"/>--------------- <text:s text:c="2"/>----</text:p>
      <text:p text:style-name="P14"><text:s/>B01:-READ <text:s text:c="2"/>.ME <text:s text:c="3"/>.3.Oct.....7:56 <text:s text:c="2"/>28.Oct....10:16 <text:s text:c="2"/>.3.Oct.....7:57 <text:s text:c="4"/>4k</text:p>
      <text:p text:style-name="P14"><text:s/>B01:CHECKWS .ZEX <text:s text:c="2"/>.6.Nov.....5:58p <text:s/>12.Nov.....9:45 <text:s text:c="2"/>.6.Nov.....5:58p <text:s text:c="3"/>4k</text:p>
      <text:p text:style-name="P14"><text:s/>B01:ZSDOCS <text:s/>.CRW <text:s text:c="2"/>24.Jul.....7:41p <text:s/>28.Oct....11:09 <text:s text:c="2"/>24.Jul.....7:41p <text:s text:c="3"/>8k</text:p>
      <text:p text:style-name="P14"><text:s text:c="20"/>16k in <text:s text:c="3"/>3 files <text:s text:c="2"/>292k free</text:p>
      <text:p text:style-name="P14"/>
      <text:p text:style-name="P14">This time only three of the files matched the specification--the other one was</text:p>
      <text:p text:style-name="P14">last <text:s/>modified during January, and is not shown. <text:s/>Since a date was <text:s/>specified,</text:p>
      <text:p text:style-name="P14">the <text:s/>date <text:s/>signifier <text:s/>followed by the specified date appears <text:s/>instead <text:s/>of <text:s/>the</text:p>
      <text:p text:style-name="P14">current date and time in the upper left hand corner. <text:s/>The time is not shown in</text:p>
      <text:p text:style-name="P14">the <text:s/>upper <text:s/>left hand corner since no time was given. <text:s/>The word <text:s/>Modify <text:s/>has</text:p>
      <text:p text:style-name="P14">changed to MODIFY, indicating that Last Modify rather than Access or <text:s/>Create</text:p>
      <text:p text:style-name="P14">dates <text:s/>were used to select the files. <text:s/>Finally, since neither of the <text:s/>sort <text:s/>by</text:p>
      <text:p text:style-name="P14">date ("+" or "-") options was used, the files are sorted alphabetically and <text:s/>a</text:p>
      <text:p text:style-name="P14">line of =s again appears under the specified date.</text:p>
      <text:p text:style-name="P14"/>
      <text:h text:style-name="Heading_20_4" text:outline-level="4">4.4.2.4 Note on Relative Times.</text:h>
      <text:p text:style-name="P14"/>
      <text:p text:style-name="P14">FILEDATE <text:s/>displays <text:s/>relative time stamps in the same <text:s/>locations <text:s/>as <text:s/>real-time</text:p>
      <text:p text:style-name="P14">stamps, but the relative time is displayed as +nnnn instead of hh:mm. <text:s/>If <text:s/>the</text:p>
      <text:p text:style-name="P14">display <text:s/>is sorted and/or selected by date and time, files with relative <text:s/>time</text:p>
      <text:p text:style-name="P14">stamps are displayed as more recent than all files with real- time stamps <text:s/>for</text:p>
      <text:p text:style-name="P14">a given day.</text:p>
      <text:p text:style-name="P14"/>
      <text:h text:style-name="Heading_20_4" text:outline-level="4"><text:soft-page-break/>4.4.2.5 Notes on Missing Stamps.</text:h>
      <text:p text:style-name="P14"/>
      <text:p text:style-name="P14">When <text:s/>files <text:s/>are created under ZSDOS or DateStamper, their Access <text:s/>and <text:s/>Modify</text:p>
      <text:p text:style-name="P14">stamps <text:s/>are erased (zeroed out) on disk. <text:s/>These fields remain blank until <text:s/>the</text:p>
      <text:p text:style-name="P14">first <text:s/>time the newly created file is "opened" with BDOS function <text:s/>15 <text:s/>(Access</text:p>
      <text:p text:style-name="P14">stamp), or "closed" with BDOS function 16 (Modify stamp).</text:p>
      <text:p text:style-name="P14"/>
      <text:p text:style-name="P14">FILEDATE deals with undefined Access or Last Modify fields by copying informa-</text:p>
      <text:p text:style-name="P14">tion implied by other fields of the datestamp whenever possible as follows:</text:p>
      <text:p text:style-name="P14"/>
      <text:p text:style-name="P14"><text:s text:c="2"/>1. If <text:s/>a file has no Last Modify record, its time of most recent <text:s/>modifica-</text:p>
      <text:p text:style-name="P14"><text:s text:c="5"/>tion is implied by that file's Create record.</text:p>
      <text:p text:style-name="P14"/>
      <text:p text:style-name="P14"><text:s text:c="2"/>2. If <text:s/>a <text:s/>file has no Last Access record, its most recent <text:s/>access <text:s/>time <text:s/>is</text:p>
      <text:p text:style-name="P14"><text:s text:c="5"/>implied by that file's Last Modify record or its Create record, in <text:s/>that</text:p>
      <text:p text:style-name="P14"><text:s text:c="5"/>order.</text:p>
      <text:p text:style-name="P14"/>
      <text:p text:style-name="P14"><text:s text:c="2"/>3. If <text:s/>a <text:s/>file has no Create record, its create time cannot <text:s/>be <text:s/>determined</text:p>
      <text:p text:style-name="P14"><text:s text:c="5"/>from either of the other two records.</text:p>
      <text:p text:style-name="P14"/>
      <text:p text:style-name="P14">All <text:s/>of <text:s/>this happens before FILEDATE sorts, selects, <text:s/>or <text:s/>displays <text:s/>datestamp</text:p>
      <text:p text:style-name="P14">information, so files whose Access or Modify fields are technically blank <text:s/>may</text:p>
      <text:p text:style-name="P14">be <text:s/>sorted and selected on information implied by other fields in <text:s/>the <text:s/>file's</text:p>
      <text:p text:style-name="P14">stamp, and FILEDATE reports datestamp information copied from other fields <text:s/>in</text:p>
      <text:p text:style-name="P14">the same manner as it reports datestamps read directly from the disk tracks.</text:p>
      <text:p text:style-name="P14"/>
      <text:h text:style-name="Heading_20_4" text:outline-level="4">4.4.3 FILEDATE Error Messages.</text:h>
      <text:p text:style-name="P14"/>
      <text:p text:style-name="P14">Occasionally, FILEDATE will encounter conditions which prevent it from <text:s/>carry-</text:p>
      <text:p text:style-name="P14">ing out a function, and will display one of the following messages:</text:p>
      <text:p text:style-name="P14"/>
      <text:p text:style-name="P14">Bad Option: /x</text:p>
      <text:p text:style-name="P14"/>
      <text:p text:style-name="P14"><text:s text:c="5"/>FILEDATE <text:s/>detected an invalid option character after the slash. <text:s text:c="2"/>Either</text:p>
      <text:p text:style-name="P14"><text:s text:c="5"/>the <text:s/>option <text:s/>does not exist, or a non-wheel user tried to use <text:s/>a <text:s/>wheel-</text:p>
      <text:p text:style-name="P14"><text:s text:c="5"/>protected option, such as S or U.</text:p>
      <text:p text:style-name="P14"/>
      <text:p text:style-name="P14">!!!TIME&amp;.DAT file missing</text:p>
      <text:p text:style-name="P14"/>
      <text:p text:style-name="P14"><text:s text:c="5"/>FILEDATE cannot find the special file containing file datestamp informa-</text:p>
      <text:p text:style-name="P14"><text:s text:c="5"/>tion at user area 0 of your disk.</text:p>
      <text:p text:style-name="P14"/>
      <text:p text:style-name="P14">bad system</text:p>
      <text:p text:style-name="P14"/>
      <text:p text:style-name="P14"><text:s text:c="5"/>FILEDATE <text:s/>requires a CP/M 2.2 or equivalent operating system <text:s/>and <text:s/>Date-</text:p>
      <text:p text:style-name="P14"><text:s text:c="5"/>Stamper <text:s/>support. <text:s text:c="2"/>ZSDOS <text:s/>and ZDDOS can both <text:s/>provide <text:s/>adequate <text:s/>system</text:p>
      <text:p text:style-name="P14"><text:s text:c="5"/>facilities.</text:p>
      <text:p text:style-name="P14"/>
      <text:p text:style-name="P14">TPA overflow</text:p>
      <text:p text:style-name="P14"/>
      <text:p text:style-name="P14"><text:s text:c="5"/>FILEDATE ran out of space while reading in file names. <text:s/>Select a smaller</text:p>
      <text:p text:style-name="P14"><text:s text:c="5"/>set <text:s/>of files to display and/or remove any RAM-resident utilities <text:s/>which</text:p>
      <text:p text:style-name="P14"><text:s text:c="5"/>may be taking up Transient Program Area (TPA).</text:p>
      <text:p text:style-name="P14"/>
      <text:p text:style-name="P14"><text:soft-page-break/>!!!TIME&amp;.DAT file error, offset nn</text:p>
      <text:p text:style-name="P14"/>
      <text:p text:style-name="P14"><text:s text:c="5"/>As <text:s/>it reads datestamps from the !!!TIME&amp;.DAT file, FILEDATE <text:s/>tests <text:s/>the</text:p>
      <text:p text:style-name="P14"><text:s text:c="5"/>file <text:s/>for checksum errors. <text:s/>This report indicates that a sector <text:s/>of <text:s/>the</text:p>
      <text:p text:style-name="P14"><text:s text:c="5"/>file has become corrupted, preventing further datestamping. <text:s/>The <text:s/>offset</text:p>
      <text:p text:style-name="P14"><text:s text:c="5"/>given is the decimal record number of the first corrupt sector (starting</text:p>
      <text:p text:style-name="P14"><text:s text:c="5"/>with 0) found.</text:p>
      <text:p text:style-name="P14"/>
      <text:p text:style-name="P14"><text:s text:c="5"/>!!!TIME&amp;.DAT <text:s/>checksum <text:s/>errors <text:s/>should not occur during <text:s/>normal <text:s/>use <text:s/>of</text:p>
      <text:p text:style-name="P14"><text:s text:c="5"/>ZSDOS, <text:s/>and generally indicate a serious hardware or <text:s/>software <text:s/>problem.</text:p>
      <text:p text:style-name="P14"><text:s text:c="5"/>After <text:s text:c="2"/>finding <text:s/>the <text:s/>source <text:s/>of <text:s/>the <text:s/>problem, <text:s/>you <text:s/>may <text:s/>restore <text:s text:c="2"/>the</text:p>
      <text:p text:style-name="P14"><text:s text:c="5"/>!!!TIME&amp;.DAT <text:s/>file <text:s/>for further use either by zeroing out <text:s/>the <text:s/>affected</text:p>
      <text:p text:style-name="P14"><text:s text:c="5"/>sector(s) <text:s/>with <text:s/>a <text:s/>disk utility, or by reinitializing <text:s/>your <text:s/>disk <text:s/>with</text:p>
      <text:p text:style-name="P14"><text:s text:c="5"/>PUTDS.</text:p>
      <text:p text:style-name="P14"/>
      <text:h text:style-name="P5" text:outline-level="2">4.5 RELOG - Reset Disk System.</text:h>
      <text:p text:style-name="P14"/>
      <text:p text:style-name="P14">RELOG clears the fixed disk login vector in ZSDOS, forcing the directory to be</text:p>
      <text:p text:style-name="P14">re-scanned and the allocation vectors re-built. <text:s/>RELOG is normally used <text:s/>after</text:p>
      <text:p text:style-name="P14">running <text:s/>a bad sector lockout program, when changing the media in <text:s/>removeable-</text:p>
      <text:p text:style-name="P14">media hard drives, or after using any program that alters the disk <text:s/>allocation</text:p>
      <text:p text:style-name="P14">bit map in any way.</text:p>
      <text:p text:style-name="P14"/>
      <text:p text:style-name="P14">As <text:s/>with <text:s/>many utilities in this package, RELOG is closely tied to <text:s/>ZSDOS <text:s/>and</text:p>
      <text:p text:style-name="P14">will issue an error message if an attempt is made to run it under a <text:s/>different</text:p>
      <text:p text:style-name="P14">operating system.</text:p>
      <text:p text:style-name="P14"/>
      <text:p text:style-name="P14">RELOG is invoked from the command line, and has no arguments. <text:s/>All fixed disks</text:p>
      <text:p text:style-name="P14">are <text:s/>reset <text:s/>by this utility forcing a relog on the next selection. <text:s text:c="2"/>RELOG <text:s/>is</text:p>
      <text:p text:style-name="P14">enacted by entering:</text:p>
      <text:p text:style-name="P14"/>
      <text:p text:style-name="P14"><text:s text:c="15"/>RELOG</text:p>
      <text:p text:style-name="P14"/>
      <text:p text:style-name="P14">Execution is very fast and results in the following display on your console:</text:p>
      <text:p text:style-name="P14"/>
      <text:p text:style-name="P14"><text:s text:c="10"/>RELOG V1.0</text:p>
      <text:p text:style-name="P14"><text:s text:c="15"/>Clearing Hard Disk Login Vector</text:p>
      <text:p text:style-name="P14"/>
      <text:p text:style-name="P14"/>
      <text:h text:style-name="P5" text:outline-level="2">4.6 TD - Read and Set Clock</text:h>
      <text:p text:style-name="P14">TD <text:s/>obtains the system Time and Date with a DOS Function 98 and <text:s/>displays <text:s/>the</text:p>
      <text:p text:style-name="P14">information on your console. <text:s/>Your system Must have an installed clock <text:s/>driver</text:p>
      <text:p text:style-name="P14">to use this utility. <text:s/>If the clock driver supports a set function, TD can <text:s/>set</text:p>
      <text:p text:style-name="P14">the <text:s/>Date <text:s/>and Time using DOS Function 99. <text:s/>When setting the <text:s/>clock, <text:s/>TD <text:s/>will</text:p>
      <text:p text:style-name="P14">allow you to operate in either an Interactive or Command Line driven mode.</text:p>
      <text:p text:style-name="P14"/>
      <text:p text:style-name="P14">TD <text:s/>can <text:s/>be configured to present the time in either the US format <text:s/>of <text:s/>month,</text:p>
      <text:p text:style-name="P14">day, <text:s/>year <text:s/>as: Sep 18, 1988, or the European and military style <text:s/>as: <text:s/>18 <text:s/>Sep</text:p>
      <text:p text:style-name="P14">1988. <text:s text:c="2"/>Likewise, <text:s/>the set function accepts the US MM/DD/YY <text:s/>or <text:s/>the <text:s/>European</text:p>
      <text:p text:style-name="P14">DD.MM.YY. <text:s text:c="2"/>To set the default, insure that TD.COM, TD.CFG and <text:s/>ZCNFG.COM <text:s/>are</text:p>
      <text:p text:style-name="P14">available to the system, then refer to Section 4.8 for details on using ZCNFG.</text:p>
      <text:p text:style-name="P14"/>
      <text:p text:style-name="P14"/>
      <text:h text:style-name="Heading_20_3" text:outline-level="3">4.6.1 Using TD.</text:h>
      <text:p text:style-name="P14"/>
      <text:p text:style-name="P14">TD responds to the standard Help request and other program syntax <text:s/>conventions</text:p>
      <text:p text:style-name="P14">described <text:s/>in Section 1.6. <text:s/>In it's simplest form, you may obtain the <text:s/>current</text:p>
      <text:p text:style-name="P14">Date and Time from the system clock by simply entering the program name as:</text:p>
      <text:p text:style-name="P14"/>
      <text:p text:style-name="P14"><text:s text:c="15"/>TD</text:p>
      <text:p text:style-name="P14"/>
      <text:p text:style-name="P14">A continuous display may be obtained which will update every second until <text:s/>any</text:p>
      <text:p text:style-name="P14">key is depressed by entering:</text:p>
      <text:p text:style-name="P14"/>
      <text:p text:style-name="P14"><text:s text:c="15"/>TD C</text:p>
      <text:p text:style-name="P14"/>
      <text:p text:style-name="P14">The <text:s/>system clock may be set in the Interactive mode by entering <text:s/>the <text:s/>program</text:p>
      <text:p text:style-name="P14">name followed by the "S" parameter as:</text:p>
      <text:p text:style-name="P14"/>
      <text:p text:style-name="P14"><text:s text:c="15"/>TD S</text:p>
      <text:p text:style-name="P14"/>
      <text:p text:style-name="P14">You will then be asked to enter the date. <text:s/>The prompt will display the <text:s/>format</text:p>
      <text:p text:style-name="P14">in which the date will be accepted (US or European) as either:</text:p>
      <text:p text:style-name="P14"/>
      <text:p text:style-name="P14"><text:s text:c="15"/>Enter today's date (MM/DD/YY): <text:s text:c="9"/>- US</text:p>
      <text:p text:style-name="P14">or</text:p>
      <text:p text:style-name="P14"><text:s text:c="15"/>Enter today's date (DD.MM.YY): <text:s text:c="9"/>- European</text:p>
      <text:p text:style-name="P14"/>
      <text:p text:style-name="P14">Date <text:s/>fields <text:s/>(month, day, and year) may be either one or two digits <text:s/>in <text:s/>each</text:p>
      <text:p text:style-name="P14">position. <text:s text:c="2"/>Invalid entries such as an invalid day for the entered month <text:s/>will</text:p>
      <text:p text:style-name="P14">cause the prompt to be re-displayed for a new entry.</text:p>
      <text:p text:style-name="P14"/>
      <text:p text:style-name="P14">When a valid date has been entered, you will be prompted for the current time.</text:p>
      <text:p text:style-name="P14">The prompt will vary depending on whether you are using a Real Time Clock, <text:s/>or</text:p>
      <text:p text:style-name="P14">the Relative counter substitute for a clock. <text:s/>The two prompts are:</text:p>
      <text:p text:style-name="P14"/>
      <text:p text:style-name="P14"><text:s text:c="10"/>Enter the time (HH:MM:SS): <text:s text:c="11"/>- Real Time Clock</text:p>
      <text:p text:style-name="P14"/>
      <text:p text:style-name="P14"><text:s text:c="10"/>Enter the relative time (+XXXX): <text:s text:c="5"/>- Relative Counter</text:p>
      <text:p text:style-name="P14"/>
      <text:p text:style-name="P14">Time is assumed to be in 24 hour format when a Real Time Clock is being <text:s/>used,</text:p>
      <text:p text:style-name="P14">and <text:s/>Seconds <text:s/>may <text:s/>be omitted. <text:s/>When the relative clock is used, <text:s/>a <text:s/>'+' <text:s/>must</text:p>
      <text:p text:style-name="P14"><text:soft-page-break/>prefix <text:s/>the count to which you wish to set the relative Counter. <text:s/>Counts <text:s/>from</text:p>
      <text:p text:style-name="P14">+0 to +9999 are permitted.</text:p>
      <text:p text:style-name="P14"/>
      <text:p text:style-name="P14">When <text:s/>you end the time entry with a carriage return, you will be <text:s/>prompted <text:s/>to</text:p>
      <text:p text:style-name="P14">press <text:s/>any key. <text:s/>At this point, the next key depression (other than shift <text:s/>and</text:p>
      <text:p text:style-name="P14">control) will set the clock. <text:s/>This procedure allows you to accurately synchro-</text:p>
      <text:p text:style-name="P14">nize the time with one of the many accurate time sources.</text:p>
      <text:p text:style-name="P14"/>
      <text:p text:style-name="P14">You may set the clock from the Command Line by entering the program name <text:s/>fol-</text:p>
      <text:p text:style-name="P14">lowed by the date and optional time. <text:s/>The date must be in the correct form (US</text:p>
      <text:p text:style-name="P14">or <text:s/>European) for the configured TD. <text:s/>If an error is detected, TD switches <text:s/>to</text:p>
      <text:p text:style-name="P14">the interactive mode and prompts for date and time as described above.</text:p>
      <text:p text:style-name="P14"/>
      <text:p text:style-name="P14"/>
      <text:h text:style-name="Heading_20_3" text:outline-level="3">4.6.2 TD Error Messages.</text:h>
      <text:p text:style-name="P14"/>
      <text:p text:style-name="P14">Error messages for TD are simple and are mostly self-explanatory. <text:s/>For <text:s/>clari-</text:p>
      <text:p text:style-name="P14">ty, however, they are covered here.</text:p>
      <text:p text:style-name="P14"/>
      <text:p text:style-name="P14"><text:s text:c="5"/>Message <text:s text:c="22"/>Meaning</text:p>
      <text:p text:style-name="P14"><text:s text:c="5"/>-------------------------------------</text:p>
      <text:p text:style-name="P14">SORRY! ZSDOS or ZDDOS is required to run this program!</text:p>
      <text:p text:style-name="P14"><text:s text:c="10"/>You <text:s/>tried <text:s/>to <text:s/>run this with someone else's DOS. <text:s text:c="2"/>Use <text:s/>ZSDOS <text:s/>or</text:p>
      <text:p text:style-name="P14"><text:s text:c="10"/>ZDDOS. <text:s/>This error aborts to the Command Processor.</text:p>
      <text:p text:style-name="P14"/>
      <text:p text:style-name="P14">*** NO Clock Driver installed!!!</text:p>
      <text:p text:style-name="P14"><text:s text:c="10"/>You <text:s/>tried to read a clock which does not exist. <text:s/>Install a <text:s/>clock</text:p>
      <text:p text:style-name="P14"><text:s text:c="10"/>with <text:s/>SETUPZST <text:s/>and try again. <text:s/>This error aborts to <text:s/>the <text:s/>Command</text:p>
      <text:p text:style-name="P14"><text:s text:c="10"/>Processor.</text:p>
      <text:p text:style-name="P14"/>
      <text:p text:style-name="P14">*** Clock does NOT Support SET!!!</text:p>
      <text:p text:style-name="P14"><text:s text:c="10"/>The <text:s/>clock driver on your computer will not permit you to set <text:s/>the</text:p>
      <text:p text:style-name="P14"><text:s text:c="10"/>time with TD. <text:s/>This error aborts to the Command Processor.</text:p>
      <text:p text:style-name="P14"/>
      <text:p text:style-name="P14">*** <text:s/>Error <text:s/>in <text:s/>Data Input</text:p>
      <text:p text:style-name="P14"><text:s text:c="10"/>An invalid character or number was entered when trying to set <text:s/>the</text:p>
      <text:p text:style-name="P14"><text:s text:c="10"/>date <text:s/>and time. <text:s/>This error will cause the Interactive mode to <text:s/>be</text:p>
      <text:p text:style-name="P14"><text:s text:c="10"/>entered and issue a prompt to re-enter correct date/time.</text:p>
      <text:p text:style-name="P14"/>
      <text:p text:style-name="P14"/>
      <text:p text:style-name="P14">*** Must be wheel to set clock!</text:p>
      <text:p text:style-name="P14"><text:s text:c="10"/>An <text:s/>attempt was made to set the clock without Wheel <text:s/>access. <text:s text:c="2"/>Use</text:p>
      <text:p text:style-name="P14"><text:s text:c="10"/>ZSCONFIG <text:s/>to <text:s/>set a valid Wheel byte, or disable it <text:s/>(see <text:s/>Section</text:p>
      <text:p text:style-name="P14"><text:s text:c="10"/>4.11.4.8). <text:s/>This error aborts to the Command Processor.</text:p>
      <text:p text:style-name="P14"/>
      <text:h text:style-name="P5" text:outline-level="2">4.7 ZCAL - Display Month.</text:h>
      <text:p text:style-name="P14"/>
      <text:p text:style-name="P14">ZCAL <text:s/>is <text:s/>a small program written in Z80 assembler language which <text:s/>performs <text:s/>a</text:p>
      <text:p text:style-name="P14">simple <text:s/>but <text:s/>very useful function, that of quickly drawing a <text:s/>small <text:s/>one-month</text:p>
      <text:p text:style-name="P14">calendar to the screen. <text:s/>Here is a sample of ZCAL's output:</text:p>
      <text:p text:style-name="P14"/>
      <text:p text:style-name="P14"><text:s text:c="15"/>APRIL <text:s text:c="17"/>1988</text:p>
      <text:p text:style-name="P14"><text:s text:c="15"/>Sun Mon Tue Wed Thu Fri Sat</text:p>
      <text:p text:style-name="P14"><text:s text:c="37"/>1 <text:s text:c="2"/>2</text:p>
      <text:p text:style-name="P14"><text:s text:c="17"/>3 <text:s text:c="2"/>4 <text:s text:c="2"/>5 <text:s text:c="2"/>6 <text:s text:c="2"/>7 <text:s text:c="2"/>8 <text:s text:c="2"/>9</text:p>
      <text:p text:style-name="P14"><text:s text:c="16"/>10 <text:s/>11 <text:s/>12 <text:s/>13 <text:s/>14 <text:s/>15 <text:s/>16</text:p>
      <text:p text:style-name="P14"><text:s text:c="16"/>17 <text:s/>18 <text:s/>19 <text:s/>20 <text:s/>21 <text:s/>22 <text:s/>23</text:p>
      <text:p text:style-name="P14"><text:s text:c="16"/>24 <text:s/>25 <text:s/>26 <text:s/>27 <text:s/>28 <text:s/>29 <text:s/>30</text:p>
      <text:p text:style-name="P14"/>
      <text:p text:style-name="P14"/>
      <text:h text:style-name="Heading_20_3" text:outline-level="3">4.7.1 Using ZCAL.</text:h>
      <text:p text:style-name="P14"/>
      <text:p text:style-name="P14">ZCAL <text:s/>operates <text:s/>in either "automatic" or "manual" mode--it <text:s/>can <text:s/>be <text:s/>commanded</text:p>
      <text:p text:style-name="P14">either <text:s/>to draw the current month automatically or to draw a manually <text:s/>entered</text:p>
      <text:p text:style-name="P14">month from January 1766 through December 2499.</text:p>
      <text:p text:style-name="P14"/>
      <text:h text:style-name="Heading_20_4" text:outline-level="4">4.7.1.1 ZCAL System Requirements.</text:h>
      <text:p text:style-name="P14"/>
      <text:p text:style-name="P14">In order to draw the current month automatically, ZCAL must be used under <text:s/>the</text:p>
      <text:p text:style-name="P14">ZSDOS <text:s/>operating <text:s/>system with a clock module installed. <text:s text:c="2"/>Either <text:s/>a <text:s/>real-time</text:p>
      <text:p text:style-name="P14">hardware <text:s/>clock <text:s/>or a relative software clock may be used. <text:s/>ZCAL can <text:s/>also <text:s/>be</text:p>
      <text:p text:style-name="P14">used <text:s/>under <text:s/>other <text:s/>CP/M compatible, Z80 based systems, but <text:s/>cannot <text:s/>draw <text:s/>the</text:p>
      <text:p text:style-name="P14">current month automatically in this case.</text:p>
      <text:p text:style-name="P14"/>
      <text:p text:style-name="P14">If ZCAL is used under ZCPR, screen highlighting as defined in the current ZCPR</text:p>
      <text:p text:style-name="P14">Terminal <text:s/>Capability (TCAP) segment is used in automatic mode to indicate <text:s/>the</text:p>
      <text:p text:style-name="P14">current day of the month.</text:p>
      <text:p text:style-name="P14"/>
      <text:h text:style-name="Heading_20_4" text:outline-level="4">4.7.1.2 ZCAL Syntax.</text:h>
      <text:p text:style-name="P14"/>
      <text:p text:style-name="P14">The <text:s/>syntax for ZCAL is very simple. <text:s/>If no parameters are given, <text:s/>ZCAL <text:s/>draws</text:p>
      <text:p text:style-name="P14">the <text:s/>current <text:s/>month on the screen, highlighting the current day of <text:s/>the <text:s/>month</text:p>
      <text:p text:style-name="P14">under ZCPR.</text:p>
      <text:p text:style-name="P14"/>
      <text:p text:style-name="P14">If a month followed by a year are given, ZCAL draws the specified month. <text:s text:c="2"/>The</text:p>
      <text:p text:style-name="P14">month may be given as either a number from 1 to 12 or as three or more <text:s/>alpha-</text:p>
      <text:p text:style-name="P14">betic characters in upper or lower case. <text:s/>For example, April may be <text:s/>specified</text:p>
      <text:p text:style-name="P14">as either 4, Apr, APR or April.</text:p>
      <text:p text:style-name="P14"/>
      <text:p text:style-name="P14">The <text:s/>year may be given as either a two or a four-digit number. <text:s/>If two <text:s/>digits</text:p>
      <text:p text:style-name="P14">are used, the current century is assumed. <text:s/>Four digit numbers may also be used</text:p>
      <text:p text:style-name="P14">to indicate any year between 1766 A.D. and 2499 A.D.</text:p>
      <text:p text:style-name="P14"/>
      <text:p text:style-name="P14">If <text:s/>a question mark or one or more slashes ( ) are given as parameters, <text:s/>ZCAL</text:p>
      <text:p text:style-name="P14">displays <text:s/>a short help message. <text:s/>Combining ZCAL's syntax rules, the <text:s/>following</text:p>
      <text:p text:style-name="P14"><text:soft-page-break/>are examples of valid commands:</text:p>
      <text:p text:style-name="P14"/>
      <text:p text:style-name="P14"><text:s text:c="18"/>Command <text:s text:c="12"/>Result</text:p>
      <text:p text:style-name="P14"/>
      <text:p text:style-name="P14"><text:s text:c="18"/>ZCAL <text:s text:c="15"/>current month</text:p>
      <text:p text:style-name="P14"><text:s text:c="18"/>ZCAL ? <text:s text:c="13"/>help screen</text:p>
      <text:p text:style-name="P14"><text:s text:c="18"/>ZCAL June 22 <text:s text:c="7"/>June, 1922</text:p>
      <text:p text:style-name="P14"><text:s text:c="18"/>ZCAL 1 1790 <text:s text:c="8"/>January, 1790</text:p>
      <text:p text:style-name="P14"><text:s text:c="18"/>ZCAL FEB 2020 <text:s text:c="6"/>February, 2020</text:p>
      <text:p text:style-name="P14"/>
      <text:p text:style-name="P14">Note that when a month is specified, both month and year are required.</text:p>
      <text:p text:style-name="P14"/>
      <text:p text:style-name="P14"/>
      <text:h text:style-name="Heading_20_3" text:outline-level="3">4.7.2 ZCAL Error Messages.</text:h>
      <text:p text:style-name="P14"/>
      <text:p text:style-name="P14">ZCAL may print one of two error messages if it is unable to execute properly:</text:p>
      <text:p text:style-name="P14"/>
      <text:p text:style-name="P14">(help screen)</text:p>
      <text:p text:style-name="P14"/>
      <text:p text:style-name="P14"><text:s text:c="5"/>Parameters other than a valid month followed by a valid year were <text:s/>given</text:p>
      <text:p text:style-name="P14"><text:s text:c="5"/>on the command line.</text:p>
      <text:p text:style-name="P14"/>
      <text:p text:style-name="P14">No clock followed by help screen</text:p>
      <text:p text:style-name="P14"/>
      <text:p text:style-name="P14"><text:s text:c="5"/>An <text:s/>attempt was made to automatically display the current month <text:s/>without</text:p>
      <text:p text:style-name="P14"><text:s text:c="5"/>ZSDOS or without a clock module installed.</text:p>
      <text:p text:style-name="P14"/>
      <text:p text:style-name="P14"/>
      <text:h text:style-name="P5" text:outline-level="2">4.8 ZCNFG - Configuration Utility</text:h>
      <text:p text:style-name="P14"/>
      <text:p text:style-name="P14">While <text:s/>none of the ZSDOS programs (other than DATSWEEP) <text:s/>require <text:s/>installation</text:p>
      <text:p text:style-name="P14">before <text:s/>use, the characteristics of many ZSDOS programs can be <text:s/>customized <text:s/>in</text:p>
      <text:p text:style-name="P14">various ways. <text:s/>Once you have used the ZSDOS programs for a while, you may wish</text:p>
      <text:p text:style-name="P14">to <text:s/>change their default options and settings to match your needs and <text:s/>prefer-</text:p>
      <text:p text:style-name="P14">ences. <text:s text:c="2"/>ZCNFG, <text:s/>the Z-System Configuration Utility, provides an <text:s/>easy, <text:s/>menu-</text:p>
      <text:p text:style-name="P14">driven means of achieving this. <text:s/>ZSDOS program (.COM) files which are <text:s/>config-</text:p>
      <text:p text:style-name="P14">urable <text:s/>with ZCNFG are accompanied by special configuration files of the <text:s/>same</text:p>
      <text:p text:style-name="P14">name <text:s/>but with the file type ".CFG". <text:s/>So for example, the <text:s/>configuration <text:s/>file</text:p>
      <text:p text:style-name="P14">for COPY.COM is named COPY.CFG.</text:p>
      <text:p text:style-name="P14"/>
      <text:h text:style-name="Heading_20_3" text:outline-level="3">4.8.1 Using ZCNFG.</text:h>
      <text:p text:style-name="P14"/>
      <text:p text:style-name="P14">ZCNFG <text:s/>syntax follows the standard conventions summarized in Section 1.6, <text:s/>and</text:p>
      <text:p text:style-name="P14">responds to the standard help option sequence of two slash characters. <text:s/>If you</text:p>
      <text:p text:style-name="P14">have <text:s/>renamed one of your ZSDOS utilities (e.g., ZXD.COM to D.COM), ZCNFG <text:s/>may</text:p>
      <text:p text:style-name="P14">still <text:s/>be used by adding the name of the CFG file to the command <text:s/>line. <text:s text:c="2"/>Both</text:p>
      <text:p text:style-name="P14">the <text:s/>utility <text:s/>being <text:s/>configured <text:s/>and the CFG file <text:s/>may <text:s/>be <text:s/>located <text:s/>in <text:s/>other</text:p>
      <text:p text:style-name="P14">Drive/User <text:s/>Areas, <text:s/>and <text:s/>explicitly addressed on the <text:s/>command <text:s/>line. <text:s text:c="2"/>ZCNFG's</text:p>
      <text:p text:style-name="P14">syntax is summarized by:</text:p>
      <text:p text:style-name="P14"/>
      <text:p text:style-name="P14"><text:s text:c="15"/>ZCNFG [du:]filename [du:][cfgfilename]</text:p>
      <text:p text:style-name="P14"/>
      <text:p text:style-name="P14">ZCNFG <text:s/>first loads your configuration file, then loads your program <text:s/>file <text:s/>and</text:p>
      <text:p text:style-name="P14">displays the settings currently in effect.</text:p>
      <text:p text:style-name="P14"/>
      <text:h text:style-name="Heading_20_4" text:outline-level="4">4.8.1.1 ZCNFG Toggle Displays.</text:h>
      <text:p text:style-name="P14"/>
      <text:p text:style-name="P14">ZCNFG configuration displays may take one of two forms. <text:s/>The first type is one</text:p>
      <text:p text:style-name="P14">in which each of the options is a simple ON/OFF toggle or reversible <text:s/>setting.</text:p>
      <text:p text:style-name="P14">When <text:s/>you select one of the menu options by pressing the letter preceding <text:s/>it,</text:p>
      <text:p text:style-name="P14">its <text:s/>status is toggled between the condition displayed and an alternate <text:s/>func-</text:p>
      <text:p text:style-name="P14">tion, <text:s/>and your screen depicts the new condition. <text:s/>For example, <text:s/>configuration</text:p>
      <text:p text:style-name="P14">of the ZXD directory listing utility is presented as:</text:p>
      <text:p text:style-name="P14"/>
      <text:p text:style-name="P14"/>
      <text:p text:style-name="P14"><text:s text:c="24"/>ZXD Configuration Options</text:p>
      <text:p text:style-name="P14"/>
      <text:p text:style-name="P14"><text:s text:c="16"/>A) <text:s/>Display Non-SYStem files</text:p>
      <text:p text:style-name="P14"><text:s text:c="16"/>B) <text:s/>Don't display SYStem files</text:p>
      <text:p text:style-name="P14"><text:s text:c="16"/>U) <text:s/>List only files in logged User area</text:p>
      <text:p text:style-name="P14"><text:s text:c="16"/>H) <text:s/>List in Vertical file sequence</text:p>
      <text:p text:style-name="P14"><text:s text:c="16"/>F) <text:s/>No FormFeed at end of Printer List</text:p>
      <text:p text:style-name="P14"/>
      <text:p text:style-name="P14"><text:s text:c="16"/>S) <text:s/>Sort by File Name then Type</text:p>
      <text:p text:style-name="P14"/>
      <text:p text:style-name="P14"><text:s text:c="16"/>N) <text:s/>Print WITH Dates Per WIDE flag</text:p>
      <text:p text:style-name="P14"><text:s text:c="16"/>W) <text:s/>List only "Last Modified" Date/Times</text:p>
      <text:p text:style-name="P14"><text:s text:c="16"/>T) <text:s/>List DateStamper File Stamps</text:p>
      <text:p text:style-name="P14"><text:s text:c="16"/>D) <text:s/>Display Dates in European (DD.MM.YY)</text:p>
      <text:p text:style-name="P14"><text:s text:c="16"/>Y) <text:s/>Always print Year digits</text:p>
      <text:p text:style-name="P14"><text:soft-page-break/></text:p>
      <text:p text:style-name="P14"><text:s text:c="21"/>ZCNFG INSTALLATION CONTROL</text:p>
      <text:p text:style-name="P14"><text:s text:c="4"/>X,^[ = Save changes &amp; eXit <text:s text:c="6"/>| <text:s text:c="4"/>Q,^C= Quit, no changes saved</text:p>
      <text:p text:style-name="P14"><text:s text:c="4"/>/,? = Explain Menu Options <text:s text:c="6"/>| <text:s text:c="5"/>&gt; <text:s/>= Next Menu, <text:s/>&lt; <text:s/>= Previous</text:p>
      <text:p text:style-name="P14"/>
      <text:p text:style-name="P14"><text:s text:c="8"/>Which choice?</text:p>
      <text:p text:style-name="P14"/>
      <text:p text:style-name="P14">Characters shown at the bottom of the screen may be used to obtain more infor-</text:p>
      <text:p text:style-name="P14">mation about the menu options or to exit ZCNFG with or without saving the <text:s/>new</text:p>
      <text:p text:style-name="P14">settings <text:s/>to <text:s/>your program file.</text:p>
      <text:p text:style-name="P14"/>
      <text:h text:style-name="Heading_20_4" text:outline-level="4">4.8.1.2 ZCNFG Value Displays.</text:h>
      <text:p text:style-name="P14"/>
      <text:p text:style-name="P14">The other type of configuration screen is for programs containing configurable</text:p>
      <text:p text:style-name="P14">values <text:s/>such as drive or filename specifications. <text:s/>For example, <text:s/>configuration</text:p>
      <text:p text:style-name="P14">of COPY appears as:</text:p>
      <text:p text:style-name="P14"/>
      <text:p text:style-name="P14"><text:s text:c="8"/>_______________COPY Configuration_______________</text:p>
      <text:p text:style-name="P14"><text:s text:c="8"/>A) Archive Bit Control of Select and Copy <text:s text:c="4"/>NO</text:p>
      <text:p text:style-name="P14"><text:s text:c="8"/>E) Existence Test of File on Destination <text:s text:c="4"/>YES</text:p>
      <text:p text:style-name="P14"><text:s text:c="8"/>I) Inspect Files Before Copy <text:s text:c="17"/>NO</text:p>
      <text:p text:style-name="P14"><text:s text:c="8"/>M) Multiple Disk Copy <text:s text:c="24"/>NO</text:p>
      <text:p text:style-name="P14"><text:s text:c="8"/>S) System Files Excluded <text:s text:c="21"/>NO</text:p>
      <text:p text:style-name="P14"><text:s text:c="8"/>V) Verify After Copying <text:s text:c="21"/>YES</text:p>
      <text:p text:style-name="P14"><text:s text:c="8"/>D) Default Destination Drive/User <text:s text:c="11"/>B0</text:p>
      <text:p text:style-name="P14"><text:s text:c="8"/>B) Directory Name <text:s text:c="27"/>BACKUP</text:p>
      <text:p text:style-name="P14"/>
      <text:p text:style-name="P14"><text:s text:c="8"/>0) Excluded Files.................... <text:s text:c="2"/>!!?????????</text:p>
      <text:p text:style-name="P14"><text:s text:c="8"/>1) .................................. <text:s text:c="2"/>[??????]???</text:p>
      <text:p text:style-name="P14"><text:s text:c="8"/>2) ..................................</text:p>
      <text:p text:style-name="P14"><text:s text:c="8"/>3) ..................................</text:p>
      <text:p text:style-name="P14"><text:s text:c="8"/>4) ..................................</text:p>
      <text:p text:style-name="P14"><text:s text:c="8"/>5) ..................................</text:p>
      <text:p text:style-name="P14"><text:s text:c="8"/>6) ..................................</text:p>
      <text:p text:style-name="P14"><text:s text:c="8"/>7) ..................................</text:p>
      <text:p text:style-name="P14"/>
      <text:p text:style-name="P14"><text:s text:c="21"/>ZCNFG INSTALLATION CONTROL</text:p>
      <text:p text:style-name="P14"><text:s text:c="4"/>X,^[ = Save changes &amp; eXit <text:s text:c="6"/>| <text:s text:c="4"/>Q,^C= Quit, no changes saved</text:p>
      <text:p text:style-name="P14"><text:s text:c="4"/>/,? = Explain Menu Options <text:s text:c="6"/>| <text:s text:c="5"/>&gt; <text:s/>= Next Menu, <text:s/>&lt; <text:s/>= Previous</text:p>
      <text:p text:style-name="P14"/>
      <text:p text:style-name="P14"><text:s text:c="8"/>Which choice?</text:p>
      <text:p text:style-name="P14"/>
      <text:p text:style-name="P14">In this type of configuration, simple ON/OFF toggles are followed by a YES <text:s/>or</text:p>
      <text:p text:style-name="P14">NO status message, and selecting a toggle option simply reverses the YES or NO</text:p>
      <text:p text:style-name="P14">message. <text:s/>If you select any of the other options, ZCNFG prompts you for <text:s/>addi-</text:p>
      <text:p text:style-name="P14">tional information, displaying changes as they are made. <text:s/>As above, the <text:s/>char-</text:p>
      <text:p text:style-name="P14">acters at the bottom of the screen generate help or exit ZCNFG with or without</text:p>
      <text:p text:style-name="P14">saving the new settings permanently.</text:p>
      <text:p text:style-name="P14"/>
      <text:h text:style-name="Heading_20_4" text:outline-level="4">4.8.1.3 Note on COPY.</text:h>
      <text:p text:style-name="P14"/>
      <text:p text:style-name="P14">The two default files shown in the above list are Excluded Files which <text:s/>should</text:p>
      <text:p text:style-name="P14">not be copied. <text:s/>The first one identifies special files required by <text:s/>DateStamp-</text:p>
      <text:p text:style-name="P14"><text:soft-page-break/>er-type <text:s/>file stamping and BackGrounder ii. <text:s/>The second matches special <text:s/>files</text:p>
      <text:p text:style-name="P14">commonly <text:s/>used in bad sector lockout programs to identify defective disk <text:s/>sec-</text:p>
      <text:p text:style-name="P14">tors. <text:s/>Do not delete these entries from COPY! <text:s/>The utility programs PUTDS <text:s/>and</text:p>
      <text:p text:style-name="P14">PUTBG must be used to write the special DateStamper and BackGrounder files <text:s/>to</text:p>
      <text:p text:style-name="P14">disk.</text:p>
      <text:p text:style-name="P14"/>
      <text:p text:style-name="P14"/>
      <text:h text:style-name="P5" text:outline-level="2">4.9 ZPATH - Set ZSDOS Path</text:h>
      <text:p text:style-name="P14"/>
      <text:p text:style-name="P14">ZPATH <text:s/>is <text:s/>derived from the ZCPR3 utility PATH originally written <text:s/>by <text:s/>Richard</text:p>
      <text:p text:style-name="P14">Conn. <text:s/>In addition to setting and displaying the ZCPR3 Search Path, ZPATH adds</text:p>
      <text:p text:style-name="P14">the <text:s/>same capabilities for the ZSDOS Internal Search Path. <text:s/>This utility <text:s/>only</text:p>
      <text:p text:style-name="P14">operates with ZSDOS, Not ZDDOS which has no Search Path (see Section 1.4).</text:p>
      <text:p text:style-name="P14"/>
      <text:p text:style-name="P14">Since <text:s/>the purpose of ZPATH is to dynamically altering system <text:s/>parameters, <text:s/>no</text:p>
      <text:p text:style-name="P14">interactive <text:s/>mode is provided. <text:s/>Search path parameters are passed on the <text:s/>com-</text:p>
      <text:p text:style-name="P14">mand line, and may be embedded in a STARTUP alias, or SUBMIT file.</text:p>
      <text:p text:style-name="P14"/>
      <text:h text:style-name="Heading_20_3" text:outline-level="3">4.9.1 Using ZPATH.</text:h>
      <text:p text:style-name="P14"/>
      <text:p text:style-name="P14">ZPATH <text:s/>follows the syntax and usage conventions covered in Section 1.6 and <text:s/>is</text:p>
      <text:p text:style-name="P14">activated by entering its name followed by optional parameters. <text:s/>If you simply</text:p>
      <text:p text:style-name="P14">enter the name with no parameters, ZPATH will display existing ZCPR3 and ZSDOS</text:p>
      <text:p text:style-name="P14">paths. <text:s/>Command option parameters and the built-in Help are identified in <text:s/>the</text:p>
      <text:p text:style-name="P14">standard method by preceding them with a slash character.</text:p>
      <text:p text:style-name="P14"/>
      <text:h text:style-name="Heading_20_4" text:outline-level="4">4.9.1.1 ZPATH Option Characters.</text:h>
      <text:p text:style-name="P14"/>
      <text:p text:style-name="P14">Entering <text:s/>Path elements immediately after the program name will set the <text:s/>ZCPR3</text:p>
      <text:p text:style-name="P14">path, <text:s/>if <text:s/>one <text:s/>is present. <text:s/>This retains compatibility with <text:s/>the <text:s/>ZCPR3 <text:s/>PATH</text:p>
      <text:p text:style-name="P14">utility <text:s/>syntax, allowing ZPATH to completely replace it. <text:s/>The ZSDOS <text:s/>path <text:s/>is</text:p>
      <text:p text:style-name="P14">set <text:s/>by entering the slash option character followed by the command <text:s/>parameter</text:p>
      <text:p text:style-name="P14">for <text:s/>a <text:s/>DOS path set. <text:s/>Other <text:s/>command parameters <text:s/>enable a "Quiet" <text:s/>mode, <text:s/>and</text:p>
      <text:p text:style-name="P14">explicitly set the ZCPR3 path. <text:s/>The complete list of command parameters recog-</text:p>
      <text:p text:style-name="P14">nized by ZPATH is:</text:p>
      <text:p text:style-name="P14"/>
      <text:p text:style-name="P14"><text:s text:c="9"/>Parameter <text:s text:c="11"/>Meaning</text:p>
      <text:p text:style-name="P14"><text:s text:c="9"/>----------------------------</text:p>
      <text:p text:style-name="P14"><text:s text:c="13"/>C <text:s text:c="10"/>Set the ZCPR3 Search Path.</text:p>
      <text:p text:style-name="P14"><text:s text:c="13"/>D <text:s text:c="10"/>Set the ZSDOS Internal Search Path.</text:p>
      <text:p text:style-name="P14"><text:s text:c="13"/>Q <text:s text:c="10"/>Operate in a "Quiet" mode. <text:s/>Do not print</text:p>
      <text:p text:style-name="P14"><text:s text:c="28"/>Path values after setting them.</text:p>
      <text:p text:style-name="P14"/>
      <text:p text:style-name="P14">Path elements are defined as a Drive Letter, a User Number, both Drive <text:s/>Letter</text:p>
      <text:p text:style-name="P14">and <text:s/>User Number, or a special character which may be used in place of <text:s/>either</text:p>
      <text:p text:style-name="P14">the drive, user or both, signifying that the currently-logged parameter should</text:p>
      <text:p text:style-name="P14">be <text:s/>used. <text:s/>The path element for the current drive and user would therefore <text:s/>be</text:p>
      <text:p text:style-name="P14">represented as "$$".</text:p>
      <text:p text:style-name="P14"/>
      <text:h text:style-name="Heading_20_4" text:outline-level="4">4.9.1.2 ZPATH Examples.</text:h>
      <text:p text:style-name="P14"/>
      <text:p text:style-name="P14">Assuming you are logged onto Drive C, User area 2 with a ZCPR3 Path is already</text:p>
      <text:p text:style-name="P14">set to Drive A, User 0 to the Current Drive, Current user, you would enter the</text:p>
      <text:p text:style-name="P14">following to set a DOS path to Drive A, User 15 to Drive B, user 1</text:p>
      <text:p text:style-name="P14"/>
      <text:p text:style-name="P14"><text:s text:c="15"/>ZPATH /D=A15 B1</text:p>
      <text:p text:style-name="P14"/>
      <text:p text:style-name="P14"><text:soft-page-break/>ZPATH will respond by displaying</text:p>
      <text:p text:style-name="P14"/>
      <text:p text:style-name="P14"><text:s text:c="18"/>ZPATH <text:s/>v1.0 (ZSDOS)</text:p>
      <text:p text:style-name="P14"/>
      <text:p text:style-name="P14"><text:s text:c="15"/>- ZCPR3 Path...</text:p>
      <text:p text:style-name="P14"><text:s text:c="18"/>Symbolic : A0: --&gt; $$:</text:p>
      <text:p text:style-name="P14"><text:s text:c="18"/>DU <text:s text:c="6"/>: A0: --&gt; C2:</text:p>
      <text:p text:style-name="P14"><text:s text:c="18"/>Named <text:s text:c="3"/>: BASE: --&gt; Noname:</text:p>
      <text:p text:style-name="P14"/>
      <text:p text:style-name="P14"><text:s text:c="15"/>- ZSDOS Path...</text:p>
      <text:p text:style-name="P14"><text:s text:c="18"/>Symbolic : A15: --&gt; B1:</text:p>
      <text:p text:style-name="P14"><text:s text:c="18"/>DU <text:s text:c="6"/>: A15: --&gt; B1:</text:p>
      <text:p text:style-name="P14"><text:s text:c="18"/>Named <text:s text:c="3"/>: ROOT: --&gt; ZSDOS:</text:p>
      <text:p text:style-name="P14"/>
      <text:p text:style-name="P14">Either <text:s/>of the following will accomplish the same action in a <text:s/>"Quiet" <text:s/>mode:</text:p>
      <text:p text:style-name="P14"/>
      <text:p text:style-name="P14"><text:s text:c="15"/>ZPATH /QD=A15 B1</text:p>
      <text:p text:style-name="P14"><text:s text:c="5"/>or</text:p>
      <text:p text:style-name="P14"><text:s text:c="15"/>ZPATH /D=A15 B1 /Q</text:p>
      <text:p text:style-name="P14"/>
      <text:p text:style-name="P14">ZPATH responds by displaying only</text:p>
      <text:p text:style-name="P14"/>
      <text:p text:style-name="P14"><text:s text:c="15"/>ZPATH <text:s/>v1.0 (ZSDOS)</text:p>
      <text:p text:style-name="P14"/>
      <text:p text:style-name="P14">To <text:s/>disable the DOS path or the ZCPR3 path, if using ZCPR3, simply <text:s/>enter <text:s/>the</text:p>
      <text:p text:style-name="P14">Command Option prefix for the desired path with no options as</text:p>
      <text:p text:style-name="P14"/>
      <text:p text:style-name="P14"><text:s text:c="15"/>ZPATH /D=</text:p>
      <text:p text:style-name="P14"/>
      <text:p text:style-name="P14">ZPATH then responds with</text:p>
      <text:p text:style-name="P14"/>
      <text:p text:style-name="P14"/>
      <text:p text:style-name="P14"><text:s text:c="15"/>ZPATH <text:s/>v1.0 (ZSDOS)</text:p>
      <text:p text:style-name="P14"/>
      <text:p text:style-name="P14"><text:s text:c="15"/>- ZCPR3 Path...</text:p>
      <text:p text:style-name="P14"><text:s text:c="18"/>Symbolic : A0: --&gt; $$:</text:p>
      <text:p text:style-name="P14"><text:s text:c="18"/>DU <text:s text:c="6"/>: A0: --&gt; C2:</text:p>
      <text:p text:style-name="P14"><text:s text:c="18"/>Named <text:s text:c="3"/>: BASE: --&gt; Noname:</text:p>
      <text:p text:style-name="P14"/>
      <text:p text:style-name="P14"><text:s text:c="15"/>- ZSDOS Path...</text:p>
      <text:p text:style-name="P14"><text:s text:c="23"/>- Nil -</text:p>
      <text:p text:style-name="P14"/>
      <text:p text:style-name="P14">If <text:s/>you are Not running ZCPR3 and check the status of the default DOS path <text:s/>by</text:p>
      <text:p text:style-name="P14">simply entering</text:p>
      <text:p text:style-name="P14"/>
      <text:p text:style-name="P14"><text:s text:c="15"/>ZPATH</text:p>
      <text:p text:style-name="P14"/>
      <text:p text:style-name="P14">ZPATH responds with:</text:p>
      <text:p text:style-name="P14"/>
      <text:p text:style-name="P14"><text:s text:c="15"/>ZPATH <text:s/>v1.0 (ZSDOS)</text:p>
      <text:p text:style-name="P14"/>
      <text:p text:style-name="P14"><text:s text:c="15"/>- ZCPR3 Path...</text:p>
      <text:p text:style-name="P14"><text:s text:c="22"/>- None -</text:p>
      <text:p text:style-name="P14"/>
      <text:p text:style-name="P14"><text:s text:c="15"/>- ZSDOS Path...</text:p>
      <text:p text:style-name="P14"><text:s text:c="18"/>Symbolic : A0:</text:p>
      <text:p text:style-name="P14"><text:soft-page-break/><text:s text:c="18"/>DU <text:s text:c="6"/>: A0:</text:p>
      <text:p text:style-name="P14"><text:s text:c="18"/>Named <text:s text:c="3"/>: Noname</text:p>
      <text:p text:style-name="P14"/>
      <text:h text:style-name="Heading_20_3" text:outline-level="3">4.9.2 ZPATH Error and Warning Messages.</text:h>
      <text:p text:style-name="P14"/>
      <text:p text:style-name="P14">Under <text:s/>certain <text:s/>conditions, ZPATH may issue error or <text:s/>informational <text:s/>messages.</text:p>
      <text:p text:style-name="P14">The <text:s/>most common cause of error messages is an error in <text:s/>path <text:s/>specifications,</text:p>
      <text:p text:style-name="P14">such <text:s/>as <text:s/>an invalid letter or number, or attempting to set an <text:s/>invalid <text:s/>path.</text:p>
      <text:p text:style-name="P14">Informational messages generally show the state of a path, such as disabled or</text:p>
      <text:p text:style-name="P14">non-existent. <text:s/>The complete list is:</text:p>
      <text:p text:style-name="P14"/>
      <text:p text:style-name="P14"><text:s text:c="5"/>Message <text:s text:c="32"/>Meaning</text:p>
      <text:p text:style-name="P14"><text:s text:c="5"/>-----------------------------------------------</text:p>
      <text:p text:style-name="P14">Bad Expression at xx</text:p>
      <text:p text:style-name="P14"><text:s text:c="10"/>A <text:s/>character, sequence of characters, or Command Parameter was <text:s/>in</text:p>
      <text:p text:style-name="P14"><text:s text:c="10"/>error. <text:s/>The character(s) causing the error will be shown as xx.</text:p>
      <text:p text:style-name="P14"/>
      <text:p text:style-name="P14">- None -</text:p>
      <text:p text:style-name="P14"><text:s text:c="10"/>This <text:s/>message will be displayed for either the ZCPR3 or <text:s/>DOS <text:s/>path</text:p>
      <text:p text:style-name="P14"><text:s text:c="10"/>when no path is defined.</text:p>
      <text:p text:style-name="P14"/>
      <text:p text:style-name="P14">- Disabled -</text:p>
      <text:p text:style-name="P14"><text:s text:c="10"/>The ZSDOS Internal path has been disabled</text:p>
      <text:p text:style-name="P14"/>
      <text:p text:style-name="P14">- Nil -</text:p>
      <text:p text:style-name="P14"><text:s text:c="10"/>The path is defined, but has no elements defined (Zero length).</text:p>
      <text:p text:style-name="P14"/>
      <text:p text:style-name="P14">- No Wheel</text:p>
      <text:p text:style-name="P14"><text:s text:c="10"/>An <text:s/>attempt <text:s/>was made to set a path <text:s/>without <text:s/>"Wheel" <text:s/>privileges.</text:p>
      <text:p text:style-name="P14"><text:s text:c="10"/>(See Section 2.7 and Appendix 5 for more on the Wheel byte)</text:p>
      <text:p text:style-name="P14"/>
      <text:p text:style-name="P14">- No ZCPR3 Path</text:p>
      <text:p text:style-name="P14"><text:s text:c="10"/>An attempt was made to set the ZCPR3 path when it does not exist.</text:p>
      <text:p text:style-name="P14"/>
      <text:p text:style-name="P14">- No DOS Path</text:p>
      <text:p text:style-name="P14"><text:s text:c="10"/>An attempt was made to set the ZSDOS path when it was disabled</text:p>
      <text:p text:style-name="P14"/>
      <text:p text:style-name="P14"/>
      <text:h text:style-name="P5" text:outline-level="2">4.10 <text:s/>ZSCONFIG - Configure a Running ZSDOS System.</text:h>
      <text:p text:style-name="P14"/>
      <text:p text:style-name="P14">ZSCONFIG <text:s/>configures the option byte, addresses and pointers in <text:s/>an <text:s/>installed</text:p>
      <text:p text:style-name="P14">ZSDOS <text:s/>operating <text:s/>system. <text:s/>It operates in either an <text:s/>interactive <text:s/>(novice) <text:s/>or</text:p>
      <text:p text:style-name="P14">command line (expert) mode for maximum convenience. <text:s/>ZSCONFIG help and general</text:p>
      <text:p text:style-name="P14">usage follows the standards described in Section 1.6.</text:p>
      <text:p text:style-name="P14"/>
      <text:p text:style-name="P14">ZSCONFIG automatically tailors itself to the type of ZSDOS and ZCPR system <text:s/>in</text:p>
      <text:p text:style-name="P14">use. <text:s text:c="2"/>Messages displayed reflect the options and status for ZSDOS <text:s/>or <text:s/>ZDDOS,</text:p>
      <text:p text:style-name="P14">and <text:s/>if <text:s/>your computer is running ZCPR3, ZSCONFIG offers an <text:s/>enhanced <text:s/>display</text:p>
      <text:p text:style-name="P14">using video attributes such as reverse video and cursor addressing.</text:p>
      <text:p text:style-name="P14"/>
      <text:h text:style-name="Heading_20_3" text:outline-level="3">4.10.1 ZSCONFIG Interactive Mode.</text:h>
      <text:p text:style-name="P14"/>
      <text:p text:style-name="P14">To start ZSCONFIG in the interactive mode, simply enter the program name as:</text:p>
      <text:p text:style-name="P14"/>
      <text:p text:style-name="P14"><text:s text:c="15"/>ZSCONFIG</text:p>
      <text:p text:style-name="P14"/>
      <text:p text:style-name="P14">You <text:s/>will <text:s/>see a screen containing needed ZCPR addresses (if <text:s/>present) <text:s/>and <text:s/>a</text:p>
      <text:p text:style-name="P14">tabular <text:s/>display <text:s/>of the current settings within the operating <text:s/>ZSDOS <text:s/>system.</text:p>
      <text:p text:style-name="P14">For <text:s/>example, <text:s/>under <text:s text:c="6"/>with a stamp and clock module and ZCPR3 <text:s/>a <text:s/>display</text:p>
      <text:p text:style-name="P14">similar to the following appears:</text:p>
      <text:p text:style-name="P14"/>
      <text:p text:style-name="P14"><text:s text:c="3"/>...Configuring ZSDOS Ver 1.0 <text:s text:c="8"/>Z3 Environment at <text:s/>: FE00H</text:p>
      <text:p text:style-name="P14"><text:s text:c="40"/>ZCPR Path Address <text:s/>: FDF4H</text:p>
      <text:p text:style-name="P14"><text:s text:c="45"/>Wheel Byte at : FDFFH</text:p>
      <text:p text:style-name="P14"/>
      <text:p text:style-name="P14"><text:s text:c="5"/>1 - Public Files <text:s text:c="10"/>: YES</text:p>
      <text:p text:style-name="P14"><text:s text:c="5"/>2 - Pub/Path Write Enable <text:s/>: NO</text:p>
      <text:p text:style-name="P14"><text:s text:c="5"/>3 - Read-Only Vector <text:s text:c="6"/>: YES</text:p>
      <text:p text:style-name="P14"><text:s text:c="5"/>4 - Fast Fixed Disk Log <text:s text:c="3"/>: YES</text:p>
      <text:p text:style-name="P14"><text:s text:c="5"/>5 - Disk Change Warning <text:s text:c="3"/>: NO</text:p>
      <text:p text:style-name="P14"><text:s text:c="5"/>6 - Path w/o System Attr <text:s text:c="2"/>: YES</text:p>
      <text:p text:style-name="P14"><text:s text:c="5"/>7 - DOS Search Path <text:s text:c="7"/>: Enabled - Internal</text:p>
      <text:p text:style-name="P14"><text:s text:c="5"/>8 - Wheel Byte Protect <text:s text:c="4"/>: Enabled <text:s/>Addr = FDFFH</text:p>
      <text:p text:style-name="P14"><text:s text:c="5"/>T - Time Routine (Clock) <text:s text:c="2"/>: F168H</text:p>
      <text:p text:style-name="P14"><text:s text:c="5"/>A - Stamp Last Access Time : Disabled</text:p>
      <text:p text:style-name="P14"><text:s text:c="5"/>C - Stamp Create Time <text:s text:c="5"/>: EEB2H</text:p>
      <text:p text:style-name="P14"><text:s text:c="5"/>M - Stamp Modify Time <text:s text:c="5"/>: EEBCH</text:p>
      <text:p text:style-name="P14"><text:s text:c="5"/>G - Get Date/Time Stamp <text:s text:c="3"/>: EEE9H</text:p>
      <text:p text:style-name="P14"><text:s text:c="5"/>S - Set Date/Time Stamp <text:s text:c="3"/>: EEF1H</text:p>
      <text:p text:style-name="P14"/>
      <text:p text:style-name="P14"><text:s text:c="3"/>Entry to Change ("X" to EXIT) : _</text:p>
      <text:p text:style-name="P14"/>
      <text:p text:style-name="P14">The <text:s/>type of Operating system and version number are shown at the top <text:s/>of <text:s/>the</text:p>
      <text:p text:style-name="P14">screen, <text:s/>followed <text:s/>by any ZCPR3 Environment information needed. <text:s text:c="2"/>If <text:s/>no <text:s/>ZCPR</text:p>
      <text:p text:style-name="P14">Environment is found, a message appears to that effect and certain options are</text:p>
      <text:p text:style-name="P14">restricted (see detailed descriptions below).</text:p>
      <text:p text:style-name="P14"/>
      <text:p text:style-name="P14">Under ZDDOS and ZCPR, the display changes to:</text:p>
      <text:p text:style-name="P14"/>
      <text:p text:style-name="P14"><text:s text:c="3"/>...Configuring ZDDOS Ver 1.0 <text:s text:c="8"/>Z3 Environment at <text:s/>: FE00H</text:p>
      <text:p text:style-name="P14"><text:s text:c="40"/>ZCPR Path Address <text:s/>: FDF4H</text:p>
      <text:p text:style-name="P14"><text:soft-page-break/><text:s text:c="45"/>Wheel Byte at : FDFFH</text:p>
      <text:p text:style-name="P14"/>
      <text:p text:style-name="P14"><text:s text:c="5"/>1 - Public Files <text:s text:c="10"/>: YES</text:p>
      <text:p text:style-name="P14"><text:s text:c="5"/>2 - Public Write Enable <text:s text:c="3"/>: NO</text:p>
      <text:p text:style-name="P14"><text:s text:c="5"/>3 - Read-Only Vector <text:s text:c="6"/>: YES</text:p>
      <text:p text:style-name="P14"><text:s text:c="5"/>4 - Fast Fixed Disk Log <text:s text:c="3"/>: YES</text:p>
      <text:p text:style-name="P14"><text:s text:c="5"/>5 - Disk Change Warning <text:s text:c="3"/>: NO</text:p>
      <text:p text:style-name="P14"><text:s text:c="5"/>8 - Wheel Byte Protect <text:s text:c="4"/>: Disabled..Assumed ON</text:p>
      <text:p text:style-name="P14"><text:s text:c="5"/>T - Time Routine (Clock) <text:s text:c="2"/>: F168H</text:p>
      <text:p text:style-name="P14"><text:s text:c="5"/>A - Stamp Last Access Time : Enabled</text:p>
      <text:p text:style-name="P14"><text:s text:c="5"/>M - Stamp Modify Time <text:s text:c="5"/>: Enabled</text:p>
      <text:p text:style-name="P14"/>
      <text:p text:style-name="P14"><text:s text:c="3"/>Entry to Change ("X" to EXIT) : _</text:p>
      <text:p text:style-name="P14"/>
      <text:p text:style-name="P14">Note <text:s/>the <text:s/>differences. <text:s text:c="2"/>For example, under ZSDOS the choice for <text:s/>item <text:s text:c="4"/>is</text:p>
      <text:p text:style-name="P14">Pub/Path Write Enable. <text:s/>Under ZDDOS this item changes to Public Write <text:s/>Enable,</text:p>
      <text:p text:style-name="P14">reflecting <text:s/>the fact that no DOS Search Path is available under <text:s/>ZDDOS. <text:s text:c="2"/>Note</text:p>
      <text:p text:style-name="P14">also that some of the Time Stamp- related items such as Get and Put Stamps are</text:p>
      <text:p text:style-name="P14">excluded. <text:s text:c="2"/>Since ZDDOS contains an integral DateStamper, no entry points <text:s/>for</text:p>
      <text:p text:style-name="P14">external <text:s/>routines <text:s/>are required, and the two <text:s/>datestamping <text:s/>items <text:s/>displayed,</text:p>
      <text:p text:style-name="P14">Stamp Last Access Time and Stamp Modify Time, can only be Enabled and Disabled</text:p>
      <text:p text:style-name="P14">under ZDDOS.</text:p>
      <text:p text:style-name="P14"/>
      <text:p text:style-name="P14">Interactive operation consists simply of entering the number or letter to <text:s/>the</text:p>
      <text:p text:style-name="P14">left of each line to select a function. <text:s/>If you select numbers between one and</text:p>
      <text:p text:style-name="P14">six, <text:s/>the <text:s/>option <text:s/>is changed from YES to NO or vice versa, and <text:s/>the <text:s/>menu <text:s/>is</text:p>
      <text:p text:style-name="P14">redisplayed. <text:s/>Other items cause ZSCONFIG to prompt you for additional informa-</text:p>
      <text:p text:style-name="P14">tion (see Section 4.10.3 below).</text:p>
      <text:p text:style-name="P14"/>
      <text:h text:style-name="Heading_20_3" text:outline-level="3">4.10.2 ZSCONFIG Expert Mode.</text:h>
      <text:p text:style-name="P14"/>
      <text:p text:style-name="P14">Expert <text:s/>Mode <text:s/>provides the ability to dynamically set ZSDOS <text:s/>options <text:s/>directly</text:p>
      <text:p text:style-name="P14">from your console or from within command scripts such as ZCPR STARTUP or Alias</text:p>
      <text:p text:style-name="P14">files <text:s/>or <text:s/>CP/M Submit files. <text:s/>Command scripts may even tailor ZSDOS <text:s/>for <text:s/>use</text:p>
      <text:p text:style-name="P14">with <text:s/>specific applications by calling ZSCONFIG before and after the <text:s/>applica-</text:p>
      <text:p text:style-name="P14">tion <text:s/>is run.</text:p>
      <text:p text:style-name="P14"/>
      <text:p text:style-name="P14">Settings <text:s/>are passed to ZSCONFIG as groups of characters separated by <text:s/>one <text:s/>or</text:p>
      <text:p text:style-name="P14">more <text:s/>tabs, spaces or commas. <text:s/>Each group of characters begins with a</text:p>
      <text:p text:style-name="P14">Identifier <text:s/>which identifies the setting to be changed. <text:s/>In the case of <text:s/>items</text:p>
      <text:p text:style-name="P14">related to time and date, a two- character sequence is used: A "+" sign <text:s/>iden-</text:p>
      <text:p text:style-name="P14">tifies the Command as a Clock or Time Stamp-related function and the following</text:p>
      <text:p text:style-name="P14">character <text:s/>tells which of the six parameters to change.</text:p>
      <text:p text:style-name="P14"/>
      <text:p text:style-name="P14">For ZSDOS, the Expert mode Command Identifiers are:</text:p>
      <text:p text:style-name="P14"/>
      <text:p text:style-name="P14"><text:s text:c="10"/>P <text:s/>- Public File Support</text:p>
      <text:p text:style-name="P14"><text:s text:c="10"/>W <text:s/>- Public/Path Write Enable</text:p>
      <text:p text:style-name="P14"><text:s text:c="10"/>R <text:s/>- Read-Only Drive Sustain</text:p>
      <text:p text:style-name="P14"><text:s text:c="10"/>F <text:s/>- Fast Hard Disk Relog</text:p>
      <text:p text:style-name="P14"><text:s text:c="10"/>! <text:s/>- Disk Change Warning</text:p>
      <text:p text:style-name="P14"><text:s text:c="10"/>S <text:s/>- Path without SYStem Attribute</text:p>
      <text:p text:style-name="P14"><text:s text:c="10"/>&gt; <text:s/>- ZSDOS Search Path</text:p>
      <text:p text:style-name="P14"><text:s text:c="10"/>* <text:s/>- Wheel Byte Write Protect</text:p>
      <text:p text:style-name="P14"><text:s text:c="10"/>C <text:s/>- Clock Routine Address</text:p>
      <text:p text:style-name="P14"><text:soft-page-break/><text:s text:c="10"/>+A - Stamp Access Time Address</text:p>
      <text:p text:style-name="P14"><text:s text:c="10"/>+C - Stamp Create Time Address</text:p>
      <text:p text:style-name="P14"><text:s text:c="10"/>+M - Stamp Modify Time Address</text:p>
      <text:p text:style-name="P14"><text:s text:c="10"/>+G - Get File Stamp Address</text:p>
      <text:p text:style-name="P14"><text:s text:c="10"/>+S - Set File Stamp Address</text:p>
      <text:p text:style-name="P14"/>
      <text:p text:style-name="P14">For ZDDOS, the Identifiers are:</text:p>
      <text:p text:style-name="P14"/>
      <text:p text:style-name="P14"><text:s text:c="10"/>P <text:s/>- Public File Support</text:p>
      <text:p text:style-name="P14"><text:s text:c="10"/>W <text:s/>- Public Write Enable</text:p>
      <text:p text:style-name="P14"><text:s text:c="10"/>R <text:s/>- Read-Only Drive Sustain</text:p>
      <text:p text:style-name="P14"><text:s text:c="10"/>F <text:s/>- Fast Hard Disk Relog</text:p>
      <text:p text:style-name="P14"><text:s text:c="10"/>! <text:s/>- Disk Change Warning</text:p>
      <text:p text:style-name="P14"><text:s text:c="10"/>* <text:s/>- Wheel Byte Write Protect</text:p>
      <text:p text:style-name="P14"><text:s text:c="10"/>C <text:s/>- Clock Routine Address</text:p>
      <text:p text:style-name="P14"><text:s text:c="10"/>+A - Stamp Access Time Enable/Disable</text:p>
      <text:p text:style-name="P14"><text:s text:c="10"/>+M - Stamp Modify Time Enable/Disable</text:p>
      <text:p text:style-name="P14"/>
      <text:p text:style-name="P14">Options which are simply On/Off toggles are enabled by the character alone and</text:p>
      <text:p text:style-name="P14">are disabled by following the character with a minus sign ("-"). <text:s/>For example,</text:p>
      <text:p text:style-name="P14">to turn Public File Support on, enable Fast Hard Disk Relog, and disable <text:s/>Disk</text:p>
      <text:p text:style-name="P14">Change warnings, the command is:</text:p>
      <text:p text:style-name="P14"/>
      <text:p text:style-name="P14"><text:s text:c="15"/>ZSCONFIG P,F,!-</text:p>
      <text:p text:style-name="P14"/>
      <text:p text:style-name="P14">Certain options require additional parameters which are handled by a secondary</text:p>
      <text:p text:style-name="P14">prompt in the interactive mode. <text:s/>Since no prompt is issued in expert mode, the</text:p>
      <text:p text:style-name="P14">additional parameters are passed by appending them to their Command <text:s/>Identifi-</text:p>
      <text:p text:style-name="P14">ers. <text:s text:c="2"/>For <text:s/>example, <text:s/>to set the address of the Write Protect <text:s/>Wheel <text:s/>byte <text:s/>to</text:p>
      <text:p text:style-name="P14">ZCPR's Wheel byte address, activate the Internal Search Path (if using ZSDOS),</text:p>
      <text:p text:style-name="P14">and set the Clock address to 0050H the command is:</text:p>
      <text:p text:style-name="P14"/>
      <text:p text:style-name="P14"><text:s text:c="15"/>ZSCONFIG *Z,&gt;I,C50</text:p>
      <text:p text:style-name="P14"/>
      <text:p text:style-name="P14">Please <text:s/>remember that no spaces or other delimiters (tabs, commas, <text:s/>etc.) <text:s/>are</text:p>
      <text:p text:style-name="P14">permitted <text:s/>between Command Identifiers and their arguments. <text:s/>An Invalid <text:s/>error</text:p>
      <text:p text:style-name="P14">will generally occur if you forget. <text:s/>All addresses are entered as <text:s/>Hexadecimal</text:p>
      <text:p text:style-name="P14">(base <text:s/>16) numbers with optional leading zeros. <text:s/>The algorithm used to <text:s/>inter-</text:p>
      <text:p text:style-name="P14">pret <text:s/>the <text:s/>number entered only retains the final four hex digits, <text:s/>so <text:s/>if <text:s/>you</text:p>
      <text:p text:style-name="P14">enter the sequence 0036C921045 it is interpreted as 1045H.</text:p>
      <text:p text:style-name="P14"/>
      <text:p text:style-name="P14">The following section describes the various settings for each option.</text:p>
      <text:p text:style-name="P14"/>
      <text:h text:style-name="Heading_20_3" text:outline-level="3">4.10.3 <text:s/>ZSCONFIG Options.</text:h>
      <text:p text:style-name="P14"/>
      <text:p text:style-name="P14">The two tools which permit tailoring of a ZSDOS system to your specific needs,</text:p>
      <text:p text:style-name="P14">INSTALOS <text:s/>and ZSCONFIG, both present the same interactive display. <text:s/>This <text:s/>sec-</text:p>
      <text:p text:style-name="P14">tion is therefore applicable to installation as well as "on the fly" <text:s/>customi-</text:p>
      <text:p text:style-name="P14">zation <text:s/>with ZSCONFIG. <text:s/>Below, both command line and interactive <text:s/>entries <text:s/>for</text:p>
      <text:p text:style-name="P14">eash <text:s/>ZSCONFIG option are discussed. <text:s/>The options are covered in the order <text:s/>of</text:p>
      <text:p text:style-name="P14">their appearance in the INSTALOS and ZSCONFIG interactive menus.</text:p>
      <text:p text:style-name="P14"/>
      <text:p text:style-name="P14"/>
      <text:h text:style-name="Heading_20_4" text:outline-level="4"><text:soft-page-break/>4.10.4.1 <text:s/>Public Files. <text:s/>(ZSDOS and ZDDOS)</text:h>
      <text:p text:style-name="P14"/>
      <text:p text:style-name="P14"><text:s text:c="10"/>Interactive Toggle <text:s text:c="3"/>: 1 - Public Files</text:p>
      <text:p text:style-name="P14"/>
      <text:p text:style-name="P14"><text:s text:c="10"/>Command Line Character: P</text:p>
      <text:p text:style-name="P14"><text:s text:c="25"/>Enable : P</text:p>
      <text:p text:style-name="P14"><text:s text:c="25"/>Disable: D-</text:p>
      <text:p text:style-name="P14"/>
      <text:p text:style-name="P14"><text:s text:c="10"/>Default Setting <text:s text:c="6"/>: YES (enabled)</text:p>
      <text:p text:style-name="P14"/>
      <text:p text:style-name="P14">When set to YES or enabled, this option makes Public files accessible from any</text:p>
      <text:p text:style-name="P14">user <text:s/>area on the disk (see Appendix 5 for more on Public files). <text:s/>This <text:s/>means</text:p>
      <text:p text:style-name="P14">that <text:s/>a <text:s/>search for the file will locate it on the first <text:s/>try, <text:s/>regardless <text:s/>of</text:p>
      <text:p text:style-name="P14">which User Area is currently selected (see Section 2.8.3, Public Access). <text:s text:c="2"/>If</text:p>
      <text:p text:style-name="P14">set to NO or disabled, all files are private and can only be found if the user</text:p>
      <text:p text:style-name="P14">area matches that of the file.</text:p>
      <text:p text:style-name="P14"/>
      <text:h text:style-name="Heading_20_4" text:outline-level="4">4.10.3.2 <text:s/>Public/Path Write Enable. <text:s/>(ZSDOS and ZDDOS)</text:h>
      <text:p text:style-name="P14"/>
      <text:p text:style-name="P14"><text:s text:c="10"/>Interactive Toggle <text:s text:c="3"/>: 2 - Pub/Path Write Enable (ZSDOS)</text:p>
      <text:p text:style-name="P14"><text:s text:c="32"/>: 2 - Public Write Enable (ZDDOS)</text:p>
      <text:p text:style-name="P14"/>
      <text:p text:style-name="P14"><text:s text:c="10"/>Command Line Character: W</text:p>
      <text:p text:style-name="P14"><text:s text:c="25"/>Enable : W</text:p>
      <text:p text:style-name="P14"><text:s text:c="25"/>Disable: W-</text:p>
      <text:p text:style-name="P14"/>
      <text:p text:style-name="P14"><text:s text:c="10"/>Default Setting <text:s text:c="6"/>: NO (disabled)</text:p>
      <text:p text:style-name="P14"/>
      <text:p text:style-name="P14">When <text:s/>this option is set to YES or enabled, both ZSDOS and ZDDOS permit <text:s/>write</text:p>
      <text:p text:style-name="P14">operations <text:s/>to Public files, and ZSDOS allows writing to files <text:s/>located <text:s/>along</text:p>
      <text:p text:style-name="P14">the Path. <text:s/>When Public/Path Write is disabled, attempts to write to the Public</text:p>
      <text:p text:style-name="P14">or Path files result in Read-Only errors.</text:p>
      <text:p text:style-name="P14"/>
      <text:h text:style-name="Heading_20_4" text:outline-level="4">4.10.3.3 <text:s/>Read-Only Vector Sustain. <text:s/>(ZSDOS and ZDDOS)</text:h>
      <text:p text:style-name="P14"/>
      <text:p text:style-name="P14"><text:s text:c="10"/>Interactive Toggle <text:s text:c="3"/>: 3 - Read-Only Vector</text:p>
      <text:p text:style-name="P14"/>
      <text:p text:style-name="P14"><text:s text:c="10"/>Command Line Character: R</text:p>
      <text:p text:style-name="P14"><text:s text:c="25"/>Enable : R</text:p>
      <text:p text:style-name="P14"><text:s text:c="25"/>Disable: R-</text:p>
      <text:p text:style-name="P14"/>
      <text:p text:style-name="P14"><text:s text:c="10"/>Default Setting <text:s text:c="6"/>: YES (enabled)</text:p>
      <text:p text:style-name="P14"/>
      <text:p text:style-name="P14">When this option is set to YES or enabled, the normal Write Protect vector set</text:p>
      <text:p text:style-name="P14">by ZSDOS function call 28 will not be cleared on a warm boot as with CP/M <text:s/>and</text:p>
      <text:p text:style-name="P14">ZRDOS. <text:s/>If set to NO or disabled, the Write Protect vector will function as in</text:p>
      <text:p text:style-name="P14">CP/M and ZRDOS.</text:p>
      <text:p text:style-name="P14"/>
      <text:h text:style-name="Heading_20_4" text:outline-level="4">4.10.3.4 <text:s/>Fast Fixed Disk Relog. <text:s/>(ZSDOS and ZDDOS)</text:h>
      <text:p text:style-name="P14"/>
      <text:p text:style-name="P14"><text:s text:c="10"/>Interactive Toggle <text:s text:c="3"/>: 4 - Fast Fixed Disk Log</text:p>
      <text:p text:style-name="P14"><text:soft-page-break/></text:p>
      <text:p text:style-name="P14"><text:s text:c="10"/>Command Line Character: F</text:p>
      <text:p text:style-name="P14"><text:s text:c="25"/>Enable : F</text:p>
      <text:p text:style-name="P14"><text:s text:c="25"/>Disable: F-</text:p>
      <text:p text:style-name="P14"/>
      <text:p text:style-name="P14"><text:s text:c="10"/>Default Setting <text:s text:c="6"/>: YES (enabled)</text:p>
      <text:p text:style-name="P14"/>
      <text:p text:style-name="P14">When this option is set to YES or enabled, the allocation bit map for a <text:s/>fixed</text:p>
      <text:p text:style-name="P14">drive <text:s/>(one <text:s/>in which the WACD buffer is zero) will not be rebuilt <text:s/>after <text:s/>the</text:p>
      <text:p text:style-name="P14">initial <text:s/>drive logon. <text:s/>This results in much faster operation for systems <text:s/>with</text:p>
      <text:p text:style-name="P14">Hard Disks and RAM disks. <text:s/>If Fast Fixed Disk Relog is set to NO or <text:s/>disabled,</text:p>
      <text:p text:style-name="P14">the <text:s/>allocation map will be rebuilt each time fixed disk drives are <text:s/>initially</text:p>
      <text:p text:style-name="P14">selected after a warm boot.</text:p>
      <text:p text:style-name="P14"/>
      <text:h text:style-name="Heading_20_4" text:outline-level="4">4.10.3.5 <text:s/>Disk Change Warning. <text:s/>(ZSDOS and ZDDOS)</text:h>
      <text:p text:style-name="P14"/>
      <text:p text:style-name="P14"><text:s text:c="10"/>Interactive Toggle <text:s text:c="3"/>: 5 - Disk Change Warning</text:p>
      <text:p text:style-name="P14"/>
      <text:p text:style-name="P14"><text:s text:c="10"/>Command Line Character: !</text:p>
      <text:p text:style-name="P14"><text:s text:c="25"/>Enable : !</text:p>
      <text:p text:style-name="P14"><text:s text:c="25"/>Disable: !-</text:p>
      <text:p text:style-name="P14"/>
      <text:p text:style-name="P14"><text:s text:c="10"/>Default Setting <text:s text:c="6"/>: NO (disabled)</text:p>
      <text:p text:style-name="P14"/>
      <text:p text:style-name="P14">When this option is set to YES or enabled, a warning will be printed <text:s/>whenever</text:p>
      <text:p text:style-name="P14">ZSDOS <text:s/>detects <text:s/>that a disk in a removable-media drive (normally <text:s/>floppy <text:s/>disk</text:p>
      <text:p text:style-name="P14">drives) <text:s/>has been changed. <text:s/>If you press any key other than <text:s/>Control-C, <text:s/>ZSDOS</text:p>
      <text:p text:style-name="P14">automatically <text:s/>logs in the new disk and continues. <text:s/>If Disk Change Warning <text:s/>is</text:p>
      <text:p text:style-name="P14">set <text:s/>to NO or disabled, no warning is given, disks are <text:s/>automatically <text:s/>logged,</text:p>
      <text:p text:style-name="P14">and the operation in progress continues.</text:p>
      <text:p text:style-name="P14"/>
      <text:h text:style-name="Heading_20_4" text:outline-level="4">4.10.3.6. <text:s/>Path Without System Attribute. <text:s/>(ZSDOS only)</text:h>
      <text:p text:style-name="P14"/>
      <text:p text:style-name="P14"><text:s text:c="10"/>Interactive Toggle <text:s text:c="3"/>: 6 - Path w/o System Attr</text:p>
      <text:p text:style-name="P14"/>
      <text:p text:style-name="P14"><text:s text:c="10"/>Command Line Character: S</text:p>
      <text:p text:style-name="P14"><text:s text:c="25"/>Enable : S</text:p>
      <text:p text:style-name="P14"><text:s text:c="25"/>Disable: S-</text:p>
      <text:p text:style-name="P14"/>
      <text:p text:style-name="P14"><text:s text:c="10"/>Default Setting <text:s text:c="6"/>: NO (disabled)</text:p>
      <text:p text:style-name="P14"/>
      <text:p text:style-name="P14">When this option is set to YES or enabled, files at directories along the Path</text:p>
      <text:p text:style-name="P14">will <text:s/>be <text:s/>found without the System Attribute being set (see <text:s/>Section <text:s/>2.8.2.1,</text:p>
      <text:p text:style-name="P14">Path Directory Access mode). <text:s/>If Path Without System Attribute is set to NO or</text:p>
      <text:p text:style-name="P14">disabled, <text:s/>files <text:s/>at directories along the Path will not be found <text:s/>unless <text:s/>the</text:p>
      <text:p text:style-name="P14">System <text:s/>Attribute Bit (bit 7 of the second character in the filetype) <text:s/>is <text:s/>set</text:p>
      <text:p text:style-name="P14">(see <text:s/>Section 2.8.2.2, Path File Access mode).</text:p>
      <text:p text:style-name="P14"/>
      <text:h text:style-name="Heading_20_4" text:outline-level="4">4.10.3.7 <text:s/>DOS Search Path. <text:s/>(ZSDOS only)</text:h>
      <text:p text:style-name="P14"/>
      <text:p text:style-name="P14"><text:s text:c="10"/>Interactive Prompt <text:s text:c="3"/>: 7 - DOS Search Path</text:p>
      <text:p text:style-name="P14"><text:s text:c="25"/>Options: (D)isable, (S)et addr, (I)nternal</text:p>
      <text:p text:style-name="P14"><text:soft-page-break/><text:s text:c="35"/>(Z)CPR3 (ZCPR3 only)</text:p>
      <text:p text:style-name="P14"/>
      <text:p text:style-name="P14"><text:s text:c="10"/>Command Line Character: &gt;</text:p>
      <text:p text:style-name="P14"><text:s text:c="25"/>Enable : &gt;addr, &gt;I</text:p>
      <text:p text:style-name="P14"><text:s text:c="34"/>&gt;Z (only if running ZCPR3)</text:p>
      <text:p text:style-name="P14"><text:s text:c="25"/>Disable: &gt;-</text:p>
      <text:p text:style-name="P14"/>
      <text:p text:style-name="P14"><text:s text:c="10"/>Default Setting <text:s text:c="6"/>: NO (disabled)</text:p>
      <text:p text:style-name="P14"/>
      <text:p text:style-name="P14">Selecting this option from Interactive mode causes ZSCONFIG to prompt you <text:s/>for</text:p>
      <text:p text:style-name="P14">one of three additional options (four if running ZCPR3). <text:s/>One of the following</text:p>
      <text:p text:style-name="P14">will be displayed depending on whether a ZCPR3 Environment is present:</text:p>
      <text:p text:style-name="P14"/>
      <text:p text:style-name="P14"><text:s text:c="10"/>DOS Path [(D)isable, (S)et, (I)nternal, (Z)CPR3] :</text:p>
      <text:p text:style-name="P14"><text:s text:c="10"/>DOS Path [(D)isable, (S)et, (I)nternal] :</text:p>
      <text:p text:style-name="P14"/>
      <text:p text:style-name="P14">Operating <text:s/>ZSCONFIG <text:s/>in the Command Line mode permits you to select <text:s/>the <text:s/>same</text:p>
      <text:p text:style-name="P14">options <text:s/>directly <text:s/>from the command line as summarized above. <text:s text:c="2"/>No <text:s/>additional</text:p>
      <text:p text:style-name="P14">characters are required for Disable, Internal or ZCPR3 path selection. <text:s/>If you</text:p>
      <text:p text:style-name="P14">choose the ( )et option, ZSCONFIG prompts you for a Hexidecimal address with:</text:p>
      <text:p text:style-name="P14"/>
      <text:p text:style-name="P14"><text:s text:c="10"/>Enter PATH Address :</text:p>
      <text:p text:style-name="P14"/>
      <text:p text:style-name="P14">If <text:s/>you <text:s/>Disable <text:s/>the DOS Path option, ZSDOS functions just as <text:s/>CP/M <text:s/>2.2 <text:s/>and</text:p>
      <text:p text:style-name="P14">ZRDOS. <text:s text:c="2"/>Requests <text:s/>for files access only the currently logged disk <text:s/>and <text:s/>user,</text:p>
      <text:p text:style-name="P14">modified only by the Public capability, if active. <text:s/>This results in the famil-</text:p>
      <text:p text:style-name="P14">iar <text:s/>requirement to install utilities such as compilers, word <text:s/>processors <text:s/>and</text:p>
      <text:p text:style-name="P14">data base management systems to tell them where to go to find their overlays.</text:p>
      <text:p text:style-name="P14"/>
      <text:p text:style-name="P14">Proper <text:s/>use of the DOS Path overcomes the limitation in finding program <text:s/>over-</text:p>
      <text:p text:style-name="P14">lays and other files by simply setting the DOS Path to the drive and user area</text:p>
      <text:p text:style-name="P14">where <text:s/>the relevant overlays and other files are stored. <text:s/>The Path may be <text:s/>set</text:p>
      <text:p text:style-name="P14">in three ways.</text:p>
      <text:p text:style-name="P14"/>
      <text:p text:style-name="P14">The <text:s/>first <text:s/>way is to assign a fixed address using the (S)et option <text:s/>from <text:s/>the</text:p>
      <text:p text:style-name="P14">Interactive Mode, or to append the address to the Command Character in Command</text:p>
      <text:p text:style-name="P14">Line mode. <text:s/>You will be responsible for insuring that any path at that address</text:p>
      <text:p text:style-name="P14">conforms to proper ZCPR2/3 path definitions.</text:p>
      <text:p text:style-name="P14"/>
      <text:p text:style-name="P14">The second way to set a DOS Path is to use ZSDOS's three-element Internal path</text:p>
      <text:p text:style-name="P14">by <text:s/>selecting the (I)nternal option in Interactive Mode, or adding an I <text:s/>after</text:p>
      <text:p text:style-name="P14">the Command Character in Command Line mode. <text:s/>As distributed, ZSDOS's <text:s/>Internal</text:p>
      <text:p text:style-name="P14">Path consists of the entry A0:, which directs path searches to User Area 0 <text:s/>on</text:p>
      <text:p text:style-name="P14">Drive <text:s/>A. <text:s text:c="2"/>An <text:s/>alternative <text:s/>way to activate the Internal <text:s/>Path <text:s/>is <text:s/>with <text:s/>the</text:p>
      <text:p text:style-name="P14">ZPATH.COM <text:s/>utility <text:s/>described in Section 4.9. <text:s/>ZPATH allows you to <text:s/>define <text:s/>an</text:p>
      <text:p text:style-name="P14">Internal Path of up to three drive/user search elements.</text:p>
      <text:p text:style-name="P14"/>
      <text:p text:style-name="P14">The final method of setting a DOS Path is only available if you are <text:s/>operating</text:p>
      <text:p text:style-name="P14">a <text:s/>ZCPR3 <text:s/>system. <text:s/>By selecting the (Z)CPR3 option from Interactive <text:s/>Mode, <text:s/>or</text:p>
      <text:p text:style-name="P14">following the Command Character with a Z in Command Line mode, you use ZCPR3's</text:p>
      <text:p text:style-name="P14">Command Search Path as your ZSDOS Search Path.</text:p>
      <text:p text:style-name="P14"/>
      <text:p text:style-name="P14">This <text:s/>Path mode will probably see little use, but it is available for <text:s/>systems</text:p>
      <text:p text:style-name="P14">which need more than three elements in a path. <text:s/>The principal disadvantage <text:s/>of</text:p>
      <text:p text:style-name="P14">using <text:s/>the ZCPR3 path is that requests from the command prompt (e.g. A0&gt;) <text:s/>may</text:p>
      <text:p text:style-name="P14">result <text:s/>in n-squared searches where n is the number of elements in <text:s/>the <text:s/>path.</text:p>
      <text:p text:style-name="P14"><text:soft-page-break/>This <text:s/>is <text:s/>bacause <text:s/>ZCPR3 will select the first path element, <text:s/>and <text:s/>ZSDOS <text:s/>will</text:p>
      <text:p text:style-name="P14">sequentially <text:s/>search along the entire path if the command file is <text:s/>not <text:s/>found,</text:p>
      <text:p text:style-name="P14">returning <text:s/>to ZCPR3 with a file not found error. <text:s/>ZCPR3 will then <text:s/>select <text:s/>the</text:p>
      <text:p text:style-name="P14">second <text:s/>element <text:s/>and <text:s/>ZSDOS will again search along the entire <text:s/>path <text:s/>for <text:s/>the</text:p>
      <text:p text:style-name="P14">command file. <text:s/>This situation does not occur from within application <text:s/>programs</text:p>
      <text:p text:style-name="P14">since the ZCPR3 Command Processor is no longer active at this point.</text:p>
      <text:p text:style-name="P14"/>
      <text:h text:style-name="Heading_20_4" text:outline-level="4">4.10.3.8 <text:s/>Wheel Byte Write Protect. <text:s/>(ZSDOS and ZDDOS)</text:h>
      <text:p text:style-name="P14"/>
      <text:p text:style-name="P14"><text:s text:c="10"/>Interactive Prompt <text:s text:c="3"/>: 8 - Wheel Byte Protect</text:p>
      <text:p text:style-name="P14"><text:s text:c="25"/>Options: (D)isable, (S)et addr</text:p>
      <text:p text:style-name="P14"><text:s text:c="34"/>(Z)CPR3 (ZCPR3 only)</text:p>
      <text:p text:style-name="P14"/>
      <text:p text:style-name="P14"><text:s text:c="10"/>Command Line Character: *</text:p>
      <text:p text:style-name="P14"><text:s text:c="25"/>Enable : *addr</text:p>
      <text:p text:style-name="P14"><text:s text:c="34"/>*Z <text:s text:c="9"/>(ZCPR3 only)</text:p>
      <text:p text:style-name="P14"><text:s text:c="25"/>Disable: *-</text:p>
      <text:p text:style-name="P14"/>
      <text:p text:style-name="P14"><text:s text:c="10"/>Default Setting <text:s text:c="6"/>: NO (disabled)</text:p>
      <text:p text:style-name="P14"/>
      <text:p text:style-name="P14">When <text:s/>you select this option in Interactive mode, ZSCONFIG presents <text:s/>you <text:s/>with</text:p>
      <text:p text:style-name="P14">one of two additional prompts. <text:s/>Which prompt you see depends on whether or not</text:p>
      <text:p text:style-name="P14">you are running ZCPR3. <text:s/>The lines are:</text:p>
      <text:p text:style-name="P14"/>
      <text:p text:style-name="P14"><text:s text:c="10"/>Wheel [(D)isable, (S)et, (Z)CPR3] : <text:s text:c="4"/>- ZCPR3</text:p>
      <text:p text:style-name="P14"><text:s text:c="10"/>Wheel [(D)isable, (S)et] : <text:s text:c="13"/>- Non ZCPR3</text:p>
      <text:p text:style-name="P14"/>
      <text:p text:style-name="P14">Selecting <text:s/>the <text:s/>(D)isable option by entering a D or disabling the <text:s/>Wheel <text:s/>Byte</text:p>
      <text:p text:style-name="P14">with the *- string in Command Line mode causes ZSDOS to assume that the <text:s/>Wheel</text:p>
      <text:p text:style-name="P14">byte <text:s/>is always ON, giving all users full privileges in file control <text:s/>(Writes,</text:p>
      <text:p text:style-name="P14">Renames and Erasures). <text:s/>Selecting the (S)et option in Interactive mode <text:s/>allows</text:p>
      <text:p text:style-name="P14">you <text:s/>to enter the Hexidecimal address of your Wheel Byte. <text:s/>It is your <text:s/>respon-</text:p>
      <text:p text:style-name="P14">sibility to ensure that the byte is protected as necessary from <text:s/>unintentional</text:p>
      <text:p text:style-name="P14">alteration. <text:s text:c="2"/>Setting <text:s/>a Wheel Byte address from the Command line <text:s/>simply <text:s/>re-</text:p>
      <text:p text:style-name="P14">quires appending a Hexidecimal address after the Wheel Command Character.</text:p>
      <text:p text:style-name="P14"/>
      <text:p text:style-name="P14">As with the DOS Path entry, the (Z)CPR3 option is only available under <text:s/>ZCPR3.</text:p>
      <text:p text:style-name="P14">If <text:s/>available, entering a Z in Interactive mode or a *Z parameter string <text:s/>from</text:p>
      <text:p text:style-name="P14">the <text:s/>Command <text:s/>Line sets the address to the address of the Wheel <text:s/>byte <text:s/>in <text:s/>the</text:p>
      <text:p text:style-name="P14">current ZCPR3 environment.</text:p>
      <text:p text:style-name="P14"/>
      <text:h text:style-name="Heading_20_4" text:outline-level="4">4.10.3.9 <text:s/>Time Routine (Clock Driver). <text:s/>(ZSDOS and ZDDOS)</text:h>
      <text:p text:style-name="P14"/>
      <text:p text:style-name="P14"><text:s text:c="5"/>*********************** W A R N I N G **************************</text:p>
      <text:p text:style-name="P14"><text:s text:c="5"/>* Only Set this option is you have a clock driver conforming <text:s text:c="2"/>*</text:p>
      <text:p text:style-name="P14"><text:s text:c="5"/>* to the interface specifications listed in Section 3.4.2. <text:s/>A <text:s/>*</text:p>
      <text:p text:style-name="P14"><text:s text:c="5"/>* system crash may result if specifications are not met. <text:s text:c="6"/>*</text:p>
      <text:p text:style-name="P14"><text:s text:c="5"/>****************************************************************</text:p>
      <text:p text:style-name="P14"/>
      <text:p text:style-name="P14"><text:s text:c="10"/>Interactive Prompt <text:s text:c="3"/>: T - Time Routine (Clock)</text:p>
      <text:p text:style-name="P14"><text:s text:c="25"/>Options: (D)isable, (S)et addr</text:p>
      <text:p text:style-name="P14"/>
      <text:p text:style-name="P14"><text:s text:c="10"/>Command Line Character: C</text:p>
      <text:p text:style-name="P14"><text:soft-page-break/><text:s text:c="25"/>Enable : C addr</text:p>
      <text:p text:style-name="P14"><text:s text:c="25"/>Disable: C-</text:p>
      <text:p text:style-name="P14"/>
      <text:p text:style-name="P14"><text:s text:c="10"/>Default Setting <text:s text:c="6"/>: Disabled</text:p>
      <text:p text:style-name="P14"/>
      <text:p text:style-name="P14">This <text:s/>option <text:s/>allows the user to enter the address of a clock <text:s/>driver <text:s/>routine</text:p>
      <text:p text:style-name="P14">conforming to ZSDOS standards, or disable an existing clock routine. <text:s/>Entering</text:p>
      <text:p text:style-name="P14">a T in Interactive mode causes the following prompt to appear:</text:p>
      <text:p text:style-name="P14"/>
      <text:p text:style-name="P14"><text:s text:c="15"/>Time (Clock) Routine [(D)isable, (S)et] :</text:p>
      <text:p text:style-name="P14"/>
      <text:p text:style-name="P14">Responding <text:s/>with <text:s/>a D or entering the Command Line sequence <text:s/>C- <text:s/>disables <text:s/>any</text:p>
      <text:p text:style-name="P14">existing <text:s/>clock. <text:s text:c="2"/>This causes an error return to DOS function calls <text:s/>104 <text:s/>and</text:p>
      <text:p text:style-name="P14">105, <text:s/>and disables File Date/Time Stamping. <text:s/>If you respond with an S at <text:s/>this</text:p>
      <text:p text:style-name="P14">point <text:s/>in Interactive mode, you will be further prompted for <text:s/>the <text:s/>Hexadecimal</text:p>
      <text:p text:style-name="P14">address of a clock driver. <text:s/>A Clock Driver address may be set from the command</text:p>
      <text:p text:style-name="P14">line <text:s/>by following the C Command Identifier with a valid Hexidecimal <text:s/>address.</text:p>
      <text:p text:style-name="P14">Do NOT enter unknown values since unpredictable results can occur!</text:p>
      <text:p text:style-name="P14"/>
      <text:h text:style-name="Heading_20_4" text:outline-level="4">4.10.3.10 <text:s/>Stamp Last Accessed Time. <text:s/>(ZSDOS and ZDDOS)</text:h>
      <text:p text:style-name="P14"/>
      <text:p text:style-name="P14"><text:s text:c="5"/>*********************** W A R N I N G **************************</text:p>
      <text:p text:style-name="P14"><text:s text:c="5"/>* Do NOT set this option unless you are certain that the <text:s text:c="6"/>*</text:p>
      <text:p text:style-name="P14"><text:s text:c="5"/>* interface specifications for this type of stamp exist at the *</text:p>
      <text:p text:style-name="P14"><text:s text:c="5"/>* specified address. <text:s/>This address will always be displayed as *</text:p>
      <text:p text:style-name="P14"><text:s text:c="5"/>* disabled when a valid P2DOS-only Stamp method is used. <text:s text:c="6"/>*</text:p>
      <text:p text:style-name="P14"><text:s text:c="5"/>* Interface specifications are contained in the ZSDOS Program- *</text:p>
      <text:p text:style-name="P14"><text:s text:c="5"/>* mer's Manual available separately. <text:s text:c="26"/>*</text:p>
      <text:p text:style-name="P14"><text:s text:c="5"/>****************************************************************</text:p>
      <text:p text:style-name="P14"/>
      <text:p text:style-name="P14"><text:s text:c="10"/>Interactive Prompt <text:s text:c="3"/>: A - Stamp Last Access Time</text:p>
      <text:p text:style-name="P14"><text:s text:c="25"/>Options: (D)isable, (S)et addr <text:s text:c="6"/>(ZSDOS)</text:p>
      <text:p text:style-name="P14"><text:s text:c="34"/>(D)isable, (E)nable <text:s text:c="8"/>(ZDDOS)</text:p>
      <text:p text:style-name="P14"/>
      <text:p text:style-name="P14"><text:s text:c="10"/>Command Line Character: +A</text:p>
      <text:p text:style-name="P14"><text:s text:c="25"/>Enable : +A addr <text:s text:c="18"/>(ZSDOS)</text:p>
      <text:p text:style-name="P14"><text:s text:c="34"/>+A <text:s text:c="22"/>(ZDDOS)</text:p>
      <text:p text:style-name="P14"><text:s text:c="25"/>Disable: +A-</text:p>
      <text:p text:style-name="P14"/>
      <text:p text:style-name="P14"><text:s text:c="10"/>Default Setting <text:s text:c="6"/>: Disabled</text:p>
      <text:p text:style-name="P14"/>
      <text:p text:style-name="P14">This option is only available with DateStamper type of Date/ Time Stamps. <text:s/>For</text:p>
      <text:p text:style-name="P14">P2DOS, <text:s/>the <text:s/>function is not defined and is disabled by the <text:s/>Loader <text:s/>generated</text:p>
      <text:p text:style-name="P14">under <text:s/>SETUPZST. <text:s/>As stated in Section 3.4.4, unless you have a definite <text:s/>need</text:p>
      <text:p text:style-name="P14">to retain a record of the last time files are accessed, we recommend that <text:s/>you</text:p>
      <text:p text:style-name="P14">disable this option to reduce unnecessary overhead. <text:s/>To Select the Last Access</text:p>
      <text:p text:style-name="P14">Time <text:s/>option, enter an <text:s text:c="2"/>at the Interactive main prompt. <text:s/>This will cause <text:s/>one</text:p>
      <text:p text:style-name="P14">of two prompts to be displayed, depending on whether ZSDOS or ZDDOS is active:</text:p>
      <text:p text:style-name="P14"/>
      <text:p text:style-name="P14"><text:s text:c="5"/>Stamp Last Access Time Routine [(D)isable, (S)et] : <text:s text:c="19"/>- ZSDOS</text:p>
      <text:p text:style-name="P14"><text:s text:c="5"/>Stamp Last Access Time Routine [(D)isable, (E)nable] : <text:s text:c="17"/>- ZDDOS</text:p>
      <text:p text:style-name="P14"/>
      <text:p text:style-name="P14">If you enter a D at this point in the Interactive mode or disable the function</text:p>
      <text:p text:style-name="P14"><text:soft-page-break/>with <text:s/>the sequence +A- in the Command Line mode, no times will be <text:s/>entered <text:s/>in</text:p>
      <text:p text:style-name="P14">the Last Accessed field in the DateStamper file.</text:p>
      <text:p text:style-name="P14"/>
      <text:p text:style-name="P14">If <text:s/>you are running ZDDOS with the built-in DateStamper support, <text:s/>this <text:s/>option</text:p>
      <text:p text:style-name="P14">may be re-enabled by selecting the E option in the Interactive mode from <text:s/>this</text:p>
      <text:p text:style-name="P14">secondary prompt, or the sequence +A from the Command Line mode. <text:s/>With <text:s/>ZSDOS,</text:p>
      <text:p text:style-name="P14">a simple "Enable" command cannot be used since the DOS does not know where the</text:p>
      <text:p text:style-name="P14">Date/Time <text:s/>Stamp code has been placed in memory. <text:s/>For ZSDOS, you must use <text:s/>the</text:p>
      <text:p text:style-name="P14">Set command with a Hexidecimal address. <text:s/>In the Interactive mode, entering <text:s/>an</text:p>
      <text:p text:style-name="P14">S from the secondary prompt mode causes ZSCONFIG to query you for the hexadec-</text:p>
      <text:p text:style-name="P14">imal address of a Stamp Last Access routine. <text:s/>The same function in the Command</text:p>
      <text:p text:style-name="P14">Line mode requires the Command sequence +A followed by a Hexadecimal <text:s/>address.</text:p>
      <text:p text:style-name="P14">Do NOT enter unknown values since unpredictable results can occur!</text:p>
      <text:h text:style-name="Heading_20_4" text:outline-level="4">4.10.3.11 <text:s/>Stamp Create Time. <text:s/>(ZSDOS only)</text:h>
      <text:p text:style-name="P14"/>
      <text:p text:style-name="P14"><text:s/>*********************** W A R N I N G ************************</text:p>
      <text:p text:style-name="P14"><text:s/>* Do Not SET this option unless you are certain that code <text:s text:c="3"/>*</text:p>
      <text:p text:style-name="P14"><text:s/>* meeting interface specifications for this type of stamp <text:s text:c="3"/>*</text:p>
      <text:p text:style-name="P14"><text:s/>* exist at the specified address. <text:s/>Interface specifications <text:s/>*</text:p>
      <text:p text:style-name="P14"><text:s/>* are contained in the ZSDOS Programmer's Manual available <text:s text:c="2"/>*</text:p>
      <text:p text:style-name="P14"><text:s/>* separately. <text:s text:c="47"/>*</text:p>
      <text:p text:style-name="P14"><text:s/>**************************************************************</text:p>
      <text:p text:style-name="P14"/>
      <text:p text:style-name="P14"><text:s text:c="10"/>Interactive Prompt <text:s text:c="3"/>: C - Stamp Create Time</text:p>
      <text:p text:style-name="P14"/>
      <text:p text:style-name="P14"><text:s text:c="10"/>Command Line Character: +C</text:p>
      <text:p text:style-name="P14"><text:s text:c="25"/>Enable : +C addr</text:p>
      <text:p text:style-name="P14"><text:s text:c="25"/>Disable: +C-</text:p>
      <text:p text:style-name="P14"/>
      <text:p text:style-name="P14"><text:s text:c="10"/>Default Setting <text:s text:c="6"/>: Disabled</text:p>
      <text:p text:style-name="P14"/>
      <text:p text:style-name="P14">Entering a C from the menu in interactive mode allows you to change the <text:s/>Stamp</text:p>
      <text:p text:style-name="P14">Create routine address if you are running ZSDOS. <text:s/>A secondary prompt appears:</text:p>
      <text:p text:style-name="P14"/>
      <text:p text:style-name="P14"><text:s text:c="10"/>Stamp Create Time Routine [(D)isable, (S)et] :</text:p>
      <text:p text:style-name="P14"/>
      <text:p text:style-name="P14">To <text:s/>disable Create time stamping, respond with a D, or enter the sequence <text:s/>+C-</text:p>
      <text:p text:style-name="P14">in <text:s/>Command Line mode. <text:s/>You will probably never want to exercise this <text:s/>option,</text:p>
      <text:p text:style-name="P14">but <text:s/>it was made available to brave system developers who may want to <text:s/>experi-</text:p>
      <text:p text:style-name="P14">ment. <text:s text:c="2"/>Unless you are an experienced system developer, we urge you <text:s/>to <text:s/>leave</text:p>
      <text:p text:style-name="P14">this option alone.</text:p>
      <text:p text:style-name="P14"/>
      <text:p text:style-name="P14">To set the address of a Stamp Create Time routine, enter an S from the second-</text:p>
      <text:p text:style-name="P14">ary <text:s/>prompt <text:s/>of Interactive mode, causing ZSCONFIG to ask <text:s/>for <text:s/>a <text:s/>Hexidecimal</text:p>
      <text:p text:style-name="P14">address. <text:s/>The same action is accomplished in Command Line mode by entering the</text:p>
      <text:p text:style-name="P14">Command <text:s/>Sequence +C followed by a Hexidecimal address. <text:s/>Do NOT enter <text:s/>unknown</text:p>
      <text:p text:style-name="P14">values since unpredictable results can occur!</text:p>
      <text:h text:style-name="P17" text:outline-level="4">4.10.3.12 <text:s/>Stamp Modify Time. <text:s/>(ZSDOS and ZDDOS)</text:h>
      <text:p text:style-name="P14"/>
      <text:p text:style-name="P14"><text:s text:c="5"/>*********************** W A R N I N G ************************</text:p>
      <text:p text:style-name="P14"><text:s text:c="5"/>* Do Not SET this option unless you are certain that code <text:s text:c="3"/>*</text:p>
      <text:p text:style-name="P14"><text:s text:c="5"/>* meeting interface specifications for this type of stamp <text:s text:c="3"/>*</text:p>
      <text:p text:style-name="P14"><text:s text:c="5"/>* exists at the specified address. <text:s/>Interface specifications *</text:p>
      <text:p text:style-name="P14"><text:soft-page-break/><text:s text:c="5"/>* are contained in the ZSDOS Programmer's Manual avaiable <text:s text:c="3"/>*</text:p>
      <text:p text:style-name="P14"><text:s text:c="5"/>* separately. <text:s text:c="47"/>*</text:p>
      <text:p text:style-name="P14"><text:s text:c="5"/>**************************************************************</text:p>
      <text:p text:style-name="P14"/>
      <text:p text:style-name="P14"><text:s text:c="10"/>Interactive Prompt <text:s text:c="3"/>: C - Stamp Modify Time</text:p>
      <text:p text:style-name="P14"><text:s text:c="25"/>Options: (D)isable, (S)et addr <text:s text:c="6"/>(ZSDOS)</text:p>
      <text:p text:style-name="P14"><text:s text:c="34"/>(D)isable, (E)nable <text:s text:c="8"/>(ZDDOS)</text:p>
      <text:p text:style-name="P14"><text:s text:c="10"/>Command Line Character: +M</text:p>
      <text:p text:style-name="P14"><text:s text:c="25"/>Enable : +M addr <text:s text:c="18"/>(ZSDOS)</text:p>
      <text:p text:style-name="P14"><text:s text:c="34"/>+M <text:s text:c="22"/>(ZDDOS)</text:p>
      <text:p text:style-name="P14"><text:s text:c="25"/>Disable: +M-</text:p>
      <text:p text:style-name="P14"/>
      <text:p text:style-name="P14"><text:s text:c="10"/>Default Setting <text:s text:c="6"/>: Disabled</text:p>
      <text:p text:style-name="P14"/>
      <text:p text:style-name="P14">The <text:s/>time of last Modification of a file is probably the most valuable of <text:s/>the</text:p>
      <text:p text:style-name="P14">times offered in a ZSDOS system. <text:s/>As such, you will probably never have a need</text:p>
      <text:p text:style-name="P14">to alter this parameter. <text:s/>If, however, you are an experienced system <text:s/>develop-</text:p>
      <text:p text:style-name="P14">er, this feature is available. <text:s/>To Select the Modify Time option, enter an "M"</text:p>
      <text:p text:style-name="P14">at <text:s/>the <text:s/>Interactive main prompt. <text:s/>This will cause one of two <text:s/>prompts <text:s/>to <text:s/>be</text:p>
      <text:p text:style-name="P14">displayed, depending on whether ZSDOS or ZDDOS is active:</text:p>
      <text:p text:style-name="P14"/>
      <text:p text:style-name="P14"><text:s text:c="10"/>Stamp Modify Time Routine [(D)isable, (S)et] : <text:s text:c="3"/>- ZSDOS</text:p>
      <text:p text:style-name="P14"><text:s text:c="10"/>Stamp Modify Time Routine [(D)isable, (E)nable] : - ZDDOS</text:p>
      <text:p text:style-name="P14"/>
      <text:p text:style-name="P14">If <text:s/>you <text:s/>enter a D at this point in Interactive mode or disable <text:s/>the <text:s/>function</text:p>
      <text:p text:style-name="P14">with <text:s/>the <text:s/>sequence +M- in Command Line mode, no times will be stored <text:s/>in <text:s/>the</text:p>
      <text:p text:style-name="P14">"Modify" field of whatever Stamp method you are using.</text:p>
      <text:p text:style-name="P14"/>
      <text:p text:style-name="P14">If <text:s/>you are running ZDDOS with the built-in DateStamper support, <text:s/>this <text:s/>option</text:p>
      <text:p text:style-name="P14">may <text:s/>be <text:s/>re-enabled by selecting the E option in Interactive <text:s/>mode <text:s/>from <text:s/>this</text:p>
      <text:p text:style-name="P14">secondary prompt, or the sequence +M from the command line. <text:s/>As with the <text:s/>Last</text:p>
      <text:p text:style-name="P14">Access <text:s/>Stamp, a simple "Enable" command cannot be used with ZSDOS <text:s/>since <text:s/>the</text:p>
      <text:p text:style-name="P14">DOS <text:s/>does <text:s/>not know the address of the Date/Time Stamp code. <text:s/>For <text:s/>ZSDOS, <text:s/>you</text:p>
      <text:p text:style-name="P14">must use the Set command with a Hexidecimal address. <text:s/>In the Interactive mode,</text:p>
      <text:p text:style-name="P14">entering <text:s/>an <text:s/>S from the secondary prompt causes ZSCONFIG to query you <text:s/>for <text:s/>a</text:p>
      <text:p text:style-name="P14">hexadecimal <text:s/>address for the Stamp Modify routine. <text:s/>The same function <text:s/>in <text:s/>the</text:p>
      <text:p text:style-name="P14">Command <text:s/>Line mode requires the Command sequence +M followed by a <text:s/>Hexidecimal</text:p>
      <text:p text:style-name="P14">address. <text:s/>Do NOT enter unknown values since unpredictable results can occur!</text:p>
      <text:p text:style-name="P14"/>
      <text:h text:style-name="Heading_20_4" text:outline-level="4">4.10.3.13 <text:s/>Get Date/Time Stamp. <text:s/>(ZSDOS only)</text:h>
      <text:p text:style-name="P14"/>
      <text:p text:style-name="P14"><text:s text:c="5"/>*********************** W A R N I N G ************************</text:p>
      <text:p text:style-name="P14"><text:s text:c="5"/>* Do Not SET this option unless you are certain that code <text:s text:c="3"/>*</text:p>
      <text:p text:style-name="P14"><text:s text:c="5"/>* at the specified address meets the ZSDOS interface speci- <text:s/>*</text:p>
      <text:p text:style-name="P14"><text:s text:c="5"/>* fications. <text:s/>Interface specifications are contained in the <text:s/>*</text:p>
      <text:p text:style-name="P14"><text:s text:c="5"/>* ZSDOS Programmer's Manual available separately. <text:s text:c="11"/>*</text:p>
      <text:p text:style-name="P14"><text:s text:c="5"/>**************************************************************</text:p>
      <text:p text:style-name="P14"/>
      <text:p text:style-name="P14"><text:s text:c="10"/>Interactive Prompt <text:s text:c="3"/>: G - Get Date/Time Stamp</text:p>
      <text:p text:style-name="P14"/>
      <text:p text:style-name="P14"><text:s text:c="10"/>Command Line Character: +G</text:p>
      <text:p text:style-name="P14"><text:s text:c="25"/>Enable : +G addr</text:p>
      <text:p text:style-name="P14"><text:s text:c="25"/>Disable: +G-</text:p>
      <text:p text:style-name="P14"/>
      <text:p text:style-name="P14"><text:s text:c="10"/>Default Setting <text:s text:c="6"/>: NO (disabled)</text:p>
      <text:p text:style-name="P14"><text:soft-page-break/></text:p>
      <text:p text:style-name="P14">To change the Get Date/Time Stamp parameters, enter a G from the main Interac-</text:p>
      <text:p text:style-name="P14">tive <text:s/>menu, or use the Command sequence +G followed by a hexadecimal <text:s/>address.</text:p>
      <text:p text:style-name="P14">If operating Interactively, you will see a secondary prompt as:</text:p>
      <text:p text:style-name="P14"/>
      <text:p text:style-name="P14"><text:s text:c="15"/>Get Time Stamp Routine [(D)isable, (S)et] :</text:p>
      <text:p text:style-name="P14"/>
      <text:p text:style-name="P14">Entering a D disables any existing address and causes an error return from DOS</text:p>
      <text:p text:style-name="P14">Function 102. <text:s/>Disabling from the Command Line mode is accomplished by <text:s/>enter-</text:p>
      <text:p text:style-name="P14">ing the sequence +G-.</text:p>
      <text:p text:style-name="P14"/>
      <text:p text:style-name="P14">Unless <text:s/>you are an experienced system developer, you should never need to <text:s/>set</text:p>
      <text:p text:style-name="P14">an address for this option. <text:s/>However, if you do wish to change it, enter an <text:s/>S</text:p>
      <text:p text:style-name="P14">at <text:s/>the <text:s/>secondary prompt in the Interactive mode. <text:s/>You will be <text:s/>asked <text:s/>for <text:s/>a</text:p>
      <text:p text:style-name="P14">Hexidecimal address for the routine. <text:s/>Do NOT enter unknown values since unpre-</text:p>
      <text:p text:style-name="P14">dictable results can occur!</text:p>
      <text:p text:style-name="P14"/>
      <text:h text:style-name="Heading_20_4" text:outline-level="4">4.10.3.14 <text:s/>Set Date/Time Stamp. <text:s/>(ZSDOS only)</text:h>
      <text:p text:style-name="P14"/>
      <text:p text:style-name="P14"><text:s text:c="5"/>*********************** W A R N I N G ************************</text:p>
      <text:p text:style-name="P14"><text:s text:c="5"/>* Do Not SET this option unless you are certain that code <text:s text:c="3"/>*</text:p>
      <text:p text:style-name="P14"><text:s text:c="5"/>* at the specified address meets the ZSDOS interface speci- <text:s/>*</text:p>
      <text:p text:style-name="P14"><text:s text:c="5"/>* fications. <text:s/>Interface specifications are contained in the <text:s/>*</text:p>
      <text:p text:style-name="P14"><text:s text:c="5"/>* ZSDOS Programmer's Manual available separately. <text:s text:c="11"/>*</text:p>
      <text:p text:style-name="P14"><text:s text:c="5"/>**************************************************************</text:p>
      <text:p text:style-name="P14"/>
      <text:p text:style-name="P14"><text:s text:c="10"/>Interactive Prompt <text:s text:c="3"/>: S - Set Date/Time Stamp</text:p>
      <text:p text:style-name="P14"/>
      <text:p text:style-name="P14"><text:s text:c="10"/>Command Line Character: +S</text:p>
      <text:p text:style-name="P14"><text:s text:c="25"/>Enable : +S addr</text:p>
      <text:p text:style-name="P14"><text:s text:c="25"/>Disable: +S-</text:p>
      <text:p text:style-name="P14"/>
      <text:p text:style-name="P14"><text:s text:c="10"/>Default Setting <text:s text:c="6"/>: Disabled</text:p>
      <text:p text:style-name="P14"/>
      <text:p text:style-name="P14">To change the Set Date/Time Stamp parameters, enter an S from the main <text:s/>Inter-</text:p>
      <text:p text:style-name="P14">active menu, or use the Command sequence +S. <text:s/>If operating Interactively, <text:s/>you</text:p>
      <text:p text:style-name="P14">will see a secondary prompt as:</text:p>
      <text:p text:style-name="P14"/>
      <text:p text:style-name="P14"><text:s text:c="15"/>Set Time Stamp Routine [(D)isable, (S)et] :</text:p>
      <text:p text:style-name="P14"/>
      <text:p text:style-name="P14">Entering a D disables any existing address and cause an error return from <text:s/>DOS</text:p>
      <text:p text:style-name="P14">Function 103. <text:s/>Disabling from the Command Line mode is accomplished by <text:s/>enter-</text:p>
      <text:p text:style-name="P14">ing the sequence +S-.</text:p>
      <text:p text:style-name="P14"/>
      <text:p text:style-name="P14">Unless <text:s/>you are an experienced system developer, you should never need to <text:s/>set</text:p>
      <text:p text:style-name="P14">an address for this option. <text:s/>However, if you do wish to change it, enter an <text:s/>S</text:p>
      <text:p text:style-name="P14">at the secondary prompt in Interactive mode. <text:s/>You will be asked for a <text:s/>Hexide-</text:p>
      <text:p text:style-name="P14">cimal address for the routine. <text:s/>To set this option from the Command Line mode,</text:p>
      <text:p text:style-name="P14">enter the Command sequence +S followed by a Hexidecimal address. <text:s/>Do NOT enter</text:p>
      <text:p text:style-name="P14">unknown values since unpredictable results can occur!</text:p>
      <text:p text:style-name="P14"/>
      <text:h text:style-name="Heading_20_3" text:outline-level="3"><text:soft-page-break/></text:h>
      <text:h text:style-name="Heading_20_3" text:outline-level="3">4.10.4 <text:s/>ZSCONFIG Error Messages.</text:h>
      <text:p text:style-name="P14"/>
      <text:p text:style-name="P14">ZSCONFIG issues only two error messages. <text:s/>For the most part, any error you see</text:p>
      <text:p text:style-name="P14">will <text:s/>deal with invalid parameters or entry mistakes. <text:s/>The two error <text:s/>messages</text:p>
      <text:p text:style-name="P14">are:</text:p>
      <text:p text:style-name="P14"/>
      <text:p text:style-name="P14"><text:s text:c="5"/>Message <text:s text:c="27"/>Meaning</text:p>
      <text:p text:style-name="P14"><text:s text:c="5"/>------------------------------------------</text:p>
      <text:p text:style-name="P14">-- Invalid --</text:p>
      <text:p text:style-name="P14"/>
      <text:p text:style-name="P14"><text:s text:c="10"/>An invalid address was entered or an invalid address or <text:s/>character</text:p>
      <text:p text:style-name="P14"><text:s text:c="10"/>was <text:s/>detected in a parameter, or (for ZDDOS), an <text:s/>invalid <text:s/>address</text:p>
      <text:p text:style-name="P14"><text:s text:c="10"/>was detected for a parameter requiring a specific address.</text:p>
      <text:p text:style-name="P14"/>
      <text:p text:style-name="P14">*** ERROR: DOS is not ZSDOS or ZDDOS!</text:p>
      <text:p text:style-name="P14"/>
      <text:p text:style-name="P14"><text:s text:c="10"/>An <text:s/>attempt was made to run ZSCONFIG on an Operating system <text:s/>which</text:p>
      <text:p text:style-name="P14"><text:s text:c="10"/>was <text:s/>neither ZSDOS nor ZDDOS. <text:s/>This program cannot function <text:s/>under</text:p>
      <text:p text:style-name="P14"><text:s text:c="10"/>any other operating system.</text:p>
      <text:p text:style-name="P14"/>
      <text:p text:style-name="P14"/>
      <text:p text:style-name="P14"/>
      <text:p text:style-name="P14"/>
      <text:h text:style-name="P5" text:outline-level="2">4.11 ZXD - Extended Directory Utility.</text:h>
      <text:p text:style-name="P14"/>
      <text:h text:style-name="Heading_20_3" text:outline-level="3">4.11.1 Using ZXD.</text:h>
      <text:p text:style-name="P14"/>
      <text:p text:style-name="P14">ZXD <text:s/>is the ZSDOS EXtended Directory listing program and was derived from <text:s/>the</text:p>
      <text:p text:style-name="P14">ZCPR3 tool XD III written by Richard Conn. <text:s text:c="2"/>Many additional capabilities were</text:p>
      <text:p text:style-name="P14">added, <text:s/>not the least of which is the ability to display time stamps for <text:s/>each</text:p>
      <text:p text:style-name="P14">file <text:s/>in <text:s/>a <text:s/>variety of formats. <text:s/>ZXD can display file Dates <text:s/>and <text:s/>times <text:s/>from</text:p>
      <text:p text:style-name="P14">DateStamper, P2DOS, and Plu*Perfect Systems' DosDisk stamp methods. <text:s/>In <text:s/>ZCPR3</text:p>
      <text:p text:style-name="P14">systems, <text:s/>the Wheel byte is used to disable some functions as a security <text:s/>pre-</text:p>
      <text:p text:style-name="P14">caution in remote access systems.</text:p>
      <text:p text:style-name="P14"/>
      <text:p text:style-name="P14">ZXD <text:s/>is activated by entering its name at the command prompt, and may be <text:s/>fol-</text:p>
      <text:p text:style-name="P14">lowed <text:s/>by <text:s/>optional drive and user specifications to obtain the <text:s/>directory <text:s/>of</text:p>
      <text:p text:style-name="P14">another <text:s/>drive <text:s/>or user area. <text:s/>It may also be followed by <text:s/>various <text:s/>parameters</text:p>
      <text:p text:style-name="P14">which alter the format and/or content of the display. <text:s/>You may obtain a <text:s/>brief</text:p>
      <text:p text:style-name="P14">Help <text:s/>message summarizing the syntax, or pass options to ZXD in <text:s/>the <text:s/>standard</text:p>
      <text:p text:style-name="P14">format <text:s/>using the conventions described in Section 1.6. <text:s/>ZXD's syntax is <text:s/>sum-</text:p>
      <text:p text:style-name="P14">marized by:</text:p>
      <text:p text:style-name="P14"/>
      <text:p text:style-name="P14"><text:s text:c="10"/>ZXD [dir:][afn] [/][options]</text:p>
      <text:p text:style-name="P14"/>
      <text:p text:style-name="P14">If <text:s/>ZXD is called with no arguments, a display of only those files <text:s/>satisfying</text:p>
      <text:p text:style-name="P14">built-in <text:s/>default conditions will be displayed. <text:s/>These defaults may be <text:s/>tempo-</text:p>
      <text:p text:style-name="P14">rarily <text:s/>changed <text:s/>by command line arguments, or permanently <text:s/>changed <text:s/>with <text:s/>the</text:p>
      <text:p text:style-name="P14">ZCNFG customization utility program. <text:s/>After deciding which parameters you <text:s/>use</text:p>
      <text:p text:style-name="P14">most <text:s/>by using the command line options, we recommend configuring ZXD <text:s/>to <text:s/>re-</text:p>
      <text:p text:style-name="P14">flect <text:s/>those parameters as defaults. <text:s/>The results will be the <text:s/>requirement <text:s/>to</text:p>
      <text:p text:style-name="P14">enter <text:s/>fewer <text:s/>keystrokes, and consequently faster operation when <text:s/>a <text:s/>directory</text:p>
      <text:p text:style-name="P14">scan <text:s/>is required. <text:s/>To permanently set defaults, insure that ZXD.COM, <text:s/>ZXD.CFG</text:p>
      <text:p text:style-name="P14">and <text:s/>ZCNFG.COM are available and call ZCNFG. <text:s/>Further details on program <text:s/>cus-</text:p>
      <text:p text:style-name="P14">tomization are contained in Section 4.8.</text:p>
      <text:p text:style-name="P14"/>
      <text:h text:style-name="Heading_20_3" text:outline-level="3">4.11.2 ZXD Options.</text:h>
      <text:p text:style-name="P14"/>
      <text:p text:style-name="P14">Option <text:s/>parameters, consisting of one or two characters, allow you <text:s/>to <text:s/>obtain</text:p>
      <text:p text:style-name="P14">selected <text:s/>information from files on a disk, or to tailor the display <text:s/>to <text:s/>your</text:p>
      <text:p text:style-name="P14">particular <text:s/>needs. <text:s/>The option characters are described in alphabetical <text:s/>order</text:p>
      <text:p text:style-name="P14">in <text:s/>the following sections.</text:p>
      <text:p text:style-name="P14"/>
      <text:h text:style-name="Heading_20_4" text:outline-level="4">4.11.2.1 Select Files by Attribute.</text:h>
      <text:p text:style-name="P14"/>
      <text:p text:style-name="P14">In order to avoid cluttering a directory display with unwanted file names, ZXD</text:p>
      <text:p text:style-name="P14">features a flag which controls addition of those files marked with the <text:s/>SYStem</text:p>
      <text:p text:style-name="P14">Attribute <text:s/>Bit <text:s/>(see Appendix 5). <text:s/>The A Option controls <text:s/>this <text:s/>feature. <text:s text:c="2"/>It</text:p>
      <text:p text:style-name="P14">requires a second character of S, N, or A. <text:s/>Control offered by these <text:s/>charac-</text:p>
      <text:p text:style-name="P14">ters is:</text:p>
      <text:p text:style-name="P14"/>
      <text:p text:style-name="P14"><text:s text:c="5"/>S - Include Only Files marked with the SYStem Attribute</text:p>
      <text:p text:style-name="P14"><text:s text:c="5"/>N - Include Only Files Not marked with the SYStem Attribute</text:p>
      <text:p text:style-name="P14"><text:soft-page-break/><text:s text:c="10"/>(this is the default condition)</text:p>
      <text:p text:style-name="P14"><text:s text:c="5"/>A - Include All Files</text:p>
      <text:p text:style-name="P14"/>
      <text:p text:style-name="P14">Since <text:s/>listing <text:s/>of <text:s/>all Non-SYStem files is the default <text:s/>condition, <text:s/>you <text:s/>will</text:p>
      <text:p text:style-name="P14">probably <text:s/>not use the N option very often. <text:s/>The A option, on the other <text:s/>hand,</text:p>
      <text:p text:style-name="P14">offers a simple way of viewing All files within the current directory, includ-</text:p>
      <text:p text:style-name="P14">ing SYStem files which are normally invisible due to the Attribute bit.</text:p>
      <text:p text:style-name="P14"/>
      <text:p text:style-name="P14">In a ZCPR3 system where Wheel access has not been granted (Wheel byte is Off),</text:p>
      <text:p text:style-name="P14">this option is forced to Non-SYStem files only and the A option chatacter <text:s/>is</text:p>
      <text:p text:style-name="P14">not permitted.</text:p>
      <text:p text:style-name="P14"/>
      <text:h text:style-name="Heading_20_4" text:outline-level="4">4.11.2.2 Date Display Format.</text:h>
      <text:p text:style-name="P14"/>
      <text:p text:style-name="P14">The Dates for a ZXD display may be displayed in either US form of MM/DD/YY <text:s/>or</text:p>
      <text:p text:style-name="P14">European <text:s/>form <text:s/>of DD.MM.YY. <text:s/>You may override the default form <text:s/>with <text:s/>the <text:s/>D</text:p>
      <text:p text:style-name="P14">option. <text:s/>Here is an example of the two types of date displays:</text:p>
      <text:p text:style-name="P14"/>
      <text:p text:style-name="P14">US Form:</text:p>
      <text:p text:style-name="P14"/>
      <text:p text:style-name="P14"><text:s text:c="5"/>ZXD <text:s/>Ver 1.0 <text:s text:c="5"/>17 Sep 1988 <text:s/>15:43:17</text:p>
      <text:p text:style-name="P14"><text:s text:c="5"/>Filename.Typ <text:s/>Size <text:s text:c="4"/>Modified <text:s text:c="5"/>Filename.Typ <text:s/>Size <text:s text:c="4"/>Modified</text:p>
      <text:p text:style-name="P14"><text:s text:c="5"/>-------- --- <text:s/>---- <text:s text:c="4"/>-------- <text:s text:c="5"/>-------- --- <text:s/>---- <text:s text:c="4"/>--------</text:p>
      <text:p text:style-name="P14"><text:s text:c="5"/>INITDIR .COM <text:s text:c="3"/>4k <text:s/>07:01-09/17/88 <text:s text:c="2"/>ZPATH <text:s text:c="2"/>.COM <text:s text:c="3"/>4k <text:s/>07:50-09/17/88</text:p>
      <text:p text:style-name="P14"><text:s text:c="5"/>ZXD <text:s text:c="4"/>.COM <text:s text:c="3"/>8k <text:s/>08:01-09/17/88</text:p>
      <text:p text:style-name="P14"><text:s text:c="7"/>C2: -- 3 Files Using 16K (324K Free)</text:p>
      <text:p text:style-name="P14"/>
      <text:p text:style-name="P14"/>
      <text:p text:style-name="P14">European Form:</text:p>
      <text:p text:style-name="P14"/>
      <text:p text:style-name="P14"><text:s text:c="5"/>ZXD <text:s/>Ver 1.0 <text:s text:c="5"/>17 Sep 1988 <text:s/>15:43:11</text:p>
      <text:p text:style-name="P14"><text:s text:c="5"/>Filename.Typ <text:s/>Size <text:s text:c="4"/>Modified <text:s text:c="5"/>Filename.Typ <text:s/>Size <text:s text:c="4"/>Modified</text:p>
      <text:p text:style-name="P14"><text:s text:c="5"/>-------- --- <text:s/>---- <text:s text:c="4"/>-------- <text:s text:c="5"/>-------- --- <text:s/>---- <text:s text:c="4"/>--------</text:p>
      <text:p text:style-name="P14"><text:s text:c="5"/>INITDIR .COM <text:s text:c="3"/>4k <text:s/>07:01-17.09.88 <text:s text:c="2"/>ZPATH <text:s text:c="2"/>.COM <text:s text:c="3"/>4k <text:s/>07:50-17.09.88</text:p>
      <text:p text:style-name="P14"><text:s text:c="5"/>ZXD <text:s text:c="4"/>.COM <text:s text:c="3"/>8k <text:s/>08:01-17.09.88</text:p>
      <text:p text:style-name="P14"><text:s text:c="7"/>C2: -- 3 Files Using 16K (324K Free)</text:p>
      <text:p text:style-name="P14"/>
      <text:h text:style-name="Heading_20_4" text:outline-level="4">4.11.2.3 Disable Date (NoDate) Display.</text:h>
      <text:p text:style-name="P14"/>
      <text:p text:style-name="P14">While <text:s/>the <text:s/>display of date and time information is the default mode <text:s/>of <text:s/>ZXD,</text:p>
      <text:p text:style-name="P14">this <text:s/>may <text:s/>be <text:s/>disabled with the N option to display more <text:s/>file <text:s/>names <text:s/>on <text:s/>a</text:p>
      <text:p text:style-name="P14">screen.</text:p>
      <text:p text:style-name="P14"/>
      <text:h text:style-name="Heading_20_4" text:outline-level="4">4.11.2.4 Output Control Option.</text:h>
      <text:p text:style-name="P14"/>
      <text:p text:style-name="P14">The <text:s/>O option controls ZXD's printer or screen output, and requires a <text:s/>second</text:p>
      <text:p text:style-name="P14">character which adds additional control to output formats. <text:s/>The second charac-</text:p>
      <text:p text:style-name="P14">ters recognized are:</text:p>
      <text:p text:style-name="P14"/>
      <text:p text:style-name="P14"><text:s text:c="5"/>F - Send a Form Feed character at the end of the list</text:p>
      <text:p text:style-name="P14"><text:s text:c="5"/>H - Toggle Horizontal/Vertical display of sorted listing</text:p>
      <text:p text:style-name="P14"/>
      <text:h text:style-name="Heading_20_4" text:outline-level="4"><text:soft-page-break/>4.11.2.5 Output to Printer.</text:h>
      <text:p text:style-name="P14"/>
      <text:p text:style-name="P14">Option <text:s/>P <text:s/>controls output to the printer. <text:s/>When this option is <text:s/>given, <text:s/>the</text:p>
      <text:p text:style-name="P14">sorted <text:s/>directory listing is sent to both the console screen and the <text:s/>printer.</text:p>
      <text:p text:style-name="P14">This option is disabled and not available in a ZCPR3 system where Wheel access</text:p>
      <text:p text:style-name="P14">has not been granted (Wheel byte is Off).</text:p>
      <text:p text:style-name="P14"/>
      <text:h text:style-name="Heading_20_4" text:outline-level="4">4.11.2.6 Sort by Name or Type.</text:h>
      <text:p text:style-name="P14"/>
      <text:p text:style-name="P14">The default sort condition for ZXD is to first sort by File Name, then by File</text:p>
      <text:p text:style-name="P14">Type within matching Names. <text:s/>Option S reverses the sequence.</text:p>
      <text:p text:style-name="P14"/>
      <text:h text:style-name="Heading_20_4" text:outline-level="4">4.11.2.7 Primary DateStamp.</text:h>
      <text:p text:style-name="P14"/>
      <text:p text:style-name="P14">ZXD <text:s/>features an algorithm which will attempt to find one of several types <text:s/>of</text:p>
      <text:p text:style-name="P14">Date/Time <text:s/>Stamps <text:s/>for each file. <text:s/>The default conditions tell <text:s/>ZXD <text:s/>to <text:s/>first</text:p>
      <text:p text:style-name="P14">attempt to locate DateStamper type of Stamps. <text:s/>If that fails, a search is made</text:p>
      <text:p text:style-name="P14">for <text:s/>DosDisk stamps from MS/PC-DOS disks, and finally to check for P2DOS <text:s/>type</text:p>
      <text:p text:style-name="P14">stamps. <text:s text:c="2"/>The T option causes the DateStamper checks to be bypassed, <text:s/>thereby</text:p>
      <text:p text:style-name="P14">speeding response if DateStamper type stamping is never used.</text:p>
      <text:p text:style-name="P14"/>
      <text:h text:style-name="Heading_20_4" text:outline-level="4">4.11.2.8 All User Areas.</text:h>
      <text:p text:style-name="P14"/>
      <text:p text:style-name="P14">The <text:s/>distribution version of ZXD will only search a single User <text:s/>area, <text:s/>either</text:p>
      <text:p text:style-name="P14">the currently logged or the explicitly stated area, for files. <text:s/>The U <text:s/>option</text:p>
      <text:p text:style-name="P14">will locate files in all user areas on the disk. <text:s/>Combining the U with the AA</text:p>
      <text:p text:style-name="P14">options will list all files in all user areas, both system and non-system, <text:s/>on</text:p>
      <text:p text:style-name="P14">a <text:s/>disk. <text:s text:c="2"/>This option is disabled and not available in a ZCPR3 <text:s/>system <text:s/>where</text:p>
      <text:p text:style-name="P14">Wheel access has not been granted (Wheel byte is Off).</text:p>
      <text:p text:style-name="P14"/>
      <text:h text:style-name="Heading_20_4" text:outline-level="4">4.11.2.9 Wide Display.</text:h>
      <text:p text:style-name="P14"/>
      <text:p text:style-name="P14">ZXD <text:s/>only displays the "Last Modified" Date/Time Stamp. <text:s/>This may be <text:s/>reversed</text:p>
      <text:p text:style-name="P14">by appending the W option to the Command Line, which generates a Wide of <text:s/>all</text:p>
      <text:p text:style-name="P14">available Stamps. <text:s/>Only DateStamper has provisions for all three stamp catego-</text:p>
      <text:p text:style-name="P14">ries; <text:s/>P2DOS <text:s/>contains <text:s/>only Created and Modified <text:s/>stamps, <text:s/>while <text:s/>the <text:s/>single</text:p>
      <text:p text:style-name="P14">MS/PC-DOS <text:s/>stamp accessed through DosDisk best corresponds to <text:s/>"Modified". <text:s text:c="2"/>A</text:p>
      <text:p text:style-name="P14">display created with this option is:</text:p>
      <text:p text:style-name="P14"/>
      <text:p text:style-name="P14"><text:s text:c="5"/>Filename.Typ <text:s/>Size <text:s text:c="4"/>Created <text:s text:c="7"/>Last Access <text:s text:c="5"/>Modified</text:p>
      <text:p text:style-name="P14"><text:s text:c="5"/>-------- --- <text:s/>---- <text:s text:c="4"/>------- <text:s text:c="7"/>---- ------ <text:s text:c="5"/>--------</text:p>
      <text:p text:style-name="P14"><text:s text:c="5"/>BU16 <text:s text:c="3"/>.COm <text:s text:c="3"/>8k <text:s/>17:26-06/12/88 <text:s/>08:42-08/21/88 <text:s/>17:26-06/12/88</text:p>
      <text:p text:style-name="P14"><text:s text:c="5"/>COPY <text:s text:c="3"/>.COM <text:s text:c="3"/>8k <text:s/>15:06-09/17/88 <text:s text:c="17"/>15:06-09/17/88</text:p>
      <text:p text:style-name="P14"><text:s text:c="5"/>ZPATH <text:s text:c="2"/>.COM <text:s text:c="3"/>4k <text:s/>07:50-09/17/88 <text:s/>15:02-09/17/88 <text:s/>07:50-09/17/88</text:p>
      <text:p text:style-name="P14"><text:s text:c="5"/>ZXD <text:s text:c="4"/>.COM <text:s text:c="3"/>8k <text:s/>08:00-09/17/88 <text:s text:c="17"/>08:01-09/17/88</text:p>
      <text:p text:style-name="P14"/>
      <text:p text:style-name="P14"/>
      <text:p text:style-name="P14"/>
      <text:p text:style-name="P1"/>
      <text:p text:style-name="P16">Appendix 1 - ZSDOS Functions Quick Reference</text:p>
      <text:p text:style-name="P14"/>
      <text:p text:style-name="P14">Number <text:s/>Function name <text:s text:c="8"/>Input Parameters <text:s text:c="8"/>Returned Values</text:p>
      <text:p text:style-name="P14">----------------------------------------------------------------------</text:p>
      <text:p text:style-name="P14"><text:s text:c="3"/>0 <text:s text:c="3"/>Boot <text:s text:c="17"/>None <text:s text:c="20"/>None</text:p>
      <text:p text:style-name="P14"><text:s text:c="3"/>1 <text:s text:c="3"/>Console Input <text:s text:c="8"/>None <text:s text:c="20"/>A=Character</text:p>
      <text:p text:style-name="P14"><text:s text:c="3"/>2 <text:s text:c="3"/>Console Output <text:s text:c="7"/>E=Character <text:s text:c="13"/>A=00H</text:p>
      <text:p text:style-name="P14"><text:s text:c="3"/>3 <text:s text:c="3"/>Reader Input <text:s text:c="9"/>None <text:s text:c="20"/>A=Character</text:p>
      <text:p text:style-name="P14"><text:s text:c="3"/>4 <text:s text:c="3"/>Punch Output <text:s text:c="9"/>E=Character <text:s text:c="13"/>A=00H</text:p>
      <text:p text:style-name="P14"><text:s text:c="3"/>5 <text:s text:c="3"/>List Output <text:s text:c="10"/>E=Character <text:s text:c="13"/>A=00H</text:p>
      <text:p text:style-name="P14"><text:s text:c="3"/>6 <text:s text:c="3"/>Direct Console I/O <text:s text:c="3"/>E=0FFH (In) <text:s text:c="13"/>A=Input Character</text:p>
      <text:p text:style-name="P14"><text:s text:c="30"/>E=0FEH (In) <text:s text:c="13"/>A=Console Status</text:p>
      <text:p text:style-name="P14"><text:s text:c="30"/>E=0FDH (In) <text:s text:c="13"/>A=Input Character</text:p>
      <text:p text:style-name="P14"><text:s text:c="30"/>E=00H..0FCH (Out) <text:s text:c="7"/>A=00H</text:p>
      <text:p text:style-name="P14"><text:s text:c="3"/>7 <text:s text:c="3"/>Get I/O Byte <text:s text:c="9"/>None <text:s text:c="20"/>A=I/O Byte (0003H)</text:p>
      <text:p text:style-name="P14"><text:s text:c="3"/>8 <text:s text:c="3"/>Set I/O Byte <text:s text:c="9"/>E=I/O Byte <text:s text:c="14"/>A=00H</text:p>
      <text:p text:style-name="P14"><text:s text:c="3"/>9 <text:s text:c="3"/>Print String <text:s text:c="9"/>DE=Address String <text:s text:c="7"/>A=00H</text:p>
      <text:p text:style-name="P14"><text:s text:c="2"/>10 <text:s text:c="3"/>Read Console Buffer <text:s text:c="2"/>DE=Address Buffer <text:s text:c="7"/>A=00H</text:p>
      <text:p text:style-name="P14"><text:s text:c="2"/>11 <text:s text:c="3"/>Get Console Status <text:s text:c="3"/>None <text:s text:c="20"/>A=00H = No character</text:p>
      <text:p text:style-name="P14"><text:s text:c="55"/>A=01H = Char. present</text:p>
      <text:p text:style-name="P14"><text:s text:c="2"/>12 <text:s text:c="3"/>Get Version Number <text:s text:c="3"/>None <text:s text:c="20"/>A=Version Number (22H)</text:p>
      <text:p text:style-name="P14"><text:s text:c="2"/>13 <text:s text:c="3"/>Reset Disk System <text:s text:c="4"/>None <text:s text:c="20"/>A=00H No $*.* on A</text:p>
      <text:p text:style-name="P14"><text:s text:c="55"/>A=FFH $*.* on A</text:p>
      <text:p text:style-name="P14"><text:s text:c="2"/>14 <text:s text:c="3"/>Select Disk <text:s text:c="10"/>E=Disk Number <text:s text:c="11"/>A=00H No $*.* File</text:p>
      <text:p text:style-name="P14"><text:s text:c="55"/>A=FFH $*.* File</text:p>
      <text:p text:style-name="P14"><text:s text:c="2"/>15 <text:s text:c="3"/>Open File <text:s text:c="12"/>DE=Address of FCB <text:s text:c="7"/>A=Directory Code</text:p>
      <text:p text:style-name="P14"><text:s text:c="2"/>16 <text:s text:c="3"/>Close File <text:s text:c="11"/>DE=Address of FCB <text:s text:c="7"/>A=Directory Code</text:p>
      <text:p text:style-name="P14"><text:s text:c="2"/>17 <text:s text:c="3"/>Search for First <text:s text:c="5"/>DE=Address of FCB <text:s text:c="7"/>A=Directory Code</text:p>
      <text:p text:style-name="P14"><text:s text:c="2"/>18 <text:s text:c="3"/>Search for Next <text:s text:c="6"/>DE=Address of FCB <text:s text:c="7"/>A=Directory Code</text:p>
      <text:p text:style-name="P14"><text:s text:c="2"/>19 <text:s text:c="3"/>Delete File <text:s text:c="10"/>DE=Address of FCB <text:s text:c="7"/>A=Error Code</text:p>
      <text:p text:style-name="P14"><text:s text:c="2"/>20 <text:s text:c="3"/>Read Sequential <text:s text:c="6"/>DE=Address of FCB <text:s text:c="7"/>A=Read/Write Code</text:p>
      <text:p text:style-name="P14"><text:s text:c="2"/>21 <text:s text:c="3"/>Write Sequential <text:s text:c="5"/>DE=Address of FCB <text:s text:c="7"/>A=Read/Write Code</text:p>
      <text:p text:style-name="P14"><text:s text:c="2"/>22 <text:s text:c="3"/>Make File <text:s text:c="12"/>DE=Address of FCB <text:s text:c="7"/>A=Directory Code</text:p>
      <text:p text:style-name="P14"><text:s text:c="2"/>23 <text:s text:c="3"/>Rename File <text:s text:c="10"/>DE=Address of FCB <text:s text:c="7"/>A=Error Code</text:p>
      <text:p text:style-name="P14"><text:s text:c="2"/>24 <text:s text:c="3"/>Get Login Vector <text:s text:c="5"/>None <text:s text:c="20"/>HL=Login Vector</text:p>
      <text:p text:style-name="P14"><text:s text:c="2"/>25 <text:s text:c="3"/>Get Current Disk <text:s text:c="5"/>None <text:s text:c="20"/>A=Current Disk</text:p>
      <text:p text:style-name="P14"><text:s text:c="2"/>26 <text:s text:c="3"/>Set DMA Address <text:s text:c="6"/>DE=DMA Address <text:s text:c="10"/>A=00H</text:p>
      <text:p text:style-name="P14"><text:s text:c="2"/>27 <text:s text:c="3"/>Get Alloc. Address <text:s text:c="3"/>None <text:s text:c="20"/>HL=Addr Alloc Vector</text:p>
      <text:p text:style-name="P14"><text:s text:c="2"/>28 <text:s text:c="3"/>Write Protect Disk <text:s text:c="3"/>None <text:s text:c="20"/>A=00H</text:p>
      <text:p text:style-name="P14"><text:s text:c="2"/>29 <text:s text:c="3"/>Get R/O Vector <text:s text:c="7"/>None <text:s text:c="20"/>HL=R/O Vector</text:p>
      <text:p text:style-name="P14"><text:s text:c="2"/>30 <text:s text:c="3"/>Set File Attributes <text:s text:c="2"/>DE=Address FCB <text:s text:c="10"/>A=Error Code</text:p>
      <text:p text:style-name="P14"><text:s text:c="2"/>31 <text:s text:c="3"/>Get DPB Address <text:s text:c="6"/>None <text:s text:c="20"/>HL=Address of DPB</text:p>
      <text:p text:style-name="P14"><text:s text:c="2"/>32 <text:s text:c="3"/>Set/Get User Code <text:s text:c="4"/>E=FFH (Get) <text:s text:c="13"/>A=User Number</text:p>
      <text:p text:style-name="P14"><text:s text:c="30"/>E=User Number (Set) <text:s text:c="5"/>A=00H</text:p>
      <text:p text:style-name="P14"><text:s text:c="2"/>33 <text:s text:c="3"/>Read Random <text:s text:c="10"/>DE=Address of FCB <text:s text:c="7"/>A=Read/Write Code</text:p>
      <text:p text:style-name="P14"><text:s text:c="2"/>34 <text:s text:c="3"/>Write Random <text:s text:c="9"/>DE=Address of FCB <text:s text:c="7"/>A=Read/Write Code</text:p>
      <text:p text:style-name="P14"><text:s text:c="2"/>35 <text:s text:c="3"/>Compute File Size <text:s text:c="4"/>DE=Address of FCB <text:s text:c="7"/>A=Error Code</text:p>
      <text:p text:style-name="P14"><text:s text:c="2"/>36 <text:s text:c="3"/>Set Random Record <text:s text:c="4"/>DE=Address of FCB <text:s text:c="7"/>A=00H</text:p>
      <text:p text:style-name="P14"><text:s text:c="2"/>37 <text:s text:c="3"/>Reset Mult Drive <text:s text:c="5"/>DE=Mask <text:s text:c="17"/>A=00H</text:p>
      <text:p text:style-name="P14"><text:s text:c="2"/>38 <text:s text:c="3"/>Not implemented</text:p>
      <text:p text:style-name="P14"><text:s text:c="2"/>39 <text:s text:c="3"/>Get fixed disk vector None <text:s text:c="20"/>HL=Fixed Disk Vector</text:p>
      <text:p text:style-name="P14"><text:s text:c="2"/>40 <text:s text:c="3"/>Write random, 00 fill DE=Addr of FCB <text:s text:c="10"/>A=Read/Write Code</text:p>
      <text:p text:style-name="P14"><text:s/>41-44 <text:s/>Not implemented</text:p>
      <text:p text:style-name="P14"><text:s text:c="2"/>45 <text:s text:c="3"/>Set error mode <text:s text:c="7"/>E=FFH (Get) <text:s text:c="13"/>A=00H</text:p>
      <text:p text:style-name="P14"><text:soft-page-break/><text:s text:c="30"/>E=FEH (Get Err/Disp) <text:s text:c="4"/>A=00H</text:p>
      <text:p text:style-name="P14"><text:s text:c="30"/>E=01H (Set ZSDOS) <text:s text:c="7"/>A=00H</text:p>
      <text:p text:style-name="P14"><text:s text:c="30"/>E=00H (Set CP/M) <text:s text:c="8"/>A=00H</text:p>
      <text:p text:style-name="P14"><text:s text:c="2"/>46 <text:s text:c="3"/>Not implemented</text:p>
      <text:p text:style-name="P14"><text:s text:c="2"/>47 <text:s text:c="3"/>Get DMA address <text:s text:c="6"/>None <text:s text:c="20"/>HL=Current DMA Address</text:p>
      <text:p text:style-name="P14"><text:s text:c="2"/>48 <text:s text:c="3"/>Get DOS &amp; version <text:s text:c="4"/>None <text:s text:c="21"/>H=DOS type: "S"=ZSDOS</text:p>
      <text:p text:style-name="P14"><text:s text:c="68"/>"D"=ZDDOS</text:p>
      <text:p text:style-name="P14"><text:s text:c="56"/>L=BCD Version Number</text:p>
      <text:p text:style-name="P14"><text:s/>49-97 <text:s/>Not implemented</text:p>
      <text:p text:style-name="P14"/>
      <text:p text:style-name="P14">Functions 98 and 99 are only available if a clock driver module is installed.</text:p>
      <text:p text:style-name="P14"/>
      <text:p text:style-name="P14"><text:s text:c="2"/>98 <text:s text:c="3"/>Get time <text:s text:c="13"/>DE=Address to Put Time <text:s text:c="2"/>A=Time/Date Code</text:p>
      <text:p text:style-name="P14"><text:s text:c="2"/>99 <text:s text:c="3"/>Set time <text:s text:c="13"/>DE=Address of Time <text:s text:c="6"/>A=Time/Date Code</text:p>
      <text:p text:style-name="P14"/>
      <text:p text:style-name="P14"><text:s/>100 <text:s text:c="3"/>Get flags <text:s text:c="12"/>None <text:s text:c="20"/>HL=Flags</text:p>
      <text:p text:style-name="P14"><text:s/>101 <text:s text:c="3"/>Set flags <text:s text:c="12"/>DE=Flags <text:s text:c="16"/>None</text:p>
      <text:p text:style-name="P14"/>
      <text:p text:style-name="P14">Functions <text:s/>102 and 103 are only available in ZSDOS if datestamping <text:s/>module <text:s/>is</text:p>
      <text:p text:style-name="P14">installed.</text:p>
      <text:p text:style-name="P14"/>
      <text:p text:style-name="P14"><text:s/>102 <text:s text:c="3"/>Get file stamp <text:s text:c="7"/>DE=Addr of FCB <text:s text:c="10"/>A=Time/Date Code,</text:p>
      <text:p text:style-name="P14"><text:s text:c="58"/>Stamp in DMA Buffer</text:p>
      <text:p text:style-name="P14"><text:s/>103 <text:s text:c="3"/>Set file stamp <text:s text:c="7"/>DE=FCB Address, <text:s text:c="9"/>A=Time/Date Code</text:p>
      <text:p text:style-name="P14"><text:s text:c="34"/>Stamp in DMA Buffer</text:p>
      <text:p text:style-name="P14"/>
      <text:p text:style-name="P14"/>
      <text:p text:style-name="P14"><text:s text:c="20"/></text:p>
      <text:p text:style-name="P3">Summary of BDOS Return Codes</text:p>
      <text:p text:style-name="P14"/>
      <text:p text:style-name="P14">Directory Codes: <text:s text:c="2"/>A=00H, 01H, 02H, 03H if No Error</text:p>
      <text:p text:style-name="P14"><text:s text:c="19"/>A=FFH if Error</text:p>
      <text:p text:style-name="P14"/>
      <text:p text:style-name="P14">Error Codes: <text:s text:c="6"/>A=00H if No error</text:p>
      <text:p text:style-name="P14"><text:s text:c="19"/>A=FFH if error</text:p>
      <text:p text:style-name="P14"/>
      <text:p text:style-name="P14">Time/Date Codes: <text:s text:c="2"/>A=01H if No error</text:p>
      <text:p text:style-name="P14"><text:s text:c="19"/>A=FFH if error</text:p>
      <text:p text:style-name="P14"/>
      <text:p text:style-name="P14">Read/Write Codes: <text:s/>A=00H if No error</text:p>
      <text:p text:style-name="P14"><text:s text:c="19"/>A=01H <text:s text:c="2"/>Read =&gt; End of File</text:p>
      <text:p text:style-name="P14"><text:s text:c="27"/>Write =&gt;Directory Full</text:p>
      <text:p text:style-name="P14"><text:s text:c="19"/>A=02H Disk Full</text:p>
      <text:p text:style-name="P14"><text:s text:c="19"/>A=03H Close Error in Random Record Read/Write</text:p>
      <text:p text:style-name="P14"><text:s text:c="19"/>A=04H Read Empty Record during Random Record Read</text:p>
      <text:p text:style-name="P14"><text:s text:c="19"/>A=05H Directory Full during Random Record Write</text:p>
      <text:p text:style-name="P14"><text:s text:c="19"/>A=06H Record too big during Random Record Read/Write</text:p>
      <text:p text:style-name="P14"/>
      <text:p text:style-name="P14">Extended Error codes in Return Error Mode:</text:p>
      <text:p text:style-name="P14"/>
      <text:p text:style-name="P14"><text:s text:c="19"/>A=FFH Extended Error Flag</text:p>
      <text:p text:style-name="P14"><text:s text:c="23"/>H=01H Disk I/O Error (Bad Sector)</text:p>
      <text:p text:style-name="P14"><text:s text:c="23"/>H=02H Read Only Disk</text:p>
      <text:p text:style-name="P14"><text:s text:c="23"/>H=03H Write Protected File</text:p>
      <text:p text:style-name="P14"><text:s text:c="23"/>H=04H Invalid Drive (Select)</text:p>
      <text:p text:style-name="P14"/>
      <text:p text:style-name="P14"/>
      <text:p text:style-name="P14"/>
      <text:p text:style-name="P14"/>
      <text:p text:style-name="P14"/>
      <text:p text:style-name="P3">Appendix 2 - BIOS Functions Quick Reference</text:p>
      <text:p text:style-name="P14"/>
      <text:p text:style-name="P14">Number <text:s/>Function name <text:s text:c="3"/>Input Parameters <text:s text:c="8"/>Returned Values</text:p>
      <text:p text:style-name="P14">-----------------------------------------------------------------</text:p>
      <text:p text:style-name="P14"><text:s text:c="3"/>0 <text:s text:c="3"/>BOOT <text:s text:c="12"/>None <text:s text:c="20"/>None</text:p>
      <text:p text:style-name="P14"><text:s text:c="3"/>1 <text:s text:c="3"/>WBOOT <text:s text:c="11"/>None <text:s text:c="20"/>None</text:p>
      <text:p text:style-name="P14"><text:s text:c="3"/>2 <text:s text:c="3"/>CONST <text:s text:c="11"/>None <text:s text:c="20"/>A=FFH If Ready</text:p>
      <text:p text:style-name="P14"><text:s text:c="50"/>A=00H If Not Ready</text:p>
      <text:p text:style-name="P14"><text:s text:c="3"/>3 <text:s text:c="3"/>CONIN <text:s text:c="11"/>None <text:s text:c="20"/>A=Console Character</text:p>
      <text:p text:style-name="P14"><text:s text:c="3"/>4 <text:s text:c="3"/>CONOUT <text:s text:c="10"/>C=Console Character <text:s text:c="5"/>None</text:p>
      <text:p text:style-name="P14"><text:s text:c="3"/>5 <text:s text:c="3"/>LIST <text:s text:c="12"/>C=List Character <text:s text:c="8"/>None</text:p>
      <text:p text:style-name="P14"><text:s text:c="3"/>6 <text:s text:c="3"/>PUNCH <text:s text:c="11"/>C=Punch Character <text:s text:c="7"/>None</text:p>
      <text:p text:style-name="P14"><text:s text:c="3"/>7 <text:s text:c="3"/>READER <text:s text:c="10"/>None <text:s text:c="20"/>A=Reader Character</text:p>
      <text:p text:style-name="P14"><text:s text:c="3"/>8 <text:s text:c="3"/>HOME <text:s text:c="12"/>None <text:s text:c="20"/>None</text:p>
      <text:p text:style-name="P14"><text:s text:c="3"/>9 <text:s text:c="3"/>SELDSK <text:s text:c="10"/>C=Drive Number (0..15) <text:s text:c="2"/>HL=Disk Param Header Addr</text:p>
      <text:p text:style-name="P14"><text:s text:c="25"/>E=Init Select Flag <text:s text:c="6"/>HL=0000H If Invalid Drive</text:p>
      <text:p text:style-name="P14"><text:s text:c="2"/>10 <text:s text:c="3"/>SETTRK <text:s text:c="10"/>BC=Track Number <text:s text:c="9"/>None</text:p>
      <text:p text:style-name="P14"><text:s text:c="2"/>11 <text:s text:c="3"/>SETSEC <text:s text:c="10"/>BC=Sector Number <text:s text:c="8"/>None</text:p>
      <text:p text:style-name="P14"><text:s text:c="2"/>12 <text:s text:c="3"/>SETDMA <text:s text:c="10"/>BC=DMA Address <text:s text:c="10"/>None</text:p>
      <text:p text:style-name="P14"><text:s text:c="2"/>13 <text:s text:c="3"/>READ <text:s text:c="12"/>None <text:s text:c="20"/>A=00H If No Error</text:p>
      <text:p text:style-name="P14"><text:s text:c="50"/>A=01H If Error</text:p>
      <text:p text:style-name="P14"><text:s text:c="2"/>14 <text:s text:c="3"/>WRITE <text:s text:c="11"/>C=00H Write Data <text:s text:c="8"/>A=00H If No Error</text:p>
      <text:p text:style-name="P14"><text:s text:c="25"/>C=01H Write Directory <text:s text:c="3"/>A=01H If Error</text:p>
      <text:p text:style-name="P14"><text:s text:c="25"/>C=02H Write New Data</text:p>
      <text:p text:style-name="P14"><text:s text:c="2"/>15 <text:s text:c="3"/>LISTST <text:s text:c="10"/>None <text:s text:c="20"/>A=00H If Ready</text:p>
      <text:p text:style-name="P14"><text:s text:c="50"/>A=FFH If Not Ready</text:p>
      <text:p text:style-name="P14"><text:s text:c="2"/>16 <text:s text:c="3"/>SECTRN <text:s text:c="10"/>BC=Logical Sector <text:s text:c="7"/>HL=Physical Sector</text:p>
      <text:p text:style-name="P14"><text:s text:c="29"/>Number <text:s text:c="18"/>Number</text:p>
      <text:p text:style-name="P14"><text:s text:c="50"/>DE=Translation Table</text:p>
      <text:p text:style-name="P14"><text:s text:c="54"/>Address</text:p>
      <text:p text:style-name="P14"/>
      <text:p text:style-name="P14">NOTE: BIOS routines must not alter the IX register!</text:p>
      <text:p text:style-name="P14"/>
      <text:p text:style-name="P14"/>
      <text:p text:style-name="P14"/>
      <text:p text:style-name="P14"/>
      <text:p text:style-name="P3">Appendix 3 - Datespec and File Stamp Formats</text:p>
      <text:p text:style-name="P14"/>
      <text:p text:style-name="P14">The <text:s/>universal <text:s/>stamp and time formats used by ZSDOS are based on <text:s/>packed <text:s/>BCD</text:p>
      <text:p text:style-name="P14">digits. <text:s text:c="2"/>It was decided that these were the easiest format for <text:s/>Z80 <text:s/>applica-</text:p>
      <text:p text:style-name="P14">tions <text:s/>programs to work with, and were compatible with most real time <text:s/>clocks.</text:p>
      <text:p text:style-name="P14">The <text:s/>format <text:s/>for the stamps and for the clock functions are identical <text:s/>to <text:s/>the</text:p>
      <text:p text:style-name="P14">Plu*Perfect DateStamper's formats for these functions.</text:p>
      <text:p text:style-name="P14"/>
      <text:p text:style-name="P14">Some <text:s/>file stamping formats (for example CP/M Plus type) do not store all <text:s/>the</text:p>
      <text:p text:style-name="P14">information present in the universal format to disk. In the case of CP/M <text:s/>Plus</text:p>
      <text:p text:style-name="P14">type <text:s/>stamps, <text:s/>there is no provision for stamping the Last Access <text:s/>time. <text:s text:c="2"/>The</text:p>
      <text:p text:style-name="P14">ZSDOS <text:s/>interface routines fill unimplemented fields in the stamp with <text:s/>0 <text:s/>when</text:p>
      <text:p text:style-name="P14">the <text:s/>Get Stamp function is used, and ignore the contents of the unused <text:s/>fields</text:p>
      <text:p text:style-name="P14">when the Put Stamp function is used.</text:p>
      <text:p text:style-name="P14"/>
      <text:p text:style-name="P14">Depending <text:s/>on <text:s/>the stamping method selected, the format of the stamps <text:s/>on <text:s/>the</text:p>
      <text:p text:style-name="P14">disk may differ from the universal format. <text:s/>These differences are <text:s/>effectively</text:p>
      <text:p text:style-name="P14">hidden from users by ZSDOS and the Stamp routines so long as ZSDOS's functions</text:p>
      <text:p text:style-name="P14">are used to get or manipulate the stamps.</text:p>
      <text:p text:style-name="P14"/>
      <text:p text:style-name="P14"><text:s text:c="5"/>Time format (6 bytes packed BCD):</text:p>
      <text:p text:style-name="P14"/>
      <text:p text:style-name="P14"><text:s text:c="10"/>TIME+0 - last 2 digits of year</text:p>
      <text:p text:style-name="P14"><text:s text:c="20"/>(prefix 19 assumed for 78 to 99, else 20 assumed)</text:p>
      <text:p text:style-name="P14"><text:s text:c="10"/>TIME+1 - month <text:s/>[1..12]</text:p>
      <text:p text:style-name="P14"><text:s text:c="10"/>TIME+2 - day <text:s text:c="3"/>[1..31]</text:p>
      <text:p text:style-name="P14"><text:s text:c="10"/>TIME+3 - hour <text:s text:c="2"/>[0..23]</text:p>
      <text:p text:style-name="P14"><text:s text:c="10"/>TIME+4 - minute [0..59]</text:p>
      <text:p text:style-name="P14"><text:s text:c="10"/>TIME+5 - second [0..59]</text:p>
      <text:p text:style-name="P14"/>
      <text:p text:style-name="P14"><text:s text:c="5"/>File Stamp format (15 bytes packed BCD):</text:p>
      <text:p text:style-name="P14"/>
      <text:p text:style-name="P14"><text:s text:c="10"/>DMA+0 <text:s/>- Create field (first 5 bytes of time format)</text:p>
      <text:p text:style-name="P14"><text:s text:c="10"/>DMA+5 <text:s/>- Access field (first 5 bytes of time format)</text:p>
      <text:p text:style-name="P14"><text:s text:c="10"/>DMA+10 - Modify field (first 5 bytes of time format)</text:p>
      <text:p text:style-name="P14"/>
      <text:p text:style-name="P14"/>
      <text:p text:style-name="P14"/>
      <text:p text:style-name="P3">Appendix 4 - ZSDOS Memory Allocation &amp; Usage</text:p>
      <text:p text:style-name="P14"/>
      <text:p text:style-name="P14">The <text:s/>normal memory map for ZSDOS is identical to CP/M 2.2 and ZRDOS <text:s/>1.x <text:s/>sys-</text:p>
      <text:p text:style-name="P14">tems. <text:s text:c="2"/>Starting at absolute memory address 0, the first 256 bytes (0 - <text:s/>0FFH)</text:p>
      <text:p text:style-name="P14">are reserved for the system base page. <text:s/>Starting at 100H and continuing to the</text:p>
      <text:p text:style-name="P14">bottom of the lowest system segment is the Transient Program Area (TPA). <text:s/>This</text:p>
      <text:p text:style-name="P14">is <text:s/>where all applications programs (such as word processors, database <text:s/>manag-</text:p>
      <text:p text:style-name="P14">ers, <text:s/>assemblers, etc.) execute. <text:s/>ZSDOS does not specify a fixed <text:s/>address <text:s/>for</text:p>
      <text:p text:style-name="P14">the lowest system segment.</text:p>
      <text:p text:style-name="P14"/>
      <text:p text:style-name="P14">System <text:s/>segments under ZSDOS are defined as any program that <text:s/>remains <text:s/>present</text:p>
      <text:p text:style-name="P14">following a warm boot of the system. <text:s/>Classically, these segments are the <text:s/>CCP</text:p>
      <text:p text:style-name="P14">(which handles user interface to the system when no transient applications are</text:p>
      <text:p text:style-name="P14">running), the BDOS (which handles all hardware-independent system operations),</text:p>
      <text:p text:style-name="P14">and <text:s/>the <text:s/>BIOS (which handles all hardware-dependent system <text:s/>functions). <text:s text:c="2"/>The</text:p>
      <text:p text:style-name="P14">separation <text:s/>of hardware-independent routines and hardware <text:s/>dependent <text:s/>routines</text:p>
      <text:p text:style-name="P14">was <text:s/>one of the most significant advances that CP/M made in <text:s/>operating <text:s/>system</text:p>
      <text:p text:style-name="P14">design for microcomputers.</text:p>
      <text:p text:style-name="P14"/>
      <text:p text:style-name="P14">In addition to the segments already mentioned, numerous other system <text:s/>segments</text:p>
      <text:p text:style-name="P14">may exist in a ZSDOS system. <text:s/>Unlike the segments mentioned previously, <text:s/>these</text:p>
      <text:p text:style-name="P14">segments are not required for ZSDOS to function. <text:s/>Examples include; RSX's such</text:p>
      <text:p text:style-name="P14">as <text:s/>BackGrounder ii and DosDisk, ZCPR3 system segments (RCP, FCP, <text:s/>ENV, <text:s/>IOP),</text:p>
      <text:p text:style-name="P14">utility <text:s/>programs such as DateStamper, and finally ZSDOS extensions <text:s/>for <text:s/>time</text:p>
      <text:p text:style-name="P14">and filestamp support.</text:p>
      <text:p text:style-name="P14"/>
      <text:p text:style-name="P14">RSX's are normally located immediately below CCP in memory. <text:s/>All other option-</text:p>
      <text:p text:style-name="P14">al <text:s/>system <text:s/>segments are normally located above BIOS in memory. <text:s/>In <text:s/>all, <text:s/>the</text:p>
      <text:p text:style-name="P14">system memory map appears something like this:</text:p>
      <text:p text:style-name="P14"/>
      <text:p text:style-name="P14"><text:s text:c="15"/>FFFFH +--------------------------+</text:p>
      <text:p text:style-name="P14"><text:s text:c="21"/>| optional system segments |</text:p>
      <text:p text:style-name="P14"><text:s text:c="15"/>XXXXH +--------------------------+</text:p>
      <text:p text:style-name="P14"><text:s text:c="21"/>| <text:s text:c="9"/>BIOS <text:s text:c="11"/>|</text:p>
      <text:p text:style-name="P14"><text:s text:c="15"/>BIOS <text:s/>+--------------------------+</text:p>
      <text:p text:style-name="P14"><text:s text:c="21"/>| <text:s text:c="9"/>ZSDOS <text:s text:c="10"/>|</text:p>
      <text:p text:style-name="P14"><text:s text:c="10"/>BIOS-0E00H +--------------------------+</text:p>
      <text:p text:style-name="P14"><text:s text:c="21"/>| <text:s text:c="10"/>CCP <text:s text:c="11"/>|</text:p>
      <text:p text:style-name="P14"><text:s text:c="10"/>BIOS-1600H +--------------------------+</text:p>
      <text:p text:style-name="P14"><text:s text:c="21"/>| <text:s text:c="5"/>optional RSX's <text:s text:c="5"/>|</text:p>
      <text:p text:style-name="P14"><text:s text:c="15"/>XXXXH +--------------------------+</text:p>
      <text:p text:style-name="P14"><text:s text:c="21"/>| <text:s text:c="25"/>|</text:p>
      <text:p text:style-name="P14"><text:s text:c="21"/>| <text:s text:c="4"/>Transient Program <text:s text:c="3"/>|</text:p>
      <text:p text:style-name="P14"><text:s text:c="21"/>| <text:s text:c="10"/>Area <text:s text:c="10"/>|</text:p>
      <text:p text:style-name="P14"><text:s text:c="21"/>| <text:s text:c="25"/>|</text:p>
      <text:p text:style-name="P14"><text:s text:c="21"/>| <text:s text:c="25"/>|</text:p>
      <text:p text:style-name="P14"><text:s text:c="15"/>0100H +--------------------------+</text:p>
      <text:p text:style-name="P14"><text:s text:c="21"/>| <text:s text:c="7"/>Base Page <text:s text:c="8"/>|</text:p>
      <text:p text:style-name="P14"><text:s text:c="15"/>0000H +--------------------------+</text:p>
      <text:p text:style-name="P14"/>
      <text:p text:style-name="P14"/>
      <text:p text:style-name="P14">As depicted in the diagram, only addresses in the Base Page and the address of</text:p>
      <text:p text:style-name="P14">the <text:s/>start of TPA are fixed in a ZSDOS system. <text:s/>All other system <text:s/>address <text:s/>are</text:p>
      <text:p text:style-name="P14">calculated <text:s/>relative to BIOS. <text:s/>The sizes of ZSDOS, the Base Page, and the <text:s/>CCP</text:p>
      <text:p text:style-name="P14">are fixed. <text:s/>All other system segments may be sized as needed.</text:p>
      <text:p text:style-name="P14"><text:soft-page-break/></text:p>
      <text:p text:style-name="P14">Base <text:s/>Page. <text:s/>The Base Page (addresses 0 - FFH) is used by ZSDOS for <text:s/>important</text:p>
      <text:p text:style-name="P14">system <text:s/>information. <text:s text:c="2"/>Definitions <text:s/>for Base Page are the same <text:s/>as <text:s/>CP/M <text:s/>2.2.</text:p>
      <text:p text:style-name="P14">ZSDOS <text:s/>depends <text:s/>on <text:s/>the Base Page being at absolute address 0 <text:s/>in <text:s/>the <text:s/>system</text:p>
      <text:p text:style-name="P14">memory map.</text:p>
      <text:p text:style-name="P14"/>
      <text:p text:style-name="P14">BASE+00H - Jump to BIOS Warm Boot routine (BIOS+03H).</text:p>
      <text:p text:style-name="P14"/>
      <text:p text:style-name="P14">This address must <text:s text:c="4"/>be altered by any program. <text:s/>It provides the only depend-</text:p>
      <text:p text:style-name="P14">able method of finding the locations of ZSDOS system segments in memory. <text:s/>Here</text:p>
      <text:p text:style-name="P14">is <text:s/>an example which uses the Warm Boot vector to test for the presence of <text:s/>an</text:p>
      <text:p text:style-name="P14">RSX:</text:p>
      <text:p text:style-name="P14"/>
      <text:p text:style-name="P14"><text:s text:c="2"/>FINDZS: LD <text:s text:c="5"/>HL,(0001H) <text:s text:c="5"/>; Get BIOS warm boot address</text:p>
      <text:p text:style-name="P14"><text:s text:c="10"/>LD <text:s text:c="5"/>DE,0DFAH <text:s text:c="7"/>; ZSDOS entry is this far below</text:p>
      <text:p text:style-name="P14"><text:s text:c="10"/>AND <text:s text:c="4"/>A <text:s text:c="14"/>; Clear carry</text:p>
      <text:p text:style-name="P14"><text:s text:c="10"/>SBC <text:s text:c="4"/>HL,DE <text:s text:c="10"/>; HL now points to ZSDOS entry</text:p>
      <text:p text:style-name="P14"><text:s text:c="10"/>EX <text:s text:c="5"/>DE,HL</text:p>
      <text:p text:style-name="P14"><text:s text:c="10"/>LD <text:s text:c="5"/>HL,(0006H) <text:s text:c="5"/>; Get BDOS vector</text:p>
      <text:p text:style-name="P14"><text:s text:c="10"/>SBC <text:s text:c="4"/>HL,DE <text:s text:c="10"/>; See if addresses same</text:p>
      <text:p text:style-name="P14"><text:s text:c="10"/>JR <text:s text:c="5"/>Z,NORSX <text:s text:c="8"/>; They are - no RSX's present</text:p>
      <text:p text:style-name="P14"><text:s text:c="10"/>...</text:p>
      <text:p text:style-name="P14"/>
      <text:p text:style-name="P14">BASE+03H - IOBYTE</text:p>
      <text:p text:style-name="P14"/>
      <text:p text:style-name="P14">The <text:s/>IOBYTE is a BIOS-related structure that may be used at the option of <text:s/>the</text:p>
      <text:p text:style-name="P14">BIOS <text:s/>author to allow for limited redirection of byte-oriented I/O. <text:s/>The <text:s/>byte</text:p>
      <text:p text:style-name="P14">itself <text:s/>consists <text:s/>of 4 fields which correspond to the Console <text:s/>(CON:), <text:s/>Reader</text:p>
      <text:p text:style-name="P14">(RDR:), Punch (PUN:) and List (LST:) logical devices. <text:s/>Each logical device may</text:p>
      <text:p text:style-name="P14">be assigned to one of up to 4 different physical devices.</text:p>
      <text:p text:style-name="P14"/>
      <text:p text:style-name="P14">Since implementation of IOBYTE is optional and system- dependent, consult <text:s/>the</text:p>
      <text:p text:style-name="P14">system <text:s/>manuals that came with your computer for the definitions <text:s/>provided <text:s/>on</text:p>
      <text:p text:style-name="P14">your system.</text:p>
      <text:p text:style-name="P14"/>
      <text:p text:style-name="P14">BASE+04H - Current Command Processor default drive and user</text:p>
      <text:p text:style-name="P14"/>
      <text:p text:style-name="P14">This <text:s/>byte is where CCP stores the current default drive and user. <text:s/>The <text:s/>drive</text:p>
      <text:p text:style-name="P14">is <text:s/>located in bits 0-3, with 0 being the A drive. <text:s/>The user number mod 16 <text:s/>is</text:p>
      <text:p text:style-name="P14">stored in bits 4-7.</text:p>
      <text:p text:style-name="P14"/>
      <text:p text:style-name="P14">BASE+05H - Jump to BDOS</text:p>
      <text:p text:style-name="P14"/>
      <text:p text:style-name="P14">A call to address 5 is used to command ZSDOS to perform a function. <text:s text:c="2"/>However,</text:p>
      <text:p text:style-name="P14">you can't rely on the address stored at location 6 to point directly to ZSDOS!</text:p>
      <text:p text:style-name="P14"/>
      <text:p text:style-name="P14">The <text:s/>MSB <text:s/>of the address at location 6 always points to the top <text:s/>page <text:s/>of <text:s/>the</text:p>
      <text:p text:style-name="P14">Transient Program Area. <text:s/>This may or may not be the address of ZSDOS, <text:s/>depend-</text:p>
      <text:p text:style-name="P14">ing <text:s/>on <text:s/>whether any RSX's are present. <text:s/>Any program that needs to <text:s/>check <text:s/>the</text:p>
      <text:p text:style-name="P14">size <text:s/>of <text:s/>the available TPA should use the MSB of the address <text:s/>pointed <text:s/>to <text:s/>by</text:p>
      <text:p text:style-name="P14">location <text:s/>6 to determine the amount of available memory. <text:s/>The <text:s/>following <text:s/>code</text:p>
      <text:p text:style-name="P14">fragment demonstrates the proper method:</text:p>
      <text:p text:style-name="P14"/>
      <text:p text:style-name="P14"><text:s text:c="2"/>GETSIZ: LD <text:s text:c="5"/>HL,(0006H) <text:s text:c="5"/>; Get address of top of TPA</text:p>
      <text:p text:style-name="P14"><text:s text:c="10"/>DEC <text:s text:c="4"/>H <text:s text:c="14"/>; One page less for Application</text:p>
      <text:p text:style-name="P14"><text:s text:c="10"/>LD <text:s text:c="5"/>L,0FFH <text:s text:c="9"/>; Proper top address now in HL</text:p>
      <text:p text:style-name="P14"><text:soft-page-break/><text:s text:c="18"/>...</text:p>
      <text:p text:style-name="P14"/>
      <text:p text:style-name="P14"/>
      <text:p text:style-name="P3">Appendix 5 - File Attributes</text:p>
      <text:p text:style-name="P14"/>
      <text:h text:style-name="Heading_20_2" text:outline-level="2">A-5.1 What are file attributes?</text:h>
      <text:p text:style-name="P14"/>
      <text:p text:style-name="P14">File <text:s/>attributes are a generalized means of providing information about <text:s/>files</text:p>
      <text:p text:style-name="P14">to <text:s/>the operating system and to programs which operate on files. <text:s text:c="2"/>Under <text:s/>CP/M</text:p>
      <text:p text:style-name="P14">2.2, only two file attributes were used, the Read-Only and SYStem <text:s/>attributes.</text:p>
      <text:p text:style-name="P14">If <text:s/>a file is set to Read-Only under CP/M 2.2, the operating system <text:s/>and <text:s/>CP/M</text:p>
      <text:p text:style-name="P14">programs <text:s/>provide an additional level of file security by either <text:s/>refusing <text:s/>to</text:p>
      <text:p text:style-name="P14">erase <text:s/>these files or prompting the user before erasure. <text:s/>Files which are <text:s/>not</text:p>
      <text:p text:style-name="P14">accessed <text:s/>by the user may be set to SYStem under CP/M so that their names <text:s/>are</text:p>
      <text:p text:style-name="P14">not included in directory displays.</text:p>
      <text:p text:style-name="P14"/>
      <text:p text:style-name="P14">A <text:s/>file <text:s/>attribute <text:s/>can only be turned on or off: there <text:s/>are <text:s/>no <text:s/>intermediate</text:p>
      <text:p text:style-name="P14">settings. <text:s text:c="2"/>For instance, the Read-Only attribute can either be set <text:s/>to <text:s/>Read-</text:p>
      <text:p text:style-name="P14">Only <text:s/>or Read-Write. <text:s/>This is because each file attribute is controlled <text:s/>by <text:s/>a</text:p>
      <text:p text:style-name="P14">single binary bit associated with a particular file's name. <text:s/>The Read-Only and</text:p>
      <text:p text:style-name="P14">Read-Write <text:s/>(or R/O and R/W) attribute is controlled by setting the Most <text:s/>Sig-</text:p>
      <text:p text:style-name="P14">nificant <text:s/>Bit, or MSB, of the first character of a file's type to <text:s/>binary <text:s/>one</text:p>
      <text:p text:style-name="P14">(R/O) or binary zero (R/W).</text:p>
      <text:p text:style-name="P14"/>
      <text:p text:style-name="P14">For example, here are the directory entry values of a file named <text:s/>FILEATTR.CRC</text:p>
      <text:p text:style-name="P14">which has been set to R/O shown in ASCII, hex, and binary:</text:p>
      <text:p text:style-name="P14"/>
      <text:p text:style-name="P14"><text:s text:c="20"/>ASCII <text:s text:c="2"/>Hex <text:s text:c="3"/>Binary</text:p>
      <text:p text:style-name="P14"><text:s text:c="20"/>---------------------</text:p>
      <text:p text:style-name="P14"><text:s text:c="22"/>F <text:s text:c="4"/>46 <text:s text:c="4"/>01000110</text:p>
      <text:p text:style-name="P14"><text:s text:c="22"/>I <text:s text:c="4"/>49 <text:s text:c="4"/>01001001</text:p>
      <text:p text:style-name="P14"><text:s text:c="22"/>L <text:s text:c="4"/>4C <text:s text:c="4"/>01001100</text:p>
      <text:p text:style-name="P14"><text:s text:c="6"/>File Name <text:s text:c="6"/>E <text:s text:c="4"/>45 <text:s text:c="4"/>01000101</text:p>
      <text:p text:style-name="P14"><text:s text:c="22"/>A <text:s text:c="4"/>41 <text:s text:c="4"/>01000001</text:p>
      <text:p text:style-name="P14"><text:s text:c="22"/>T <text:s text:c="4"/>54 <text:s text:c="4"/>01010100</text:p>
      <text:p text:style-name="P14"><text:s text:c="22"/>T <text:s text:c="4"/>54 <text:s text:c="4"/>01010100</text:p>
      <text:p text:style-name="P14"><text:s text:c="22"/>R <text:s text:c="4"/>52 <text:s text:c="4"/>01010010</text:p>
      <text:p text:style-name="P14"/>
      <text:p text:style-name="P14"><text:s text:c="22"/>C <text:s text:c="4"/>C3 <text:s text:c="4"/>11000011</text:p>
      <text:p text:style-name="P14"><text:s text:c="6"/>File Type <text:s text:c="6"/>R <text:s text:c="4"/>52 <text:s text:c="4"/>01010010</text:p>
      <text:p text:style-name="P14"><text:s text:c="22"/>C <text:s text:c="4"/>43 <text:s text:c="4"/>01000011</text:p>
      <text:p text:style-name="P14"><text:s text:c="35"/>|</text:p>
      <text:p text:style-name="P14"><text:s text:c="35"/>Most Significant Bits (MSBs)</text:p>
      <text:p text:style-name="P14"/>
      <text:p text:style-name="P14">In <text:s/>this <text:s/>example, the file type is "CRC". <text:s/>Notice that the <text:s/>first <text:s/>and <text:s/>third</text:p>
      <text:p text:style-name="P14">characters of "CRC" are both "C" in ASCII, but their values differ in hex <text:s/>and</text:p>
      <text:p text:style-name="P14">binary. <text:s text:c="2"/>This is due to the fact that while file name characters take up <text:s/>one</text:p>
      <text:p text:style-name="P14">byte, <text:s/>or <text:s/>eight bits each in memory, the ASCII character set <text:s/>uses <text:s/>only <text:s/>the</text:p>
      <text:p text:style-name="P14">seven <text:s/>least <text:s/>significant <text:s/>bits of each byte. <text:s/>The most <text:s/>significant <text:s/>bit <text:s/>can</text:p>
      <text:p text:style-name="P14">therefore be altered without changing the byte's character value.</text:p>
      <text:p text:style-name="P14"/>
      <text:p text:style-name="P14">In the above example, the seventh bit has been set on the first "C," <text:s/>changing</text:p>
      <text:p text:style-name="P14">its <text:s/>Hex value from 43 to C3. <text:s/>Because the seventh bit of the first file <text:s/>type</text:p>
      <text:p text:style-name="P14">character is the Read-Only bit, FILEATTR.CRC now has the attribute of being <text:s/>a</text:p>
      <text:p text:style-name="P14">Read-Only <text:s/>file. <text:s/>If the Read-Only bit is now set back to <text:s/>zero, <text:s/>FILEATTR.CRC</text:p>
      <text:p text:style-name="P14">loses <text:s/>its <text:s/>special <text:s/>status and becomes once again a <text:s/>lowly <text:s/>Read-Write <text:s/>file.</text:p>
      <text:p text:style-name="P14"><text:soft-page-break/>Other attributes are set and reset using the same technique on other <text:s/>filename</text:p>
      <text:p text:style-name="P14">characters.</text:p>
      <text:p text:style-name="P14"/>
      <text:h text:style-name="Heading_20_2" text:outline-level="2">A-5.2 File attribute meanings.</text:h>
      <text:p text:style-name="P14"/>
      <text:p text:style-name="P14">As mentioned above, only two attributes were originally implemented under CP/M</text:p>
      <text:p text:style-name="P14">2.2. <text:s text:c="2"/>Improvements in CP/M programs and operating system <text:s/>enhancements <text:s/>since</text:p>
      <text:p text:style-name="P14">CP/M 2.2 have greatly expanded the amount of information which may be conveyed</text:p>
      <text:p text:style-name="P14">through a file's attributes. <text:s/>Under ZSDOS, up to eight file attributes may <text:s/>be</text:p>
      <text:p text:style-name="P14">associated <text:s/>with <text:s/>each file. <text:s/>Over the years, meanings for most of <text:s/>these <text:s/>at-</text:p>
      <text:p text:style-name="P14">tributes have evolved by consensus.</text:p>
      <text:p text:style-name="P14"/>
      <text:p text:style-name="P14">All file attribute bits are set to zero by the operating system when files are</text:p>
      <text:p text:style-name="P14">created. <text:s text:c="2"/>When <text:s/>a <text:s/>bit is turned on (set to 1) by a program <text:s/>its <text:s/>meaning <text:s/>is</text:p>
      <text:p text:style-name="P14">reversed. <text:s/>Here are the file attributes available under ZSDOS and the meanings</text:p>
      <text:p text:style-name="P14">typically associated with them:</text:p>
      <text:p text:style-name="P14"/>
      <text:p text:style-name="P14"><text:s text:c="7"/>Character <text:s text:c="8"/>Default Meaning <text:s text:c="4"/>Meaning When Set</text:p>
      <text:p text:style-name="P14"><text:s text:c="7"/>------------------------------------------------------</text:p>
      <text:p text:style-name="P14"><text:s text:c="5"/>F1 (File name-1)</text:p>
      <text:p text:style-name="P14"><text:s text:c="5"/>F2 (File name-2) <text:s text:c="3"/>Private file <text:s text:c="7"/>Public file</text:p>
      <text:p text:style-name="P14"><text:s text:c="5"/>F3 (File name-3) <text:s text:c="3"/>Access stamp <text:s text:c="7"/>No access stamp</text:p>
      <text:p text:style-name="P14"><text:s text:c="5"/>F4 (File name-4)</text:p>
      <text:p text:style-name="P14"><text:s text:c="5"/>F8 (File name-8) <text:s text:c="3"/>Wheel unprotect <text:s text:c="4"/>Wheel protect</text:p>
      <text:p text:style-name="P14"><text:s text:c="5"/>T1 (file Type-1) <text:s text:c="3"/>Read write <text:s text:c="9"/>Read only</text:p>
      <text:p text:style-name="P14"><text:s text:c="5"/>T2 (file Type-2) <text:s text:c="3"/>Directory <text:s text:c="10"/>System</text:p>
      <text:p text:style-name="P14"><text:s text:c="5"/>T3 (file Type-3) <text:s text:c="3"/>Not archived <text:s text:c="7"/>Archived</text:p>
      <text:p text:style-name="P14"/>
      <text:p text:style-name="P14">File <text:s/>name characters five, six, and seven are reserved for use by <text:s/>ZSDOS <text:s/>and</text:p>
      <text:p text:style-name="P14">may not be used by programs. <text:s/>File name characters one and four may be used by</text:p>
      <text:p text:style-name="P14">programs but do not yet have widely accepted meanings.</text:p>
      <text:p text:style-name="P14"/>
      <text:h text:style-name="Heading_20_3" text:outline-level="3">A-5.2.1 Public file attribute (f2).</text:h>
      <text:p text:style-name="P14"/>
      <text:p text:style-name="P14">The <text:s/>Public <text:s/>File <text:s/>attribute is controlled by the seventh bit <text:s/>of <text:s/>the <text:s/>second</text:p>
      <text:p text:style-name="P14">character <text:s/>in a file's name. <text:s/>Normally, this bit is set to zero, and the <text:s/>file</text:p>
      <text:p text:style-name="P14">is only available from the user area associated with it. <text:s/>When the Public File</text:p>
      <text:p text:style-name="P14">attribute bit is set to one, the file becomes Public under ZSDOS, meaning that</text:p>
      <text:p text:style-name="P14">it may be accessed from any user area on the same disk drive.</text:p>
      <text:p text:style-name="P14"/>
      <text:p text:style-name="P14">If program files are set to Public, they may be used from any other user <text:s/>area</text:p>
      <text:p text:style-name="P14">on the same disk drive, eliminating the need for multiple copies of a program.</text:p>
      <text:p text:style-name="P14">This both saves disk space and eliminates the task of installing and <text:s/>updating</text:p>
      <text:p text:style-name="P14">multiple copies of a programs.</text:p>
      <text:p text:style-name="P14"/>
      <text:p text:style-name="P14">When <text:s/>a <text:s/>file is set to Public it is essential to ensure that no <text:s/>other <text:s/>files</text:p>
      <text:p text:style-name="P14">with <text:s/>the same name exist on the drive. <text:s/>Otherwise, the operating <text:s/>system <text:s/>may</text:p>
      <text:p text:style-name="P14">confuse <text:s/>the <text:s/>public file with other files, possibly causing data to <text:s/>be <text:s/>lost</text:p>
      <text:p text:style-name="P14">and/or programs to malfunction.</text:p>
      <text:p text:style-name="P14"/>
      <text:h text:style-name="Heading_20_3" text:outline-level="3"><text:soft-page-break/></text:h>
      <text:h text:style-name="Heading_20_3" text:outline-level="3">A-5.2.2 No access stamp attribute (f3).</text:h>
      <text:p text:style-name="P14"/>
      <text:p text:style-name="P14">The No Access Stamp attribute is controlled by bit seven of the third <text:s/>charac-</text:p>
      <text:p text:style-name="P14">ter of a file's name. <text:s/>Normally, if a clock is installed ZSDOS keeps a <text:s/>record</text:p>
      <text:p text:style-name="P14">of <text:s/>the time and date a file was last accessed. <text:s/>Setting the No <text:s/>Access <text:s/>Stamp</text:p>
      <text:p text:style-name="P14">attribute bit to one instructs ZSDOS not to keep a last access record for that</text:p>
      <text:p text:style-name="P14">file. <text:s text:c="2"/>This reduces the time required to access the file somewhat, <text:s/>and <text:s/>pre-</text:p>
      <text:p text:style-name="P14">vents <text:s/>errors when reading files from diskettes whose write protect notch <text:s/>has</text:p>
      <text:p text:style-name="P14">been covered.</text:p>
      <text:p text:style-name="P14"/>
      <text:h text:style-name="Heading_20_3" text:outline-level="3">A-5.2.3 Wheel protect attribute (f8).</text:h>
      <text:p text:style-name="P14"/>
      <text:p text:style-name="P14">ZSDOS <text:s/>allows files to be Wheel Protected by setting bit seven of <text:s/>the <text:s/>eighth</text:p>
      <text:p text:style-name="P14">character of a file's name. <text:s/>When this bit is set, the file becomes <text:s/>Read-Only</text:p>
      <text:p text:style-name="P14">while <text:s/>the <text:s/>wheel <text:s/>byte is off, and cannot be erased or <text:s/>overwritten <text:s/>by <text:s/>most</text:p>
      <text:p text:style-name="P14">programs. <text:s text:c="2"/>When <text:s/>the <text:s/>wheel byte is on, the file <text:s/>again <text:s/>becomes <text:s/>read-write,</text:p>
      <text:p text:style-name="P14">unless the Read-Only attribute has also been set.</text:p>
      <text:p text:style-name="P14"/>
      <text:p text:style-name="P14">By using the Wheel Protect byte, operators of remote-access or network systems</text:p>
      <text:p text:style-name="P14">can <text:s/>easily <text:s/>prevent files from being erased by <text:s/>non-privileged <text:s/>users, <text:s/>while</text:p>
      <text:p text:style-name="P14">retaining Read-Write control for privileged users.</text:p>
      <text:p text:style-name="P14"/>
      <text:h text:style-name="Heading_20_3" text:outline-level="3">A-5.2.4 Read-only attribute (t1).</text:h>
      <text:p text:style-name="P14"/>
      <text:p text:style-name="P14">The Read Only attribute is controlled by the seventh bit of the first <text:s/>charac-</text:p>
      <text:p text:style-name="P14">ter <text:s/>of <text:s/>a file's type. <text:s/>Setting a file to Read Only instructs <text:s/>the <text:s/>operating</text:p>
      <text:p text:style-name="P14">system and most programs not to allow the file to be erased or overwritten.</text:p>
      <text:p text:style-name="P14"/>
      <text:h text:style-name="Heading_20_3" text:outline-level="3">A-5.2.5 System attribute (t2).</text:h>
      <text:p text:style-name="P14"/>
      <text:p text:style-name="P14">The System attribute is controlled by the seventh bit of the second <text:s/>character</text:p>
      <text:p text:style-name="P14">of a file's type. <text:s/>Setting the System attribute to one instructs the operating</text:p>
      <text:p text:style-name="P14">system and most directory programs not to include the file in directory <text:s/>list-</text:p>
      <text:p text:style-name="P14">ings. <text:s text:c="2"/>This <text:s/>attribute is used by system operators to hide <text:s/>files <text:s/>from <text:s/>non-</text:p>
      <text:p text:style-name="P14">privileged users, and by some programs to hide work files from the user. <text:s/>When</text:p>
      <text:p text:style-name="P14">the System attribute is set to zero, the file becomes a Directory file, and is</text:p>
      <text:p text:style-name="P14">again displayed by directory commands.</text:p>
      <text:p text:style-name="P14"/>
      <text:h text:style-name="Heading_20_3" text:outline-level="3">A-5.2.6 Archive attribute (t3).</text:h>
      <text:p text:style-name="P14"/>
      <text:p text:style-name="P14">The archive attribute is controlled by the seventh bit of the third <text:s/>character</text:p>
      <text:p text:style-name="P14">of a file's type, and is used by the operating system to inform programs <text:s/>when</text:p>
      <text:p text:style-name="P14">a <text:s/>file has been altered. <text:s/>As with all attributes, the Archive bit is <text:s/>set <text:s/>to</text:p>
      <text:p text:style-name="P14">zero <text:s/>when <text:s/>a <text:s/>file is created. <text:s/>If the Archive bit is then set to <text:s/>one <text:s/>by <text:s/>a</text:p>
      <text:p text:style-name="P14">program, <text:s/>it remains set until the file is modified or overwritten, <text:s/>at <text:s/>which</text:p>
      <text:p text:style-name="P14">time it is again set to zero by the operating system.</text:p>
      <text:p text:style-name="P14"/>
      <text:p text:style-name="P14"><text:soft-page-break/>File <text:s/>backup <text:s/>programs can use the Archive attribute to <text:s/>enhance <text:s/>performance.</text:p>
      <text:p text:style-name="P14">The <text:s/>Archive <text:s/>attribute is set to one the first time a file is <text:s/>backed <text:s/>up <text:s/>to</text:p>
      <text:p text:style-name="P14">another disk. <text:s/>From then on, backup programs check the Archive attribute <text:s/>when</text:p>
      <text:p text:style-name="P14">backing <text:s/>up files. <text:s/>If the attribute is still set, the file was <text:s/>not <text:s/>altered.</text:p>
      <text:p text:style-name="P14">In <text:s/>this case no physical copying is performed and disk backups <text:s/>proceed <text:s/>much</text:p>
      <text:p text:style-name="P14">more rapidly.</text:p>
      <text:p text:style-name="P14"/>
      <text:p text:style-name="P14"/>
      <text:p text:style-name="P3">Clock Driver Descriptions</text:p>
      <text:p text:style-name="P14"/>
      <text:p text:style-name="P14">This is the currently-supported list of clock drivers for ZSDOS and ZDDOS. <text:s/>To</text:p>
      <text:p text:style-name="P14">the <text:s/>maximum <text:s/>extent possible, the name was selected to provide a cue <text:s/>to <text:s/>the</text:p>
      <text:p text:style-name="P14">system and type of clock supported. <text:s/>The order listed here is the same as that</text:p>
      <text:p text:style-name="P14">presented by TESTCLOK.COM and SETUPZST.</text:p>
      <text:p text:style-name="P14"/>
      <text:p text:style-name="P14"/>
      <text:h text:style-name="Heading_20_1" text:outline-level="1">1. ACTRIX</text:h>
      <text:p text:style-name="P14"><text:s text:c="5"/>(Unknown Computer) <text:s/>Clock driver for Actrix.</text:p>
      <text:p text:style-name="P14"/>
      <text:h text:style-name="Heading_20_1" text:outline-level="1">2. ALSPA</text:h>
      <text:p text:style-name="P14"><text:s text:c="5"/>(Unknown <text:s/>Computer) <text:s/>ALSPA Computer Inc clock driver accessed from <text:s/>Con-</text:p>
      <text:p text:style-name="P14">sole <text:s/>port <text:s/>with <text:s/>IOBYTE=00000011B. <text:s text:c="2"/>The clock returns <text:s/>an <text:s/>ASCII <text:s/>string <text:s/>of</text:p>
      <text:p text:style-name="P14">MMDDYYWHHMMSS$&lt;sp&gt;&lt;cr&gt;. <text:s/>It uses an Oki MSM 5832 Clock/Calendar chip.</text:p>
      <text:p text:style-name="P14"/>
      <text:h text:style-name="Heading_20_1" text:outline-level="1">3. AMPRO-LB</text:h>
      <text:p text:style-name="P14"><text:s text:c="5"/>(Ampro <text:s/>Little <text:s/>Board <text:s/>100) Interrupt-driven <text:s/>"Heartbeat" <text:s/>clock <text:s/>driver</text:p>
      <text:p text:style-name="P14">provided by BIOSes greater than or equal to Version 3.3.</text:p>
      <text:p text:style-name="P14"/>
      <text:h text:style-name="Heading_20_1" text:outline-level="1">4. ANLYTCL-PRD</text:h>
      <text:p text:style-name="P14"><text:s text:c="5"/>(Heath-89) <text:s/>TIM2 Left-side board by Analytical Products. <text:s/>The Clock uses</text:p>
      <text:p text:style-name="P14">the <text:s/>MM <text:s/>58167 <text:s/>Clock Calendar with the Year digit held in the <text:s/>latch <text:s/>at <text:s/>the</text:p>
      <text:p text:style-name="P14">chip's base address + 9.</text:p>
      <text:p text:style-name="P14"/>
      <text:h text:style-name="Heading_20_1" text:outline-level="1">5. <text:s/>AP2-CDZ180</text:h>
      <text:p text:style-name="P14"><text:s text:c="5"/>(Apple <text:s/>2e <text:s/>or 2+) <text:s/>Clock driver for use with PCPI <text:s/>Applicard, <text:s/>MicroPro</text:p>
      <text:p text:style-name="P14">StarCard, or Seven League Systems' CardZ180. <text:s/>Driver is device independent and</text:p>
      <text:p text:style-name="P14">relies <text:s/>on standard 6502 drivers. <text:s/>NOTE: This interface requires BIOS <text:s/>version</text:p>
      <text:p text:style-name="P14">1.2 <text:s/>or later since earlier implementations such as the Franklin Z80 <text:s/>card <text:s/>do</text:p>
      <text:p text:style-name="P14">not support the input status call.</text:p>
      <text:p text:style-name="P14"/>
      <text:h text:style-name="Heading_20_1" text:outline-level="1">6. AP2-THND/MT</text:h>
      <text:p text:style-name="P14"><text:s text:c="5"/>(Apple 2e or 2+) <text:s/>Clock driver using Thunder or Mountain Hardware <text:s/>Clock</text:p>
      <text:p text:style-name="P14">with <text:s/>Premium Softcard or Softcard II. <text:s/>Check hardware and clock software <text:s/>for</text:p>
      <text:p text:style-name="P14">this configuration.</text:p>
      <text:p text:style-name="P14"/>
      <text:h text:style-name="Heading_20_1" text:outline-level="1">7. AP2-TIMASTR</text:h>
      <text:p text:style-name="P14"><text:s text:c="5"/>(Apple <text:s/>2e <text:s/>or 2+) <text:s/>Clock driver using Timemaster H.O. <text:s/>Clock <text:s/>board <text:s/>in</text:p>
      <text:p text:style-name="P14">Timemaster <text:s/>mode, Premium Softcard or Softcard II. <text:s/>Check hardware <text:s/>and <text:s/>clock</text:p>
      <text:p text:style-name="P14">software for this configuration.</text:p>
      <text:p text:style-name="P14"/>
      <text:h text:style-name="Heading_20_1" text:outline-level="1"><text:soft-page-break/>8. AP2E+PCP-TM</text:h>
      <text:p text:style-name="P14"><text:s text:c="5"/>(Apple <text:s/>2, <text:s/>2e or 2+) <text:s/>Clock driver using Thunder or <text:s/>Mountain <text:s/>Hardware</text:p>
      <text:p text:style-name="P14">clock <text:s/>with PCPI Z80 Appli-card. <text:s/>Check hardware and clock software <text:s/>for <text:s/>this</text:p>
      <text:p text:style-name="P14">configuration.</text:p>
      <text:p text:style-name="P14"/>
      <text:h text:style-name="Heading_20_1" text:outline-level="1">9. AP2E+PCPI</text:h>
      <text:p text:style-name="P14"><text:s text:c="5"/>(Apple 2, 2e or 2+) <text:s/>Clock driver for TimeMaster H.O. Clock in <text:s/>TimeMas-</text:p>
      <text:p text:style-name="P14">ter mode with PCPI Z80 Appli-card. <text:s/>Check hardware and clock software for this</text:p>
      <text:p text:style-name="P14">configuration.</text:p>
      <text:p text:style-name="P14"/>
      <text:h text:style-name="Heading_20_1" text:outline-level="1">10. AP2E-THUNDR</text:h>
      <text:p text:style-name="P14"><text:s text:c="5"/>(Apple <text:s/>ii) <text:s/>Clock Driver for Thunder or Mountain Hardware <text:s/>Clock <text:s/>board</text:p>
      <text:p text:style-name="P14">with <text:s/>Microsoft <text:s/>Z80 <text:s/>Softcard. <text:s/>Check hardware and clock <text:s/>software <text:s/>for <text:s/>this</text:p>
      <text:p text:style-name="P14">configuration.</text:p>
      <text:p text:style-name="P14"/>
      <text:h text:style-name="Heading_20_1" text:outline-level="1">11. AP2E-TMASTR</text:h>
      <text:p text:style-name="P14"><text:s text:c="5"/>(Apple <text:s/>//) <text:s/>Driver for Timemaster H.O. Clock board in <text:s/>Timemaster <text:s/>mode</text:p>
      <text:p text:style-name="P14">with Microsoft Softcard. <text:s/>Check hardware and clock software for this <text:s/>configu-</text:p>
      <text:p text:style-name="P14">ration.</text:p>
      <text:p text:style-name="P14"/>
      <text:h text:style-name="Heading_20_1" text:outline-level="1">12. BIG-BD-II</text:h>
      <text:p text:style-name="P14"><text:s text:c="5"/>(Big <text:s/>Board <text:s/>II) <text:s text:c="2"/>Driver for BIOS 60 Hz <text:s/>"Heartbeat" <text:s/>clock. <text:s text:c="2"/>Requires</text:p>
      <text:p text:style-name="P14">knowledge of RAM time string set by BIOS.</text:p>
      <text:p text:style-name="P14"/>
      <text:h text:style-name="Heading_20_1" text:outline-level="1">13. CCS-WALLCLK</text:h>
      <text:p text:style-name="P14"><text:s text:c="5"/>(California <text:s/>Computer <text:s/>Systems 2805) <text:s/>Driver for <text:s/>Wall <text:s/>Clock/Terminator</text:p>
      <text:p text:style-name="P14">clock based on Oki MM 5832 Clock/Calendar chip. <text:s/>Adjustable parameters include</text:p>
      <text:p text:style-name="P14">CPU speed, Data and Control port addresses and 8255 mode command byte values.</text:p>
      <text:p text:style-name="P14"/>
      <text:h text:style-name="Heading_20_1" text:outline-level="1">14. CPUPRO-SSB1</text:h>
      <text:p text:style-name="P14"><text:s text:c="5"/>(S100 / IEEE 696) <text:s/>Driver for CompuPro System Support Board #1 using the</text:p>
      <text:p text:style-name="P14">Oki MM 5832 Clock/Calendar chip. <text:s/>The base address for the SSB1 board IO <text:s/>port</text:p>
      <text:p text:style-name="P14">space may be set during installation.</text:p>
      <text:p text:style-name="P14"/>
      <text:h text:style-name="Heading_20_1" text:outline-level="1">15. ELECTR-MFIO</text:h>
      <text:p text:style-name="P14"><text:s text:c="5"/>(S100) <text:s/>This driver is for the Electralogics MFIO card using the MM58167</text:p>
      <text:p text:style-name="P14">Clock/Calendar <text:s/>chip. <text:s/>It was derived from an 8080 driver with the year <text:s/>being</text:p>
      <text:p text:style-name="P14">held in the .1 and .01 seconds latch.</text:p>
      <text:p text:style-name="P14"/>
      <text:h text:style-name="Heading_20_1" text:outline-level="1">16. EPSON-QX10</text:h>
      <text:p text:style-name="P14"><text:s text:c="5"/>(Epson <text:s/>QX-10) <text:s text:c="2"/>Driver for Epson's QX-10 using the <text:s/>46818 <text:s/>Clock <text:s/>chip.</text:p>
      <text:p text:style-name="P14">Configurable <text:s/>items are: the Processor (CPU) Clock Speed, Clock Address <text:s/>Port,</text:p>
      <text:p text:style-name="P14">and Clock Data Port.</text:p>
      <text:p text:style-name="P14"><text:soft-page-break/></text:p>
      <text:h text:style-name="Heading_20_1" text:outline-level="1">17. ETS-180IO+</text:h>
      <text:p text:style-name="P14"><text:s text:c="5"/>(MicroMint <text:s/>SB180/FX180) <text:s/>Driver for Electronic Technical Services' <text:s/>ETS</text:p>
      <text:p text:style-name="P14">180IO+ <text:s/>expansion board clock for MicroMint's SB180 and FX180 computers. <text:s text:c="2"/>The</text:p>
      <text:p text:style-name="P14">board uses the Epson 62421 Clock-Calendar chip.</text:p>
      <text:p text:style-name="P14"/>
      <text:h text:style-name="Heading_20_1" text:outline-level="1">18. H19-SUPER19</text:h>
      <text:p text:style-name="P14"><text:s text:c="5"/>(Heath/Zenith 19, 89 or 90) <text:s/>Driver for clock functions provided by <text:s/>the</text:p>
      <text:p text:style-name="P14">Extended <text:s/>Technology <text:s/>Systems/Accusonics Super19 ROM. <text:s/>The clock <text:s/>is <text:s/>accessed</text:p>
      <text:p text:style-name="P14">through the Console routines. <text:s/>Only the Processor (CPU) speed needs to be <text:s/>set</text:p>
      <text:p text:style-name="P14">for the clock validation part of a clock load.</text:p>
      <text:p text:style-name="P14"/>
      <text:h text:style-name="Heading_20_1" text:outline-level="1">19. H19-ULTRA</text:h>
      <text:p text:style-name="P14"><text:s text:c="5"/>(Heath/Zenith 19, 89 or 90) <text:s/>Driver for clock functions provided by <text:s/>the</text:p>
      <text:p text:style-name="P14">Software <text:s/>Wizardry UltraRom. <text:s/>This clock is accessed through the Console <text:s/>rou-</text:p>
      <text:p text:style-name="P14">tines. <text:s text:c="2"/>Since <text:s/>the Clock returns only the time, not date, <text:s/>configuration <text:s/>re-</text:p>
      <text:p text:style-name="P14">quires setting a Starting Year, Month, and Day as well as the Processor <text:s/>(CPU)</text:p>
      <text:p text:style-name="P14">Speed.</text:p>
      <text:p text:style-name="P14"/>
      <text:h text:style-name="Heading_20_1" text:outline-level="1">20. H19-WATZMAN</text:h>
      <text:p text:style-name="P14"><text:s text:c="5"/>(Heath/Zenith 19, 89 or 90) <text:s/>Driver for clock functions provided by <text:s/>the</text:p>
      <text:p text:style-name="P14">Watzman/Heath <text:s/>User's <text:s/>Group <text:s/>(HUG) ROM. <text:s/>The clock is <text:s/>accessed <text:s/>through <text:s/>the</text:p>
      <text:p text:style-name="P14">Console <text:s/>routines <text:s/>and returns only a 7-character time string. <text:s/>As <text:s/>a <text:s/>result,</text:p>
      <text:p text:style-name="P14">configuration <text:s/>requires setting a Starting Year, Month and Day as well as <text:s/>the</text:p>
      <text:p text:style-name="P14">Processor (CPU) Speed.</text:p>
      <text:p text:style-name="P14"/>
      <text:h text:style-name="Heading_20_1" text:outline-level="1">21. H89-BITZERO</text:h>
      <text:p text:style-name="P14"><text:s text:c="5"/>(Heath/Zenith <text:s/>89 or 90) <text:s/>Driver for QuickData BITZERO clock <text:s/>using <text:s/>the</text:p>
      <text:p text:style-name="P14">Oki <text:s/>MM <text:s/>5832 Clock/Calendar chip. <text:s/>The CPU speed, data and control <text:s/>port <text:s/>ad-</text:p>
      <text:p text:style-name="P14">dresses may be adjusted for your system.</text:p>
      <text:p text:style-name="P14"/>
      <text:h text:style-name="Heading_20_1" text:outline-level="1">22. H89-PC12</text:h>
      <text:p text:style-name="P14"><text:s text:c="5"/>(Heath/Zenith <text:s/>89 with Heath PC12) <text:s/>Driver for Heath PC12 parallel <text:s/>con-</text:p>
      <text:p text:style-name="P14">nection. <text:s/>The PC12 appears to be manufactured by Environmental Control Systems</text:p>
      <text:p text:style-name="P14">for Heath. <text:s/>Configurable parameters are: Computer CPU speed, Input Data <text:s/>Port,</text:p>
      <text:p text:style-name="P14">Output Data Port, and Command Word Port.</text:p>
      <text:p text:style-name="P14"/>
      <text:h text:style-name="Heading_20_1" text:outline-level="1">23. H89-WIDGET</text:h>
      <text:p text:style-name="P14"><text:s text:c="5"/>(Heath/Zenith <text:s/>8 <text:s/>or <text:s/>89) <text:s/>Driver for MicroWidget Works' <text:s/>clock <text:s/>on <text:s/>the</text:p>
      <text:p text:style-name="P14">H891-A <text:s/>Multi-Function <text:s/>Utility <text:s/>Board. <text:s/>The board appears <text:s/>to <text:s/>use <text:s/>the <text:s/>5832</text:p>
      <text:p text:style-name="P14">Clock/Calendar <text:s/>chip driven from an 8255 PPI. <text:s/>Only the Processor (CPU) <text:s/>Speed</text:p>
      <text:p text:style-name="P14">needs to be configured during installation.</text:p>
      <text:p text:style-name="P14"/>
      <text:h text:style-name="Heading_20_1" text:outline-level="1"><text:soft-page-break/>24. H89-WISE</text:h>
      <text:p text:style-name="P14"><text:s text:c="5"/>(Heath-89) <text:s/>Driver for Wisconsin Intelligent Systems Engineering <text:s/>(WISE)</text:p>
      <text:p text:style-name="P14">2+2+RTC board. <text:s/>The clock uses the MM 58167 Clock-Calendar chip, with a static</text:p>
      <text:p text:style-name="P14">year byte.</text:p>
      <text:p text:style-name="P14"/>
      <text:h text:style-name="Heading_20_1" text:outline-level="1">25. H89UTI</text:h>
      <text:p text:style-name="P14"><text:s text:c="5"/>(Heath-89) <text:s/>Driver for the FBE Research H89UTI board clock. <text:s/>It uses the</text:p>
      <text:p text:style-name="P14">MM58167 Clock/Calendar with the year held in the 0.1 seconds latch.</text:p>
      <text:p text:style-name="P14"/>
      <text:h text:style-name="Heading_20_1" text:outline-level="1">26. HEATH-BIOS</text:h>
      <text:p text:style-name="P14"><text:s text:c="5"/>(Heath <text:s/>19/89) <text:s text:c="2"/>This Driver interfaces a HeartBeat <text:s/>clock <text:s/>provided <text:s/>by</text:p>
      <text:p text:style-name="P14">Heath <text:s/>CP/M BIOS Version 2.2.03. <text:s/>Parameters set at installation time are <text:s/>the</text:p>
      <text:p text:style-name="P14">CPU clock rate and the address of the BIOS time string in memory.</text:p>
      <text:p text:style-name="P14"/>
      <text:h text:style-name="Heading_20_1" text:outline-level="1">27. HOUSEMASTER</text:h>
      <text:p text:style-name="P14"><text:s text:c="5"/>(Unknown <text:s/>Computer) <text:s/>Driver for the Housemaster 24 hour <text:s/>clock <text:s/>calendar</text:p>
      <text:p text:style-name="P14">using the Oki MM 5832 chip accessed via an AY-3-8910.</text:p>
      <text:p text:style-name="P14"/>
      <text:h text:style-name="Heading_20_1" text:outline-level="1">28. K83-HOLMES</text:h>
      <text:p text:style-name="P14"><text:s text:c="5"/>(Kaypro 83) <text:s/>Driver for the Holmes board clock for the Kaypro 83.</text:p>
      <text:p text:style-name="P14"/>
      <text:h text:style-name="Heading_20_1" text:outline-level="1">29. KAYPRO-84</text:h>
      <text:p text:style-name="P14"><text:s text:c="5"/>(Kaypro <text:s/>4-84) <text:s/>Kaypro Corporations built-in clock for the <text:s/>Model <text:s/>4-84.</text:p>
      <text:p text:style-name="P14">The <text:s/>Clock is a MM 58167 Clock-Calendar chip with the Year Digit held <text:s/>in <text:s/>the</text:p>
      <text:p text:style-name="P14">Tenth-seconds latch.</text:p>
      <text:p text:style-name="P14"/>
      <text:h text:style-name="Heading_20_1" text:outline-level="1">30. KENMOR-ZTIM</text:h>
      <text:p text:style-name="P14"><text:s text:c="5"/>(Kaypro) <text:s/>This Driver is for the Kenmore Computer Technologies' <text:s/>ZTIME-I</text:p>
      <text:p text:style-name="P14">clock <text:s/>for Kaypro computers using the MM58167 Clock/Calendar chip. <text:s text:c="2"/>The <text:s/>base</text:p>
      <text:p text:style-name="P14">address of the board can be set during installation.</text:p>
      <text:p text:style-name="P14"/>
      <text:h text:style-name="Heading_20_1" text:outline-level="1">31. KPRO-ADVENT</text:h>
      <text:p text:style-name="P14"><text:s text:c="5"/>(Kaypro) <text:s text:c="2"/>Driver <text:s/>for <text:s/>Advent Turbo Clock, by <text:s/>Advent <text:s/>Products. <text:s text:c="2"/>Uses</text:p>
      <text:p text:style-name="P14">MM58167 Clock-calendar with Year value held in Unit-Seconds latch.</text:p>
      <text:p text:style-name="P14"/>
      <text:h text:style-name="Heading_20_1" text:outline-level="1">32. KPRO-LEGACY</text:h>
      <text:p text:style-name="P14"><text:s text:c="5"/>(Kaypro) <text:s/>Driver for the Legacy clock using the Oki MM 5832 Clock/Calen-</text:p>
      <text:p text:style-name="P14">dar <text:s/>chip. <text:s text:c="2"/>The clock is driven by a PIO and the addresses of <text:s/>the <text:s/>Data <text:s/>and</text:p>
      <text:p text:style-name="P14">Command Ports can be set during installation. <text:s/>For the Kaypro 10, set the Data</text:p>
      <text:p text:style-name="P14">Port to 79H and the Command Port to 7BH.</text:p>
      <text:p text:style-name="P14"/>
      <text:h text:style-name="Heading_20_1" text:outline-level="1"><text:soft-page-break/>33. MD3-MACK</text:h>
      <text:p text:style-name="P14"><text:s text:c="5"/>(Morrow MD3) <text:s/>Driver for Mike Allen's Clock Kit (MACK) which uses an Oki</text:p>
      <text:p text:style-name="P14">MM 5832 Clock-Calendar chip driven by an 8255 PPI.</text:p>
      <text:p text:style-name="P14"/>
      <text:h text:style-name="Heading_20_1" text:outline-level="1">34. MTN100K-DAY</text:h>
      <text:p text:style-name="P14"><text:s text:c="5"/>(Unknown <text:s/>Computer) <text:s text:c="2"/>Driver for Mountain Hardware <text:s/>100,000 <text:s/>Julian <text:s/>Day</text:p>
      <text:p text:style-name="P14">Clock/Calendar. <text:s/>Configurable parameters are: Computer processor (CPU) <text:s/>speed,</text:p>
      <text:p text:style-name="P14">Base address of clock port, address of an available 17-byte RAM area, and <text:s/>the</text:p>
      <text:p text:style-name="P14">Binary date corresponding to 31 Dec 1977.</text:p>
      <text:p text:style-name="P14"/>
      <text:h text:style-name="Heading_20_1" text:outline-level="1">35. ONEAC-ON!</text:h>
      <text:p text:style-name="P14"><text:s text:c="5"/>(Oneac ON!) <text:s/>Driver for the ON! system clock.</text:p>
      <text:p text:style-name="P14"/>
      <text:h text:style-name="Heading_20_1" text:outline-level="1">36. OTRANA-ATCH</text:h>
      <text:p text:style-name="P14"><text:s text:c="5"/>(Otrana <text:s/>Attache) <text:s/>Built-in Attache clock read from the Console port <text:s/>in</text:p>
      <text:p text:style-name="P14">response to Escape sequence sent to console.</text:p>
      <text:p text:style-name="P14"/>
      <text:h text:style-name="Heading_20_1" text:outline-level="1">37. P&amp;T-HEARTBT</text:h>
      <text:p text:style-name="P14"><text:s text:c="5"/>(Unknown Computer) <text:s/>Driver for the Pickles &amp; Trout BIOS Heartbeat <text:s/>clock</text:p>
      <text:p text:style-name="P14">for <text:s/>Z80 processors. <text:s/>The system calls a special routine whose vector is <text:s/>con-</text:p>
      <text:p text:style-name="P14">tained at 0040H.</text:p>
      <text:p text:style-name="P14"/>
      <text:h text:style-name="Heading_20_1" text:outline-level="1">38. QTSYS-S100</text:h>
      <text:p text:style-name="P14"><text:s text:c="5"/>(S100) <text:s/>Driver for QT Systems/Suntronics/Computime S-100 <text:s/>Clock/Calendar</text:p>
      <text:p text:style-name="P14">board <text:s/>using the Oki MM 5832 chip. <text:s/>Configurable parameters are the <text:s/>Processor</text:p>
      <text:p text:style-name="P14">(CPU) clock speed, and Base Port Address for the board.</text:p>
      <text:p text:style-name="P14"/>
      <text:h text:style-name="Heading_20_1" text:outline-level="1">39. RELATIVE</text:h>
      <text:p text:style-name="P14"><text:s text:c="5"/>(Any <text:s/>Computer) <text:s text:c="2"/>This <text:s/>driver may be used in lieu of <text:s/>an <text:s/>actual <text:s/>clock</text:p>
      <text:p text:style-name="P14">driver, and increments a counter for each disk file Open and Close. <text:s/>The <text:s/>Date</text:p>
      <text:p text:style-name="P14">must <text:s/>be set manually with utility tools provided, and are <text:s/>maintained <text:s/>within</text:p>
      <text:p text:style-name="P14">the driver code memory.</text:p>
      <text:p text:style-name="P14"/>
      <text:h text:style-name="Heading_20_1" text:outline-level="1">40. S100-5832</text:h>
      <text:p text:style-name="P14"><text:s text:c="5"/>(S100 / IEEE 696) <text:s/>Clock using Oki MM 5832 Clock-Calendar chip driven by</text:p>
      <text:p text:style-name="P14">an 8255 PPI. <text:s/>Circuit was described in 7/8 1981 and 3/4 1982 issues.</text:p>
      <text:p text:style-name="P14"/>
      <text:h text:style-name="Heading_20_1" text:outline-level="1">41. SB180-HRTBT</text:h>
      <text:p text:style-name="P14"><text:s text:c="5"/>(MicroMint SB180) <text:s/>Interrupt-based Time Clock in MicroMint BIOSes <text:s/>since</text:p>
      <text:p text:style-name="P14">Version <text:s/>2.1 written by Joe Wright. <text:s/>Date information is stored within <text:s/>driver</text:p>
      <text:p text:style-name="P14">code and must be set by utility routines provided.</text:p>
      <text:p text:style-name="P14"/>
      <text:h text:style-name="Heading_20_1" text:outline-level="1"><text:soft-page-break/>42. SB180-XBIOS</text:h>
      <text:p text:style-name="P14"><text:s text:c="5"/>(MicroMint SB180/FX180) <text:s/>Driver for use with the Xsystems XBIOS <text:s/>banked-</text:p>
      <text:p text:style-name="P14">BIOS <text:s/>system. <text:s/>XBIOS will accept either the ETS 180IO+ clock or an <text:s/>Interrupt-</text:p>
      <text:p text:style-name="P14">driven counter equivalent to that provided in SB180-HRTBT.</text:p>
      <text:p text:style-name="P14"/>
      <text:h text:style-name="Heading_20_1" text:outline-level="1">43. XEROX-820</text:h>
      <text:p text:style-name="P14"><text:s text:c="5"/>(Xerox <text:s/>820-I and 820-II) <text:s/>Accesses Time and Date string <text:s/>controlled <text:s/>by</text:p>
      <text:p text:style-name="P14">ROM BIOS code.</text:p>
      <text:p text:style-name="P14"/>
      <text:h text:style-name="Heading_20_1" text:outline-level="1">44. ZSDOS-BIOS</text:h>
      <text:p text:style-name="P14"><text:s text:c="5"/>For <text:s/>Any system having a BIOS entry jump featuring a clock interface <text:s/>in</text:p>
      <text:p text:style-name="P14">accordance with ZSDOS clock parameters.</text:p>
      <text:p text:style-name="P14"/>
      <text:p text:style-name="P14"/>
      <text:p text:style-name="P14"/>
      <text:p text:style-name="P3">Glossary</text:p>
      <text:p text:style-name="P14"/>
      <text:p text:style-name="P14">Application <text:s/>Programs. <text:s text:c="2"/>In contrast to utility <text:s/>programs <text:s/>(see), <text:s/>application</text:p>
      <text:p text:style-name="P14">programs <text:s/>or <text:s/>applications are larger programs such as word <text:s/>processors <text:s/>which</text:p>
      <text:p text:style-name="P14">function interactively with the user.</text:p>
      <text:p text:style-name="P14"/>
      <text:p text:style-name="P14"><text:span text:style-name="T1">BDOS</text:span>. <text:s text:c="2"/>Basic <text:s/>Disk Operating System. <text:s/>The <text:s/>machine-independent, <text:s/>but <text:s/>usually</text:p>
      <text:p text:style-name="P14">processor-dependent, program which controls the interface between <text:s/>application</text:p>
      <text:p text:style-name="P14">programs <text:s/>and <text:s/>the machine-dependent hardware devices such as <text:s/>printers, <text:s/>disk</text:p>
      <text:p text:style-name="P14">drives, <text:s/>clocks, etc. <text:s/>It also establishes the concept of files on <text:s/>peripheral</text:p>
      <text:p text:style-name="P14">media <text:s/>and <text:s/>controls the opening, reading, writing, and closing of <text:s/>such <text:s/>con-</text:p>
      <text:p text:style-name="P14">structs.</text:p>
      <text:p text:style-name="P14"/>
      <text:p text:style-name="P14"><text:span text:style-name="T1">BGii</text:span>. <text:s/>BackGrounder ii from Plu*Perfect Systems, a windowing task-switching</text:p>
      <text:p text:style-name="P14">system for CP/M users with hard or RAM disks.</text:p>
      <text:p text:style-name="P14"/>
      <text:p text:style-name="P14"><text:span text:style-name="T1">BIOS</text:span>. <text:s text:c="2"/>Basic Input/Output System. <text:s/>Machine-dependent routines <text:s/>which <text:s/>perform</text:p>
      <text:p text:style-name="P14">actual <text:s/>peripheral device control such as sending and receiving characters <text:s/>to</text:p>
      <text:p text:style-name="P14">the console, reading and writing to disk drives, etc.</text:p>
      <text:p text:style-name="P14"/>
      <text:p text:style-name="P14"><text:span text:style-name="T1">Bit</text:span>. <text:s/>BInary digiT. <text:s/>An element which can have only a single on or off state.</text:p>
      <text:p text:style-name="P14"/>
      <text:p text:style-name="P14"><text:span text:style-name="T1">Bit <text:s/>Map</text:span>. <text:s text:c="2"/>An array of bits used to represent or map large arrays <text:s/>of <text:s/>binary</text:p>
      <text:p text:style-name="P14">information in a compact form.</text:p>
      <text:p text:style-name="P14"/>
      <text:p text:style-name="P14"><text:span text:style-name="T1">Boot</text:span>. <text:s text:c="2"/>The <text:s/>term <text:s/>used for the starting sequence of <text:s/>a <text:s/>computer. <text:s text:c="2"/>Generally</text:p>
      <text:p text:style-name="P14">applies to starting from a "Cold," or power-off state, and includes the <text:s/>load-</text:p>
      <text:p text:style-name="P14">ing of Operating System, and configuration steps.</text:p>
      <text:p text:style-name="P14"/>
      <text:p text:style-name="P14"><text:span text:style-name="T1">Byte</text:span>. <text:s/>A grouping of eight bits.</text:p>
      <text:p text:style-name="P14"/>
      <text:p text:style-name="P14"><text:span text:style-name="T1">CCP</text:span>. <text:s text:c="2"/>Console <text:s/>Command Processor. <text:s/>The portion of the operating <text:s/>system <text:s/>that</text:p>
      <text:p text:style-name="P14">interprets user's commands and either executes them directly or loads applica-</text:p>
      <text:p text:style-name="P14">tion programs from disk for execution. <text:s/>The CCP may be overwritten by applica-</text:p>
      <text:p text:style-name="P14">tions, and is reloaded by the "Warm Boot" function of the BIOS.</text:p>
      <text:p text:style-name="P14"/>
      <text:p text:style-name="P14"><text:span text:style-name="T1">Checksum</text:span>. <text:s text:c="2"/>An value which summarizes arithmetically the contents of a <text:s/>series</text:p>
      <text:p text:style-name="P14">of <text:s/>memory locations, and used to quickly check the current contents <text:s/>for <text:s/>er-</text:p>
      <text:p text:style-name="P14">rors.</text:p>
      <text:p text:style-name="P14"/>
      <text:p text:style-name="P14"><text:span text:style-name="T1">Clock <text:s/>Driver</text:span>. <text:s text:c="2"/>A software link between ZSDOS and the clock on <text:s/>your <text:s/>system.</text:p>
      <text:p text:style-name="P14">The <text:s text:c="2"/>clock <text:s/>driver allows ZSDOS and its utilities to read the clock <text:s/>on <text:s/>your</text:p>
      <text:p text:style-name="P14">system. <text:s text:c="2"/>A clock driver is required to activate the time/date and file <text:s/>stamp</text:p>
      <text:p text:style-name="P14">functions for ZSDOS and ZDDOS systems. <text:s/>On some new systems, the clock <text:s/>driver</text:p>
      <text:p text:style-name="P14">may be already present in the BIOS.</text:p>
      <text:p text:style-name="P14"/>
      <text:p text:style-name="P14"><text:span text:style-name="T1">Command Script</text:span>. <text:s/>Sometimes called simply scripts, command scripts allow you to</text:p>
      <text:p text:style-name="P14">create a single command which issues other commands to perform a unique set of</text:p>
      <text:p text:style-name="P14">actions. <text:s text:c="2"/>CP/M <text:s/>submit files are one kind of command script familiar <text:s/>to <text:s/>all</text:p>
      <text:p text:style-name="P14"/>
      <text:p text:style-name="P14"><text:span text:style-name="T1">CP/M <text:s/>users</text:span>. <text:s text:c="2"/>ZCPR also offers more sophisticated types of <text:s/>scripts <text:s/>such <text:s/>as</text:p>
      <text:p text:style-name="P14">aliases and command files (e.g., ALIAS.CMD).</text:p>
      <text:p text:style-name="P14"/>
      <text:p text:style-name="P14"><text:span text:style-name="T1">DateStamper</text:span>. <text:s text:c="2"/>A <text:s/>software package developed by Plu*Perfect Systems <text:s/>to <text:s/>allow</text:p>
      <text:p text:style-name="P14"><text:soft-page-break/>time <text:s/>and date stamping of files. <text:s/>ZDDOS contains the DateStamper <text:s/>internally,</text:p>
      <text:p text:style-name="P14">while ZSDOS uses an external module to implement DateStamper. <text:s/>DateStamper <text:s/>is</text:p>
      <text:p text:style-name="P14">unique <text:s/>among <text:s/>file stampers for microcomputers for two <text:s/>reasons: <text:s text:c="2"/>first, <text:s/>it</text:p>
      <text:p text:style-name="P14">maintains <text:s/>all <text:s/>file <text:s/>stamps within a file; second, it <text:s/>maintains <text:s/>stamps <text:s/>for</text:p>
      <text:p text:style-name="P14">create, access, and modify time/date for each file.</text:p>
      <text:p text:style-name="P14"/>
      <text:p text:style-name="P14"><text:span text:style-name="T1">DDT</text:span>. <text:s text:c="2"/>Dynamic Debugging Tool. <text:s/>A utility distributed with CP/M 2.2 which <text:s/>can</text:p>
      <text:p text:style-name="P14">display, disassemble, or alter disk files or areas of memory using opcodes <text:s/>or</text:p>
      <text:p text:style-name="P14">hexadecimal values.</text:p>
      <text:p text:style-name="P14"/>
      <text:p text:style-name="P14"><text:span text:style-name="T1">DOS</text:span>. <text:s text:c="2"/>Disk <text:s/>Operating System. <text:s/>Often used term for the <text:s/>BDOS, <text:s/>but <text:s/>generally</text:p>
      <text:p text:style-name="P14">refers to the aggregate of CCP, BDOS and BIOS.</text:p>
      <text:p text:style-name="P14"/>
      <text:p text:style-name="P14"><text:span text:style-name="T1">DosDisk</text:span>. <text:s text:c="2"/>A software package from Plu*Perfect Systems which allows <text:s/>users <text:s/>of</text:p>
      <text:p text:style-name="P14">CP/M <text:s/>and <text:s/>compatible computers to write and read files directly to <text:s/>and <text:s/>from</text:p>
      <text:p text:style-name="P14">standard 5-1/4" 40-track Double-Sided, Double-Density MS-DOS format diskettes.</text:p>
      <text:p text:style-name="P14">This is the standard "360k" disk format used in IBM-PC compatible computers.</text:p>
      <text:p text:style-name="P14"/>
      <text:p text:style-name="P14"><text:span text:style-name="T1">FCB</text:span>. <text:s text:c="2"/>File Control Block. <text:s/>A standard memory structure used by CP/M and <text:s/>com-</text:p>
      <text:p text:style-name="P14">patible operating systems to regulate disk file operations.</text:p>
      <text:p text:style-name="P14"/>
      <text:p text:style-name="P14">File <text:s/>Attributes. <text:s/>Also known as file attributes, reserved bits <text:s/>stored <text:s/>along</text:p>
      <text:p text:style-name="P14">with file names in disk directories which control how the files are <text:s/>accessed.</text:p>
      <text:p text:style-name="P14">See Appendix 5.</text:p>
      <text:p text:style-name="P14"/>
      <text:p text:style-name="P14"><text:span text:style-name="T1">Hexadecimal</text:span>. <text:s text:c="2"/>A <text:s/>base-16 numbering system consisting of the numbers <text:s/>0-9 <text:s/>and</text:p>
      <text:p text:style-name="P14">letters A-F. <text:s/>Often used to represent bytes as two digits (00 to FF). <text:s/>Use <text:s/>of</text:p>
      <text:p text:style-name="P14">Hexadecimal numbers is usually represented by suffixing the number with an "H"</text:p>
      <text:p text:style-name="P14">as in "01H".</text:p>
      <text:p text:style-name="P14"/>
      <text:p text:style-name="P14"><text:span text:style-name="T1">IOBYTE</text:span>. <text:s text:c="2"/>Input/Output Byte. <text:s/>A reserved byte at location 3 which is <text:s/>used <text:s/>by</text:p>
      <text:p text:style-name="P14">some <text:s/>CP/M BIOS's to redirect input and output between devices such as <text:s/>termi-</text:p>
      <text:p text:style-name="P14">nals and printers.</text:p>
      <text:p text:style-name="P14"/>
      <text:p text:style-name="P14"><text:span text:style-name="T1">K.</text:span> <text:s/>Usually refers to Kilobyte or 1024 (2^10th power) bytes.</text:p>
      <text:p text:style-name="P14"/>
      <text:p text:style-name="P14"><text:span text:style-name="T1">P2D</text:span>. <text:s/>P2dos Datestamps. <text:s/>An alternative form of file stamping used in HAJ <text:s/>Ten</text:p>
      <text:p text:style-name="P14">Brugge's <text:s/>P2DOS. <text:s text:c="2"/>P2D <text:s/>stamps are compatible with CP/M <text:s/>Plus <text:s/>time <text:s/>and <text:s/>date</text:p>
      <text:p text:style-name="P14">stamps. <text:s text:c="2"/>Several of the ZSDOS stampers supplied with ZSDOS support this <text:s/>for-</text:p>
      <text:p text:style-name="P14">mat. <text:s/>ZDDOS does not support P2D stamps.</text:p>
      <text:p text:style-name="P14"/>
      <text:p text:style-name="P14"><text:span text:style-name="T1">RAM</text:span>. <text:s/>Random Access Memory. <text:s/>As opposed to Read Only Memory (ROM) the area <text:s/>of</text:p>
      <text:p text:style-name="P14">a computer's memory which may be both read from and written to.</text:p>
      <text:p text:style-name="P14"/>
      <text:p text:style-name="P14"><text:span text:style-name="T1">RSX</text:span>. <text:s text:c="2"/>Resident System Extension. <text:s/>A program module complying with a <text:s/>standard</text:p>
      <text:p text:style-name="P14">developed by Plu*Perfect Systems for extending the functionality of a CP/M 2.2</text:p>
      <text:p text:style-name="P14">compatible <text:s/>Operating <text:s/>System. <text:s/>The module must be loaded at the <text:s/>top <text:s/>of <text:s/>the</text:p>
      <text:p text:style-name="P14">Transient Program Area, and below the Console Command Processor.</text:p>
      <text:p text:style-name="P14"/>
      <text:p text:style-name="P14"><text:span text:style-name="T1">System Prompt</text:span>. <text:s/>The familiar A&gt; prompt which appears soon after CP/M <text:s/>comput-</text:p>
      <text:p text:style-name="P14">ers are started up.</text:p>
      <text:p text:style-name="P14"/>
      <text:p text:style-name="P14"><text:span text:style-name="T1">TPA</text:span>. <text:s text:c="2"/>Transient Program Area. <text:s/>That addressable memory space from the <text:s/>lowest</text:p>
      <text:p text:style-name="P14">available address to the highest available address. <text:s/>Usually this extends from</text:p>
      <text:p text:style-name="P14">100H <text:s/>to the base of the BDOS (assuming that the CCP is overwritten), <text:s/>or <text:s/>the</text:p>
      <text:p text:style-name="P14">base of the lowest RSX.</text:p>
      <text:p text:style-name="P14"><text:soft-page-break/></text:p>
      <text:p text:style-name="P14"><text:span text:style-name="T1">Utility Programs</text:span>. <text:s/>In contrast to application programs (see), utility programs</text:p>
      <text:p text:style-name="P14">or utilities are shorter programs, such as directory programs, which accept <text:s/>a</text:p>
      <text:p text:style-name="P14">single command from the user.</text:p>
      <text:p text:style-name="P14"/>
      <text:p text:style-name="P14"><text:span text:style-name="T1">Wheel <text:s/>Byte</text:span>. <text:s/>Taking its name from the colloquial "Big Wheel," the Wheel <text:s/>byte</text:p>
      <text:p text:style-name="P14">controls <text:s/>security under ZCPR and ZRDOS or ZSDOS. <text:s/>When the byte is set <text:s/>to <text:s/>a</text:p>
      <text:p text:style-name="P14">non-zero value, the user has "Wheel status" and may execute commands <text:s/>unavail-</text:p>
      <text:p text:style-name="P14">able to other users.</text:p>
      <text:p text:style-name="P14"/>
      <text:p text:style-name="P14"><text:span text:style-name="T1">Word</text:span>. <text:s/>In the computer context, a fixed number of bytes. <text:s/>For 8- bit microcom-</text:p>
      <text:p text:style-name="P14">puters, a word is usually two bytes, or 16 bits.</text:p>
      <text:p text:style-name="P14"/>
      <text:p text:style-name="P14"><text:span text:style-name="T1">Z-System</text:span>. <text:s/>An operating system which completely replaces CP/M by <text:s/>substituting</text:p>
      <text:p text:style-name="P14">ZCPR <text:s/>for Digital Research's command processor and ZRDOS or ZSDOS for <text:s/>Digital</text:p>
      <text:p text:style-name="P14">Research's <text:s/>disk <text:s/>operating system. <text:s/>ZCPR and ZRDOS or <text:s/>ZSDOS <text:s/>complement <text:s/>one</text:p>
      <text:p text:style-name="P14">another in several ways to enhance performance.</text:p>
      <text:p text:style-name="P14"/>
      <text:p text:style-name="P14"><text:span text:style-name="T1">ZCPR</text:span>. <text:s text:c="2"/>Z80 <text:s/>Command Processor Replacement. <text:s/>Originally developed as <text:s/>a <text:s/>group</text:p>
      <text:p text:style-name="P14">effort <text:s/>of the Special Interest Group for Microcomputers (SIG/M), but <text:s/>refined</text:p>
      <text:p text:style-name="P14">by Richard Conn to ZCPR version 3.0 and Jay Sage to versions 3.3 and 3.4.</text:p>
      <text:p text:style-name="P14"/>
      <text:p text:style-name="P14"><text:span text:style-name="T1">ZRL</text:span>. <text:s text:c="2"/>A form of Relocatable file image using specified "Named Common" <text:s/>bases.</text:p>
      <text:p text:style-name="P14">For <text:s/>ZSDOS, files of this type are MicroSoft-compatible REL files <text:s/>using <text:s/>only</text:p>
      <text:p text:style-name="P14">the Common Relative segment "_BIOS_".</text:p>
      <text:p text:style-name="P14"/>
      <text:p text:style-name="P14"/>
      <text:p text:style-name="P3">Annotated Bibliography</text:p>
      <text:p text:style-name="P14"/>
      <text:p text:style-name="P14">The <text:s/>ZSDOS <text:s/>manual <text:s/>is not intended as a complete reference <text:s/>to <text:s/>Z80 <text:s/>assembly</text:p>
      <text:p text:style-name="P14">language nor the CP/M and ZCPR operating systems. <text:s/>Since many books have <text:s/>been</text:p>
      <text:p text:style-name="P14">written on these topics we include here only those we have found most <text:s/>useful.</text:p>
      <text:p text:style-name="P14">The sources in each category are listed in order of difficulty.</text:p>
      <text:p text:style-name="P14"/>
      <text:h text:style-name="Heading_20_1" text:outline-level="1">1. <text:s/>Information on CP/M</text:h>
      <text:p text:style-name="P14"/>
      <text:p text:style-name="P14">Waite, Mitchell and Robert Lafore. <text:s/>Soul of CP/M: How to Use the Hidden <text:s/>Power</text:p>
      <text:p text:style-name="P14"><text:s text:c="5"/>of <text:s/>Your CP/M System. <text:s/>Indianapolis: Howard W. Sams &amp; Co., 1983. <text:s text:c="2"/>Well</text:p>
      <text:p text:style-name="P14"><text:s text:c="5"/>written basic introduction to the principles and design of CP/M and the</text:p>
      <text:p text:style-name="P14"><text:s text:c="5"/>use <text:s/>of 8080 assembly language. <text:s/>Many programming examples and <text:s/>several</text:p>
      <text:p text:style-name="P14"><text:s text:c="5"/>useful appendices included. <text:s/>Illustrated, appendices, index, 391 pp.</text:p>
      <text:p text:style-name="P14"/>
      <text:p text:style-name="P14">Johnson-Laird, <text:s/>Andy. <text:s text:c="2"/>The Programmer's CP/M <text:s/>Handbook. <text:s text:c="2"/>Berkeley: <text:s/>Osborne/</text:p>
      <text:p text:style-name="P14"><text:s text:c="5"/>Mcgraw-Hill, 1983. <text:s/>Highly detailed, complete description of the struc-</text:p>
      <text:p text:style-name="P14"><text:s text:c="5"/>ture of CP/M for programmers. <text:s/>Instructions on patching, designing <text:s/>and</text:p>
      <text:p text:style-name="P14"><text:s text:c="5"/>debugging <text:s/>a new CP/M system. <text:s/>Complete example BIOS <text:s/>source <text:s/>included.</text:p>
      <text:p text:style-name="P14"><text:s text:c="5"/>Illustrated, appendices, index, 501 pp.</text:p>
      <text:p text:style-name="P14"/>
      <text:p text:style-name="P14">Digital Research. <text:s text:c="2"/>CP/M Operating System Manual. <text:s/>Pacific Grove, <text:s/>California:</text:p>
      <text:p text:style-name="P14"><text:s text:c="5"/>Digital <text:s/>Research, 1982. <text:s/>Original documentation by <text:s/>Digital <text:s/>Research,</text:p>
      <text:p text:style-name="P14"><text:s text:c="5"/>developers <text:s/>of CP/M. <text:s/>Concise and authoritative, and technically <text:s/>writ-</text:p>
      <text:p text:style-name="P14"><text:s text:c="5"/>ten, <text:s/>this <text:s/>guide is mainly of use as a reference guide for <text:s/>those <text:s/>who</text:p>
      <text:p text:style-name="P14"><text:s text:c="5"/>already understand CP/M. <text:s/>Includes coverage of the original CP/M utili-</text:p>
      <text:p text:style-name="P14"><text:s text:c="5"/>ties and a skeletal example BIOS. <text:s/>Illustrated, appendices, index, <text:s/>250</text:p>
      <text:p text:style-name="P14"><text:s text:c="5"/>pp.</text:p>
      <text:p text:style-name="P14"/>
      <text:h text:style-name="Heading_20_1" text:outline-level="1">2. <text:s/>Z80 Assembly Language</text:h>
      <text:p text:style-name="P14"/>
      <text:p text:style-name="P14">Mostek Corporation. <text:s text:c="2"/>Programming Manual for Z80 <text:s/>Microcomputer. <text:s text:c="2"/>Publication</text:p>
      <text:p text:style-name="P14"><text:s text:c="5"/>No. MK78515, MOSTEK Corp., 1977. <text:s/>The "Bible" of Z80 assembly <text:s/>language</text:p>
      <text:p text:style-name="P14"><text:s text:c="5"/>programming with detailed descriptions and examples of each opcode.</text:p>
      <text:p text:style-name="P14"/>
      <text:p text:style-name="P14">Hitachi America, Ltd. <text:s/>HD64180 8-Bit High Integration CMOS Microprocessor Data</text:p>
      <text:p text:style-name="P14"><text:s text:c="5"/>Book. <text:s text:c="2"/>Publication #U77, Hitachi America, Ltd., 1985. <text:s text:c="2"/>The <text:s/>reference</text:p>
      <text:p text:style-name="P14"><text:s text:c="5"/>book <text:s/>for the 64180. <text:s/>No programming examples, but very detailed <text:s/>list-</text:p>
      <text:p text:style-name="P14"><text:s text:c="5"/>ings of all instructions.</text:p>
      <text:p text:style-name="P14"/>
      <text:p text:style-name="P14">Zaks, Rodnay. <text:s text:c="2"/>Programming <text:s/>the Z80. <text:s/>Berkeley: SYBEX, <text:s/>Inc., <text:s/>1982. <text:s text:c="2"/>Highly</text:p>
      <text:p text:style-name="P14"><text:s text:c="5"/>detailed <text:s/>information about every aspect of the Z80 microprocessor <text:s/>and</text:p>
      <text:p text:style-name="P14"><text:s text:c="5"/>Z80 <text:s/>assembly <text:s/>language. <text:s/>Covered are basic programming <text:s/>concepts, <text:s/>Z80</text:p>
      <text:p text:style-name="P14"><text:s text:c="5"/>hardware <text:s/>organization, <text:s/>programming, addressing, and <text:s/>I/O <text:s/>techniques.</text:p>
      <text:p text:style-name="P14"><text:s text:c="5"/>Programming <text:s/>examples are included, and over 200 pages <text:s/>of <text:s/>information</text:p>
      <text:p text:style-name="P14"><text:s text:c="5"/>are <text:s/>devoted <text:s/>to the Z80 instruction set itself. <text:s text:c="2"/>Illustrated, <text:s/>appen-</text:p>
      <text:p text:style-name="P14"><text:s text:c="5"/>dices, index, 624 pp.</text:p>
      <text:p text:style-name="P14"/>
      <text:p text:style-name="P14"/>
      <text:h text:style-name="Heading_20_1" text:outline-level="1"><text:soft-page-break/>3. <text:s/>Information on ZCPR, the Z-System and Accessories</text:h>
      <text:p text:style-name="P14"/>
      <text:p text:style-name="P14">Morgen, Bruce <text:s/>and Jay Sage. <text:s/>The Z-System User's Guide. <text:s/>An <text:s/>introduction <text:s/>to</text:p>
      <text:p text:style-name="P14"><text:s text:c="5"/>Z-System for the less technical user.</text:p>
      <text:p text:style-name="P14"/>
      <text:p text:style-name="P14">Sage, Jay. <text:s/>The ZCPR 3.3 User's Guide. <text:s/>Manual for ZCPR version 3.3, including</text:p>
      <text:p text:style-name="P14"><text:s text:c="5"/>many <text:s/>examples <text:s/>of <text:s/>how the features of Z-System can be <text:s/>put <text:s/>to <text:s/>work.</text:p>
      <text:p text:style-name="P14"><text:s text:c="5"/>Extended command processing and security features are highlighted.</text:p>
      <text:p text:style-name="P14"/>
      <text:p text:style-name="P14">Conn, Richard. <text:s text:c="2"/>ZCPR3: The Manual. <text:s/>New York: New York Zoetrope, <text:s/>1985. <text:s text:c="2"/>The</text:p>
      <text:p text:style-name="P14"><text:s text:c="5"/>"bible" of ZCPR3, written by ZCPR's original author. <text:s/>Much <text:s/>information</text:p>
      <text:p text:style-name="P14"><text:s text:c="5"/>is now out of date, but still very useful. <text:s/>Illustrated, index, 351 pp.</text:p>
      <text:p text:style-name="P14"/>
      <text:p text:style-name="P14">Conn, Richard. <text:s/>ZCPR3: The Libraries. <text:s/>Manual for the SYSLIB, Z3LIB, and <text:s/>VLIB</text:p>
      <text:p text:style-name="P14"><text:s text:c="5"/>assembly language libraries, which allow <text:s/>advanced ZCPR3 programmers to</text:p>
      <text:p text:style-name="P14"><text:s text:c="5"/>create their own Z-System programs.</text:p>
      <text:p text:style-name="P14"/>
      <text:p text:style-name="P14">Mitchell, <text:s/>Bridger. <text:s/>Backgrounder ii. <text:s/>Idyllwild, CA, 1986. <text:s text:c="2"/>(Available <text:s/>from</text:p>
      <text:p text:style-name="P14"><text:s text:c="5"/>Plu*Perfect <text:s/>Systems and others). <text:s/>Manual for Backgrounder ii <text:s/>includes</text:p>
      <text:p text:style-name="P14"><text:s text:c="5"/>many <text:s/>advanced <text:s/>techniques <text:s/>and a description of <text:s/>the <text:s/>Plu*Perfect <text:s/>RSX</text:p>
      <text:p text:style-name="P14"><text:s text:c="5"/>standard.</text:p>
      <text:p text:style-name="P14"/>
      <text:p text:style-name="P14"/>
      <text:p text:style-name="P14"/>
      <text:p text:style-name="P1"><text:s text:c="30"/>INDEX</text:p>
      <text:p text:style-name="P14"/>
      <text:p text:style-name="P14"/>
      <text:p text:style-name="P14"/>
      <text:p text:style-name="P14"><text:s text:c="8"/>!!!TIME&amp;.DAT, 38, 40, 49, 89 <text:s text:c="3"/>DOS, 137</text:p>
      <text:p text:style-name="P14"><text:s text:c="40"/>DosDisk, 18, 56, 117, 137</text:p>
      <text:p text:style-name="P14"><text:s text:c="8"/>Absolute System Model, 21 <text:s text:c="6"/>DSCONFIG, 69</text:p>
      <text:p text:style-name="P14"><text:s text:c="8"/>Access Modes, 11</text:p>
      <text:p text:style-name="P14"><text:s text:c="8"/>Advanced Installation, 44 <text:s text:c="6"/>Erase, 56</text:p>
      <text:p text:style-name="P14"><text:s text:c="8"/>Alias, 99 <text:s text:c="22"/>Error handling, 8</text:p>
      <text:p text:style-name="P14"><text:s text:c="8"/>Application Programs, 136 <text:s text:c="6"/>European Times, 84, 116</text:p>
      <text:p text:style-name="P14"><text:s text:c="8"/>Archive, 51, 54, 55 <text:s text:c="12"/>Excluded Files, 98</text:p>
      <text:p text:style-name="P14"><text:s text:c="8"/>Archive attribute bit, 9, 130</text:p>
      <text:p text:style-name="P14"><text:s text:c="8"/>ASCII, 127 <text:s text:c="21"/>FCB, 17, 137</text:p>
      <text:p text:style-name="P14"><text:s text:c="8"/>Attributes, 56, 60, 128 <text:s text:c="8"/>File attributes, 127, 137</text:p>
      <text:p text:style-name="P14"><text:s text:c="40"/>File backup programs, 130</text:p>
      <text:p text:style-name="P14"><text:s text:c="8"/>BackGrounder ii, 11, 42, 136 <text:s text:c="3"/>File size, 10</text:p>
      <text:p text:style-name="P14"><text:s text:c="8"/>BDOS, 2, 3, 22, 136 <text:s text:c="12"/>FILEATTR, 13</text:p>
      <text:p text:style-name="P14"><text:s text:c="8"/>BGPATCH, 42 <text:s text:c="20"/>FILEATTR.COM, 75</text:p>
      <text:p text:style-name="P14"><text:s text:c="8"/>BIOS, 2, 22, 44, 136 <text:s text:c="11"/>FILEDATE, 79</text:p>
      <text:p text:style-name="P14"><text:s text:c="8"/>Bit, 136 <text:s text:c="23"/>Filespec, 58, 80</text:p>
      <text:p text:style-name="P14"><text:s text:c="8"/>Bit Map, 44, 136 <text:s text:c="15"/>Function 10, 18</text:p>
      <text:p text:style-name="P14"><text:s text:c="8"/>Boot, 24, 136 <text:s text:c="18"/>Function 100, 19</text:p>
      <text:p text:style-name="P14"><text:s text:c="8"/>Byte, 136 <text:s text:c="22"/>Function 101, 19</text:p>
      <text:p text:style-name="P14"><text:s text:c="40"/>Function 102, 18, 19</text:p>
      <text:p text:style-name="P14"><text:s text:c="8"/>Calendar, 94 <text:s text:c="19"/>Function 103, 18, 19</text:p>
      <text:p text:style-name="P14"><text:s text:c="8"/>CCP, 2, 22, 36, 44, 136 <text:s text:c="8"/>Function 37, 10, 18</text:p>
      <text:p text:style-name="P14"><text:s text:c="8"/>Checksum, 136 <text:s text:c="18"/>Function 39, 19</text:p>
      <text:p text:style-name="P14"><text:s text:c="8"/>Checksum errors, 90 <text:s text:c="12"/>Function 45, 17, 19</text:p>
      <text:p text:style-name="P14"><text:s text:c="8"/>Clock driver, 31, 45, 109, 136 <text:s/>Function 47, 19</text:p>
      <text:p text:style-name="P14"><text:s text:c="8"/>CLOCKS.DAT, 32, 35 <text:s text:c="13"/>Function 48, 19</text:p>
      <text:p text:style-name="P14"><text:s text:c="8"/>Combined Access, 14 <text:s text:c="12"/>Function 6, 19</text:p>
      <text:p text:style-name="P14"><text:s text:c="8"/>Command Script, 136 <text:s text:c="12"/>Function 98, 19</text:p>
      <text:p text:style-name="P14"><text:s text:c="8"/>Configuration, 18, 96 <text:s text:c="10"/>Function 99, 19</text:p>
      <text:p text:style-name="P14"><text:s text:c="8"/>Conventions, 6</text:p>
      <text:p text:style-name="P14"><text:s text:c="8"/>Copy, 56 <text:s text:c="23"/>Get Date/Time, 113</text:p>
      <text:p text:style-name="P14"><text:s text:c="8"/>CP/M Plus, 31, 34</text:p>
      <text:p text:style-name="P14"><text:s text:c="40"/>Hard Disk, 106</text:p>
      <text:p text:style-name="P14"><text:s text:c="8"/>Date signifier, 83, 84, 88 <text:s text:c="5"/>Help, 7</text:p>
      <text:p text:style-name="P14"><text:s text:c="8"/>Date specification, 83 <text:s text:c="9"/>Hexadecimal, 137</text:p>
      <text:p text:style-name="P14"><text:s text:c="8"/>Datespec, 58</text:p>
      <text:p text:style-name="P14"><text:s text:c="8"/>DateStamper, 17, 18, 56, 103, <text:s text:c="2"/>INITDIR, 40</text:p>
      <text:p text:style-name="P14"><text:s text:c="20"/>117, 137 <text:s text:c="11"/>Installing ZSDOS, 20</text:p>
      <text:p text:style-name="P14"><text:s text:c="8"/>Datestamping, 17, 33 <text:s text:c="11"/>INSTALOS, 20</text:p>
      <text:p text:style-name="P14"><text:s text:c="8"/>DATSWEEP, 56 <text:s text:c="19"/>IOBYTE, 125, 137</text:p>
      <text:p text:style-name="P14"><text:s text:c="8"/>DDT, 137 <text:s text:c="23"/>IOP, 47</text:p>
      <text:p text:style-name="P14"><text:s text:c="8"/>Direct Console I/O, 19</text:p>
      <text:p text:style-name="P14"><text:s text:c="8"/>Directory file, 129 <text:s text:c="12"/>JetLDR, 29</text:p>
      <text:p text:style-name="P14"><text:s text:c="8"/>Disk Change, 106</text:p>
      <text:p text:style-name="P14"><text:s text:c="8"/>Disk size, 10 <text:s text:c="18"/>K, 137</text:p>
      <text:p text:style-name="P14"><text:s text:c="8"/>Disk write protection, 16</text:p>
      <text:p text:style-name="P14"/>
      <text:p text:style-name="P14"/>
      <text:p text:style-name="P14"/>
      <text:p text:style-name="P14"/>
      <text:p text:style-name="P14"/>
      <text:p text:style-name="P14"><text:soft-page-break/>Index</text:p>
      <text:p text:style-name="P14"/>
      <text:p text:style-name="P14"/>
      <text:p text:style-name="P14"><text:s text:c="8"/>Last Access, 49 <text:s text:c="16"/>SYSBLD, 30</text:p>
      <text:p text:style-name="P14"><text:s text:c="8"/>LDTIM, 28, 36, 47 <text:s text:c="14"/>SYSGEN, 24</text:p>
      <text:p text:style-name="P14"><text:s text:c="8"/>LOADBG, 42 <text:s text:c="21"/>System attribute, 13, 107, 129</text:p>
      <text:p text:style-name="P14"><text:s text:c="40"/>System file, 38, 75</text:p>
      <text:p text:style-name="P14"><text:s text:c="8"/>Military, 84 <text:s text:c="19"/>System Prompt, 138</text:p>
      <text:p text:style-name="P14"><text:s text:c="8"/>MLOAD, 42</text:p>
      <text:p text:style-name="P14"><text:s text:c="8"/>MOVCPM, 20, 46 <text:s text:c="17"/>TCAP, 75, 94</text:p>
      <text:p text:style-name="P14"><text:s text:c="8"/>MOVZSYS, 20 <text:s text:c="20"/>TD, 33</text:p>
      <text:p text:style-name="P14"><text:s text:c="8"/>MS-DOS, 56 <text:s text:c="21"/>TERMBASE.DAT., 69</text:p>
      <text:p text:style-name="P14"><text:s text:c="40"/>Terminal configuration, 71</text:p>
      <text:p text:style-name="P14"><text:s text:c="8"/>Named Common, 44 <text:s text:c="15"/>TESTCLOK, 31, 32, 35</text:p>
      <text:p text:style-name="P14"><text:s text:c="8"/>Named Commons, 44 <text:s text:c="14"/>Time and date stamps, 17, 19, 45</text:p>
      <text:p text:style-name="P14"><text:s text:c="8"/>No Access Stamp, 129 <text:s text:c="11"/>Time, military, 84</text:p>
      <text:p text:style-name="P14"><text:s text:c="8"/>Normal Access, 12 <text:s text:c="14"/>TPA, 34, 126, 138</text:p>
      <text:p text:style-name="P14"><text:s text:c="8"/>NZCOM, 28, 46, 48 <text:s text:c="14"/>Transient Program Area (TPA), 90</text:p>
      <text:p text:style-name="P14"><text:s text:c="8"/>NZCOMPAT.HEX, 28</text:p>
      <text:p text:style-name="P14"><text:s text:c="40"/>UNIX, 79</text:p>
      <text:p text:style-name="P14"><text:s text:c="8"/>P2DOS, 3, 34, 56, 117, 137 <text:s text:c="5"/>Unsqueeze, 56</text:p>
      <text:p text:style-name="P14"><text:s text:c="8"/>Path, 11, 12, 16, 18, 103, 105, User Number, 17, 56</text:p>
      <text:p text:style-name="P14"><text:s text:c="20"/>107, 108 <text:s text:c="11"/>Utility Programs, 138</text:p>
      <text:p text:style-name="P14"><text:s text:c="8"/>Path Access, 12</text:p>
      <text:p text:style-name="P14"><text:s text:c="8"/>Program Conventions, 6 <text:s text:c="9"/>Wheel, 11, 16, 18, 109</text:p>
      <text:p text:style-name="P14"><text:s text:c="8"/>Public, 11, 12, 13, 16, 52, 73, Wheel byte, 77, 83, 108, 138</text:p>
      <text:p text:style-name="P14"><text:s text:c="20"/>77, 105, 128 <text:s text:c="7"/>Wheel Protect, 11, 129</text:p>
      <text:p text:style-name="P14"><text:s text:c="8"/>Public Access, 13 <text:s text:c="14"/>Wildcard, 80</text:p>
      <text:p text:style-name="P14"><text:s text:c="8"/>PUTDS, 38 <text:s text:c="22"/>Word, 138</text:p>
      <text:p text:style-name="P14"><text:s text:c="40"/>Write Protect vector, 106</text:p>
      <text:p text:style-name="P14"><text:s text:c="8"/>RAM, 137 <text:s text:c="23"/>Write Protection, 16</text:p>
      <text:p text:style-name="P14"><text:s text:c="8"/>RAM disk, 106</text:p>
      <text:p text:style-name="P14"><text:s text:c="8"/>Re-entrancy, 16 <text:s text:c="16"/>XBIOS, 30, 64</text:p>
      <text:p text:style-name="P14"><text:s text:c="8"/>Read Console Buffer, 18 <text:s text:c="8"/>XBOOT, 30</text:p>
      <text:p text:style-name="P14"><text:s text:c="8"/>Read-Only, 16, 106, 127, 129 <text:s text:c="3"/>XD III, 115</text:p>
      <text:p text:style-name="P14"><text:s text:c="8"/>Read-Write, 127</text:p>
      <text:p text:style-name="P14"><text:s text:c="8"/>Real time clock, 84 <text:s text:c="12"/>Z-System, 138</text:p>
      <text:p text:style-name="P14"><text:s text:c="8"/>REL, 23, 44 <text:s text:c="20"/>ZCAL, 94</text:p>
      <text:p text:style-name="P14"><text:s text:c="8"/>Relative time, 84, 88 <text:s text:c="10"/>ZCPR, 2, 17, 102, 138</text:p>
      <text:p text:style-name="P14"><text:s text:c="8"/>Relog, 8, 10, 91 <text:s text:c="15"/>ZCPR3, 124</text:p>
      <text:p text:style-name="P14"><text:s text:c="8"/>Rename, 56 <text:s text:c="21"/>ZDDOS, 4, 17, 103, 111, 112</text:p>
      <text:p text:style-name="P14"><text:s text:c="8"/>Reset Drive, 18 <text:s text:c="16"/>ZEX, 68</text:p>
      <text:p text:style-name="P14"><text:s text:c="8"/>RSX, 46, 47, 124, 126, 137 <text:s text:c="5"/>ZPATH, 12, 99, 108</text:p>
      <text:p text:style-name="P14"><text:s text:c="40"/>ZRDOS, 3, 4, 10, 11, 16, 18, 19</text:p>
      <text:p text:style-name="P14"><text:s text:c="8"/>SETTERM, 69 <text:s text:c="20"/>ZRL, 23, 138</text:p>
      <text:p text:style-name="P14"><text:s text:c="8"/>SETUPZST, 31, 36, 46 <text:s text:c="11"/>ZSCONFIG, 12, 13, 18, 24,</text:p>
      <text:p text:style-name="P14"><text:s text:c="8"/>Stamp Create, 111 <text:s text:c="26"/>29, 49, 102</text:p>
      <text:p text:style-name="P14"><text:s text:c="8"/>Stamp Last Access, 110 <text:s text:c="9"/>ZSDOS, 23, 102</text:p>
      <text:p text:style-name="P14"><text:s text:c="8"/>Stamp Modify, 112 <text:s text:c="14"/>ZSDOS error mode, 17</text:p>
      <text:p text:style-name="P14"><text:s text:c="8"/>SUBMIT, 68, 99 <text:s text:c="17"/>ZSDOS/ZDDOS Differences, 4</text:p>
      <text:p text:style-name="P14"><text:s text:c="8"/>Swap, 10 <text:s text:c="23"/>ZSYSTEM.MDL, 21</text:p>
      <text:p text:style-name="P14"><text:s text:c="8"/>Syntax, 5 <text:s text:c="22"/>ZXD, 115</text:p>
      <text:p text:style-name="P14"/>
      <text:p text:style-name="P14"/>
      <text:p text:style-name="P14"/>
      <text:p text:style-name="P14"/>
      <text:p text:style-name="P14"><text:soft-page-break/><text:s text:c="30"/>NOTE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1" svg:font-family="'Times New Roman'"/>
    <style:font-face style:name="Courier 10 Pitch3" svg:font-family="'Courier 10 Pitch'" style:font-pitch="fixed"/>
    <style:font-face style:name="Courier 10 Pitch1" svg:font-family="'Courier 10 Pitch'" style:font-adornments="Corsivo Grassetto" style:font-pitch="fixed"/>
    <style:font-face style:name="Courier 10 Pitch" svg:font-family="'Courier 10 Pitch'" style:font-adornments="Grassetto" style:font-pitch="fixed"/>
    <style:font-face style:name="Courier 10 Pitch2" svg:font-family="'Courier 10 Pitch'" style:font-adornments="Standard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Courier 10 Pitch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Courier 10 Pitch"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Courier 10 Pitch"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background-color="transparent" style:shadow="none">
        <style:tab-stops/>
        <style:background-image/>
      </style:paragraph-properties>
      <style:text-properties style:font-name="Courier 10 Pitch1"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ecnic" style:family="paragraph" style:parent-style-name="Standard" style:class="text">
      <style:text-properties style:font-name="Courier 10 Pitch2" fo:font-size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>
      <style:text-properties fo:font-style="normal"/>
    </style:style>
    <style:style style:name="Testo_20_Centrato" style:display-name="Testo Centrato" style:family="paragraph" style:parent-style-name="Text" style:next-style-name="Text" style:master-page-name="">
      <style:paragraph-properties fo:margin-top="0.212cm" fo:margin-bottom="0cm" fo:text-align="justify" fo:text-align-last="center" style:justify-single-word="true" style:page-number="auto">
        <style:tab-stops/>
      </style:paragraph-properties>
      <style:text-properties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iustificato" style:family="paragraph" style:parent-style-name="Standard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5.666cm" style:rel-column-width="21845*"/>
    </style:style>
    <style:style style:name="P1" style:family="paragraph" style:parent-style-name="Preformatted_20_Text">
      <style:paragraph-properties fo:text-align="start" style:justify-single-word="false" fo:break-before="page">
        <style:tab-stops>
          <style:tab-stop style:position="16.212cm" style:type="right"/>
        </style:tab-stops>
      </style:paragraph-properties>
      <style:text-properties style:font-name="Courier 10 Pitch3"/>
    </style:style>
    <style:style style:name="P2" style:family="paragraph" style:parent-style-name="Tecnic">
      <style:paragraph-properties fo:text-align="center" style:justify-single-word="false"/>
    </style:style>
    <style:style style:name="P3" style:family="paragraph" style:parent-style-name="Tecnic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chapter text:display="number-and-name" text:outline-level="1"/><text:tab/><text:title>ZSDOS Manual</text:title></text:p>
      </style:header>
      <style:footer>
        <table:table table:name="Tabella1" table:style-name="Tabella1">
          <table:table-column table:style-name="Tabella1.A" table:number-columns-repeated="3"/>
          <table:table-row>
            <table:table-cell office:value-type="string">
              <text:p text:style-name="Tecnic">User's Manual</text:p>
            </table:table-cell>
            <table:table-cell office:value-type="string">
              <text:p text:style-name="P2">- <text:page-number text:select-page="current"/> -</text:p>
            </table:table-cell>
            <table:table-cell office:value-type="string">
              <text:p text:style-name="P3">ZSDOS 1.0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Index" style:page-layout-name="pm2"/>
    <style:master-page style:name="INTRO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$Build-9247</meta:generator>
    <dc:title>ZSDOS Manual</dc:title>
    <meta:creation-date>2006-04-28T15:12:30</meta:creation-date>
    <dc:creator>Piergiorgio Betti</dc:creator>
    <dc:date>2008-02-12T15:27:24</dc:date>
    <dc:language>it-IT</dc:language>
    <meta:editing-cycles>10</meta:editing-cycles>
    <meta:editing-duration>PT4H48M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44" meta:paragraph-count="5025" meta:word-count="45643" meta:character-count="299967"/>
  </office:meta>
</office:document-meta>
</file>